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font-name="Arial"/>
    </style:style>
    <style:style style:name="ce8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number-columns-repeated="1022" table:default-cell-style-name="ce8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COT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.00000 </text:p>
          </table:table-cell>
          <table:table-cell table:style-name="ce6" table:formula="of:=ACOT([.A2])" office:value-type="float" office:value="1.5707963267949" calcext:value-type="float">
            <text:p>1.570796326794900000</text:p>
          </table:table-cell>
          <table:table-cell table:number-columns-repeated="1022"/>
        </table:table-row>
        <table:table-row table:style-name="ro2">
          <table:table-cell table:style-name="ce3" office:value-type="float" office:value="1" calcext:value-type="float">
            <text:p>1.00000 </text:p>
          </table:table-cell>
          <table:table-cell table:style-name="ce6" table:formula="of:=ACOT([.A3])" office:value-type="float" office:value="0.785398163397448" calcext:value-type="float">
            <text:p>0.785398163397448000</text:p>
          </table:table-cell>
          <table:table-cell table:number-columns-repeated="1022"/>
        </table:table-row>
        <table:table-row table:style-name="ro2">
          <table:table-cell table:style-name="ce3" office:value-type="float" office:value="2" calcext:value-type="float">
            <text:p>2.00000 </text:p>
          </table:table-cell>
          <table:table-cell table:style-name="ce6" table:formula="of:=ACOT([.A4])" office:value-type="float" office:value="0.463647609000806" calcext:value-type="float">
            <text:p>0.463647609000806000</text:p>
          </table:table-cell>
          <table:table-cell table:number-columns-repeated="1022"/>
        </table:table-row>
        <table:table-row table:style-name="ro2">
          <table:table-cell table:style-name="ce3" office:value-type="float" office:value="-1" calcext:value-type="float">
            <text:p>-1.00000 </text:p>
          </table:table-cell>
          <table:table-cell table:style-name="ce6" table:formula="of:=ACOT([.A5])" office:value-type="float" office:value="2.35619449019234" calcext:value-type="float">
            <text:p>2.356194490192340000</text:p>
          </table:table-cell>
          <table:table-cell table:number-columns-repeated="1022"/>
        </table:table-row>
        <table:table-row table:style-name="ro2">
          <table:table-cell table:style-name="ce3" office:value-type="float" office:value="8855" calcext:value-type="float">
            <text:p>8855.00000 </text:p>
          </table:table-cell>
          <table:table-cell table:style-name="ce6" table:formula="of:=ACOT([.A6])" office:value-type="float" office:value="0.000112930547232937" calcext:value-type="float">
            <text:p>0.000112930547232937</text:p>
          </table:table-cell>
          <table:table-cell table:number-columns-repeated="1022"/>
        </table:table-row>
        <table:table-row table:style-name="ro2">
          <table:table-cell table:style-name="ce3" office:value-type="float" office:value="11797" calcext:value-type="float">
            <text:p>11797.00000 </text:p>
          </table:table-cell>
          <table:table-cell table:style-name="ce6" table:formula="of:=ACOT([.A7])" office:value-type="float" office:value="0.000084767313520695" calcext:value-type="float">
            <text:p>0.000084767313520695</text:p>
          </table:table-cell>
          <table:table-cell table:number-columns-repeated="1022"/>
        </table:table-row>
        <table:table-row table:style-name="ro2">
          <table:table-cell table:style-name="ce3" office:value-type="float" office:value="8365" calcext:value-type="float">
            <text:p>8365.00000 </text:p>
          </table:table-cell>
          <table:table-cell table:style-name="ce6" table:formula="of:=ACOT([.A8])" office:value-type="float" office:value="0.000119545725670633" calcext:value-type="float">
            <text:p>0.000119545725670633</text:p>
          </table:table-cell>
          <table:table-cell table:number-columns-repeated="1022"/>
        </table:table-row>
        <table:table-row table:style-name="ro2">
          <table:table-cell table:style-name="ce3" office:value-type="float" office:value="32285" calcext:value-type="float">
            <text:p>32285.00000 </text:p>
          </table:table-cell>
          <table:table-cell table:style-name="ce6" table:formula="of:=ACOT([.A9])" office:value-type="float" office:value="0.0000309741365860372" calcext:value-type="float">
            <text:p>0.000030974136586037</text:p>
          </table:table-cell>
          <table:table-cell table:number-columns-repeated="1022"/>
        </table:table-row>
        <table:table-row table:style-name="ro2">
          <table:table-cell table:style-name="ce3" office:value-type="float" office:value="10450" calcext:value-type="float">
            <text:p>10450.00000 </text:p>
          </table:table-cell>
          <table:table-cell table:style-name="ce6" table:formula="of:=ACOT([.A10])" office:value-type="float" office:value="0.0000956937796121604" calcext:value-type="float">
            <text:p>0.000095693779612160</text:p>
          </table:table-cell>
          <table:table-cell table:number-columns-repeated="1022"/>
        </table:table-row>
        <table:table-row table:style-name="ro2">
          <table:table-cell table:style-name="ce3" office:value-type="float" office:value="30612" calcext:value-type="float">
            <text:p>30612.00000 </text:p>
          </table:table-cell>
          <table:table-cell table:style-name="ce6" table:formula="of:=ACOT([.A11])" office:value-type="float" office:value="0.0000326669279904213" calcext:value-type="float">
            <text:p>0.000032666927990421</text:p>
          </table:table-cell>
          <table:table-cell table:number-columns-repeated="1022"/>
        </table:table-row>
        <table:table-row table:style-name="ro2">
          <table:table-cell table:style-name="ce3" office:value-type="float" office:value="5853" calcext:value-type="float">
            <text:p>5853.00000 </text:p>
          </table:table-cell>
          <table:table-cell table:style-name="ce6" table:formula="of:=ACOT([.A12])" office:value-type="float" office:value="0.000170852552583201" calcext:value-type="float">
            <text:p>0.000170852552583201</text:p>
          </table:table-cell>
          <table:table-cell table:number-columns-repeated="1022"/>
        </table:table-row>
        <table:table-row table:style-name="ro2">
          <table:table-cell table:style-name="ce4" office:value-type="float" office:value="28100" calcext:value-type="float">
            <text:p>28100.00000 </text:p>
          </table:table-cell>
          <table:table-cell table:style-name="ce6" table:formula="of:=ACOT([.A13])" office:value-type="float" office:value="0.000035587188597086" calcext:value-type="float">
            <text:p>0.000035587188597086</text:p>
          </table:table-cell>
          <table:table-cell table:number-columns-repeated="1022"/>
        </table:table-row>
        <table:table-row table:style-name="ro2">
          <table:table-cell table:style-name="ce4" office:value-type="float" office:value="1142" calcext:value-type="float">
            <text:p>1142.00000 </text:p>
          </table:table-cell>
          <table:table-cell table:style-name="ce6" table:formula="of:=ACOT([.A14])" office:value-type="float" office:value="0.000875656518746437" calcext:value-type="float">
            <text:p>0.000875656518746437</text:p>
          </table:table-cell>
          <table:table-cell table:number-columns-repeated="1022"/>
        </table:table-row>
        <table:table-row table:style-name="ro2">
          <table:table-cell table:style-name="ce4" office:value-type="float" office:value="281" calcext:value-type="float">
            <text:p>281.00000 </text:p>
          </table:table-cell>
          <table:table-cell table:style-name="ce6" table:formula="of:=ACOT([.A15])" office:value-type="float" office:value="0.0035587038382161" calcext:value-type="float">
            <text:p>0.003558703838216100</text:p>
          </table:table-cell>
          <table:table-cell table:number-columns-repeated="1022"/>
        </table:table-row>
        <table:table-row table:style-name="ro2">
          <table:table-cell table:style-name="ce4" office:value-type="float" office:value="20537" calcext:value-type="float">
            <text:p>20537.00000 </text:p>
          </table:table-cell>
          <table:table-cell table:style-name="ce6" table:formula="of:=ACOT([.A16])" office:value-type="float" office:value="0.0000486926035550006" calcext:value-type="float">
            <text:p>0.000048692603555001</text:p>
          </table:table-cell>
          <table:table-cell table:number-columns-repeated="1022"/>
        </table:table-row>
        <table:table-row table:style-name="ro2">
          <table:table-cell table:style-name="ce4" office:value-type="float" office:value="15921" calcext:value-type="float">
            <text:p>15921.00000 </text:p>
          </table:table-cell>
          <table:table-cell table:style-name="ce6" table:formula="of:=ACOT([.A17])" office:value-type="float" office:value="0.0000628101249093849" calcext:value-type="float">
            <text:p>0.000062810124909385</text:p>
          </table:table-cell>
          <table:table-cell table:number-columns-repeated="1022"/>
        </table:table-row>
        <table:table-row table:style-name="ro2">
          <table:table-cell table:style-name="ce4" office:value-type="float" office:value="8945" calcext:value-type="float">
            <text:p>8945.00000 </text:p>
          </table:table-cell>
          <table:table-cell table:style-name="ce6" table:formula="of:=ACOT([.A18])" office:value-type="float" office:value="0.000111794298024881" calcext:value-type="float">
            <text:p>0.000111794298024881</text:p>
          </table:table-cell>
          <table:table-cell table:number-columns-repeated="1022"/>
        </table:table-row>
        <table:table-row table:style-name="ro2">
          <table:table-cell table:style-name="ce4" office:value-type="float" office:value="26285" calcext:value-type="float">
            <text:p>26285.00000 </text:p>
          </table:table-cell>
          <table:table-cell table:style-name="ce6" table:formula="of:=ACOT([.A19])" office:value-type="float" office:value="0.0000380445120606865" calcext:value-type="float">
            <text:p>0.000038044512060687</text:p>
          </table:table-cell>
          <table:table-cell table:number-columns-repeated="1022"/>
        </table:table-row>
        <table:table-row table:style-name="ro2">
          <table:table-cell table:style-name="ce4" office:value-type="float" office:value="2997" calcext:value-type="float">
            <text:p>2997.00000 </text:p>
          </table:table-cell>
          <table:table-cell table:style-name="ce6" table:formula="of:=ACOT([.A20])" office:value-type="float" office:value="0.000333666987950787" calcext:value-type="float">
            <text:p>0.000333666987950787</text:p>
          </table:table-cell>
          <table:table-cell table:number-columns-repeated="1022"/>
        </table:table-row>
        <table:table-row table:style-name="ro2">
          <table:table-cell table:style-name="ce4" office:value-type="float" office:value="14680" calcext:value-type="float">
            <text:p>14680.00000 </text:p>
          </table:table-cell>
          <table:table-cell table:style-name="ce6" table:formula="of:=ACOT([.A21])" office:value-type="float" office:value="0.0000681198909027181" calcext:value-type="float">
            <text:p>0.000068119890902718</text:p>
          </table:table-cell>
          <table:table-cell table:number-columns-repeated="1022"/>
        </table:table-row>
        <table:table-row table:style-name="ro2">
          <table:table-cell table:style-name="ce4" office:value-type="float" office:value="20976" calcext:value-type="float">
            <text:p>20976.00000 </text:p>
          </table:table-cell>
          <table:table-cell table:style-name="ce6" table:formula="of:=ACOT([.A22])" office:value-type="float" office:value="0.0000476735316190524" calcext:value-type="float">
            <text:p>0.000047673531619052</text:p>
          </table:table-cell>
          <table:table-cell table:number-columns-repeated="1022"/>
        </table:table-row>
        <table:table-row table:style-name="ro2">
          <table:table-cell table:style-name="ce4" office:value-type="float" office:value="31891" calcext:value-type="float">
            <text:p>31891.00000 </text:p>
          </table:table-cell>
          <table:table-cell table:style-name="ce6" table:formula="of:=ACOT([.A23])" office:value-type="float" office:value="0.0000313568091208083" calcext:value-type="float">
            <text:p>0.000031356809120808</text:p>
          </table:table-cell>
          <table:table-cell table:number-columns-repeated="1022"/>
        </table:table-row>
        <table:table-row table:style-name="ro2">
          <table:table-cell table:style-name="ce4" office:value-type="float" office:value="21655" calcext:value-type="float">
            <text:p>21655.00000 </text:p>
          </table:table-cell>
          <table:table-cell table:style-name="ce6" table:formula="of:=ACOT([.A24])" office:value-type="float" office:value="0.0000461787115810797" calcext:value-type="float">
            <text:p>0.000046178711581080</text:p>
          </table:table-cell>
          <table:table-cell table:number-columns-repeated="1022"/>
        </table:table-row>
        <table:table-row table:style-name="ro2">
          <table:table-cell table:style-name="ce4" office:value-type="float" office:value="25906" calcext:value-type="float">
            <text:p>25906.00000 </text:p>
          </table:table-cell>
          <table:table-cell table:style-name="ce6" table:formula="of:=ACOT([.A25])" office:value-type="float" office:value="0.0000386010962518668" calcext:value-type="float">
            <text:p>0.000038601096251867</text:p>
          </table:table-cell>
          <table:table-cell table:number-columns-repeated="1022"/>
        </table:table-row>
        <table:table-row table:style-name="ro2">
          <table:table-cell table:style-name="ce4" office:value-type="float" office:value="18457" calcext:value-type="float">
            <text:p>18457.00000 </text:p>
          </table:table-cell>
          <table:table-cell table:style-name="ce6" table:formula="of:=ACOT([.A26])" office:value-type="float" office:value="0.0000541799858602143" calcext:value-type="float">
            <text:p>0.000054179985860214</text:p>
          </table:table-cell>
          <table:table-cell table:number-columns-repeated="1022"/>
        </table:table-row>
        <table:table-row table:style-name="ro2">
          <table:table-cell table:style-name="ce4" office:value-type="float" office:value="1323" calcext:value-type="float">
            <text:p>1323.00000 </text:p>
          </table:table-cell>
          <table:table-cell table:style-name="ce6" table:formula="of:=ACOT([.A27])" office:value-type="float" office:value="0.000755857754769052" calcext:value-type="float">
            <text:p>0.000755857754769052</text:p>
          </table:table-cell>
          <table:table-cell table:number-columns-repeated="1022"/>
        </table:table-row>
        <table:table-row table:style-name="ro2">
          <table:table-cell table:style-name="ce4" office:value-type="float" office:value="28881" calcext:value-type="float">
            <text:p>28881.00000 </text:p>
          </table:table-cell>
          <table:table-cell table:style-name="ce6" table:formula="of:=ACOT([.A28])" office:value-type="float" office:value="0.0000346248398461757" calcext:value-type="float">
            <text:p>0.000034624839846176</text:p>
          </table:table-cell>
          <table:table-cell table:number-columns-repeated="1022"/>
        </table:table-row>
        <table:table-row table:style-name="ro2">
          <table:table-cell table:style-name="ce4" office:value-type="float" office:value="2240" calcext:value-type="float">
            <text:p>2240.00000 </text:p>
          </table:table-cell>
          <table:table-cell table:style-name="ce6" table:formula="of:=ACOT([.A29])" office:value-type="float" office:value="0.000446428541770905" calcext:value-type="float">
            <text:p>0.000446428541770905</text:p>
          </table:table-cell>
          <table:table-cell table:number-columns-repeated="1022"/>
        </table:table-row>
        <table:table-row table:style-name="ro2">
          <table:table-cell table:style-name="ce4" office:value-type="float" office:value="9725" calcext:value-type="float">
            <text:p>9725.00000 </text:p>
          </table:table-cell>
          <table:table-cell table:style-name="ce6" table:formula="of:=ACOT([.A30])" office:value-type="float" office:value="0.000102827763133639" calcext:value-type="float">
            <text:p>0.000102827763133639</text:p>
          </table:table-cell>
          <table:table-cell table:number-columns-repeated="1022"/>
        </table:table-row>
        <table:table-row table:style-name="ro2">
          <table:table-cell table:style-name="ce4" office:value-type="float" office:value="32278" calcext:value-type="float">
            <text:p>32278.00000 </text:p>
          </table:table-cell>
          <table:table-cell table:style-name="ce6" table:formula="of:=ACOT([.A31])" office:value-type="float" office:value="0.0000309808538223599" calcext:value-type="float">
            <text:p>0.000030980853822360</text:p>
          </table:table-cell>
          <table:table-cell table:number-columns-repeated="1022"/>
        </table:table-row>
        <table:table-row table:style-name="ro2">
          <table:table-cell table:style-name="ce4" office:value-type="float" office:value="2446" calcext:value-type="float">
            <text:p>2446.00000 </text:p>
          </table:table-cell>
          <table:table-cell table:style-name="ce6" table:formula="of:=ACOT([.A32])" office:value-type="float" office:value="0.000408830721294162" calcext:value-type="float">
            <text:p>0.000408830721294162</text:p>
          </table:table-cell>
          <table:table-cell table:number-columns-repeated="1022"/>
        </table:table-row>
        <table:table-row table:style-name="ro2">
          <table:table-cell table:style-name="ce4" office:value-type="float" office:value="590" calcext:value-type="float">
            <text:p>590.00000 </text:p>
          </table:table-cell>
          <table:table-cell table:style-name="ce6" table:formula="of:=ACOT([.A33])" office:value-type="float" office:value="0.00169491363122432" calcext:value-type="float">
            <text:p>0.001694913631224320</text:p>
          </table:table-cell>
          <table:table-cell table:number-columns-repeated="1022"/>
        </table:table-row>
        <table:table-row table:style-name="ro2">
          <table:table-cell table:style-name="ce4" office:value-type="float" office:value="840" calcext:value-type="float">
            <text:p>840.00000 </text:p>
          </table:table-cell>
          <table:table-cell table:style-name="ce6" table:formula="of:=ACOT([.A34])" office:value-type="float" office:value="0.00119047562808228" calcext:value-type="float">
            <text:p>0.001190475628082280</text:p>
          </table:table-cell>
          <table:table-cell table:number-columns-repeated="1022"/>
        </table:table-row>
        <table:table-row table:style-name="ro2">
          <table:table-cell table:style-name="ce4" office:value-type="float" office:value="18587" calcext:value-type="float">
            <text:p>18587.00000 </text:p>
          </table:table-cell>
          <table:table-cell table:style-name="ce6" table:formula="of:=ACOT([.A35])" office:value-type="float" office:value="0.0000538010436883507" calcext:value-type="float">
            <text:p>0.000053801043688351</text:p>
          </table:table-cell>
          <table:table-cell table:number-columns-repeated="1022"/>
        </table:table-row>
        <table:table-row table:style-name="ro2">
          <table:table-cell table:style-name="ce4" office:value-type="float" office:value="16907" calcext:value-type="float">
            <text:p>16907.00000 </text:p>
          </table:table-cell>
          <table:table-cell table:style-name="ce6" table:formula="of:=ACOT([.A36])" office:value-type="float" office:value="0.000059147098765866" calcext:value-type="float">
            <text:p>0.000059147098765866</text:p>
          </table:table-cell>
          <table:table-cell table:number-columns-repeated="1022"/>
        </table:table-row>
        <table:table-row table:style-name="ro2">
          <table:table-cell table:style-name="ce4" office:value-type="float" office:value="21237" calcext:value-type="float">
            <text:p>21237.00000 </text:p>
          </table:table-cell>
          <table:table-cell table:style-name="ce6" table:formula="of:=ACOT([.A37])" office:value-type="float" office:value="0.0000470876300446843" calcext:value-type="float">
            <text:p>0.000047087630044684</text:p>
          </table:table-cell>
          <table:table-cell table:number-columns-repeated="1022"/>
        </table:table-row>
        <table:table-row table:style-name="ro2">
          <table:table-cell table:style-name="ce4" office:value-type="float" office:value="23611" calcext:value-type="float">
            <text:p>23611.00000 </text:p>
          </table:table-cell>
          <table:table-cell table:style-name="ce6" table:formula="of:=ACOT([.A38])" office:value-type="float" office:value="0.000042353140460083" calcext:value-type="float">
            <text:p>0.000042353140460083</text:p>
          </table:table-cell>
          <table:table-cell table:number-columns-repeated="1022"/>
        </table:table-row>
        <table:table-row table:style-name="ro2">
          <table:table-cell table:style-name="ce4" office:value-type="float" office:value="12617" calcext:value-type="float">
            <text:p>12617.00000 </text:p>
          </table:table-cell>
          <table:table-cell table:style-name="ce6" table:formula="of:=ACOT([.A39])" office:value-type="float" office:value="0.0000792581436082074" calcext:value-type="float">
            <text:p>0.000079258143608207</text:p>
          </table:table-cell>
          <table:table-cell table:number-columns-repeated="1022"/>
        </table:table-row>
        <table:table-row table:style-name="ro2">
          <table:table-cell table:style-name="ce4" office:value-type="float" office:value="12456" calcext:value-type="float">
            <text:p>12456.00000 </text:p>
          </table:table-cell>
          <table:table-cell table:style-name="ce6" table:formula="of:=ACOT([.A40])" office:value-type="float" office:value="0.0000802825945609431" calcext:value-type="float">
            <text:p>0.000080282594560943</text:p>
          </table:table-cell>
          <table:table-cell table:number-columns-repeated="1022"/>
        </table:table-row>
        <table:table-row table:style-name="ro2">
          <table:table-cell table:style-name="ce4" office:value-type="float" office:value="867" calcext:value-type="float">
            <text:p>867.00000 </text:p>
          </table:table-cell>
          <table:table-cell table:style-name="ce6" table:formula="of:=ACOT([.A41])" office:value-type="float" office:value="0.00115340202601444" calcext:value-type="float">
            <text:p>0.001153402026014440</text:p>
          </table:table-cell>
          <table:table-cell table:number-columns-repeated="1022"/>
        </table:table-row>
        <table:table-row table:style-name="ro2">
          <table:table-cell table:style-name="ce4" office:value-type="float" office:value="29533" calcext:value-type="float">
            <text:p>29533.00000 </text:p>
          </table:table-cell>
          <table:table-cell table:style-name="ce6" table:formula="of:=ACOT([.A42])" office:value-type="float" office:value="0.0000338604273055765" calcext:value-type="float">
            <text:p>0.000033860427305577</text:p>
          </table:table-cell>
          <table:table-cell table:number-columns-repeated="1022"/>
        </table:table-row>
        <table:table-row table:style-name="ro2">
          <table:table-cell table:style-name="ce4" office:value-type="float" office:value="6878" calcext:value-type="float">
            <text:p>6878.00000 </text:p>
          </table:table-cell>
          <table:table-cell table:style-name="ce6" table:formula="of:=ACOT([.A43])" office:value-type="float" office:value="0.00014539110104006" calcext:value-type="float">
            <text:p>0.000145391101040060</text:p>
          </table:table-cell>
          <table:table-cell table:number-columns-repeated="1022"/>
        </table:table-row>
        <table:table-row table:style-name="ro2">
          <table:table-cell table:style-name="ce4" office:value-type="float" office:value="28223" calcext:value-type="float">
            <text:p>28223.00000 </text:p>
          </table:table-cell>
          <table:table-cell table:style-name="ce6" table:formula="of:=ACOT([.A44])" office:value-type="float" office:value="0.0000354320943762865" calcext:value-type="float">
            <text:p>0.000035432094376287</text:p>
          </table:table-cell>
          <table:table-cell table:number-columns-repeated="1022"/>
        </table:table-row>
        <table:table-row table:style-name="ro2">
          <table:table-cell table:style-name="ce4" office:value-type="float" office:value="17887" calcext:value-type="float">
            <text:p>17887.00000 </text:p>
          </table:table-cell>
          <table:table-cell table:style-name="ce6" table:formula="of:=ACOT([.A45])" office:value-type="float" office:value="0.0000559065242331513" calcext:value-type="float">
            <text:p>0.000055906524233151</text:p>
          </table:table-cell>
          <table:table-cell table:number-columns-repeated="1022"/>
        </table:table-row>
        <table:table-row table:style-name="ro2">
          <table:table-cell table:style-name="ce4" office:value-type="float" office:value="31597" calcext:value-type="float">
            <text:p>31597.00000 </text:p>
          </table:table-cell>
          <table:table-cell table:style-name="ce6" table:formula="of:=ACOT([.A46])" office:value-type="float" office:value="0.0000316485742211103" calcext:value-type="float">
            <text:p>0.000031648574221110</text:p>
          </table:table-cell>
          <table:table-cell table:number-columns-repeated="1022"/>
        </table:table-row>
        <table:table-row table:style-name="ro2">
          <table:table-cell table:style-name="ce4" office:value-type="float" office:value="20584" calcext:value-type="float">
            <text:p>20584.00000 </text:p>
          </table:table-cell>
          <table:table-cell table:style-name="ce6" table:formula="of:=ACOT([.A47])" office:value-type="float" office:value="0.0000485814224258085" calcext:value-type="float">
            <text:p>0.000048581422425809</text:p>
          </table:table-cell>
          <table:table-cell table:number-columns-repeated="1022"/>
        </table:table-row>
        <table:table-row table:style-name="ro2">
          <table:table-cell table:style-name="ce4" office:value-type="float" office:value="12212" calcext:value-type="float">
            <text:p>12212.00000 </text:p>
          </table:table-cell>
          <table:table-cell table:style-name="ce6" table:formula="of:=ACOT([.A48])" office:value-type="float" office:value="0.0000818866686671527" calcext:value-type="float">
            <text:p>0.000081886668667153</text:p>
          </table:table-cell>
          <table:table-cell table:number-columns-repeated="1022"/>
        </table:table-row>
        <table:table-row table:style-name="ro2">
          <table:table-cell table:style-name="ce4" office:value-type="float" office:value="31111" calcext:value-type="float">
            <text:p>31111.00000 </text:p>
          </table:table-cell>
          <table:table-cell table:style-name="ce6" table:formula="of:=ACOT([.A49])" office:value-type="float" office:value="0.0000321429719281063" calcext:value-type="float">
            <text:p>0.000032142971928106</text:p>
          </table:table-cell>
          <table:table-cell table:number-columns-repeated="1022"/>
        </table:table-row>
        <table:table-row table:style-name="ro2">
          <table:table-cell table:style-name="ce4" office:value-type="float" office:value="7578" calcext:value-type="float">
            <text:p>7578.00000 </text:p>
          </table:table-cell>
          <table:table-cell table:style-name="ce6" table:formula="of:=ACOT([.A50])" office:value-type="float" office:value="0.00013196093879575" calcext:value-type="float">
            <text:p>0.000131960938795750</text:p>
          </table:table-cell>
          <table:table-cell table:number-columns-repeated="1022"/>
        </table:table-row>
        <table:table-row table:style-name="ro2">
          <table:table-cell table:style-name="ce4" office:value-type="float" office:value="17066" calcext:value-type="float">
            <text:p>17066.00000 </text:p>
          </table:table-cell>
          <table:table-cell table:style-name="ce6" table:formula="of:=ACOT([.A51])" office:value-type="float" office:value="0.0000585960388406193" calcext:value-type="float">
            <text:p>0.000058596038840619</text:p>
          </table:table-cell>
          <table:table-cell table:number-columns-repeated="1022"/>
        </table:table-row>
        <table:table-row table:style-name="ro2">
          <table:table-cell table:style-name="ce4" office:value-type="float" office:value="7629" calcext:value-type="float">
            <text:p>7629.00000 </text:p>
          </table:table-cell>
          <table:table-cell table:style-name="ce6" table:formula="of:=ACOT([.A52])" office:value-type="float" office:value="0.000131078777594995" calcext:value-type="float">
            <text:p>0.000131078777594995</text:p>
          </table:table-cell>
          <table:table-cell table:number-columns-repeated="1022"/>
        </table:table-row>
        <table:table-row table:style-name="ro2">
          <table:table-cell table:style-name="ce4" office:value-type="float" office:value="29404" calcext:value-type="float">
            <text:p>29404.00000 </text:p>
          </table:table-cell>
          <table:table-cell table:style-name="ce6" table:formula="of:=ACOT([.A53])" office:value-type="float" office:value="0.0000340089783570363" calcext:value-type="float">
            <text:p>0.000034008978357036</text:p>
          </table:table-cell>
          <table:table-cell table:number-columns-repeated="1022"/>
        </table:table-row>
        <table:table-row table:style-name="ro2">
          <table:table-cell table:style-name="ce4" office:value-type="float" office:value="12279" calcext:value-type="float">
            <text:p>12279.00000 </text:p>
          </table:table-cell>
          <table:table-cell table:style-name="ce6" table:formula="of:=ACOT([.A54])" office:value-type="float" office:value="0.0000814398564856766" calcext:value-type="float">
            <text:p>0.000081439856485677</text:p>
          </table:table-cell>
          <table:table-cell table:number-columns-repeated="1022"/>
        </table:table-row>
        <table:table-row table:style-name="ro2">
          <table:table-cell table:style-name="ce4" office:value-type="float" office:value="13505" calcext:value-type="float">
            <text:p>13505.00000 </text:p>
          </table:table-cell>
          <table:table-cell table:style-name="ce6" table:formula="of:=ACOT([.A55])" office:value-type="float" office:value="0.0000740466492537006" calcext:value-type="float">
            <text:p>0.000074046649253701</text:p>
          </table:table-cell>
          <table:table-cell table:number-columns-repeated="1022"/>
        </table:table-row>
        <table:table-row table:style-name="ro2">
          <table:table-cell table:style-name="ce4" office:value-type="float" office:value="24388" calcext:value-type="float">
            <text:p>24388.00000 </text:p>
          </table:table-cell>
          <table:table-cell table:style-name="ce6" table:formula="of:=ACOT([.A56])" office:value-type="float" office:value="0.0000410037723239665" calcext:value-type="float">
            <text:p>0.000041003772323967</text:p>
          </table:table-cell>
          <table:table-cell table:number-columns-repeated="1022"/>
        </table:table-row>
        <table:table-row table:style-name="ro2">
          <table:table-cell table:style-name="ce4" office:value-type="float" office:value="11649" calcext:value-type="float">
            <text:p>11649.00000 </text:p>
          </table:table-cell>
          <table:table-cell table:style-name="ce6" table:formula="of:=ACOT([.A57])" office:value-type="float" office:value="0.0000858442782678548" calcext:value-type="float">
            <text:p>0.000085844278267855</text:p>
          </table:table-cell>
          <table:table-cell table:number-columns-repeated="1022"/>
        </table:table-row>
        <table:table-row table:style-name="ro2">
          <table:table-cell table:style-name="ce4" office:value-type="float" office:value="12329" calcext:value-type="float">
            <text:p>12329.00000 </text:p>
          </table:table-cell>
          <table:table-cell table:style-name="ce6" table:formula="of:=ACOT([.A58])" office:value-type="float" office:value="0.0000811095788633143" calcext:value-type="float">
            <text:p>0.000081109578863314</text:p>
          </table:table-cell>
          <table:table-cell table:number-columns-repeated="1022"/>
        </table:table-row>
        <table:table-row table:style-name="ro2">
          <table:table-cell table:style-name="ce4" office:value-type="float" office:value="7176" calcext:value-type="float">
            <text:p>7176.00000 </text:p>
          </table:table-cell>
          <table:table-cell table:style-name="ce6" table:formula="of:=ACOT([.A59])" office:value-type="float" office:value="0.000139353399320807" calcext:value-type="float">
            <text:p>0.000139353399320807</text:p>
          </table:table-cell>
          <table:table-cell table:number-columns-repeated="1022"/>
        </table:table-row>
        <table:table-row table:style-name="ro2">
          <table:table-cell table:style-name="ce4" office:value-type="float" office:value="2331" calcext:value-type="float">
            <text:p>2331.00000 </text:p>
          </table:table-cell>
          <table:table-cell table:style-name="ce6" table:formula="of:=ACOT([.A60])" office:value-type="float" office:value="0.000429000402682345" calcext:value-type="float">
            <text:p>0.000429000402682345</text:p>
          </table:table-cell>
          <table:table-cell table:number-columns-repeated="1022"/>
        </table:table-row>
        <table:table-row table:style-name="ro2">
          <table:table-cell table:style-name="ce4" office:value-type="float" office:value="19264" calcext:value-type="float">
            <text:p>19264.00000 </text:p>
          </table:table-cell>
          <table:table-cell table:style-name="ce6" table:formula="of:=ACOT([.A61])" office:value-type="float" office:value="0.0000519102989566811" calcext:value-type="float">
            <text:p>0.000051910298956681</text:p>
          </table:table-cell>
          <table:table-cell table:number-columns-repeated="1022"/>
        </table:table-row>
        <table:table-row table:style-name="ro2">
          <table:table-cell table:style-name="ce4" office:value-type="float" office:value="22114" calcext:value-type="float">
            <text:p>22114.00000 </text:p>
          </table:table-cell>
          <table:table-cell table:style-name="ce6" table:formula="of:=ACOT([.A62])" office:value-type="float" office:value="0.0000452202224525689" calcext:value-type="float">
            <text:p>0.000045220222452569</text:p>
          </table:table-cell>
          <table:table-cell table:number-columns-repeated="1022"/>
        </table:table-row>
        <table:table-row table:style-name="ro2">
          <table:table-cell table:style-name="ce4" office:value-type="float" office:value="14136" calcext:value-type="float">
            <text:p>14136.00000 </text:p>
          </table:table-cell>
          <table:table-cell table:style-name="ce6" table:formula="of:=ACOT([.A63])" office:value-type="float" office:value="0.0000707413694347458" calcext:value-type="float">
            <text:p>0.000070741369434746</text:p>
          </table:table-cell>
          <table:table-cell table:number-columns-repeated="1022"/>
        </table:table-row>
        <table:table-row table:style-name="ro2">
          <table:table-cell table:style-name="ce4" office:value-type="float" office:value="26928" calcext:value-type="float">
            <text:p>26928.00000 </text:p>
          </table:table-cell>
          <table:table-cell table:style-name="ce6" table:formula="of:=ACOT([.A64])" office:value-type="float" office:value="0.0000371360665307741" calcext:value-type="float">
            <text:p>0.000037136066530774</text:p>
          </table:table-cell>
          <table:table-cell table:number-columns-repeated="1022"/>
        </table:table-row>
        <table:table-row table:style-name="ro2">
          <table:table-cell table:style-name="ce4" office:value-type="float" office:value="1102" calcext:value-type="float">
            <text:p>1102.00000 </text:p>
          </table:table-cell>
          <table:table-cell table:style-name="ce6" table:formula="of:=ACOT([.A65])" office:value-type="float" office:value="0.000907440767256906" calcext:value-type="float">
            <text:p>0.000907440767256906</text:p>
          </table:table-cell>
          <table:table-cell table:number-columns-repeated="1022"/>
        </table:table-row>
        <table:table-row table:style-name="ro2">
          <table:table-cell table:style-name="ce4" office:value-type="float" office:value="21652" calcext:value-type="float">
            <text:p>21652.00000 </text:p>
          </table:table-cell>
          <table:table-cell table:style-name="ce6" table:formula="of:=ACOT([.A66])" office:value-type="float" office:value="0.0000461851098876309" calcext:value-type="float">
            <text:p>0.000046185109887631</text:p>
          </table:table-cell>
          <table:table-cell table:number-columns-repeated="1022"/>
        </table:table-row>
        <table:table-row table:style-name="ro2">
          <table:table-cell table:style-name="ce4" office:value-type="float" office:value="8404" calcext:value-type="float">
            <text:p>8404.00000 </text:p>
          </table:table-cell>
          <table:table-cell table:style-name="ce6" table:formula="of:=ACOT([.A67])" office:value-type="float" office:value="0.000118990956125664" calcext:value-type="float">
            <text:p>0.000118990956125664</text:p>
          </table:table-cell>
          <table:table-cell table:number-columns-repeated="1022"/>
        </table:table-row>
        <table:table-row table:style-name="ro2">
          <table:table-cell table:style-name="ce4" office:value-type="float" office:value="24337" calcext:value-type="float">
            <text:p>24337.00000 </text:p>
          </table:table-cell>
          <table:table-cell table:style-name="ce6" table:formula="of:=ACOT([.A68])" office:value-type="float" office:value="0.0000410896987892428" calcext:value-type="float">
            <text:p>0.000041089698789243</text:p>
          </table:table-cell>
          <table:table-cell table:number-columns-repeated="1022"/>
        </table:table-row>
        <table:table-row table:style-name="ro2">
          <table:table-cell table:style-name="ce4" office:value-type="float" office:value="27856" calcext:value-type="float">
            <text:p>27856.00000 </text:p>
          </table:table-cell>
          <table:table-cell table:style-name="ce6" table:formula="of:=ACOT([.A69])" office:value-type="float" office:value="0.0000358989086577388" calcext:value-type="float">
            <text:p>0.000035898908657739</text:p>
          </table:table-cell>
          <table:table-cell table:number-columns-repeated="1022"/>
        </table:table-row>
        <table:table-row table:style-name="ro2">
          <table:table-cell table:style-name="ce4" office:value-type="float" office:value="5598" calcext:value-type="float">
            <text:p>5598.00000 </text:p>
          </table:table-cell>
          <table:table-cell table:style-name="ce6" table:formula="of:=ACOT([.A70])" office:value-type="float" office:value="0.000178635224966639" calcext:value-type="float">
            <text:p>0.000178635224966639</text:p>
          </table:table-cell>
          <table:table-cell table:number-columns-repeated="1022"/>
        </table:table-row>
        <table:table-row table:style-name="ro2">
          <table:table-cell table:style-name="ce4" office:value-type="float" office:value="24772" calcext:value-type="float">
            <text:p>24772.00000 </text:p>
          </table:table-cell>
          <table:table-cell table:style-name="ce6" table:formula="of:=ACOT([.A71])" office:value-type="float" office:value="0.0000403681575753545" calcext:value-type="float">
            <text:p>0.000040368157575355</text:p>
          </table:table-cell>
          <table:table-cell table:number-columns-repeated="1022"/>
        </table:table-row>
        <table:table-row table:style-name="ro2">
          <table:table-cell table:style-name="ce4" office:value-type="float" office:value="14097" calcext:value-type="float">
            <text:p>14097.00000 </text:p>
          </table:table-cell>
          <table:table-cell table:style-name="ce6" table:formula="of:=ACOT([.A72])" office:value-type="float" office:value="0.0000709370786919905" calcext:value-type="float">
            <text:p>0.000070937078691991</text:p>
          </table:table-cell>
          <table:table-cell table:number-columns-repeated="1022"/>
        </table:table-row>
        <table:table-row table:style-name="ro2">
          <table:table-cell table:style-name="ce4" office:value-type="float" office:value="13213" calcext:value-type="float">
            <text:p>13213.00000 </text:p>
          </table:table-cell>
          <table:table-cell table:style-name="ce6" table:formula="of:=ACOT([.A73])" office:value-type="float" office:value="0.0000756830392862895" calcext:value-type="float">
            <text:p>0.000075683039286290</text:p>
          </table:table-cell>
          <table:table-cell table:number-columns-repeated="1022"/>
        </table:table-row>
        <table:table-row table:style-name="ro2">
          <table:table-cell table:style-name="ce4" office:value-type="float" office:value="4683" calcext:value-type="float">
            <text:p>4683.00000 </text:p>
          </table:table-cell>
          <table:table-cell table:style-name="ce6" table:formula="of:=ACOT([.A74])" office:value-type="float" office:value="0.000213538326884422" calcext:value-type="float">
            <text:p>0.000213538326884422</text:p>
          </table:table-cell>
          <table:table-cell table:number-columns-repeated="1022"/>
        </table:table-row>
        <table:table-row table:style-name="ro2">
          <table:table-cell table:style-name="ce4" office:value-type="float" office:value="16703" calcext:value-type="float">
            <text:p>16703.00000 </text:p>
          </table:table-cell>
          <table:table-cell table:style-name="ce6" table:formula="of:=ACOT([.A75])" office:value-type="float" office:value="0.0000598694844522463" calcext:value-type="float">
            <text:p>0.000059869484452246</text:p>
          </table:table-cell>
          <table:table-cell table:number-columns-repeated="1022"/>
        </table:table-row>
        <table:table-row table:style-name="ro2">
          <table:table-cell table:style-name="ce4" office:value-type="float" office:value="15260" calcext:value-type="float">
            <text:p>15260.00000 </text:p>
          </table:table-cell>
          <table:table-cell table:style-name="ce6" table:formula="of:=ACOT([.A76])" office:value-type="float" office:value="0.0000655307993819854" calcext:value-type="float">
            <text:p>0.000065530799381985</text:p>
          </table:table-cell>
          <table:table-cell table:number-columns-repeated="1022"/>
        </table:table-row>
        <table:table-row table:style-name="ro2">
          <table:table-cell table:style-name="ce4" office:value-type="float" office:value="15942" calcext:value-type="float">
            <text:p>15942.00000 </text:p>
          </table:table-cell>
          <table:table-cell table:style-name="ce6" table:formula="of:=ACOT([.A77])" office:value-type="float" office:value="0.0000627273866946609" calcext:value-type="float">
            <text:p>0.000062727386694661</text:p>
          </table:table-cell>
          <table:table-cell table:number-columns-repeated="1022"/>
        </table:table-row>
        <table:table-row table:style-name="ro2">
          <table:table-cell table:style-name="ce4" office:value-type="float" office:value="2747" calcext:value-type="float">
            <text:p>2747.00000 </text:p>
          </table:table-cell>
          <table:table-cell table:style-name="ce6" table:formula="of:=ACOT([.A78])" office:value-type="float" office:value="0.00036403347500058" calcext:value-type="float">
            <text:p>0.000364033475000580</text:p>
          </table:table-cell>
          <table:table-cell table:number-columns-repeated="1022"/>
        </table:table-row>
        <table:table-row table:style-name="ro2">
          <table:table-cell table:style-name="ce4" office:value-type="float" office:value="27375" calcext:value-type="float">
            <text:p>27375.00000 </text:p>
          </table:table-cell>
          <table:table-cell table:style-name="ce6" table:formula="of:=ACOT([.A79])" office:value-type="float" office:value="0.0000365296803490622" calcext:value-type="float">
            <text:p>0.000036529680349062</text:p>
          </table:table-cell>
          <table:table-cell table:number-columns-repeated="1022"/>
        </table:table-row>
        <table:table-row table:style-name="ro2">
          <table:table-cell table:style-name="ce4" office:value-type="float" office:value="28871" calcext:value-type="float">
            <text:p>28871.00000 </text:p>
          </table:table-cell>
          <table:table-cell table:style-name="ce6" table:formula="of:=ACOT([.A80])" office:value-type="float" office:value="0.0000346368327941438" calcext:value-type="float">
            <text:p>0.000034636832794144</text:p>
          </table:table-cell>
          <table:table-cell table:number-columns-repeated="1022"/>
        </table:table-row>
        <table:table-row table:style-name="ro2">
          <table:table-cell table:style-name="ce4" office:value-type="float" office:value="18004" calcext:value-type="float">
            <text:p>18004.00000 </text:p>
          </table:table-cell>
          <table:table-cell table:style-name="ce6" table:formula="of:=ACOT([.A81])" office:value-type="float" office:value="0.0000555432125621813" calcext:value-type="float">
            <text:p>0.000055543212562181</text:p>
          </table:table-cell>
          <table:table-cell table:number-columns-repeated="1022"/>
        </table:table-row>
        <table:table-row table:style-name="ro2">
          <table:table-cell table:style-name="ce4" office:value-type="float" office:value="16673" calcext:value-type="float">
            <text:p>16673.00000 </text:p>
          </table:table-cell>
          <table:table-cell table:style-name="ce6" table:formula="of:=ACOT([.A82])" office:value-type="float" office:value="0.0000599772085887462" calcext:value-type="float">
            <text:p>0.000059977208588746</text:p>
          </table:table-cell>
          <table:table-cell table:number-columns-repeated="1022"/>
        </table:table-row>
        <table:table-row table:style-name="ro2">
          <table:table-cell table:style-name="ce4" office:value-type="float" office:value="3152" calcext:value-type="float">
            <text:p>3152.00000 </text:p>
          </table:table-cell>
          <table:table-cell table:style-name="ce6" table:formula="of:=ACOT([.A83])" office:value-type="float" office:value="0.000317258872604365" calcext:value-type="float">
            <text:p>0.000317258872604365</text:p>
          </table:table-cell>
          <table:table-cell table:number-columns-repeated="1022"/>
        </table:table-row>
        <table:table-row table:style-name="ro2">
          <table:table-cell table:style-name="ce4" office:value-type="float" office:value="11819" calcext:value-type="float">
            <text:p>11819.00000 </text:p>
          </table:table-cell>
          <table:table-cell table:style-name="ce6" table:formula="of:=ACOT([.A84])" office:value-type="float" office:value="0.000084609526830759" calcext:value-type="float">
            <text:p>0.000084609526830759</text:p>
          </table:table-cell>
          <table:table-cell table:number-columns-repeated="1022"/>
        </table:table-row>
        <table:table-row table:style-name="ro2">
          <table:table-cell table:style-name="ce4" office:value-type="float" office:value="23504" calcext:value-type="float">
            <text:p>23504.00000 </text:p>
          </table:table-cell>
          <table:table-cell table:style-name="ce6" table:formula="of:=ACOT([.A85])" office:value-type="float" office:value="0.0000425459495998481" calcext:value-type="float">
            <text:p>0.000042545949599848</text:p>
          </table:table-cell>
          <table:table-cell table:number-columns-repeated="1022"/>
        </table:table-row>
        <table:table-row table:style-name="ro2">
          <table:table-cell table:style-name="ce4" office:value-type="float" office:value="239" calcext:value-type="float">
            <text:p>239.00000 </text:p>
          </table:table-cell>
          <table:table-cell table:style-name="ce6" table:formula="of:=ACOT([.A86])" office:value-type="float" office:value="0.0041840760020746" calcext:value-type="float">
            <text:p>0.004184076002074600</text:p>
          </table:table-cell>
          <table:table-cell table:number-columns-repeated="1022"/>
        </table:table-row>
        <table:table-row table:style-name="ro2">
          <table:table-cell table:style-name="ce4" office:value-type="float" office:value="4186" calcext:value-type="float">
            <text:p>4186.00000 </text:p>
          </table:table-cell>
          <table:table-cell table:style-name="ce6" table:formula="of:=ACOT([.A87])" office:value-type="float" office:value="0.00023889153869483" calcext:value-type="float">
            <text:p>0.000238891538694830</text:p>
          </table:table-cell>
          <table:table-cell table:number-columns-repeated="1022"/>
        </table:table-row>
        <table:table-row table:style-name="ro2">
          <table:table-cell table:style-name="ce4" office:value-type="float" office:value="2804" calcext:value-type="float">
            <text:p>2804.00000 </text:p>
          </table:table-cell>
          <table:table-cell table:style-name="ce6" table:formula="of:=ACOT([.A88])" office:value-type="float" office:value="0.000356633365764747" calcext:value-type="float">
            <text:p>0.000356633365764747</text:p>
          </table:table-cell>
          <table:table-cell table:number-columns-repeated="1022"/>
        </table:table-row>
        <table:table-row table:style-name="ro2">
          <table:table-cell table:style-name="ce4" office:value-type="float" office:value="28937" calcext:value-type="float">
            <text:p>28937.00000 </text:p>
          </table:table-cell>
          <table:table-cell table:style-name="ce6" table:formula="of:=ACOT([.A89])" office:value-type="float" office:value="0.0000345578325189333" calcext:value-type="float">
            <text:p>0.000034557832518933</text:p>
          </table:table-cell>
          <table:table-cell table:number-columns-repeated="1022"/>
        </table:table-row>
        <table:table-row table:style-name="ro2">
          <table:table-cell table:style-name="ce4" office:value-type="float" office:value="3023" calcext:value-type="float">
            <text:p>3023.00000 </text:p>
          </table:table-cell>
          <table:table-cell table:style-name="ce6" table:formula="of:=ACOT([.A90])" office:value-type="float" office:value="0.000330797209237232" calcext:value-type="float">
            <text:p>0.000330797209237232</text:p>
          </table:table-cell>
          <table:table-cell table:number-columns-repeated="1022"/>
        </table:table-row>
        <table:table-row table:style-name="ro2">
          <table:table-cell table:style-name="ce4" office:value-type="float" office:value="10335" calcext:value-type="float">
            <text:p>10335.00000 </text:p>
          </table:table-cell>
          <table:table-cell table:style-name="ce6" table:formula="of:=ACOT([.A91])" office:value-type="float" office:value="0.0000967585870226273" calcext:value-type="float">
            <text:p>0.000096758587022627</text:p>
          </table:table-cell>
          <table:table-cell table:number-columns-repeated="1022"/>
        </table:table-row>
        <table:table-row table:style-name="ro2">
          <table:table-cell table:style-name="ce4" office:value-type="float" office:value="20533" calcext:value-type="float">
            <text:p>20533.00000 </text:p>
          </table:table-cell>
          <table:table-cell table:style-name="ce6" table:formula="of:=ACOT([.A92])" office:value-type="float" office:value="0.0000487020892809831" calcext:value-type="float">
            <text:p>0.000048702089280983</text:p>
          </table:table-cell>
          <table:table-cell table:number-columns-repeated="1022"/>
        </table:table-row>
        <table:table-row table:style-name="ro2">
          <table:table-cell table:style-name="ce4" office:value-type="float" office:value="21393" calcext:value-type="float">
            <text:p>21393.00000 </text:p>
          </table:table-cell>
          <table:table-cell table:style-name="ce6" table:formula="of:=ACOT([.A93])" office:value-type="float" office:value="0.0000467442621077119" calcext:value-type="float">
            <text:p>0.000046744262107712</text:p>
          </table:table-cell>
          <table:table-cell table:number-columns-repeated="1022"/>
        </table:table-row>
        <table:table-row table:style-name="ro2">
          <table:table-cell table:style-name="ce4" office:value-type="float" office:value="16020" calcext:value-type="float">
            <text:p>16020.00000 </text:p>
          </table:table-cell>
          <table:table-cell table:style-name="ce6" table:formula="of:=ACOT([.A94])" office:value-type="float" office:value="0.0000624219724532082" calcext:value-type="float">
            <text:p>0.000062421972453208</text:p>
          </table:table-cell>
          <table:table-cell table:number-columns-repeated="1022"/>
        </table:table-row>
        <table:table-row table:style-name="ro2">
          <table:table-cell table:style-name="ce4" office:value-type="float" office:value="11574" calcext:value-type="float">
            <text:p>11574.00000 </text:p>
          </table:table-cell>
          <table:table-cell table:style-name="ce6" table:formula="of:=ACOT([.A95])" office:value-type="float" office:value="0.0000864005527485556" calcext:value-type="float">
            <text:p>0.000086400552748556</text:p>
          </table:table-cell>
          <table:table-cell table:number-columns-repeated="1022"/>
        </table:table-row>
        <table:table-row table:style-name="ro2">
          <table:table-cell table:style-name="ce4" office:value-type="float" office:value="25983" calcext:value-type="float">
            <text:p>25983.00000 </text:p>
          </table:table-cell>
          <table:table-cell table:style-name="ce6" table:formula="of:=ACOT([.A96])" office:value-type="float" office:value="0.0000384867028251357" calcext:value-type="float">
            <text:p>0.000038486702825136</text:p>
          </table:table-cell>
          <table:table-cell table:number-columns-repeated="1022"/>
        </table:table-row>
        <table:table-row table:style-name="ro2">
          <table:table-cell table:style-name="ce4" office:value-type="float" office:value="13961" calcext:value-type="float">
            <text:p>13961.00000 </text:p>
          </table:table-cell>
          <table:table-cell table:style-name="ce6" table:formula="of:=ACOT([.A97])" office:value-type="float" office:value="0.0000716281067465463" calcext:value-type="float">
            <text:p>0.000071628106746546</text:p>
          </table:table-cell>
          <table:table-cell table:number-columns-repeated="1022"/>
        </table:table-row>
        <table:table-row table:style-name="ro2">
          <table:table-cell table:style-name="ce4" office:value-type="float" office:value="624" calcext:value-type="float">
            <text:p>624.00000 </text:p>
          </table:table-cell>
          <table:table-cell table:style-name="ce6" table:formula="of:=ACOT([.A98])" office:value-type="float" office:value="0.00160256273065817" calcext:value-type="float">
            <text:p>0.001602562730658170</text:p>
          </table:table-cell>
          <table:table-cell table:number-columns-repeated="1022"/>
        </table:table-row>
        <table:table-row table:style-name="ro2">
          <table:table-cell table:style-name="ce4" office:value-type="float" office:value="7065" calcext:value-type="float">
            <text:p>7065.00000 </text:p>
          </table:table-cell>
          <table:table-cell table:style-name="ce6" table:formula="of:=ACOT([.A99])" office:value-type="float" office:value="0.000141542815756734" calcext:value-type="float">
            <text:p>0.000141542815756734</text:p>
          </table:table-cell>
          <table:table-cell table:number-columns-repeated="1022"/>
        </table:table-row>
        <table:table-row table:style-name="ro2">
          <table:table-cell table:style-name="ce4" office:value-type="float" office:value="27569" calcext:value-type="float">
            <text:p>27569.00000 </text:p>
          </table:table-cell>
          <table:table-cell table:style-name="ce6" table:formula="of:=ACOT([.A100])" office:value-type="float" office:value="0.0000362726250338063" calcext:value-type="float">
            <text:p>0.000036272625033806</text:p>
          </table:table-cell>
          <table:table-cell table:number-columns-repeated="1022"/>
        </table:table-row>
        <table:table-row table:style-name="ro2">
          <table:table-cell table:style-name="ce4" office:value-type="float" office:value="12830" calcext:value-type="float">
            <text:p>12830.00000 </text:p>
          </table:table-cell>
          <table:table-cell table:style-name="ce6" table:formula="of:=ACOT([.A101])" office:value-type="float" office:value="0.0000779423225232279" calcext:value-type="float">
            <text:p>0.000077942322523228</text:p>
          </table:table-cell>
          <table:table-cell table:number-columns-repeated="1022"/>
        </table:table-row>
        <table:table-row table:style-name="ro2">
          <table:table-cell table:style-name="ce4" office:value-type="float" office:value="24167" calcext:value-type="float">
            <text:p>24167.00000 </text:p>
          </table:table-cell>
          <table:table-cell table:style-name="ce6" table:formula="of:=ACOT([.A102])" office:value-type="float" office:value="0.0000413787395798781" calcext:value-type="float">
            <text:p>0.000041378739579878</text:p>
          </table:table-cell>
          <table:table-cell table:number-columns-repeated="1022"/>
        </table:table-row>
        <table:table-row table:style-name="ro2">
          <table:table-cell table:style-name="ce4" office:value-type="float" office:value="12236" calcext:value-type="float">
            <text:p>12236.00000 </text:p>
          </table:table-cell>
          <table:table-cell table:style-name="ce6" table:formula="of:=ACOT([.A103])" office:value-type="float" office:value="0.0000817260540841858" calcext:value-type="float">
            <text:p>0.000081726054084186</text:p>
          </table:table-cell>
          <table:table-cell table:number-columns-repeated="1022"/>
        </table:table-row>
        <table:table-row table:style-name="ro2">
          <table:table-cell table:style-name="ce4" office:value-type="float" office:value="31249" calcext:value-type="float">
            <text:p>31249.00000 </text:p>
          </table:table-cell>
          <table:table-cell table:style-name="ce6" table:formula="of:=ACOT([.A104])" office:value-type="float" office:value="0.0000320010240217883" calcext:value-type="float">
            <text:p>0.000032001024021788</text:p>
          </table:table-cell>
          <table:table-cell table:number-columns-repeated="1022"/>
        </table:table-row>
        <table:table-row table:style-name="ro2">
          <table:table-cell table:style-name="ce4" office:value-type="float" office:value="23636" calcext:value-type="float">
            <text:p>23636.00000 </text:p>
          </table:table-cell>
          <table:table-cell table:style-name="ce6" table:formula="of:=ACOT([.A105])" office:value-type="float" office:value="0.0000423083431799753" calcext:value-type="float">
            <text:p>0.000042308343179975</text:p>
          </table:table-cell>
          <table:table-cell table:number-columns-repeated="1022"/>
        </table:table-row>
        <table:table-row table:style-name="ro2">
          <table:table-cell table:style-name="ce4" office:value-type="float" office:value="15619" calcext:value-type="float">
            <text:p>15619.00000 </text:p>
          </table:table-cell>
          <table:table-cell table:style-name="ce6" table:formula="of:=ACOT([.A106])" office:value-type="float" office:value="0.0000640245853533727" calcext:value-type="float">
            <text:p>0.000064024585353373</text:p>
          </table:table-cell>
          <table:table-cell table:number-columns-repeated="1022"/>
        </table:table-row>
        <table:table-row table:style-name="ro2">
          <table:table-cell table:style-name="ce4" office:value-type="float" office:value="25727" calcext:value-type="float">
            <text:p>25727.00000 </text:p>
          </table:table-cell>
          <table:table-cell table:style-name="ce6" table:formula="of:=ACOT([.A107])" office:value-type="float" office:value="0.0000388696699769042" calcext:value-type="float">
            <text:p>0.000038869669976904</text:p>
          </table:table-cell>
          <table:table-cell table:number-columns-repeated="1022"/>
        </table:table-row>
        <table:table-row table:style-name="ro2">
          <table:table-cell table:style-name="ce4" office:value-type="float" office:value="12700" calcext:value-type="float">
            <text:p>12700.00000 </text:p>
          </table:table-cell>
          <table:table-cell table:style-name="ce6" table:formula="of:=ACOT([.A108])" office:value-type="float" office:value="0.0000787401573174584" calcext:value-type="float">
            <text:p>0.000078740157317458</text:p>
          </table:table-cell>
          <table:table-cell table:number-columns-repeated="1022"/>
        </table:table-row>
        <table:table-row table:style-name="ro2">
          <table:table-cell table:style-name="ce4" office:value-type="float" office:value="24323" calcext:value-type="float">
            <text:p>24323.00000 </text:p>
          </table:table-cell>
          <table:table-cell table:style-name="ce6" table:formula="of:=ACOT([.A109])" office:value-type="float" office:value="0.0000411133494813143" calcext:value-type="float">
            <text:p>0.000041113349481314</text:p>
          </table:table-cell>
          <table:table-cell table:number-columns-repeated="1022"/>
        </table:table-row>
        <table:table-row table:style-name="ro2">
          <table:table-cell table:style-name="ce4" office:value-type="float" office:value="14922" calcext:value-type="float">
            <text:p>14922.00000 </text:p>
          </table:table-cell>
          <table:table-cell table:style-name="ce6" table:formula="of:=ACOT([.A110])" office:value-type="float" office:value="0.0000670151453225909" calcext:value-type="float">
            <text:p>0.000067015145322591</text:p>
          </table:table-cell>
          <table:table-cell table:number-columns-repeated="1022"/>
        </table:table-row>
        <table:table-row table:style-name="ro2">
          <table:table-cell table:style-name="ce4" office:value-type="float" office:value="22774" calcext:value-type="float">
            <text:p>22774.00000 </text:p>
          </table:table-cell>
          <table:table-cell table:style-name="ce6" table:formula="of:=ACOT([.A111])" office:value-type="float" office:value="0.0000439097215840789" calcext:value-type="float">
            <text:p>0.000043909721584079</text:p>
          </table:table-cell>
          <table:table-cell table:number-columns-repeated="1022"/>
        </table:table-row>
        <table:table-row table:style-name="ro2">
          <table:table-cell table:style-name="ce4" office:value-type="float" office:value="6811" calcext:value-type="float">
            <text:p>6811.00000 </text:p>
          </table:table-cell>
          <table:table-cell table:style-name="ce6" table:formula="of:=ACOT([.A112])" office:value-type="float" office:value="0.000146821317400292" calcext:value-type="float">
            <text:p>0.000146821317400292</text:p>
          </table:table-cell>
          <table:table-cell table:number-columns-repeated="1022"/>
        </table:table-row>
        <table:table-row table:style-name="ro2">
          <table:table-cell table:style-name="ce4" office:value-type="float" office:value="12062" calcext:value-type="float">
            <text:p>12062.00000 </text:p>
          </table:table-cell>
          <table:table-cell table:style-name="ce6" table:formula="of:=ACOT([.A113])" office:value-type="float" office:value="0.0000829049906905244" calcext:value-type="float">
            <text:p>0.000082904990690524</text:p>
          </table:table-cell>
          <table:table-cell table:number-columns-repeated="1022"/>
        </table:table-row>
        <table:table-row table:style-name="ro2">
          <table:table-cell table:style-name="ce4" office:value-type="float" office:value="3565" calcext:value-type="float">
            <text:p>3565.00000 </text:p>
          </table:table-cell>
          <table:table-cell table:style-name="ce6" table:formula="of:=ACOT([.A114])" office:value-type="float" office:value="0.000280504901478906" calcext:value-type="float">
            <text:p>0.000280504901478906</text:p>
          </table:table-cell>
          <table:table-cell table:number-columns-repeated="1022"/>
        </table:table-row>
        <table:table-row table:style-name="ro2">
          <table:table-cell table:style-name="ce4" office:value-type="float" office:value="25191" calcext:value-type="float">
            <text:p>25191.00000 </text:p>
          </table:table-cell>
          <table:table-cell table:style-name="ce6" table:formula="of:=ACOT([.A115])" office:value-type="float" office:value="0.0000396967170606111" calcext:value-type="float">
            <text:p>0.000039696717060611</text:p>
          </table:table-cell>
          <table:table-cell table:number-columns-repeated="1022"/>
        </table:table-row>
        <table:table-row table:style-name="ro2">
          <table:table-cell table:style-name="ce4" office:value-type="float" office:value="119" calcext:value-type="float">
            <text:p>119.00000 </text:p>
          </table:table-cell>
          <table:table-cell table:style-name="ce6" table:formula="of:=ACOT([.A116])" office:value-type="float" office:value="0.00840316354764692" calcext:value-type="float">
            <text:p>0.008403163547646920</text:p>
          </table:table-cell>
          <table:table-cell table:number-columns-repeated="1022"/>
        </table:table-row>
        <table:table-row table:style-name="ro2">
          <table:table-cell table:style-name="ce4" office:value-type="float" office:value="18747" calcext:value-type="float">
            <text:p>18747.00000 </text:p>
          </table:table-cell>
          <table:table-cell table:style-name="ce6" table:formula="of:=ACOT([.A117])" office:value-type="float" office:value="0.00005334186798156" calcext:value-type="float">
            <text:p>0.000053341867981560</text:p>
          </table:table-cell>
          <table:table-cell table:number-columns-repeated="1022"/>
        </table:table-row>
        <table:table-row table:style-name="ro2">
          <table:table-cell table:style-name="ce4" office:value-type="float" office:value="26050" calcext:value-type="float">
            <text:p>26050.00000 </text:p>
          </table:table-cell>
          <table:table-cell table:style-name="ce6" table:formula="of:=ACOT([.A118])" office:value-type="float" office:value="0.0000383877159120249" calcext:value-type="float">
            <text:p>0.000038387715912025</text:p>
          </table:table-cell>
          <table:table-cell table:number-columns-repeated="1022"/>
        </table:table-row>
        <table:table-row table:style-name="ro2">
          <table:table-cell table:style-name="ce4" office:value-type="float" office:value="19620" calcext:value-type="float">
            <text:p>19620.00000 </text:p>
          </table:table-cell>
          <table:table-cell table:style-name="ce6" table:formula="of:=ACOT([.A119])" office:value-type="float" office:value="0.0000509683995479904" calcext:value-type="float">
            <text:p>0.000050968399547990</text:p>
          </table:table-cell>
          <table:table-cell table:number-columns-repeated="1022"/>
        </table:table-row>
        <table:table-row table:style-name="ro2">
          <table:table-cell table:style-name="ce4" office:value-type="float" office:value="16334" calcext:value-type="float">
            <text:p>16334.00000 </text:p>
          </table:table-cell>
          <table:table-cell table:style-name="ce6" table:formula="of:=ACOT([.A120])" office:value-type="float" office:value="0.0000612219908626699" calcext:value-type="float">
            <text:p>0.000061221990862670</text:p>
          </table:table-cell>
          <table:table-cell table:number-columns-repeated="1022"/>
        </table:table-row>
        <table:table-row table:style-name="ro2">
          <table:table-cell table:style-name="ce4" office:value-type="float" office:value="5968" calcext:value-type="float">
            <text:p>5968.00000 </text:p>
          </table:table-cell>
          <table:table-cell table:style-name="ce6" table:formula="of:=ACOT([.A121])" office:value-type="float" office:value="0.000167560320147642" calcext:value-type="float">
            <text:p>0.000167560320147642</text:p>
          </table:table-cell>
          <table:table-cell table:number-columns-repeated="1022"/>
        </table:table-row>
        <table:table-row table:style-name="ro2">
          <table:table-cell table:style-name="ce4" office:value-type="float" office:value="17524" calcext:value-type="float">
            <text:p>17524.00000 </text:p>
          </table:table-cell>
          <table:table-cell table:style-name="ce6" table:formula="of:=ACOT([.A122])" office:value-type="float" office:value="0.0000570645970618955" calcext:value-type="float">
            <text:p>0.000057064597061896</text:p>
          </table:table-cell>
          <table:table-cell table:number-columns-repeated="1022"/>
        </table:table-row>
        <table:table-row table:style-name="ro2">
          <table:table-cell table:style-name="ce4" office:value-type="float" office:value="3577" calcext:value-type="float">
            <text:p>3577.00000 </text:p>
          </table:table-cell>
          <table:table-cell table:style-name="ce6" table:formula="of:=ACOT([.A123])" office:value-type="float" office:value="0.000279563873063493" calcext:value-type="float">
            <text:p>0.000279563873063493</text:p>
          </table:table-cell>
          <table:table-cell table:number-columns-repeated="1022"/>
        </table:table-row>
        <table:table-row table:style-name="ro2">
          <table:table-cell table:style-name="ce4" office:value-type="float" office:value="15046" calcext:value-type="float">
            <text:p>15046.00000 </text:p>
          </table:table-cell>
          <table:table-cell table:style-name="ce6" table:formula="of:=ACOT([.A124])" office:value-type="float" office:value="0.0000664628471704898" calcext:value-type="float">
            <text:p>0.000066462847170490</text:p>
          </table:table-cell>
          <table:table-cell table:number-columns-repeated="1022"/>
        </table:table-row>
        <table:table-row table:style-name="ro2">
          <table:table-cell table:style-name="ce4" office:value-type="float" office:value="25531" calcext:value-type="float">
            <text:p>25531.00000 </text:p>
          </table:table-cell>
          <table:table-cell table:style-name="ce6" table:formula="of:=ACOT([.A125])" office:value-type="float" office:value="0.0000391680701690156" calcext:value-type="float">
            <text:p>0.000039168070169016</text:p>
          </table:table-cell>
          <table:table-cell table:number-columns-repeated="1022"/>
        </table:table-row>
        <table:table-row table:style-name="ro2">
          <table:table-cell table:style-name="ce4" office:value-type="float" office:value="14458" calcext:value-type="float">
            <text:p>14458.00000 </text:p>
          </table:table-cell>
          <table:table-cell table:style-name="ce6" table:formula="of:=ACOT([.A126])" office:value-type="float" office:value="0.0000691658596212452" calcext:value-type="float">
            <text:p>0.000069165859621245</text:p>
          </table:table-cell>
          <table:table-cell table:number-columns-repeated="1022"/>
        </table:table-row>
        <table:table-row table:style-name="ro2">
          <table:table-cell table:style-name="ce4" office:value-type="float" office:value="29272" calcext:value-type="float">
            <text:p>29272.00000 </text:p>
          </table:table-cell>
          <table:table-cell table:style-name="ce6" table:formula="of:=ACOT([.A127])" office:value-type="float" office:value="0.0000341623394235491" calcext:value-type="float">
            <text:p>0.000034162339423549</text:p>
          </table:table-cell>
          <table:table-cell table:number-columns-repeated="1022"/>
        </table:table-row>
        <table:table-row table:style-name="ro2">
          <table:table-cell table:style-name="ce4" office:value-type="float" office:value="26530" calcext:value-type="float">
            <text:p>26530.00000 </text:p>
          </table:table-cell>
          <table:table-cell table:style-name="ce6" table:formula="of:=ACOT([.A128])" office:value-type="float" office:value="0.0000376931775170064" calcext:value-type="float">
            <text:p>0.000037693177517006</text:p>
          </table:table-cell>
          <table:table-cell table:number-columns-repeated="1022"/>
        </table:table-row>
        <table:table-row table:style-name="ro2">
          <table:table-cell table:style-name="ce4" office:value-type="float" office:value="32134" calcext:value-type="float">
            <text:p>32134.00000 </text:p>
          </table:table-cell>
          <table:table-cell table:style-name="ce6" table:formula="of:=ACOT([.A129])" office:value-type="float" office:value="0.0000311196863034269" calcext:value-type="float">
            <text:p>0.000031119686303427</text:p>
          </table:table-cell>
          <table:table-cell table:number-columns-repeated="1022"/>
        </table:table-row>
        <table:table-row table:style-name="ro2">
          <table:table-cell table:style-name="ce4" office:value-type="float" office:value="32581" calcext:value-type="float">
            <text:p>32581.00000 </text:p>
          </table:table-cell>
          <table:table-cell table:style-name="ce6" table:formula="of:=ACOT([.A130])" office:value-type="float" office:value="0.0000306927350199881" calcext:value-type="float">
            <text:p>0.000030692735019988</text:p>
          </table:table-cell>
          <table:table-cell table:number-columns-repeated="1022"/>
        </table:table-row>
        <table:table-row table:style-name="ro2">
          <table:table-cell table:style-name="ce4" office:value-type="float" office:value="435" calcext:value-type="float">
            <text:p>435.00000 </text:p>
          </table:table-cell>
          <table:table-cell table:style-name="ce6" table:formula="of:=ACOT([.A131])" office:value-type="float" office:value="0.00229884652513612" calcext:value-type="float">
            <text:p>0.002298846525136120</text:p>
          </table:table-cell>
          <table:table-cell table:number-columns-repeated="1022"/>
        </table:table-row>
        <table:table-row table:style-name="ro2">
          <table:table-cell table:style-name="ce4" office:value-type="float" office:value="11667" calcext:value-type="float">
            <text:p>11667.00000 </text:p>
          </table:table-cell>
          <table:table-cell table:style-name="ce6" table:formula="of:=ACOT([.A132])" office:value-type="float" office:value="0.0000857118365946707" calcext:value-type="float">
            <text:p>0.000085711836594671</text:p>
          </table:table-cell>
          <table:table-cell table:number-columns-repeated="1022"/>
        </table:table-row>
        <table:table-row table:style-name="ro2">
          <table:table-cell table:style-name="ce4" office:value-type="float" office:value="29160" calcext:value-type="float">
            <text:p>29160.00000 </text:p>
          </table:table-cell>
          <table:table-cell table:style-name="ce6" table:formula="of:=ACOT([.A133])" office:value-type="float" office:value="0.0000342935527986032" calcext:value-type="float">
            <text:p>0.000034293552798603</text:p>
          </table:table-cell>
          <table:table-cell table:number-columns-repeated="1022"/>
        </table:table-row>
        <table:table-row table:style-name="ro2">
          <table:table-cell table:style-name="ce4" office:value-type="float" office:value="26814" calcext:value-type="float">
            <text:p>26814.00000 </text:p>
          </table:table-cell>
          <table:table-cell table:style-name="ce6" table:formula="of:=ACOT([.A134])" office:value-type="float" office:value="0.000037293950903905" calcext:value-type="float">
            <text:p>0.000037293950903905</text:p>
          </table:table-cell>
          <table:table-cell table:number-columns-repeated="1022"/>
        </table:table-row>
        <table:table-row table:style-name="ro2">
          <table:table-cell table:style-name="ce4" office:value-type="float" office:value="9642" calcext:value-type="float">
            <text:p>9642.00000 </text:p>
          </table:table-cell>
          <table:table-cell table:style-name="ce6" table:formula="of:=ACOT([.A135])" office:value-type="float" office:value="0.000103712922258303" calcext:value-type="float">
            <text:p>0.000103712922258303</text:p>
          </table:table-cell>
          <table:table-cell table:number-columns-repeated="1022"/>
        </table:table-row>
        <table:table-row table:style-name="ro2">
          <table:table-cell table:style-name="ce4" office:value-type="float" office:value="976" calcext:value-type="float">
            <text:p>976.00000 </text:p>
          </table:table-cell>
          <table:table-cell table:style-name="ce6" table:formula="of:=ACOT([.A136])" office:value-type="float" office:value="0.00102458980540154" calcext:value-type="float">
            <text:p>0.001024589805401540</text:p>
          </table:table-cell>
          <table:table-cell table:number-columns-repeated="1022"/>
        </table:table-row>
        <table:table-row table:style-name="ro2">
          <table:table-cell table:style-name="ce4" office:value-type="float" office:value="32527" calcext:value-type="float">
            <text:p>32527.00000 </text:p>
          </table:table-cell>
          <table:table-cell table:style-name="ce6" table:formula="of:=ACOT([.A137])" office:value-type="float" office:value="0.0000307436898479008" calcext:value-type="float">
            <text:p>0.000030743689847901</text:p>
          </table:table-cell>
          <table:table-cell table:number-columns-repeated="1022"/>
        </table:table-row>
        <table:table-row table:style-name="ro2">
          <table:table-cell table:style-name="ce4" office:value-type="float" office:value="3823" calcext:value-type="float">
            <text:p>3823.00000 </text:p>
          </table:table-cell>
          <table:table-cell table:style-name="ce6" table:formula="of:=ACOT([.A138])" office:value-type="float" office:value="0.000261574673605214" calcext:value-type="float">
            <text:p>0.000261574673605214</text:p>
          </table:table-cell>
          <table:table-cell table:number-columns-repeated="1022"/>
        </table:table-row>
        <table:table-row table:style-name="ro2">
          <table:table-cell table:style-name="ce4" office:value-type="float" office:value="21094" calcext:value-type="float">
            <text:p>21094.00000 </text:p>
          </table:table-cell>
          <table:table-cell table:style-name="ce6" table:formula="of:=ACOT([.A139])" office:value-type="float" office:value="0.000047406845512965" calcext:value-type="float">
            <text:p>0.000047406845512965</text:p>
          </table:table-cell>
          <table:table-cell table:number-columns-repeated="1022"/>
        </table:table-row>
        <table:table-row table:style-name="ro2">
          <table:table-cell table:style-name="ce4" office:value-type="float" office:value="1768" calcext:value-type="float">
            <text:p>1768.00000 </text:p>
          </table:table-cell>
          <table:table-cell table:style-name="ce6" table:formula="of:=ACOT([.A140])" office:value-type="float" office:value="0.00056561079941253" calcext:value-type="float">
            <text:p>0.000565610799412530</text:p>
          </table:table-cell>
          <table:table-cell table:number-columns-repeated="1022"/>
        </table:table-row>
        <table:table-row table:style-name="ro2">
          <table:table-cell table:style-name="ce4" office:value-type="float" office:value="9244" calcext:value-type="float">
            <text:p>9244.00000 </text:p>
          </table:table-cell>
          <table:table-cell table:style-name="ce6" table:formula="of:=ACOT([.A141])" office:value-type="float" office:value="0.000108178277379745" calcext:value-type="float">
            <text:p>0.000108178277379745</text:p>
          </table:table-cell>
          <table:table-cell table:number-columns-repeated="1022"/>
        </table:table-row>
        <table:table-row table:style-name="ro2">
          <table:table-cell table:style-name="ce4" office:value-type="float" office:value="13824" calcext:value-type="float">
            <text:p>13824.00000 </text:p>
          </table:table-cell>
          <table:table-cell table:style-name="ce6" table:formula="of:=ACOT([.A142])" office:value-type="float" office:value="0.0000723379628366771" calcext:value-type="float">
            <text:p>0.000072337962836677</text:p>
          </table:table-cell>
          <table:table-cell table:number-columns-repeated="1022"/>
        </table:table-row>
        <table:table-row table:style-name="ro2">
          <table:table-cell table:style-name="ce4" office:value-type="float" office:value="14021" calcext:value-type="float">
            <text:p>14021.00000 </text:p>
          </table:table-cell>
          <table:table-cell table:style-name="ce6" table:formula="of:=ACOT([.A143])" office:value-type="float" office:value="0.0000713215889240892" calcext:value-type="float">
            <text:p>0.000071321588924089</text:p>
          </table:table-cell>
          <table:table-cell table:number-columns-repeated="1022"/>
        </table:table-row>
        <table:table-row table:style-name="ro2">
          <table:table-cell table:style-name="ce4" office:value-type="float" office:value="30807" calcext:value-type="float">
            <text:p>30807.00000 </text:p>
          </table:table-cell>
          <table:table-cell table:style-name="ce6" table:formula="of:=ACOT([.A144])" office:value-type="float" office:value="0.0000324601551480175" calcext:value-type="float">
            <text:p>0.000032460155148018</text:p>
          </table:table-cell>
          <table:table-cell table:number-columns-repeated="1022"/>
        </table:table-row>
        <table:table-row table:style-name="ro2">
          <table:table-cell table:style-name="ce4" office:value-type="float" office:value="29296" calcext:value-type="float">
            <text:p>29296.00000 </text:p>
          </table:table-cell>
          <table:table-cell table:style-name="ce6" table:formula="of:=ACOT([.A145])" office:value-type="float" office:value="0.0000341343527994198" calcext:value-type="float">
            <text:p>0.000034134352799420</text:p>
          </table:table-cell>
          <table:table-cell table:number-columns-repeated="1022"/>
        </table:table-row>
        <table:table-row table:style-name="ro2">
          <table:table-cell table:style-name="ce4" office:value-type="float" office:value="26726" calcext:value-type="float">
            <text:p>26726.00000 </text:p>
          </table:table-cell>
          <table:table-cell table:style-name="ce6" table:formula="of:=ACOT([.A146])" office:value-type="float" office:value="0.0000374167477188436" calcext:value-type="float">
            <text:p>0.000037416747718844</text:p>
          </table:table-cell>
          <table:table-cell table:number-columns-repeated="1022"/>
        </table:table-row>
        <table:table-row table:style-name="ro2">
          <table:table-cell table:style-name="ce4" office:value-type="float" office:value="14263" calcext:value-type="float">
            <text:p>14263.00000 </text:p>
          </table:table-cell>
          <table:table-cell table:style-name="ce6" table:formula="of:=ACOT([.A147])" office:value-type="float" office:value="0.0000701114771339828" calcext:value-type="float">
            <text:p>0.000070111477133983</text:p>
          </table:table-cell>
          <table:table-cell table:number-columns-repeated="1022"/>
        </table:table-row>
        <table:table-row table:style-name="ro2">
          <table:table-cell table:style-name="ce4" office:value-type="float" office:value="23640" calcext:value-type="float">
            <text:p>23640.00000 </text:p>
          </table:table-cell>
          <table:table-cell table:style-name="ce6" table:formula="of:=ACOT([.A148])" office:value-type="float" office:value="0.0000423011844079557" calcext:value-type="float">
            <text:p>0.000042301184407956</text:p>
          </table:table-cell>
          <table:table-cell table:number-columns-repeated="1022"/>
        </table:table-row>
        <table:table-row table:style-name="ro2">
          <table:table-cell table:style-name="ce4" office:value-type="float" office:value="1062" calcext:value-type="float">
            <text:p>1062.00000 </text:p>
          </table:table-cell>
          <table:table-cell table:style-name="ce6" table:formula="of:=ACOT([.A149])" office:value-type="float" office:value="0.000941619307392561" calcext:value-type="float">
            <text:p>0.000941619307392561</text:p>
          </table:table-cell>
          <table:table-cell table:number-columns-repeated="1022"/>
        </table:table-row>
        <table:table-row table:style-name="ro2">
          <table:table-cell table:style-name="ce4" office:value-type="float" office:value="9047" calcext:value-type="float">
            <text:p>9047.00000 </text:p>
          </table:table-cell>
          <table:table-cell table:style-name="ce6" table:formula="of:=ACOT([.A150])" office:value-type="float" office:value="0.000110533878183494" calcext:value-type="float">
            <text:p>0.000110533878183494</text:p>
          </table:table-cell>
          <table:table-cell table:number-columns-repeated="1022"/>
        </table:table-row>
        <table:table-row table:style-name="ro2">
          <table:table-cell table:style-name="ce4" office:value-type="float" office:value="15080" calcext:value-type="float">
            <text:p>15080.00000 </text:p>
          </table:table-cell>
          <table:table-cell table:style-name="ce6" table:formula="of:=ACOT([.A151])" office:value-type="float" office:value="0.0000663129972502396" calcext:value-type="float">
            <text:p>0.000066312997250240</text:p>
          </table:table-cell>
          <table:table-cell table:number-columns-repeated="1022"/>
        </table:table-row>
        <table:table-row table:style-name="ro2">
          <table:table-cell table:style-name="ce4" office:value-type="float" office:value="10747" calcext:value-type="float">
            <text:p>10747.00000 </text:p>
          </table:table-cell>
          <table:table-cell table:style-name="ce6" table:formula="of:=ACOT([.A152])" office:value-type="float" office:value="0.0000930492227704249" calcext:value-type="float">
            <text:p>0.000093049222770425</text:p>
          </table:table-cell>
          <table:table-cell table:number-columns-repeated="1022"/>
        </table:table-row>
        <table:table-row table:style-name="ro2">
          <table:table-cell table:style-name="ce4" office:value-type="float" office:value="15328" calcext:value-type="float">
            <text:p>15328.00000 </text:p>
          </table:table-cell>
          <table:table-cell table:style-name="ce6" table:formula="of:=ACOT([.A153])" office:value-type="float" office:value="0.000065240083414686" calcext:value-type="float">
            <text:p>0.000065240083414686</text:p>
          </table:table-cell>
          <table:table-cell table:number-columns-repeated="1022"/>
        </table:table-row>
        <table:table-row table:style-name="ro2">
          <table:table-cell table:style-name="ce4" office:value-type="float" office:value="10113" calcext:value-type="float">
            <text:p>10113.00000 </text:p>
          </table:table-cell>
          <table:table-cell table:style-name="ce6" table:formula="of:=ACOT([.A154])" office:value-type="float" office:value="0.0000988826260002185" calcext:value-type="float">
            <text:p>0.000098882626000219</text:p>
          </table:table-cell>
          <table:table-cell table:number-columns-repeated="1022"/>
        </table:table-row>
        <table:table-row table:style-name="ro2">
          <table:table-cell table:style-name="ce4" office:value-type="float" office:value="1183" calcext:value-type="float">
            <text:p>1183.00000 </text:p>
          </table:table-cell>
          <table:table-cell table:style-name="ce6" table:formula="of:=ACOT([.A155])" office:value-type="float" office:value="0.000845308336278938" calcext:value-type="float">
            <text:p>0.000845308336278938</text:p>
          </table:table-cell>
          <table:table-cell table:number-columns-repeated="1022"/>
        </table:table-row>
        <table:table-row table:style-name="ro2">
          <table:table-cell table:style-name="ce4" office:value-type="float" office:value="16759" calcext:value-type="float">
            <text:p>16759.00000 </text:p>
          </table:table-cell>
          <table:table-cell table:style-name="ce6" table:formula="of:=ACOT([.A156])" office:value-type="float" office:value="0.000059669431279552" calcext:value-type="float">
            <text:p>0.000059669431279552</text:p>
          </table:table-cell>
          <table:table-cell table:number-columns-repeated="1022"/>
        </table:table-row>
        <table:table-row table:style-name="ro2">
          <table:table-cell table:style-name="ce4" office:value-type="float" office:value="12743" calcext:value-type="float">
            <text:p>12743.00000 </text:p>
          </table:table-cell>
          <table:table-cell table:style-name="ce6" table:formula="of:=ACOT([.A157])" office:value-type="float" office:value="0.0000784744564032991" calcext:value-type="float">
            <text:p>0.000078474456403299</text:p>
          </table:table-cell>
          <table:table-cell table:number-columns-repeated="1022"/>
        </table:table-row>
        <table:table-row table:style-name="ro2">
          <table:table-cell table:style-name="ce4" office:value-type="float" office:value="16891" calcext:value-type="float">
            <text:p>16891.00000 </text:p>
          </table:table-cell>
          <table:table-cell table:style-name="ce6" table:formula="of:=ACOT([.A158])" office:value-type="float" office:value="0.0000592031258557224" calcext:value-type="float">
            <text:p>0.000059203125855722</text:p>
          </table:table-cell>
          <table:table-cell table:number-columns-repeated="1022"/>
        </table:table-row>
        <table:table-row table:style-name="ro2">
          <table:table-cell table:style-name="ce4" office:value-type="float" office:value="11494" calcext:value-type="float">
            <text:p>11494.00000 </text:p>
          </table:table-cell>
          <table:table-cell table:style-name="ce6" table:formula="of:=ACOT([.A159])" office:value-type="float" office:value="0.0000870019138226041" calcext:value-type="float">
            <text:p>0.000087001913822604</text:p>
          </table:table-cell>
          <table:table-cell table:number-columns-repeated="1022"/>
        </table:table-row>
        <table:table-row table:style-name="ro2">
          <table:table-cell table:style-name="ce4" office:value-type="float" office:value="7361" calcext:value-type="float">
            <text:p>7361.00000 </text:p>
          </table:table-cell>
          <table:table-cell table:style-name="ce6" table:formula="of:=ACOT([.A160])" office:value-type="float" office:value="0.000135851106350726" calcext:value-type="float">
            <text:p>0.000135851106350726</text:p>
          </table:table-cell>
          <table:table-cell table:number-columns-repeated="1022"/>
        </table:table-row>
        <table:table-row table:style-name="ro2">
          <table:table-cell table:style-name="ce4" office:value-type="float" office:value="29133" calcext:value-type="float">
            <text:p>29133.00000 </text:p>
          </table:table-cell>
          <table:table-cell table:style-name="ce6" table:formula="of:=ACOT([.A161])" office:value-type="float" office:value="0.0000343253355166162" calcext:value-type="float">
            <text:p>0.000034325335516616</text:p>
          </table:table-cell>
          <table:table-cell table:number-columns-repeated="1022"/>
        </table:table-row>
        <table:table-row table:style-name="ro2">
          <table:table-cell table:style-name="ce4" office:value-type="float" office:value="8572" calcext:value-type="float">
            <text:p>8572.00000 </text:p>
          </table:table-cell>
          <table:table-cell table:style-name="ce6" table:formula="of:=ACOT([.A162])" office:value-type="float" office:value="0.000116658888878129" calcext:value-type="float">
            <text:p>0.000116658888878129</text:p>
          </table:table-cell>
          <table:table-cell table:number-columns-repeated="1022"/>
        </table:table-row>
        <table:table-row table:style-name="ro2">
          <table:table-cell table:style-name="ce4" office:value-type="float" office:value="28651" calcext:value-type="float">
            <text:p>28651.00000 </text:p>
          </table:table-cell>
          <table:table-cell table:style-name="ce6" table:formula="of:=ACOT([.A163])" office:value-type="float" office:value="0.0000349027956996206" calcext:value-type="float">
            <text:p>0.000034902795699621</text:p>
          </table:table-cell>
          <table:table-cell table:number-columns-repeated="1022"/>
        </table:table-row>
        <table:table-row table:style-name="ro2">
          <table:table-cell table:style-name="ce4" office:value-type="float" office:value="28254" calcext:value-type="float">
            <text:p>28254.00000 </text:p>
          </table:table-cell>
          <table:table-cell table:style-name="ce6" table:formula="of:=ACOT([.A164])" office:value-type="float" office:value="0.0000353932186445416" calcext:value-type="float">
            <text:p>0.000035393218644542</text:p>
          </table:table-cell>
          <table:table-cell table:number-columns-repeated="1022"/>
        </table:table-row>
        <table:table-row table:style-name="ro2">
          <table:table-cell table:style-name="ce4" office:value-type="float" office:value="28470" calcext:value-type="float">
            <text:p>28470.00000 </text:p>
          </table:table-cell>
          <table:table-cell table:style-name="ce6" table:formula="of:=ACOT([.A165])" office:value-type="float" office:value="0.0000351246926444393" calcext:value-type="float">
            <text:p>0.000035124692644439</text:p>
          </table:table-cell>
          <table:table-cell table:number-columns-repeated="1022"/>
        </table:table-row>
        <table:table-row table:style-name="ro2">
          <table:table-cell table:style-name="ce4" office:value-type="float" office:value="3019" calcext:value-type="float">
            <text:p>3019.00000 </text:p>
          </table:table-cell>
          <table:table-cell table:style-name="ce6" table:formula="of:=ACOT([.A166])" office:value-type="float" office:value="0.000331235496332294" calcext:value-type="float">
            <text:p>0.000331235496332294</text:p>
          </table:table-cell>
          <table:table-cell table:number-columns-repeated="1022"/>
        </table:table-row>
        <table:table-row table:style-name="ro2">
          <table:table-cell table:style-name="ce4" office:value-type="float" office:value="23974" calcext:value-type="float">
            <text:p>23974.00000 </text:p>
          </table:table-cell>
          <table:table-cell table:style-name="ce6" table:formula="of:=ACOT([.A167])" office:value-type="float" office:value="0.0000417118544848716" calcext:value-type="float">
            <text:p>0.000041711854484872</text:p>
          </table:table-cell>
          <table:table-cell table:number-columns-repeated="1022"/>
        </table:table-row>
        <table:table-row table:style-name="ro2">
          <table:table-cell table:style-name="ce4" office:value-type="float" office:value="8821" calcext:value-type="float">
            <text:p>8821.00000 </text:p>
          </table:table-cell>
          <table:table-cell table:style-name="ce6" table:formula="of:=ACOT([.A168])" office:value-type="float" office:value="0.000113365831052592" calcext:value-type="float">
            <text:p>0.000113365831052592</text:p>
          </table:table-cell>
          <table:table-cell table:number-columns-repeated="1022"/>
        </table:table-row>
        <table:table-row table:style-name="ro2">
          <table:table-cell table:style-name="ce4" office:value-type="float" office:value="20822" calcext:value-type="float">
            <text:p>20822.00000 </text:p>
          </table:table-cell>
          <table:table-cell table:style-name="ce6" table:formula="of:=ACOT([.A169])" office:value-type="float" office:value="0.0000480261261757153" calcext:value-type="float">
            <text:p>0.000048026126175715</text:p>
          </table:table-cell>
          <table:table-cell table:number-columns-repeated="1022"/>
        </table:table-row>
        <table:table-row table:style-name="ro2">
          <table:table-cell table:style-name="ce4" office:value-type="float" office:value="1910" calcext:value-type="float">
            <text:p>1910.00000 </text:p>
          </table:table-cell>
          <table:table-cell table:style-name="ce6" table:formula="of:=ACOT([.A170])" office:value-type="float" office:value="0.00052356016158539" calcext:value-type="float">
            <text:p>0.000523560161585390</text:p>
          </table:table-cell>
          <table:table-cell table:number-columns-repeated="1022"/>
        </table:table-row>
        <table:table-row table:style-name="ro2">
          <table:table-cell table:style-name="ce4" office:value-type="float" office:value="11452" calcext:value-type="float">
            <text:p>11452.00000 </text:p>
          </table:table-cell>
          <table:table-cell table:style-name="ce6" table:formula="of:=ACOT([.A171])" office:value-type="float" office:value="0.0000873209917444662" calcext:value-type="float">
            <text:p>0.000087320991744466</text:p>
          </table:table-cell>
          <table:table-cell table:number-columns-repeated="1022"/>
        </table:table-row>
        <table:table-row table:style-name="ro2">
          <table:table-cell table:style-name="ce4" office:value-type="float" office:value="30248" calcext:value-type="float">
            <text:p>30248.00000 </text:p>
          </table:table-cell>
          <table:table-cell table:style-name="ce6" table:formula="of:=ACOT([.A172])" office:value-type="float" office:value="0.0000330600370150869" calcext:value-type="float">
            <text:p>0.000033060037015087</text:p>
          </table:table-cell>
          <table:table-cell table:number-columns-repeated="1022"/>
        </table:table-row>
        <table:table-row table:style-name="ro2">
          <table:table-cell table:style-name="ce4" office:value-type="float" office:value="32156" calcext:value-type="float">
            <text:p>32156.00000 </text:p>
          </table:table-cell>
          <table:table-cell table:style-name="ce6" table:formula="of:=ACOT([.A173])" office:value-type="float" office:value="0.0000310983953126787" calcext:value-type="float">
            <text:p>0.000031098395312679</text:p>
          </table:table-cell>
          <table:table-cell table:number-columns-repeated="1022"/>
        </table:table-row>
        <table:table-row table:style-name="ro2">
          <table:table-cell table:style-name="ce4" office:value-type="float" office:value="19911" calcext:value-type="float">
            <text:p>19911.00000 </text:p>
          </table:table-cell>
          <table:table-cell table:style-name="ce6" table:formula="of:=ACOT([.A174])" office:value-type="float" office:value="0.0000502234945085611" calcext:value-type="float">
            <text:p>0.000050223494508561</text:p>
          </table:table-cell>
          <table:table-cell table:number-columns-repeated="1022"/>
        </table:table-row>
        <table:table-row table:style-name="ro2">
          <table:table-cell table:style-name="ce4" office:value-type="float" office:value="13475" calcext:value-type="float">
            <text:p>13475.00000 </text:p>
          </table:table-cell>
          <table:table-cell table:style-name="ce6" table:formula="of:=ACOT([.A175])" office:value-type="float" office:value="0.0000742115026466372" calcext:value-type="float">
            <text:p>0.000074211502646637</text:p>
          </table:table-cell>
          <table:table-cell table:number-columns-repeated="1022"/>
        </table:table-row>
        <table:table-row table:style-name="ro2">
          <table:table-cell table:style-name="ce4" office:value-type="float" office:value="6436" calcext:value-type="float">
            <text:p>6436.00000 </text:p>
          </table:table-cell>
          <table:table-cell table:style-name="ce6" table:formula="of:=ACOT([.A176])" office:value-type="float" office:value="0.000155376008693642" calcext:value-type="float">
            <text:p>0.000155376008693642</text:p>
          </table:table-cell>
          <table:table-cell table:number-columns-repeated="1022"/>
        </table:table-row>
        <table:table-row table:style-name="ro2">
          <table:table-cell table:style-name="ce4" office:value-type="float" office:value="719" calcext:value-type="float">
            <text:p>719.00000 </text:p>
          </table:table-cell>
          <table:table-cell table:style-name="ce6" table:formula="of:=ACOT([.A177])" office:value-type="float" office:value="0.00139081968735288" calcext:value-type="float">
            <text:p>0.001390819687352880</text:p>
          </table:table-cell>
          <table:table-cell table:number-columns-repeated="1022"/>
        </table:table-row>
        <table:table-row table:style-name="ro2">
          <table:table-cell table:style-name="ce4" office:value-type="float" office:value="6388" calcext:value-type="float">
            <text:p>6388.00000 </text:p>
          </table:table-cell>
          <table:table-cell table:style-name="ce6" table:formula="of:=ACOT([.A178])" office:value-type="float" office:value="0.000156543517819463" calcext:value-type="float">
            <text:p>0.000156543517819463</text:p>
          </table:table-cell>
          <table:table-cell table:number-columns-repeated="1022"/>
        </table:table-row>
        <table:table-row table:style-name="ro2">
          <table:table-cell table:style-name="ce4" office:value-type="float" office:value="21255" calcext:value-type="float">
            <text:p>21255.00000 </text:p>
          </table:table-cell>
          <table:table-cell table:style-name="ce6" table:formula="of:=ACOT([.A179])" office:value-type="float" office:value="0.0000470477534348923" calcext:value-type="float">
            <text:p>0.000047047753434892</text:p>
          </table:table-cell>
          <table:table-cell table:number-columns-repeated="1022"/>
        </table:table-row>
        <table:table-row table:style-name="ro2">
          <table:table-cell table:style-name="ce4" office:value-type="float" office:value="3447" calcext:value-type="float">
            <text:p>3447.00000 </text:p>
          </table:table-cell>
          <table:table-cell table:style-name="ce6" table:formula="of:=ACOT([.A180])" office:value-type="float" office:value="0.000290107331576861" calcext:value-type="float">
            <text:p>0.000290107331576861</text:p>
          </table:table-cell>
          <table:table-cell table:number-columns-repeated="1022"/>
        </table:table-row>
        <table:table-row table:style-name="ro2">
          <table:table-cell table:style-name="ce4" office:value-type="float" office:value="18840" calcext:value-type="float">
            <text:p>18840.00000 </text:p>
          </table:table-cell>
          <table:table-cell table:style-name="ce6" table:formula="of:=ACOT([.A181])" office:value-type="float" office:value="0.0000530785562133929" calcext:value-type="float">
            <text:p>0.000053078556213393</text:p>
          </table:table-cell>
          <table:table-cell table:number-columns-repeated="1022"/>
        </table:table-row>
        <table:table-row table:style-name="ro2">
          <table:table-cell table:style-name="ce4" office:value-type="float" office:value="8854" calcext:value-type="float">
            <text:p>8854.00000 </text:p>
          </table:table-cell>
          <table:table-cell table:style-name="ce6" table:formula="of:=ACOT([.A182])" office:value-type="float" office:value="0.000112943301981971" calcext:value-type="float">
            <text:p>0.000112943301981971</text:p>
          </table:table-cell>
          <table:table-cell table:number-columns-repeated="1022"/>
        </table:table-row>
        <table:table-row table:style-name="ro2">
          <table:table-cell table:style-name="ce4" office:value-type="float" office:value="16493" calcext:value-type="float">
            <text:p>16493.00000 </text:p>
          </table:table-cell>
          <table:table-cell table:style-name="ce6" table:formula="of:=ACOT([.A183])" office:value-type="float" office:value="0.0000606317831064462" calcext:value-type="float">
            <text:p>0.000060631783106446</text:p>
          </table:table-cell>
          <table:table-cell table:number-columns-repeated="1022"/>
        </table:table-row>
        <table:table-row table:style-name="ro2">
          <table:table-cell table:style-name="ce4" office:value-type="float" office:value="14755" calcext:value-type="float">
            <text:p>14755.00000 </text:p>
          </table:table-cell>
          <table:table-cell table:style-name="ce6" table:formula="of:=ACOT([.A184])" office:value-type="float" office:value="0.0000677736359517844" calcext:value-type="float">
            <text:p>0.000067773635951784</text:p>
          </table:table-cell>
          <table:table-cell table:number-columns-repeated="1022"/>
        </table:table-row>
        <table:table-row table:style-name="ro2">
          <table:table-cell table:style-name="ce4" office:value-type="float" office:value="11841" calcext:value-type="float">
            <text:p>11841.00000 </text:p>
          </table:table-cell>
          <table:table-cell table:style-name="ce6" table:formula="of:=ACOT([.A185])" office:value-type="float" office:value="0.0000844523264607044" calcext:value-type="float">
            <text:p>0.000084452326460704</text:p>
          </table:table-cell>
          <table:table-cell table:number-columns-repeated="1022"/>
        </table:table-row>
        <table:table-row table:style-name="ro2">
          <table:table-cell table:style-name="ce4" office:value-type="float" office:value="26204" calcext:value-type="float">
            <text:p>26204.00000 </text:p>
          </table:table-cell>
          <table:table-cell table:style-name="ce6" table:formula="of:=ACOT([.A186])" office:value-type="float" office:value="0.0000381621126359644" calcext:value-type="float">
            <text:p>0.000038162112635964</text:p>
          </table:table-cell>
          <table:table-cell table:number-columns-repeated="1022"/>
        </table:table-row>
        <table:table-row table:style-name="ro2">
          <table:table-cell table:style-name="ce4" office:value-type="float" office:value="6167" calcext:value-type="float">
            <text:p>6167.00000 </text:p>
          </table:table-cell>
          <table:table-cell table:style-name="ce6" table:formula="of:=ACOT([.A187])" office:value-type="float" office:value="0.000162153395692366" calcext:value-type="float">
            <text:p>0.000162153395692366</text:p>
          </table:table-cell>
          <table:table-cell table:number-columns-repeated="1022"/>
        </table:table-row>
        <table:table-row table:style-name="ro2">
          <table:table-cell table:style-name="ce4" office:value-type="float" office:value="24816" calcext:value-type="float">
            <text:p>24816.00000 </text:p>
          </table:table-cell>
          <table:table-cell table:style-name="ce6" table:formula="of:=ACOT([.A188])" office:value-type="float" office:value="0.0000402965828278923" calcext:value-type="float">
            <text:p>0.000040296582827892</text:p>
          </table:table-cell>
          <table:table-cell table:number-columns-repeated="1022"/>
        </table:table-row>
        <table:table-row table:style-name="ro2">
          <table:table-cell table:style-name="ce4" office:value-type="float" office:value="26556" calcext:value-type="float">
            <text:p>26556.00000 </text:p>
          </table:table-cell>
          <table:table-cell table:style-name="ce6" table:formula="of:=ACOT([.A189])" office:value-type="float" office:value="0.0000376562735173724" calcext:value-type="float">
            <text:p>0.000037656273517372</text:p>
          </table:table-cell>
          <table:table-cell table:number-columns-repeated="1022"/>
        </table:table-row>
        <table:table-row table:style-name="ro2">
          <table:table-cell table:style-name="ce4" office:value-type="float" office:value="32001" calcext:value-type="float">
            <text:p>32001.00000 </text:p>
          </table:table-cell>
          <table:table-cell table:style-name="ce6" table:formula="of:=ACOT([.A190])" office:value-type="float" office:value="0.0000312490234577467" calcext:value-type="float">
            <text:p>0.000031249023457747</text:p>
          </table:table-cell>
          <table:table-cell table:number-columns-repeated="1022"/>
        </table:table-row>
        <table:table-row table:style-name="ro2">
          <table:table-cell table:style-name="ce4" office:value-type="float" office:value="5927" calcext:value-type="float">
            <text:p>5927.00000 </text:p>
          </table:table-cell>
          <table:table-cell table:style-name="ce6" table:formula="of:=ACOT([.A191])" office:value-type="float" office:value="0.000168719418004226" calcext:value-type="float">
            <text:p>0.000168719418004226</text:p>
          </table:table-cell>
          <table:table-cell table:number-columns-repeated="1022"/>
        </table:table-row>
        <table:table-row table:style-name="ro2">
          <table:table-cell table:style-name="ce4" office:value-type="float" office:value="30214" calcext:value-type="float">
            <text:p>30214.00000 </text:p>
          </table:table-cell>
          <table:table-cell table:style-name="ce6" table:formula="of:=ACOT([.A192])" office:value-type="float" office:value="0.0000330972396780371" calcext:value-type="float">
            <text:p>0.000033097239678037</text:p>
          </table:table-cell>
          <table:table-cell table:number-columns-repeated="1022"/>
        </table:table-row>
        <table:table-row table:style-name="ro2">
          <table:table-cell table:style-name="ce4" office:value-type="float" office:value="24551" calcext:value-type="float">
            <text:p>24551.00000 </text:p>
          </table:table-cell>
          <table:table-cell table:style-name="ce6" table:formula="of:=ACOT([.A193])" office:value-type="float" office:value="0.0000407315384076679" calcext:value-type="float">
            <text:p>0.000040731538407668</text:p>
          </table:table-cell>
          <table:table-cell table:number-columns-repeated="1022"/>
        </table:table-row>
        <table:table-row table:style-name="ro2">
          <table:table-cell table:style-name="ce4" office:value-type="float" office:value="9083" calcext:value-type="float">
            <text:p>9083.00000 </text:p>
          </table:table-cell>
          <table:table-cell table:style-name="ce6" table:formula="of:=ACOT([.A194])" office:value-type="float" office:value="0.000110095782886566" calcext:value-type="float">
            <text:p>0.000110095782886566</text:p>
          </table:table-cell>
          <table:table-cell table:number-columns-repeated="1022"/>
        </table:table-row>
        <table:table-row table:style-name="ro2">
          <table:table-cell table:style-name="ce4" office:value-type="float" office:value="22279" calcext:value-type="float">
            <text:p>22279.00000 </text:p>
          </table:table-cell>
          <table:table-cell table:style-name="ce6" table:formula="of:=ACOT([.A195])" office:value-type="float" office:value="0.0000448853179821906" calcext:value-type="float">
            <text:p>0.000044885317982191</text:p>
          </table:table-cell>
          <table:table-cell table:number-columns-repeated="1022"/>
        </table:table-row>
        <table:table-row table:style-name="ro2">
          <table:table-cell table:style-name="ce4" office:value-type="float" office:value="31674" calcext:value-type="float">
            <text:p>31674.00000 </text:p>
          </table:table-cell>
          <table:table-cell table:style-name="ce6" table:formula="of:=ACOT([.A196])" office:value-type="float" office:value="0.0000315716360317353" calcext:value-type="float">
            <text:p>0.000031571636031735</text:p>
          </table:table-cell>
          <table:table-cell table:number-columns-repeated="1022"/>
        </table:table-row>
        <table:table-row table:style-name="ro2">
          <table:table-cell table:style-name="ce4" office:value-type="float" office:value="24846" calcext:value-type="float">
            <text:p>24846.00000 </text:p>
          </table:table-cell>
          <table:table-cell table:style-name="ce6" table:formula="of:=ACOT([.A197])" office:value-type="float" office:value="0.0000402479272099132" calcext:value-type="float">
            <text:p>0.000040247927209913</text:p>
          </table:table-cell>
          <table:table-cell table:number-columns-repeated="1022"/>
        </table:table-row>
        <table:table-row table:style-name="ro2">
          <table:table-cell table:style-name="ce4" office:value-type="float" office:value="17014" calcext:value-type="float">
            <text:p>17014.00000 </text:p>
          </table:table-cell>
          <table:table-cell table:style-name="ce6" table:formula="of:=ACOT([.A198])" office:value-type="float" office:value="0.0000587751262988156" calcext:value-type="float">
            <text:p>0.000058775126298816</text:p>
          </table:table-cell>
          <table:table-cell table:number-columns-repeated="1022"/>
        </table:table-row>
        <table:table-row table:style-name="ro2">
          <table:table-cell table:style-name="ce4" office:value-type="float" office:value="1799" calcext:value-type="float">
            <text:p>1799.00000 </text:p>
          </table:table-cell>
          <table:table-cell table:style-name="ce6" table:formula="of:=ACOT([.A199])" office:value-type="float" office:value="0.000555864311842624" calcext:value-type="float">
            <text:p>0.000555864311842624</text:p>
          </table:table-cell>
          <table:table-cell table:number-columns-repeated="1022"/>
        </table:table-row>
        <table:table-row table:style-name="ro2">
          <table:table-cell table:style-name="ce4" office:value-type="float" office:value="26665" calcext:value-type="float">
            <text:p>26665.00000 </text:p>
          </table:table-cell>
          <table:table-cell table:style-name="ce6" table:formula="of:=ACOT([.A200])" office:value-type="float" office:value="0.0000375023438787814" calcext:value-type="float">
            <text:p>0.000037502343878781</text:p>
          </table:table-cell>
          <table:table-cell table:number-columns-repeated="1022"/>
        </table:table-row>
        <table:table-row table:style-name="ro2">
          <table:table-cell table:style-name="ce4" office:value-type="float" office:value="15537" calcext:value-type="float">
            <text:p>15537.00000 </text:p>
          </table:table-cell>
          <table:table-cell table:style-name="ce6" table:formula="of:=ACOT([.A201])" office:value-type="float" office:value="0.0000643624894520745" calcext:value-type="float">
            <text:p>0.000064362489452075</text:p>
          </table:table-cell>
          <table:table-cell table:number-columns-repeated="1022"/>
        </table:table-row>
        <table:table-row table:style-name="ro2">
          <table:table-cell table:style-name="ce4" office:value-type="float" office:value="2560" calcext:value-type="float">
            <text:p>2560.00000 </text:p>
          </table:table-cell>
          <table:table-cell table:style-name="ce6" table:formula="of:=ACOT([.A202])" office:value-type="float" office:value="0.00039062498013176" calcext:value-type="float">
            <text:p>0.000390624980131760</text:p>
          </table:table-cell>
          <table:table-cell table:number-columns-repeated="1022"/>
        </table:table-row>
        <table:table-row table:style-name="ro2">
          <table:table-cell table:style-name="ce4" office:value-type="float" office:value="26952" calcext:value-type="float">
            <text:p>26952.00000 </text:p>
          </table:table-cell>
          <table:table-cell table:style-name="ce6" table:formula="of:=ACOT([.A203])" office:value-type="float" office:value="0.0000371029979051585" calcext:value-type="float">
            <text:p>0.000037102997905159</text:p>
          </table:table-cell>
          <table:table-cell table:number-columns-repeated="1022"/>
        </table:table-row>
        <table:table-row table:style-name="ro2">
          <table:table-cell table:style-name="ce4" office:value-type="float" office:value="15875" calcext:value-type="float">
            <text:p>15875.00000 </text:p>
          </table:table-cell>
          <table:table-cell table:style-name="ce6" table:formula="of:=ACOT([.A204])" office:value-type="float" office:value="0.0000629921259007737" calcext:value-type="float">
            <text:p>0.000062992125900774</text:p>
          </table:table-cell>
          <table:table-cell table:number-columns-repeated="1022"/>
        </table:table-row>
        <table:table-row table:style-name="ro2">
          <table:table-cell table:style-name="ce4" office:value-type="float" office:value="20360" calcext:value-type="float">
            <text:p>20360.00000 </text:p>
          </table:table-cell>
          <table:table-cell table:style-name="ce6" table:formula="of:=ACOT([.A205])" office:value-type="float" office:value="0.0000491159135165287" calcext:value-type="float">
            <text:p>0.000049115913516529</text:p>
          </table:table-cell>
          <table:table-cell table:number-columns-repeated="1022"/>
        </table:table-row>
        <table:table-row table:style-name="ro2">
          <table:table-cell table:style-name="ce4" office:value-type="float" office:value="30086" calcext:value-type="float">
            <text:p>30086.00000 </text:p>
          </table:table-cell>
          <table:table-cell table:style-name="ce6" table:formula="of:=ACOT([.A206])" office:value-type="float" office:value="0.0000332380509084906" calcext:value-type="float">
            <text:p>0.000033238050908491</text:p>
          </table:table-cell>
          <table:table-cell table:number-columns-repeated="1022"/>
        </table:table-row>
        <table:table-row table:style-name="ro2">
          <table:table-cell table:style-name="ce4" office:value-type="float" office:value="5850" calcext:value-type="float">
            <text:p>5850.00000 </text:p>
          </table:table-cell>
          <table:table-cell table:style-name="ce6" table:formula="of:=ACOT([.A207])" office:value-type="float" office:value="0.000170940169275102" calcext:value-type="float">
            <text:p>0.000170940169275102</text:p>
          </table:table-cell>
          <table:table-cell table:number-columns-repeated="1022"/>
        </table:table-row>
        <table:table-row table:style-name="ro2">
          <table:table-cell table:style-name="ce4" office:value-type="float" office:value="20522" calcext:value-type="float">
            <text:p>20522.00000 </text:p>
          </table:table-cell>
          <table:table-cell table:style-name="ce6" table:formula="of:=ACOT([.A208])" office:value-type="float" office:value="0.0000487281940944051" calcext:value-type="float">
            <text:p>0.000048728194094405</text:p>
          </table:table-cell>
          <table:table-cell table:number-columns-repeated="1022"/>
        </table:table-row>
        <table:table-row table:style-name="ro2">
          <table:table-cell table:style-name="ce4" office:value-type="float" office:value="1733" calcext:value-type="float">
            <text:p>1733.00000 </text:p>
          </table:table-cell>
          <table:table-cell table:style-name="ce6" table:formula="of:=ACOT([.A209])" office:value-type="float" office:value="0.00057703398096387" calcext:value-type="float">
            <text:p>0.000577033980963870</text:p>
          </table:table-cell>
          <table:table-cell table:number-columns-repeated="1022"/>
        </table:table-row>
        <table:table-row table:style-name="ro2">
          <table:table-cell table:style-name="ce4" office:value-type="float" office:value="19455" calcext:value-type="float">
            <text:p>19455.00000 </text:p>
          </table:table-cell>
          <table:table-cell table:style-name="ce6" table:formula="of:=ACOT([.A210])" office:value-type="float" office:value="0.0000514006681633372" calcext:value-type="float">
            <text:p>0.000051400668163337</text:p>
          </table:table-cell>
          <table:table-cell table:number-columns-repeated="1022"/>
        </table:table-row>
        <table:table-row table:style-name="ro2">
          <table:table-cell table:style-name="ce4" office:value-type="float" office:value="20257" calcext:value-type="float">
            <text:p>20257.00000 </text:p>
          </table:table-cell>
          <table:table-cell table:style-name="ce6" table:formula="of:=ACOT([.A211])" office:value-type="float" office:value="0.0000493656513396168" calcext:value-type="float">
            <text:p>0.000049365651339617</text:p>
          </table:table-cell>
          <table:table-cell table:number-columns-repeated="1022"/>
        </table:table-row>
        <table:table-row table:style-name="ro2">
          <table:table-cell table:style-name="ce4" office:value-type="float" office:value="25468" calcext:value-type="float">
            <text:p>25468.00000 </text:p>
          </table:table-cell>
          <table:table-cell table:style-name="ce6" table:formula="of:=ACOT([.A212])" office:value-type="float" office:value="0.0000392649599294526" calcext:value-type="float">
            <text:p>0.000039264959929453</text:p>
          </table:table-cell>
          <table:table-cell table:number-columns-repeated="1022"/>
        </table:table-row>
        <table:table-row table:style-name="ro2">
          <table:table-cell table:style-name="ce4" office:value-type="float" office:value="19097" calcext:value-type="float">
            <text:p>19097.00000 </text:p>
          </table:table-cell>
          <table:table-cell table:style-name="ce6" table:formula="of:=ACOT([.A213])" office:value-type="float" office:value="0.0000523642456451423" calcext:value-type="float">
            <text:p>0.000052364245645142</text:p>
          </table:table-cell>
          <table:table-cell table:number-columns-repeated="1022"/>
        </table:table-row>
        <table:table-row table:style-name="ro2">
          <table:table-cell table:style-name="ce4" office:value-type="float" office:value="28775" calcext:value-type="float">
            <text:p>28775.00000 </text:p>
          </table:table-cell>
          <table:table-cell table:style-name="ce6" table:formula="of:=ACOT([.A214])" office:value-type="float" office:value="0.0000347523892127999" calcext:value-type="float">
            <text:p>0.000034752389212800</text:p>
          </table:table-cell>
          <table:table-cell table:number-columns-repeated="1022"/>
        </table:table-row>
        <table:table-row table:style-name="ro2">
          <table:table-cell table:style-name="ce4" office:value-type="float" office:value="22141" calcext:value-type="float">
            <text:p>22141.00000 </text:p>
          </table:table-cell>
          <table:table-cell table:style-name="ce6" table:formula="of:=ACOT([.A215])" office:value-type="float" office:value="0.0000451650783306334" calcext:value-type="float">
            <text:p>0.000045165078330633</text:p>
          </table:table-cell>
          <table:table-cell table:number-columns-repeated="1022"/>
        </table:table-row>
        <table:table-row table:style-name="ro2">
          <table:table-cell table:style-name="ce4" office:value-type="float" office:value="8940" calcext:value-type="float">
            <text:p>8940.00000 </text:p>
          </table:table-cell>
          <table:table-cell table:style-name="ce6" table:formula="of:=ACOT([.A216])" office:value-type="float" office:value="0.000111856822799572" calcext:value-type="float">
            <text:p>0.000111856822799572</text:p>
          </table:table-cell>
          <table:table-cell table:number-columns-repeated="1022"/>
        </table:table-row>
        <table:table-row table:style-name="ro2">
          <table:table-cell table:style-name="ce4" office:value-type="float" office:value="29177" calcext:value-type="float">
            <text:p>29177.00000 </text:p>
          </table:table-cell>
          <table:table-cell table:style-name="ce6" table:formula="of:=ACOT([.A217])" office:value-type="float" office:value="0.0000342735716354348" calcext:value-type="float">
            <text:p>0.000034273571635435</text:p>
          </table:table-cell>
          <table:table-cell table:number-columns-repeated="1022"/>
        </table:table-row>
        <table:table-row table:style-name="ro2">
          <table:table-cell table:style-name="ce4" office:value-type="float" office:value="5743" calcext:value-type="float">
            <text:p>5743.00000 </text:p>
          </table:table-cell>
          <table:table-cell table:style-name="ce6" table:formula="of:=ACOT([.A218])" office:value-type="float" office:value="0.0001741250200058" calcext:value-type="float">
            <text:p>0.000174125020005800</text:p>
          </table:table-cell>
          <table:table-cell table:number-columns-repeated="1022"/>
        </table:table-row>
        <table:table-row table:style-name="ro2">
          <table:table-cell table:style-name="ce4" office:value-type="float" office:value="10281" calcext:value-type="float">
            <text:p>10281.00000 </text:p>
          </table:table-cell>
          <table:table-cell table:style-name="ce6" table:formula="of:=ACOT([.A219])" office:value-type="float" office:value="0.0000972668025334134" calcext:value-type="float">
            <text:p>0.000097266802533413</text:p>
          </table:table-cell>
          <table:table-cell table:number-columns-repeated="1022"/>
        </table:table-row>
        <table:table-row table:style-name="ro2">
          <table:table-cell table:style-name="ce4" office:value-type="float" office:value="6616" calcext:value-type="float">
            <text:p>6616.00000 </text:p>
          </table:table-cell>
          <table:table-cell table:style-name="ce6" table:formula="of:=ACOT([.A220])" office:value-type="float" office:value="0.000151148729199635" calcext:value-type="float">
            <text:p>0.000151148729199635</text:p>
          </table:table-cell>
          <table:table-cell table:number-columns-repeated="1022"/>
        </table:table-row>
        <table:table-row table:style-name="ro2">
          <table:table-cell table:style-name="ce4" office:value-type="float" office:value="9122" calcext:value-type="float">
            <text:p>9122.00000 </text:p>
          </table:table-cell>
          <table:table-cell table:style-name="ce6" table:formula="of:=ACOT([.A221])" office:value-type="float" office:value="0.000109625081779585" calcext:value-type="float">
            <text:p>0.000109625081779585</text:p>
          </table:table-cell>
          <table:table-cell table:number-columns-repeated="1022"/>
        </table:table-row>
        <table:table-row table:style-name="ro2">
          <table:table-cell table:style-name="ce4" office:value-type="float" office:value="12147" calcext:value-type="float">
            <text:p>12147.00000 </text:p>
          </table:table-cell>
          <table:table-cell table:style-name="ce6" table:formula="of:=ACOT([.A222])" office:value-type="float" office:value="0.000082324853687421" calcext:value-type="float">
            <text:p>0.000082324853687421</text:p>
          </table:table-cell>
          <table:table-cell table:number-columns-repeated="1022"/>
        </table:table-row>
        <table:table-row table:style-name="ro2">
          <table:table-cell table:style-name="ce4" office:value-type="float" office:value="32612" calcext:value-type="float">
            <text:p>32612.00000 </text:p>
          </table:table-cell>
          <table:table-cell table:style-name="ce6" table:formula="of:=ACOT([.A223])" office:value-type="float" office:value="0.0000306635594162774" calcext:value-type="float">
            <text:p>0.000030663559416277</text:p>
          </table:table-cell>
          <table:table-cell table:number-columns-repeated="1022"/>
        </table:table-row>
        <table:table-row table:style-name="ro2">
          <table:table-cell table:style-name="ce4" office:value-type="float" office:value="10391" calcext:value-type="float">
            <text:p>10391.00000 </text:p>
          </table:table-cell>
          <table:table-cell table:style-name="ce6" table:formula="of:=ACOT([.A224])" office:value-type="float" office:value="0.0000962371279868979" calcext:value-type="float">
            <text:p>0.000096237127986898</text:p>
          </table:table-cell>
          <table:table-cell table:number-columns-repeated="1022"/>
        </table:table-row>
        <table:table-row table:style-name="ro2">
          <table:table-cell table:style-name="ce4" office:value-type="float" office:value="18523" calcext:value-type="float">
            <text:p>18523.00000 </text:p>
          </table:table-cell>
          <table:table-cell table:style-name="ce6" table:formula="of:=ACOT([.A225])" office:value-type="float" office:value="0.0000539869351092737" calcext:value-type="float">
            <text:p>0.000053986935109274</text:p>
          </table:table-cell>
          <table:table-cell table:number-columns-repeated="1022"/>
        </table:table-row>
        <table:table-row table:style-name="ro2">
          <table:table-cell table:style-name="ce4" office:value-type="float" office:value="9132" calcext:value-type="float">
            <text:p>9132.00000 </text:p>
          </table:table-cell>
          <table:table-cell table:style-name="ce6" table:formula="of:=ACOT([.A226])" office:value-type="float" office:value="0.000109505036793855" calcext:value-type="float">
            <text:p>0.000109505036793855</text:p>
          </table:table-cell>
          <table:table-cell table:number-columns-repeated="1022"/>
        </table:table-row>
        <table:table-row table:style-name="ro2">
          <table:table-cell table:style-name="ce4" office:value-type="float" office:value="31695" calcext:value-type="float">
            <text:p>31695.00000 </text:p>
          </table:table-cell>
          <table:table-cell table:style-name="ce6" table:formula="of:=ACOT([.A227])" office:value-type="float" office:value="0.0000315507177683916" calcext:value-type="float">
            <text:p>0.000031550717768392</text:p>
          </table:table-cell>
          <table:table-cell table:number-columns-repeated="1022"/>
        </table:table-row>
        <table:table-row table:style-name="ro2">
          <table:table-cell table:style-name="ce4" office:value-type="float" office:value="10065" calcext:value-type="float">
            <text:p>10065.00000 </text:p>
          </table:table-cell>
          <table:table-cell table:style-name="ce6" table:formula="of:=ACOT([.A228])" office:value-type="float" office:value="0.0000993541973879353" calcext:value-type="float">
            <text:p>0.000099354197387935</text:p>
          </table:table-cell>
          <table:table-cell table:number-columns-repeated="1022"/>
        </table:table-row>
        <table:table-row table:style-name="ro2">
          <table:table-cell table:style-name="ce4" office:value-type="float" office:value="29306" calcext:value-type="float">
            <text:p>29306.00000 </text:p>
          </table:table-cell>
          <table:table-cell table:style-name="ce6" table:formula="of:=ACOT([.A229])" office:value-type="float" office:value="0.0000341227052347293" calcext:value-type="float">
            <text:p>0.000034122705234729</text:p>
          </table:table-cell>
          <table:table-cell table:number-columns-repeated="1022"/>
        </table:table-row>
        <table:table-row table:style-name="ro2">
          <table:table-cell table:style-name="ce4" office:value-type="float" office:value="11175" calcext:value-type="float">
            <text:p>11175.00000 </text:p>
          </table:table-cell>
          <table:table-cell table:style-name="ce6" table:formula="of:=ACOT([.A230])" office:value-type="float" office:value="0.0000894854583739502" calcext:value-type="float">
            <text:p>0.000089485458373950</text:p>
          </table:table-cell>
          <table:table-cell table:number-columns-repeated="1022"/>
        </table:table-row>
        <table:table-row table:style-name="ro2">
          <table:table-cell table:style-name="ce4" office:value-type="float" office:value="25879" calcext:value-type="float">
            <text:p>25879.00000 </text:p>
          </table:table-cell>
          <table:table-cell table:style-name="ce6" table:formula="of:=ACOT([.A231])" office:value-type="float" office:value="0.0000386413694308807" calcext:value-type="float">
            <text:p>0.000038641369430881</text:p>
          </table:table-cell>
          <table:table-cell table:number-columns-repeated="1022"/>
        </table:table-row>
        <table:table-row table:style-name="ro2">
          <table:table-cell table:style-name="ce4" office:value-type="float" office:value="11027" calcext:value-type="float">
            <text:p>11027.00000 </text:p>
          </table:table-cell>
          <table:table-cell table:style-name="ce6" table:formula="of:=ACOT([.A232])" office:value-type="float" office:value="0.0000906864965319887" calcext:value-type="float">
            <text:p>0.000090686496531989</text:p>
          </table:table-cell>
          <table:table-cell table:number-columns-repeated="1022"/>
        </table:table-row>
        <table:table-row table:style-name="ro2">
          <table:table-cell table:style-name="ce4" office:value-type="float" office:value="24233" calcext:value-type="float">
            <text:p>24233.00000 </text:p>
          </table:table-cell>
          <table:table-cell table:style-name="ce6" table:formula="of:=ACOT([.A233])" office:value-type="float" office:value="0.0000412660421504896" calcext:value-type="float">
            <text:p>0.000041266042150490</text:p>
          </table:table-cell>
          <table:table-cell table:number-columns-repeated="1022"/>
        </table:table-row>
        <table:table-row table:style-name="ro2">
          <table:table-cell table:style-name="ce4" office:value-type="float" office:value="24053" calcext:value-type="float">
            <text:p>24053.00000 </text:p>
          </table:table-cell>
          <table:table-cell table:style-name="ce6" table:formula="of:=ACOT([.A234])" office:value-type="float" office:value="0.000041574855503379" calcext:value-type="float">
            <text:p>0.000041574855503379</text:p>
          </table:table-cell>
          <table:table-cell table:number-columns-repeated="1022"/>
        </table:table-row>
        <table:table-row table:style-name="ro2">
          <table:table-cell table:style-name="ce4" office:value-type="float" office:value="20947" calcext:value-type="float">
            <text:p>20947.00000 </text:p>
          </table:table-cell>
          <table:table-cell table:style-name="ce6" table:formula="of:=ACOT([.A235])" office:value-type="float" office:value="0.0000477395330711339" calcext:value-type="float">
            <text:p>0.000047739533071134</text:p>
          </table:table-cell>
          <table:table-cell table:number-columns-repeated="1022"/>
        </table:table-row>
        <table:table-row table:style-name="ro2">
          <table:table-cell table:style-name="ce4" office:value-type="float" office:value="8482" calcext:value-type="float">
            <text:p>8482.00000 </text:p>
          </table:table-cell>
          <table:table-cell table:style-name="ce6" table:formula="of:=ACOT([.A236])" office:value-type="float" office:value="0.000117896721924859" calcext:value-type="float">
            <text:p>0.000117896721924859</text:p>
          </table:table-cell>
          <table:table-cell table:number-columns-repeated="1022"/>
        </table:table-row>
        <table:table-row table:style-name="ro2">
          <table:table-cell table:style-name="ce4" office:value-type="float" office:value="29162" calcext:value-type="float">
            <text:p>29162.00000 </text:p>
          </table:table-cell>
          <table:table-cell table:style-name="ce6" table:formula="of:=ACOT([.A237])" office:value-type="float" office:value="0.0000342912008644003" calcext:value-type="float">
            <text:p>0.000034291200864400</text:p>
          </table:table-cell>
          <table:table-cell table:number-columns-repeated="1022"/>
        </table:table-row>
        <table:table-row table:style-name="ro2">
          <table:table-cell table:style-name="ce4" office:value-type="float" office:value="17701" calcext:value-type="float">
            <text:p>17701.00000 </text:p>
          </table:table-cell>
          <table:table-cell table:style-name="ce6" table:formula="of:=ACOT([.A238])" office:value-type="float" office:value="0.0000564939833305189" calcext:value-type="float">
            <text:p>0.000056493983330519</text:p>
          </table:table-cell>
          <table:table-cell table:number-columns-repeated="1022"/>
        </table:table-row>
        <table:table-row table:style-name="ro2">
          <table:table-cell table:style-name="ce4" office:value-type="float" office:value="13744" calcext:value-type="float">
            <text:p>13744.00000 </text:p>
          </table:table-cell>
          <table:table-cell table:style-name="ce6" table:formula="of:=ACOT([.A239])" office:value-type="float" office:value="0.0000727590219902208" calcext:value-type="float">
            <text:p>0.000072759021990221</text:p>
          </table:table-cell>
          <table:table-cell table:number-columns-repeated="1022"/>
        </table:table-row>
        <table:table-row table:style-name="ro2">
          <table:table-cell table:style-name="ce4" office:value-type="float" office:value="13456" calcext:value-type="float">
            <text:p>13456.00000 </text:p>
          </table:table-cell>
          <table:table-cell table:style-name="ce6" table:formula="of:=ACOT([.A240])" office:value-type="float" office:value="0.000074316289993881" calcext:value-type="float">
            <text:p>0.000074316289993881</text:p>
          </table:table-cell>
          <table:table-cell table:number-columns-repeated="1022"/>
        </table:table-row>
        <table:table-row table:style-name="ro2">
          <table:table-cell table:style-name="ce4" office:value-type="float" office:value="22745" calcext:value-type="float">
            <text:p>22745.00000 </text:p>
          </table:table-cell>
          <table:table-cell table:style-name="ce6" table:formula="of:=ACOT([.A241])" office:value-type="float" office:value="0.0000439657067203836" calcext:value-type="float">
            <text:p>0.000043965706720384</text:p>
          </table:table-cell>
          <table:table-cell table:number-columns-repeated="1022"/>
        </table:table-row>
        <table:table-row table:style-name="ro2">
          <table:table-cell table:style-name="ce4" office:value-type="float" office:value="4591" calcext:value-type="float">
            <text:p>4591.00000 </text:p>
          </table:table-cell>
          <table:table-cell table:style-name="ce6" table:formula="of:=ACOT([.A242])" office:value-type="float" office:value="0.000217817465516301" calcext:value-type="float">
            <text:p>0.000217817465516301</text:p>
          </table:table-cell>
          <table:table-cell table:number-columns-repeated="1022"/>
        </table:table-row>
        <table:table-row table:style-name="ro2">
          <table:table-cell table:style-name="ce4" office:value-type="float" office:value="6859" calcext:value-type="float">
            <text:p>6859.00000 </text:p>
          </table:table-cell>
          <table:table-cell table:style-name="ce6" table:formula="of:=ACOT([.A243])" office:value-type="float" office:value="0.000145793846466624" calcext:value-type="float">
            <text:p>0.000145793846466624</text:p>
          </table:table-cell>
          <table:table-cell table:number-columns-repeated="1022"/>
        </table:table-row>
        <table:table-row table:style-name="ro2">
          <table:table-cell table:style-name="ce4" office:value-type="float" office:value="12814" calcext:value-type="float">
            <text:p>12814.00000 </text:p>
          </table:table-cell>
          <table:table-cell table:style-name="ce6" table:formula="of:=ACOT([.A244])" office:value-type="float" office:value="0.0000780396439807873" calcext:value-type="float">
            <text:p>0.000078039643980787</text:p>
          </table:table-cell>
          <table:table-cell table:number-columns-repeated="1022"/>
        </table:table-row>
        <table:table-row table:style-name="ro2">
          <table:table-cell table:style-name="ce4" office:value-type="float" office:value="11313" calcext:value-type="float">
            <text:p>11313.00000 </text:p>
          </table:table-cell>
          <table:table-cell table:style-name="ce6" table:formula="of:=ACOT([.A245])" office:value-type="float" office:value="0.0000883938829130404" calcext:value-type="float">
            <text:p>0.000088393882913040</text:p>
          </table:table-cell>
          <table:table-cell table:number-columns-repeated="1022"/>
        </table:table-row>
        <table:table-row table:style-name="ro2">
          <table:table-cell table:style-name="ce4" office:value-type="float" office:value="15794" calcext:value-type="float">
            <text:p>15794.00000 </text:p>
          </table:table-cell>
          <table:table-cell table:style-name="ce6" table:formula="of:=ACOT([.A246])" office:value-type="float" office:value="0.0000633151828961509" calcext:value-type="float">
            <text:p>0.000063315182896151</text:p>
          </table:table-cell>
          <table:table-cell table:number-columns-repeated="1022"/>
        </table:table-row>
        <table:table-row table:style-name="ro2">
          <table:table-cell table:style-name="ce4" office:value-type="float" office:value="2654" calcext:value-type="float">
            <text:p>2654.00000 </text:p>
          </table:table-cell>
          <table:table-cell table:style-name="ce6" table:formula="of:=ACOT([.A247])" office:value-type="float" office:value="0.000376789733487648" calcext:value-type="float">
            <text:p>0.000376789733487648</text:p>
          </table:table-cell>
          <table:table-cell table:number-columns-repeated="1022"/>
        </table:table-row>
        <table:table-row table:style-name="ro2">
          <table:table-cell table:style-name="ce4" office:value-type="float" office:value="24065" calcext:value-type="float">
            <text:p>24065.00000 </text:p>
          </table:table-cell>
          <table:table-cell table:style-name="ce6" table:formula="of:=ACOT([.A248])" office:value-type="float" office:value="0.0000415541242229089" calcext:value-type="float">
            <text:p>0.000041554124222909</text:p>
          </table:table-cell>
          <table:table-cell table:number-columns-repeated="1022"/>
        </table:table-row>
        <table:table-row table:style-name="ro2">
          <table:table-cell table:style-name="ce4" office:value-type="float" office:value="16018" calcext:value-type="float">
            <text:p>16018.00000 </text:p>
          </table:table-cell>
          <table:table-cell table:style-name="ce6" table:formula="of:=ACOT([.A249])" office:value-type="float" office:value="0.0000624297664315598" calcext:value-type="float">
            <text:p>0.000062429766431560</text:p>
          </table:table-cell>
          <table:table-cell table:number-columns-repeated="1022"/>
        </table:table-row>
        <table:table-row table:style-name="ro2">
          <table:table-cell table:style-name="ce4" office:value-type="float" office:value="12577" calcext:value-type="float">
            <text:p>12577.00000 </text:p>
          </table:table-cell>
          <table:table-cell table:style-name="ce6" table:formula="of:=ACOT([.A250])" office:value-type="float" office:value="0.0000795102168953399" calcext:value-type="float">
            <text:p>0.000079510216895340</text:p>
          </table:table-cell>
          <table:table-cell table:number-columns-repeated="1022"/>
        </table:table-row>
        <table:table-row table:style-name="ro2">
          <table:table-cell table:style-name="ce4" office:value-type="float" office:value="26783" calcext:value-type="float">
            <text:p>26783.00000 </text:p>
          </table:table-cell>
          <table:table-cell table:style-name="ce6" table:formula="of:=ACOT([.A251])" office:value-type="float" office:value="0.0000373371168105319" calcext:value-type="float">
            <text:p>0.000037337116810532</text:p>
          </table:table-cell>
          <table:table-cell table:number-columns-repeated="1022"/>
        </table:table-row>
        <table:table-row table:style-name="ro2">
          <table:table-cell table:style-name="ce4" office:value-type="float" office:value="28888" calcext:value-type="float">
            <text:p>28888.00000 </text:p>
          </table:table-cell>
          <table:table-cell table:style-name="ce6" table:formula="of:=ACOT([.A252])" office:value-type="float" office:value="0.0000346164497231349" calcext:value-type="float">
            <text:p>0.000034616449723135</text:p>
          </table:table-cell>
          <table:table-cell table:number-columns-repeated="1022"/>
        </table:table-row>
        <table:table-row table:style-name="ro2">
          <table:table-cell table:style-name="ce4" office:value-type="float" office:value="30594" calcext:value-type="float">
            <text:p>30594.00000 </text:p>
          </table:table-cell>
          <table:table-cell table:style-name="ce6" table:formula="of:=ACOT([.A253])" office:value-type="float" office:value="0.0000326861475989926" calcext:value-type="float">
            <text:p>0.000032686147598993</text:p>
          </table:table-cell>
          <table:table-cell table:number-columns-repeated="1022"/>
        </table:table-row>
        <table:table-row table:style-name="ro2">
          <table:table-cell table:style-name="ce4" office:value-type="float" office:value="17208" calcext:value-type="float">
            <text:p>17208.00000 </text:p>
          </table:table-cell>
          <table:table-cell table:style-name="ce6" table:formula="of:=ACOT([.A254])" office:value-type="float" office:value="0.0000581125057457221" calcext:value-type="float">
            <text:p>0.000058112505745722</text:p>
          </table:table-cell>
          <table:table-cell table:number-columns-repeated="1022"/>
        </table:table-row>
        <table:table-row table:style-name="ro2">
          <table:table-cell table:style-name="ce4" office:value-type="float" office:value="18405" calcext:value-type="float">
            <text:p>18405.00000 </text:p>
          </table:table-cell>
          <table:table-cell table:style-name="ce6" table:formula="of:=ACOT([.A255])" office:value-type="float" office:value="0.0000543330616145088" calcext:value-type="float">
            <text:p>0.000054333061614509</text:p>
          </table:table-cell>
          <table:table-cell table:number-columns-repeated="1022"/>
        </table:table-row>
        <table:table-row table:style-name="ro2">
          <table:table-cell table:style-name="ce4" office:value-type="float" office:value="11676" calcext:value-type="float">
            <text:p>11676.00000 </text:p>
          </table:table-cell>
          <table:table-cell table:style-name="ce6" table:formula="of:=ACOT([.A256])" office:value-type="float" office:value="0.0000856457688895862" calcext:value-type="float">
            <text:p>0.000085645768889586</text:p>
          </table:table-cell>
          <table:table-cell table:number-columns-repeated="1022"/>
        </table:table-row>
        <table:table-row table:style-name="ro2">
          <table:table-cell table:style-name="ce4" office:value-type="float" office:value="24497" calcext:value-type="float">
            <text:p>24497.00000 </text:p>
          </table:table-cell>
          <table:table-cell table:style-name="ce6" table:formula="of:=ACOT([.A257])" office:value-type="float" office:value="0.0000408213250375766" calcext:value-type="float">
            <text:p>0.000040821325037577</text:p>
          </table:table-cell>
          <table:table-cell table:number-columns-repeated="1022"/>
        </table:table-row>
        <table:table-row table:style-name="ro2">
          <table:table-cell table:style-name="ce4" office:value-type="float" office:value="9334" calcext:value-type="float">
            <text:p>9334.00000 </text:p>
          </table:table-cell>
          <table:table-cell table:style-name="ce6" table:formula="of:=ACOT([.A258])" office:value-type="float" office:value="0.000107135204218345" calcext:value-type="float">
            <text:p>0.000107135204218345</text:p>
          </table:table-cell>
          <table:table-cell table:number-columns-repeated="1022"/>
        </table:table-row>
        <table:table-row table:style-name="ro2">
          <table:table-cell table:style-name="ce4" office:value-type="float" office:value="30477" calcext:value-type="float">
            <text:p>30477.00000 </text:p>
          </table:table-cell>
          <table:table-cell table:style-name="ce6" table:formula="of:=ACOT([.A259])" office:value-type="float" office:value="0.0000328116284293856" calcext:value-type="float">
            <text:p>0.000032811628429386</text:p>
          </table:table-cell>
          <table:table-cell table:number-columns-repeated="1022"/>
        </table:table-row>
        <table:table-row table:style-name="ro2">
          <table:table-cell table:style-name="ce4" office:value-type="float" office:value="18120" calcext:value-type="float">
            <text:p>18120.00000 </text:p>
          </table:table-cell>
          <table:table-cell table:style-name="ce6" table:formula="of:=ACOT([.A260])" office:value-type="float" office:value="0.0000551876379129013" calcext:value-type="float">
            <text:p>0.000055187637912901</text:p>
          </table:table-cell>
          <table:table-cell table:number-columns-repeated="1022"/>
        </table:table-row>
        <table:table-row table:style-name="ro2">
          <table:table-cell table:style-name="ce4" office:value-type="float" office:value="17025" calcext:value-type="float">
            <text:p>17025.00000 </text:p>
          </table:table-cell>
          <table:table-cell table:style-name="ce6" table:formula="of:=ACOT([.A261])" office:value-type="float" office:value="0.0000587371511806545" calcext:value-type="float">
            <text:p>0.000058737151180655</text:p>
          </table:table-cell>
          <table:table-cell table:number-columns-repeated="1022"/>
        </table:table-row>
        <table:table-row table:style-name="ro2">
          <table:table-cell table:style-name="ce4" office:value-type="float" office:value="2630" calcext:value-type="float">
            <text:p>2630.00000 </text:p>
          </table:table-cell>
          <table:table-cell table:style-name="ce6" table:formula="of:=ACOT([.A262])" office:value-type="float" office:value="0.000380228118558534" calcext:value-type="float">
            <text:p>0.000380228118558534</text:p>
          </table:table-cell>
          <table:table-cell table:number-columns-repeated="1022"/>
        </table:table-row>
        <table:table-row table:style-name="ro2">
          <table:table-cell table:style-name="ce4" office:value-type="float" office:value="20252" calcext:value-type="float">
            <text:p>20252.00000 </text:p>
          </table:table-cell>
          <table:table-cell table:style-name="ce6" table:formula="of:=ACOT([.A263])" office:value-type="float" office:value="0.0000493778391854605" calcext:value-type="float">
            <text:p>0.000049377839185461</text:p>
          </table:table-cell>
          <table:table-cell table:number-columns-repeated="1022"/>
        </table:table-row>
        <table:table-row table:style-name="ro2">
          <table:table-cell table:style-name="ce4" office:value-type="float" office:value="1372" calcext:value-type="float">
            <text:p>1372.00000 </text:p>
          </table:table-cell>
          <table:table-cell table:style-name="ce6" table:formula="of:=ACOT([.A264])" office:value-type="float" office:value="0.000728862844693534" calcext:value-type="float">
            <text:p>0.000728862844693534</text:p>
          </table:table-cell>
          <table:table-cell table:number-columns-repeated="1022"/>
        </table:table-row>
        <table:table-row table:style-name="ro2">
          <table:table-cell table:style-name="ce4" office:value-type="float" office:value="2245" calcext:value-type="float">
            <text:p>2245.00000 </text:p>
          </table:table-cell>
          <table:table-cell table:style-name="ce6" table:formula="of:=ACOT([.A265])" office:value-type="float" office:value="0.000445434268981026" calcext:value-type="float">
            <text:p>0.000445434268981026</text:p>
          </table:table-cell>
          <table:table-cell table:number-columns-repeated="1022"/>
        </table:table-row>
        <table:table-row table:style-name="ro2">
          <table:table-cell table:style-name="ce4" office:value-type="float" office:value="11966" calcext:value-type="float">
            <text:p>11966.00000 </text:p>
          </table:table-cell>
          <table:table-cell table:style-name="ce6" table:formula="of:=ACOT([.A266])" office:value-type="float" office:value="0.0000835701151320478" calcext:value-type="float">
            <text:p>0.000083570115132048</text:p>
          </table:table-cell>
          <table:table-cell table:number-columns-repeated="1022"/>
        </table:table-row>
        <table:table-row table:style-name="ro2">
          <table:table-cell table:style-name="ce4" office:value-type="float" office:value="1061" calcext:value-type="float">
            <text:p>1061.00000 </text:p>
          </table:table-cell>
          <table:table-cell table:style-name="ce6" table:formula="of:=ACOT([.A267])" office:value-type="float" office:value="0.000942506789720632" calcext:value-type="float">
            <text:p>0.000942506789720632</text:p>
          </table:table-cell>
          <table:table-cell table:number-columns-repeated="1022"/>
        </table:table-row>
        <table:table-row table:style-name="ro2">
          <table:table-cell table:style-name="ce4" office:value-type="float" office:value="26157" calcext:value-type="float">
            <text:p>26157.00000 </text:p>
          </table:table-cell>
          <table:table-cell table:style-name="ce6" table:formula="of:=ACOT([.A268])" office:value-type="float" office:value="0.0000382306839281643" calcext:value-type="float">
            <text:p>0.000038230683928164</text:p>
          </table:table-cell>
          <table:table-cell table:number-columns-repeated="1022"/>
        </table:table-row>
        <table:table-row table:style-name="ro2">
          <table:table-cell table:style-name="ce4" office:value-type="float" office:value="12489" calcext:value-type="float">
            <text:p>12489.00000 </text:p>
          </table:table-cell>
          <table:table-cell table:style-name="ce6" table:formula="of:=ACOT([.A269])" office:value-type="float" office:value="0.0000800704618353354" calcext:value-type="float">
            <text:p>0.000080070461835335</text:p>
          </table:table-cell>
          <table:table-cell table:number-columns-repeated="1022"/>
        </table:table-row>
        <table:table-row table:style-name="ro2">
          <table:table-cell table:style-name="ce4" office:value-type="float" office:value="30859" calcext:value-type="float">
            <text:p>30859.00000 </text:p>
          </table:table-cell>
          <table:table-cell table:style-name="ce6" table:formula="of:=ACOT([.A270])" office:value-type="float" office:value="0.0000324054570675081" calcext:value-type="float">
            <text:p>0.000032405457067508</text:p>
          </table:table-cell>
          <table:table-cell table:number-columns-repeated="1022"/>
        </table:table-row>
        <table:table-row table:style-name="ro2">
          <table:table-cell table:style-name="ce4" office:value-type="float" office:value="32110" calcext:value-type="float">
            <text:p>32110.00000 </text:p>
          </table:table-cell>
          <table:table-cell table:style-name="ce6" table:formula="of:=ACOT([.A271])" office:value-type="float" office:value="0.0000311429461126167" calcext:value-type="float">
            <text:p>0.000031142946112617</text:p>
          </table:table-cell>
          <table:table-cell table:number-columns-repeated="1022"/>
        </table:table-row>
        <table:table-row table:style-name="ro2">
          <table:table-cell table:style-name="ce4" office:value-type="float" office:value="8575" calcext:value-type="float">
            <text:p>8575.00000 </text:p>
          </table:table-cell>
          <table:table-cell table:style-name="ce6" table:formula="of:=ACOT([.A272])" office:value-type="float" office:value="0.000116618075272967" calcext:value-type="float">
            <text:p>0.000116618075272967</text:p>
          </table:table-cell>
          <table:table-cell table:number-columns-repeated="1022"/>
        </table:table-row>
        <table:table-row table:style-name="ro2">
          <table:table-cell table:style-name="ce4" office:value-type="float" office:value="1940" calcext:value-type="float">
            <text:p>1940.00000 </text:p>
          </table:table-cell>
          <table:table-cell table:style-name="ce6" table:formula="of:=ACOT([.A273])" office:value-type="float" office:value="0.00051546387187229" calcext:value-type="float">
            <text:p>0.000515463871872290</text:p>
          </table:table-cell>
          <table:table-cell table:number-columns-repeated="1022"/>
        </table:table-row>
        <table:table-row table:style-name="ro2">
          <table:table-cell table:style-name="ce4" office:value-type="float" office:value="24364" calcext:value-type="float">
            <text:p>24364.00000 </text:p>
          </table:table-cell>
          <table:table-cell table:style-name="ce6" table:formula="of:=ACOT([.A274])" office:value-type="float" office:value="0.0000410441634968173" calcext:value-type="float">
            <text:p>0.000041044163496817</text:p>
          </table:table-cell>
          <table:table-cell table:number-columns-repeated="1022"/>
        </table:table-row>
        <table:table-row table:style-name="ro2">
          <table:table-cell table:style-name="ce4" office:value-type="float" office:value="30926" calcext:value-type="float">
            <text:p>30926.00000 </text:p>
          </table:table-cell>
          <table:table-cell table:style-name="ce6" table:formula="of:=ACOT([.A275])" office:value-type="float" office:value="0.0000323352518802888" calcext:value-type="float">
            <text:p>0.000032335251880289</text:p>
          </table:table-cell>
          <table:table-cell table:number-columns-repeated="1022"/>
        </table:table-row>
        <table:table-row table:style-name="ro2">
          <table:table-cell table:style-name="ce4" office:value-type="float" office:value="20693" calcext:value-type="float">
            <text:p>20693.00000 </text:p>
          </table:table-cell>
          <table:table-cell table:style-name="ce6" table:formula="of:=ACOT([.A276])" office:value-type="float" office:value="0.0000483255206698008" calcext:value-type="float">
            <text:p>0.000048325520669801</text:p>
          </table:table-cell>
          <table:table-cell table:number-columns-repeated="1022"/>
        </table:table-row>
        <table:table-row table:style-name="ro2">
          <table:table-cell table:style-name="ce4" office:value-type="float" office:value="1897" calcext:value-type="float">
            <text:p>1897.00000 </text:p>
          </table:table-cell>
          <table:table-cell table:style-name="ce6" table:formula="of:=ACOT([.A277])" office:value-type="float" office:value="0.000527148079795259" calcext:value-type="float">
            <text:p>0.000527148079795259</text:p>
          </table:table-cell>
          <table:table-cell table:number-columns-repeated="1022"/>
        </table:table-row>
        <table:table-row table:style-name="ro2">
          <table:table-cell table:style-name="ce4" office:value-type="float" office:value="24415" calcext:value-type="float">
            <text:p>24415.00000 </text:p>
          </table:table-cell>
          <table:table-cell table:style-name="ce6" table:formula="of:=ACOT([.A278])" office:value-type="float" office:value="0.0000409584271734431" calcext:value-type="float">
            <text:p>0.000040958427173443</text:p>
          </table:table-cell>
          <table:table-cell table:number-columns-repeated="1022"/>
        </table:table-row>
        <table:table-row table:style-name="ro2">
          <table:table-cell table:style-name="ce4" office:value-type="float" office:value="32089" calcext:value-type="float">
            <text:p>32089.00000 </text:p>
          </table:table-cell>
          <table:table-cell table:style-name="ce6" table:formula="of:=ACOT([.A279])" office:value-type="float" office:value="0.0000311633269867162" calcext:value-type="float">
            <text:p>0.000031163326986716</text:p>
          </table:table-cell>
          <table:table-cell table:number-columns-repeated="1022"/>
        </table:table-row>
        <table:table-row table:style-name="ro2">
          <table:table-cell table:style-name="ce4" office:value-type="float" office:value="9992" calcext:value-type="float">
            <text:p>9992.00000 </text:p>
          </table:table-cell>
          <table:table-cell table:style-name="ce6" table:formula="of:=ACOT([.A280])" office:value-type="float" office:value="0.000100080063716979" calcext:value-type="float">
            <text:p>0.000100080063716979</text:p>
          </table:table-cell>
          <table:table-cell table:number-columns-repeated="1022"/>
        </table:table-row>
        <table:table-row table:style-name="ro2">
          <table:table-cell table:style-name="ce4" office:value-type="float" office:value="32660" calcext:value-type="float">
            <text:p>32660.00000 </text:p>
          </table:table-cell>
          <table:table-cell table:style-name="ce6" table:formula="of:=ACOT([.A281])" office:value-type="float" office:value="0.0000306184935605636" calcext:value-type="float">
            <text:p>0.000030618493560564</text:p>
          </table:table-cell>
          <table:table-cell table:number-columns-repeated="1022"/>
        </table:table-row>
        <table:table-row table:style-name="ro2">
          <table:table-cell table:style-name="ce4" office:value-type="float" office:value="5081" calcext:value-type="float">
            <text:p>5081.00000 </text:p>
          </table:table-cell>
          <table:table-cell table:style-name="ce6" table:formula="of:=ACOT([.A282])" office:value-type="float" office:value="0.00019681164870855" calcext:value-type="float">
            <text:p>0.000196811648708550</text:p>
          </table:table-cell>
          <table:table-cell table:number-columns-repeated="1022"/>
        </table:table-row>
        <table:table-row table:style-name="ro2">
          <table:table-cell table:style-name="ce4" office:value-type="float" office:value="24896" calcext:value-type="float">
            <text:p>24896.00000 </text:p>
          </table:table-cell>
          <table:table-cell table:style-name="ce6" table:formula="of:=ACOT([.A283])" office:value-type="float" office:value="0.0000401670950940236" calcext:value-type="float">
            <text:p>0.000040167095094024</text:p>
          </table:table-cell>
          <table:table-cell table:number-columns-repeated="1022"/>
        </table:table-row>
        <table:table-row table:style-name="ro2">
          <table:table-cell table:style-name="ce4" office:value-type="float" office:value="28311" calcext:value-type="float">
            <text:p>28311.00000 </text:p>
          </table:table-cell>
          <table:table-cell table:style-name="ce6" table:formula="of:=ACOT([.A284])" office:value-type="float" office:value="0.0000353219596476162" calcext:value-type="float">
            <text:p>0.000035321959647616</text:p>
          </table:table-cell>
          <table:table-cell table:number-columns-repeated="1022"/>
        </table:table-row>
        <table:table-row table:style-name="ro2">
          <table:table-cell table:style-name="ce4" office:value-type="float" office:value="26979" calcext:value-type="float">
            <text:p>26979.00000 </text:p>
          </table:table-cell>
          <table:table-cell table:style-name="ce6" table:formula="of:=ACOT([.A285])" office:value-type="float" office:value="0.0000370658660269196" calcext:value-type="float">
            <text:p>0.000037065866026920</text:p>
          </table:table-cell>
          <table:table-cell table:number-columns-repeated="1022"/>
        </table:table-row>
        <table:table-row table:style-name="ro2">
          <table:table-cell table:style-name="ce4" office:value-type="float" office:value="17978" calcext:value-type="float">
            <text:p>17978.00000 </text:p>
          </table:table-cell>
          <table:table-cell table:style-name="ce6" table:formula="of:=ACOT([.A286])" office:value-type="float" office:value="0.0000556235398245786" calcext:value-type="float">
            <text:p>0.000055623539824579</text:p>
          </table:table-cell>
          <table:table-cell table:number-columns-repeated="1022"/>
        </table:table-row>
        <table:table-row table:style-name="ro2">
          <table:table-cell table:style-name="ce4" office:value-type="float" office:value="26354" calcext:value-type="float">
            <text:p>26354.00000 </text:p>
          </table:table-cell>
          <table:table-cell table:style-name="ce6" table:formula="of:=ACOT([.A287])" office:value-type="float" office:value="0.0000379449039811242" calcext:value-type="float">
            <text:p>0.000037944903981124</text:p>
          </table:table-cell>
          <table:table-cell table:number-columns-repeated="1022"/>
        </table:table-row>
        <table:table-row table:style-name="ro2">
          <table:table-cell table:style-name="ce4" office:value-type="float" office:value="16958" calcext:value-type="float">
            <text:p>16958.00000 </text:p>
          </table:table-cell>
          <table:table-cell table:style-name="ce6" table:formula="of:=ACOT([.A288])" office:value-type="float" office:value="0.0000589692179997492" calcext:value-type="float">
            <text:p>0.000058969217999749</text:p>
          </table:table-cell>
          <table:table-cell table:number-columns-repeated="1022"/>
        </table:table-row>
        <table:table-row table:style-name="ro2">
          <table:table-cell table:style-name="ce4" office:value-type="float" office:value="3698" calcext:value-type="float">
            <text:p>3698.00000 </text:p>
          </table:table-cell>
          <table:table-cell table:style-name="ce6" table:formula="of:=ACOT([.A289])" office:value-type="float" office:value="0.000270416434728249" calcext:value-type="float">
            <text:p>0.000270416434728249</text:p>
          </table:table-cell>
          <table:table-cell table:number-columns-repeated="1022"/>
        </table:table-row>
        <table:table-row table:style-name="ro2">
          <table:table-cell table:style-name="ce4" office:value-type="float" office:value="3136" calcext:value-type="float">
            <text:p>3136.00000 </text:p>
          </table:table-cell>
          <table:table-cell table:style-name="ce6" table:formula="of:=ACOT([.A290])" office:value-type="float" office:value="0.000318877540212315" calcext:value-type="float">
            <text:p>0.000318877540212315</text:p>
          </table:table-cell>
          <table:table-cell table:number-columns-repeated="1022"/>
        </table:table-row>
        <table:table-row table:style-name="ro2">
          <table:table-cell table:style-name="ce4" office:value-type="float" office:value="13703" calcext:value-type="float">
            <text:p>13703.00000 </text:p>
          </table:table-cell>
          <table:table-cell table:style-name="ce6" table:formula="of:=ACOT([.A291])" office:value-type="float" office:value="0.0000729767202964915" calcext:value-type="float">
            <text:p>0.000072976720296492</text:p>
          </table:table-cell>
          <table:table-cell table:number-columns-repeated="1022"/>
        </table:table-row>
        <table:table-row table:style-name="ro2">
          <table:table-cell table:style-name="ce4" office:value-type="float" office:value="13258" calcext:value-type="float">
            <text:p>13258.00000 </text:p>
          </table:table-cell>
          <table:table-cell table:style-name="ce6" table:formula="of:=ACOT([.A292])" office:value-type="float" office:value="0.0000754261576483284" calcext:value-type="float">
            <text:p>0.000075426157648328</text:p>
          </table:table-cell>
          <table:table-cell table:number-columns-repeated="1022"/>
        </table:table-row>
        <table:table-row table:style-name="ro2">
          <table:table-cell table:style-name="ce4" office:value-type="float" office:value="25643" calcext:value-type="float">
            <text:p>25643.00000 </text:p>
          </table:table-cell>
          <table:table-cell table:style-name="ce6" table:formula="of:=ACOT([.A293])" office:value-type="float" office:value="0.0000389969972114379" calcext:value-type="float">
            <text:p>0.000038996997211438</text:p>
          </table:table-cell>
          <table:table-cell table:number-columns-repeated="1022"/>
        </table:table-row>
        <table:table-row table:style-name="ro2">
          <table:table-cell table:style-name="ce4" office:value-type="float" office:value="17723" calcext:value-type="float">
            <text:p>17723.00000 </text:p>
          </table:table-cell>
          <table:table-cell table:style-name="ce6" table:formula="of:=ACOT([.A294])" office:value-type="float" office:value="0.000056423855946397" calcext:value-type="float">
            <text:p>0.000056423855946397</text:p>
          </table:table-cell>
          <table:table-cell table:number-columns-repeated="1022"/>
        </table:table-row>
        <table:table-row table:style-name="ro2">
          <table:table-cell table:style-name="ce4" office:value-type="float" office:value="12383" calcext:value-type="float">
            <text:p>12383.00000 </text:p>
          </table:table-cell>
          <table:table-cell table:style-name="ce6" table:formula="of:=ACOT([.A295])" office:value-type="float" office:value="0.0000807558748143755" calcext:value-type="float">
            <text:p>0.000080755874814376</text:p>
          </table:table-cell>
          <table:table-cell table:number-columns-repeated="1022"/>
        </table:table-row>
        <table:table-row table:style-name="ro2">
          <table:table-cell table:style-name="ce4" office:value-type="float" office:value="21803" calcext:value-type="float">
            <text:p>21803.00000 </text:p>
          </table:table-cell>
          <table:table-cell table:style-name="ce6" table:formula="of:=ACOT([.A296])" office:value-type="float" office:value="0.0000458652478694255" calcext:value-type="float">
            <text:p>0.000045865247869426</text:p>
          </table:table-cell>
          <table:table-cell table:number-columns-repeated="1022"/>
        </table:table-row>
        <table:table-row table:style-name="ro2">
          <table:table-cell table:style-name="ce4" office:value-type="float" office:value="16526" calcext:value-type="float">
            <text:p>16526.00000 </text:p>
          </table:table-cell>
          <table:table-cell table:style-name="ce6" table:formula="of:=ACOT([.A297])" office:value-type="float" office:value="0.0000605107103217595" calcext:value-type="float">
            <text:p>0.000060510710321760</text:p>
          </table:table-cell>
          <table:table-cell table:number-columns-repeated="1022"/>
        </table:table-row>
        <table:table-row table:style-name="ro2">
          <table:table-cell table:style-name="ce4" office:value-type="float" office:value="3009" calcext:value-type="float">
            <text:p>3009.00000 </text:p>
          </table:table-cell>
          <table:table-cell table:style-name="ce6" table:formula="of:=ACOT([.A298])" office:value-type="float" office:value="0.000332336312125037" calcext:value-type="float">
            <text:p>0.000332336312125037</text:p>
          </table:table-cell>
          <table:table-cell table:number-columns-repeated="1022"/>
        </table:table-row>
        <table:table-row table:style-name="ro2">
          <table:table-cell table:style-name="ce4" office:value-type="float" office:value="29190" calcext:value-type="float">
            <text:p>29190.00000 </text:p>
          </table:table-cell>
          <table:table-cell table:style-name="ce6" table:formula="of:=ACOT([.A299])" office:value-type="float" office:value="0.000034258307626045" calcext:value-type="float">
            <text:p>0.000034258307626045</text:p>
          </table:table-cell>
          <table:table-cell table:number-columns-repeated="1022"/>
        </table:table-row>
        <table:table-row table:style-name="ro2">
          <table:table-cell table:style-name="ce4" office:value-type="float" office:value="22475" calcext:value-type="float">
            <text:p>22475.00000 </text:p>
          </table:table-cell>
          <table:table-cell table:style-name="ce6" table:formula="of:=ACOT([.A300])" office:value-type="float" office:value="0.0000444938820618468" calcext:value-type="float">
            <text:p>0.000044493882061847</text:p>
          </table:table-cell>
          <table:table-cell table:number-columns-repeated="1022"/>
        </table:table-row>
        <table:table-row table:style-name="ro2">
          <table:table-cell table:style-name="ce4" office:value-type="float" office:value="19502" calcext:value-type="float">
            <text:p>19502.00000 </text:p>
          </table:table-cell>
          <table:table-cell table:style-name="ce6" table:formula="of:=ACOT([.A301])" office:value-type="float" office:value="0.000051276792078836" calcext:value-type="float">
            <text:p>0.000051276792078836</text:p>
          </table:table-cell>
          <table:table-cell table:number-columns-repeated="1022"/>
        </table:table-row>
        <table:table-row table:style-name="ro2">
          <table:table-cell table:style-name="ce4" office:value-type="float" office:value="28578" calcext:value-type="float">
            <text:p>28578.00000 </text:p>
          </table:table-cell>
          <table:table-cell table:style-name="ce6" table:formula="of:=ACOT([.A302])" office:value-type="float" office:value="0.0000349919518367603" calcext:value-type="float">
            <text:p>0.000034991951836760</text:p>
          </table:table-cell>
          <table:table-cell table:number-columns-repeated="1022"/>
        </table:table-row>
        <table:table-row table:style-name="ro2">
          <table:table-cell table:style-name="ce4" office:value-type="float" office:value="28251" calcext:value-type="float">
            <text:p>28251.00000 </text:p>
          </table:table-cell>
          <table:table-cell table:style-name="ce6" table:formula="of:=ACOT([.A303])" office:value-type="float" office:value="0.000035396977083213" calcext:value-type="float">
            <text:p>0.000035396977083213</text:p>
          </table:table-cell>
          <table:table-cell table:number-columns-repeated="1022"/>
        </table:table-row>
        <table:table-row table:style-name="ro2">
          <table:table-cell table:style-name="ce4" office:value-type="float" office:value="13854" calcext:value-type="float">
            <text:p>13854.00000 </text:p>
          </table:table-cell>
          <table:table-cell table:style-name="ce6" table:formula="of:=ACOT([.A304])" office:value-type="float" office:value="0.0000721813193491627" calcext:value-type="float">
            <text:p>0.000072181319349163</text:p>
          </table:table-cell>
          <table:table-cell table:number-columns-repeated="1022"/>
        </table:table-row>
        <table:table-row table:style-name="ro2">
          <table:table-cell table:style-name="ce4" office:value-type="float" office:value="21884" calcext:value-type="float">
            <text:p>21884.00000 </text:p>
          </table:table-cell>
          <table:table-cell table:style-name="ce6" table:formula="of:=ACOT([.A305])" office:value-type="float" office:value="0.0000456954852541269" calcext:value-type="float">
            <text:p>0.000045695485254127</text:p>
          </table:table-cell>
          <table:table-cell table:number-columns-repeated="1022"/>
        </table:table-row>
        <table:table-row table:style-name="ro2">
          <table:table-cell table:style-name="ce4" office:value-type="float" office:value="3102" calcext:value-type="float">
            <text:p>3102.00000 </text:p>
          </table:table-cell>
          <table:table-cell table:style-name="ce6" table:formula="of:=ACOT([.A306])" office:value-type="float" office:value="0.000322372651630598" calcext:value-type="float">
            <text:p>0.000322372651630598</text:p>
          </table:table-cell>
          <table:table-cell table:number-columns-repeated="1022"/>
        </table:table-row>
        <table:table-row table:style-name="ro2">
          <table:table-cell table:style-name="ce4" office:value-type="float" office:value="32754" calcext:value-type="float">
            <text:p>32754.00000 </text:p>
          </table:table-cell>
          <table:table-cell table:style-name="ce6" table:formula="of:=ACOT([.A307])" office:value-type="float" office:value="0.0000305306222045942" calcext:value-type="float">
            <text:p>0.000030530622204594</text:p>
          </table:table-cell>
          <table:table-cell table:number-columns-repeated="1022"/>
        </table:table-row>
        <table:table-row table:style-name="ro2">
          <table:table-cell table:style-name="ce4" office:value-type="float" office:value="7035" calcext:value-type="float">
            <text:p>7035.00000 </text:p>
          </table:table-cell>
          <table:table-cell table:style-name="ce6" table:formula="of:=ACOT([.A308])" office:value-type="float" office:value="0.000142146409845667" calcext:value-type="float">
            <text:p>0.000142146409845667</text:p>
          </table:table-cell>
          <table:table-cell table:number-columns-repeated="1022"/>
        </table:table-row>
        <table:table-row table:style-name="ro2">
          <table:table-cell table:style-name="ce4" office:value-type="float" office:value="26952" calcext:value-type="float">
            <text:p>26952.00000 </text:p>
          </table:table-cell>
          <table:table-cell table:style-name="ce6" table:formula="of:=ACOT([.A309])" office:value-type="float" office:value="0.0000371029979051585" calcext:value-type="float">
            <text:p>0.000037102997905159</text:p>
          </table:table-cell>
          <table:table-cell table:number-columns-repeated="1022"/>
        </table:table-row>
        <table:table-row table:style-name="ro2">
          <table:table-cell table:style-name="ce4" office:value-type="float" office:value="20054" calcext:value-type="float">
            <text:p>20054.00000 </text:p>
          </table:table-cell>
          <table:table-cell table:style-name="ce6" table:formula="of:=ACOT([.A310])" office:value-type="float" office:value="0.0000498653634770641" calcext:value-type="float">
            <text:p>0.000049865363477064</text:p>
          </table:table-cell>
          <table:table-cell table:number-columns-repeated="1022"/>
        </table:table-row>
        <table:table-row table:style-name="ro2">
          <table:table-cell table:style-name="ce4" office:value-type="float" office:value="25782" calcext:value-type="float">
            <text:p>25782.00000 </text:p>
          </table:table-cell>
          <table:table-cell table:style-name="ce6" table:formula="of:=ACOT([.A311])" office:value-type="float" office:value="0.0000387867504265671" calcext:value-type="float">
            <text:p>0.000038786750426567</text:p>
          </table:table-cell>
          <table:table-cell table:number-columns-repeated="1022"/>
        </table:table-row>
        <table:table-row table:style-name="ro2">
          <table:table-cell table:style-name="ce4" office:value-type="float" office:value="32298" calcext:value-type="float">
            <text:p>32298.00000 </text:p>
          </table:table-cell>
          <table:table-cell table:style-name="ce6" table:formula="of:=ACOT([.A312])" office:value-type="float" office:value="0.0000309616694431636" calcext:value-type="float">
            <text:p>0.000030961669443164</text:p>
          </table:table-cell>
          <table:table-cell table:number-columns-repeated="1022"/>
        </table:table-row>
        <table:table-row table:style-name="ro2">
          <table:table-cell table:style-name="ce4" office:value-type="float" office:value="21637" calcext:value-type="float">
            <text:p>21637.00000 </text:p>
          </table:table-cell>
          <table:table-cell table:style-name="ce6" table:formula="of:=ACOT([.A313])" office:value-type="float" office:value="0.0000462171280346535" calcext:value-type="float">
            <text:p>0.000046217128034654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.00000 </text:p>
          </table:table-cell>
          <table:table-cell table:style-name="ce6" table:formula="of:=ACOT([.A314])" office:value-type="float" office:value="0.785398163397448" calcext:value-type="float">
            <text:p>0.785398163397448000</text:p>
          </table:table-cell>
          <table:table-cell table:number-columns-repeated="1022"/>
        </table:table-row>
        <table:table-row table:style-name="ro2">
          <table:table-cell table:style-name="ce4" office:value-type="float" office:value="28115" calcext:value-type="float">
            <text:p>28115.00000 </text:p>
          </table:table-cell>
          <table:table-cell table:style-name="ce6" table:formula="of:=ACOT([.A315])" office:value-type="float" office:value="0.0000355682020123371" calcext:value-type="float">
            <text:p>0.000035568202012337</text:p>
          </table:table-cell>
          <table:table-cell table:number-columns-repeated="1022"/>
        </table:table-row>
        <table:table-row table:style-name="ro2">
          <table:table-cell table:style-name="ce4" office:value-type="float" office:value="8126" calcext:value-type="float">
            <text:p>8126.00000 </text:p>
          </table:table-cell>
          <table:table-cell table:style-name="ce6" table:formula="of:=ACOT([.A316])" office:value-type="float" office:value="0.000123061776390765" calcext:value-type="float">
            <text:p>0.000123061776390765</text:p>
          </table:table-cell>
          <table:table-cell table:number-columns-repeated="1022"/>
        </table:table-row>
        <table:table-row table:style-name="ro2">
          <table:table-cell table:style-name="ce4" office:value-type="float" office:value="29517" calcext:value-type="float">
            <text:p>29517.00000 </text:p>
          </table:table-cell>
          <table:table-cell table:style-name="ce6" table:formula="of:=ACOT([.A317])" office:value-type="float" office:value="0.0000338787817060204" calcext:value-type="float">
            <text:p>0.000033878781706020</text:p>
          </table:table-cell>
          <table:table-cell table:number-columns-repeated="1022"/>
        </table:table-row>
        <table:table-row table:style-name="ro2">
          <table:table-cell table:style-name="ce4" office:value-type="float" office:value="27232" calcext:value-type="float">
            <text:p>27232.00000 </text:p>
          </table:table-cell>
          <table:table-cell table:style-name="ce6" table:formula="of:=ACOT([.A318])" office:value-type="float" office:value="0.000036721504096171" calcext:value-type="float">
            <text:p>0.000036721504096171</text:p>
          </table:table-cell>
          <table:table-cell table:number-columns-repeated="1022"/>
        </table:table-row>
        <table:table-row table:style-name="ro2">
          <table:table-cell table:style-name="ce4" office:value-type="float" office:value="26323" calcext:value-type="float">
            <text:p>26323.00000 </text:p>
          </table:table-cell>
          <table:table-cell table:style-name="ce6" table:formula="of:=ACOT([.A319])" office:value-type="float" office:value="0.0000379895908337868" calcext:value-type="float">
            <text:p>0.000037989590833787</text:p>
          </table:table-cell>
          <table:table-cell table:number-columns-repeated="1022"/>
        </table:table-row>
        <table:table-row table:style-name="ro2">
          <table:table-cell table:style-name="ce4" office:value-type="float" office:value="26532" calcext:value-type="float">
            <text:p>26532.00000 </text:p>
          </table:table-cell>
          <table:table-cell table:style-name="ce6" table:formula="of:=ACOT([.A320])" office:value-type="float" office:value="0.0000376903361798408" calcext:value-type="float">
            <text:p>0.000037690336179841</text:p>
          </table:table-cell>
          <table:table-cell table:number-columns-repeated="1022"/>
        </table:table-row>
        <table:table-row table:style-name="ro2">
          <table:table-cell table:style-name="ce4" office:value-type="float" office:value="28965" calcext:value-type="float">
            <text:p>28965.00000 </text:p>
          </table:table-cell>
          <table:table-cell table:style-name="ce6" table:formula="of:=ACOT([.A321])" office:value-type="float" office:value="0.0000345244260175903" calcext:value-type="float">
            <text:p>0.000034524426017590</text:p>
          </table:table-cell>
          <table:table-cell table:number-columns-repeated="1022"/>
        </table:table-row>
        <table:table-row table:style-name="ro2">
          <table:table-cell table:style-name="ce4" office:value-type="float" office:value="9588" calcext:value-type="float">
            <text:p>9588.00000 </text:p>
          </table:table-cell>
          <table:table-cell table:style-name="ce6" table:formula="of:=ACOT([.A322])" office:value-type="float" office:value="0.000104297037585965" calcext:value-type="float">
            <text:p>0.000104297037585965</text:p>
          </table:table-cell>
          <table:table-cell table:number-columns-repeated="1022"/>
        </table:table-row>
        <table:table-row table:style-name="ro2">
          <table:table-cell table:style-name="ce4" office:value-type="float" office:value="30726" calcext:value-type="float">
            <text:p>30726.00000 </text:p>
          </table:table-cell>
          <table:table-cell table:style-name="ce6" table:formula="of:=ACOT([.A323])" office:value-type="float" office:value="0.0000325457267345008" calcext:value-type="float">
            <text:p>0.000032545726734501</text:p>
          </table:table-cell>
          <table:table-cell table:number-columns-repeated="1022"/>
        </table:table-row>
        <table:table-row table:style-name="ro2">
          <table:table-cell table:style-name="ce4" office:value-type="float" office:value="19453" calcext:value-type="float">
            <text:p>19453.00000 </text:p>
          </table:table-cell>
          <table:table-cell table:style-name="ce6" table:formula="of:=ACOT([.A324])" office:value-type="float" office:value="0.0000514059527640942" calcext:value-type="float">
            <text:p>0.000051405952764094</text:p>
          </table:table-cell>
          <table:table-cell table:number-columns-repeated="1022"/>
        </table:table-row>
        <table:table-row table:style-name="ro2">
          <table:table-cell table:style-name="ce4" office:value-type="float" office:value="24193" calcext:value-type="float">
            <text:p>24193.00000 </text:p>
          </table:table-cell>
          <table:table-cell table:style-name="ce6" table:formula="of:=ACOT([.A325])" office:value-type="float" office:value="0.000041334270219906" calcext:value-type="float">
            <text:p>0.000041334270219906</text:p>
          </table:table-cell>
          <table:table-cell table:number-columns-repeated="1022"/>
        </table:table-row>
        <table:table-row table:style-name="ro2">
          <table:table-cell table:style-name="ce4" office:value-type="float" office:value="26478" calcext:value-type="float">
            <text:p>26478.00000 </text:p>
          </table:table-cell>
          <table:table-cell table:style-name="ce6" table:formula="of:=ACOT([.A326])" office:value-type="float" office:value="0.0000377672029430176" calcext:value-type="float">
            <text:p>0.000037767202943018</text:p>
          </table:table-cell>
          <table:table-cell table:number-columns-repeated="1022"/>
        </table:table-row>
        <table:table-row table:style-name="ro2">
          <table:table-cell table:style-name="ce4" office:value-type="float" office:value="2088" calcext:value-type="float">
            <text:p>2088.00000 </text:p>
          </table:table-cell>
          <table:table-cell table:style-name="ce6" table:formula="of:=ACOT([.A327])" office:value-type="float" office:value="0.000478927166447596" calcext:value-type="float">
            <text:p>0.000478927166447596</text:p>
          </table:table-cell>
          <table:table-cell table:number-columns-repeated="1022"/>
        </table:table-row>
        <table:table-row table:style-name="ro2">
          <table:table-cell table:style-name="ce4" office:value-type="float" office:value="15529" calcext:value-type="float">
            <text:p>15529.00000 </text:p>
          </table:table-cell>
          <table:table-cell table:style-name="ce6" table:formula="of:=ACOT([.A328])" office:value-type="float" office:value="0.0000643956467651918" calcext:value-type="float">
            <text:p>0.000064395646765192</text:p>
          </table:table-cell>
          <table:table-cell table:number-columns-repeated="1022"/>
        </table:table-row>
        <table:table-row table:style-name="ro2">
          <table:table-cell table:style-name="ce4" office:value-type="float" office:value="16267" calcext:value-type="float">
            <text:p>16267.00000 </text:p>
          </table:table-cell>
          <table:table-cell table:style-name="ce6" table:formula="of:=ACOT([.A329])" office:value-type="float" office:value="0.0000614741500424287" calcext:value-type="float">
            <text:p>0.000061474150042429</text:p>
          </table:table-cell>
          <table:table-cell table:number-columns-repeated="1022"/>
        </table:table-row>
        <table:table-row table:style-name="ro2">
          <table:table-cell table:style-name="ce4" office:value-type="float" office:value="26727" calcext:value-type="float">
            <text:p>26727.00000 </text:p>
          </table:table-cell>
          <table:table-cell table:style-name="ce6" table:formula="of:=ACOT([.A330])" office:value-type="float" office:value="0.0000374153477580297" calcext:value-type="float">
            <text:p>0.000037415347758030</text:p>
          </table:table-cell>
          <table:table-cell table:number-columns-repeated="1022"/>
        </table:table-row>
        <table:table-row table:style-name="ro2">
          <table:table-cell table:style-name="ce4" office:value-type="float" office:value="24894" calcext:value-type="float">
            <text:p>24894.00000 </text:p>
          </table:table-cell>
          <table:table-cell table:style-name="ce6" table:formula="of:=ACOT([.A331])" office:value-type="float" office:value="0.0000401703221442062" calcext:value-type="float">
            <text:p>0.000040170322144206</text:p>
          </table:table-cell>
          <table:table-cell table:number-columns-repeated="1022"/>
        </table:table-row>
        <table:table-row table:style-name="ro2">
          <table:table-cell table:style-name="ce4" office:value-type="float" office:value="17572" calcext:value-type="float">
            <text:p>17572.00000 </text:p>
          </table:table-cell>
          <table:table-cell table:style-name="ce6" table:formula="of:=ACOT([.A332])" office:value-type="float" office:value="0.0000569087183541761" calcext:value-type="float">
            <text:p>0.000056908718354176</text:p>
          </table:table-cell>
          <table:table-cell table:number-columns-repeated="1022"/>
        </table:table-row>
        <table:table-row table:style-name="ro2">
          <table:table-cell table:style-name="ce4" office:value-type="float" office:value="30752" calcext:value-type="float">
            <text:p>30752.00000 </text:p>
          </table:table-cell>
          <table:table-cell table:style-name="ce6" table:formula="of:=ACOT([.A333])" office:value-type="float" office:value="0.0000325182101861277" calcext:value-type="float">
            <text:p>0.000032518210186128</text:p>
          </table:table-cell>
          <table:table-cell table:number-columns-repeated="1022"/>
        </table:table-row>
        <table:table-row table:style-name="ro2">
          <table:table-cell table:style-name="ce4" office:value-type="float" office:value="11857" calcext:value-type="float">
            <text:p>11857.00000 </text:p>
          </table:table-cell>
          <table:table-cell table:style-name="ce6" table:formula="of:=ACOT([.A334])" office:value-type="float" office:value="0.0000843383653224006" calcext:value-type="float">
            <text:p>0.000084338365322401</text:p>
          </table:table-cell>
          <table:table-cell table:number-columns-repeated="1022"/>
        </table:table-row>
        <table:table-row table:style-name="ro2">
          <table:table-cell table:style-name="ce4" office:value-type="float" office:value="7361" calcext:value-type="float">
            <text:p>7361.00000 </text:p>
          </table:table-cell>
          <table:table-cell table:style-name="ce6" table:formula="of:=ACOT([.A335])" office:value-type="float" office:value="0.000135851106350726" calcext:value-type="float">
            <text:p>0.000135851106350726</text:p>
          </table:table-cell>
          <table:table-cell table:number-columns-repeated="1022"/>
        </table:table-row>
        <table:table-row table:style-name="ro2">
          <table:table-cell table:style-name="ce4" office:value-type="float" office:value="21910" calcext:value-type="float">
            <text:p>21910.00000 </text:p>
          </table:table-cell>
          <table:table-cell table:style-name="ce6" table:formula="of:=ACOT([.A336])" office:value-type="float" office:value="0.0000456412596669953" calcext:value-type="float">
            <text:p>0.000045641259666995</text:p>
          </table:table-cell>
          <table:table-cell table:number-columns-repeated="1022"/>
        </table:table-row>
        <table:table-row table:style-name="ro2">
          <table:table-cell table:style-name="ce4" office:value-type="float" office:value="14619" calcext:value-type="float">
            <text:p>14619.00000 </text:p>
          </table:table-cell>
          <table:table-cell table:style-name="ce6" table:formula="of:=ACOT([.A337])" office:value-type="float" office:value="0.000068404131502886" calcext:value-type="float">
            <text:p>0.000068404131502886</text:p>
          </table:table-cell>
          <table:table-cell table:number-columns-repeated="1022"/>
        </table:table-row>
        <table:table-row table:style-name="ro2">
          <table:table-cell table:style-name="ce4" office:value-type="float" office:value="21806" calcext:value-type="float">
            <text:p>21806.00000 </text:p>
          </table:table-cell>
          <table:table-cell table:style-name="ce6" table:formula="of:=ACOT([.A338])" office:value-type="float" office:value="0.0000458589378748986" calcext:value-type="float">
            <text:p>0.000045858937874899</text:p>
          </table:table-cell>
          <table:table-cell table:number-columns-repeated="1022"/>
        </table:table-row>
        <table:table-row table:style-name="ro2">
          <table:table-cell table:style-name="ce4" office:value-type="float" office:value="6910" calcext:value-type="float">
            <text:p>6910.00000 </text:p>
          </table:table-cell>
          <table:table-cell table:style-name="ce6" table:formula="of:=ACOT([.A339])" office:value-type="float" office:value="0.000144717799279048" calcext:value-type="float">
            <text:p>0.000144717799279048</text:p>
          </table:table-cell>
          <table:table-cell table:number-columns-repeated="1022"/>
        </table:table-row>
        <table:table-row table:style-name="ro2">
          <table:table-cell table:style-name="ce4" office:value-type="float" office:value="29093" calcext:value-type="float">
            <text:p>29093.00000 </text:p>
          </table:table-cell>
          <table:table-cell table:style-name="ce6" table:formula="of:=ACOT([.A340])" office:value-type="float" office:value="0.0000343725294609243" calcext:value-type="float">
            <text:p>0.000034372529460924</text:p>
          </table:table-cell>
          <table:table-cell table:number-columns-repeated="1022"/>
        </table:table-row>
        <table:table-row table:style-name="ro2">
          <table:table-cell table:style-name="ce4" office:value-type="float" office:value="21207" calcext:value-type="float">
            <text:p>21207.00000 </text:p>
          </table:table-cell>
          <table:table-cell table:style-name="ce6" table:formula="of:=ACOT([.A341])" office:value-type="float" office:value="0.0000471542414890447" calcext:value-type="float">
            <text:p>0.000047154241489045</text:p>
          </table:table-cell>
          <table:table-cell table:number-columns-repeated="1022"/>
        </table:table-row>
        <table:table-row table:style-name="ro2">
          <table:table-cell table:style-name="ce4" office:value-type="float" office:value="10112" calcext:value-type="float">
            <text:p>10112.00000 </text:p>
          </table:table-cell>
          <table:table-cell table:style-name="ce6" table:formula="of:=ACOT([.A342])" office:value-type="float" office:value="0.0000988924047409245" calcext:value-type="float">
            <text:p>0.000098892404740925</text:p>
          </table:table-cell>
          <table:table-cell table:number-columns-repeated="1022"/>
        </table:table-row>
        <table:table-row table:style-name="ro2">
          <table:table-cell table:style-name="ce4" office:value-type="float" office:value="2493" calcext:value-type="float">
            <text:p>2493.00000 </text:p>
          </table:table-cell>
          <table:table-cell table:style-name="ce6" table:formula="of:=ACOT([.A343])" office:value-type="float" office:value="0.00040112312329188" calcext:value-type="float">
            <text:p>0.000401123123291880</text:p>
          </table:table-cell>
          <table:table-cell table:number-columns-repeated="1022"/>
        </table:table-row>
        <table:table-row table:style-name="ro2">
          <table:table-cell table:style-name="ce4" office:value-type="float" office:value="10126" calcext:value-type="float">
            <text:p>10126.00000 </text:p>
          </table:table-cell>
          <table:table-cell table:style-name="ce6" table:formula="of:=ACOT([.A344])" office:value-type="float" office:value="0.0000987556781304466" calcext:value-type="float">
            <text:p>0.000098755678130447</text:p>
          </table:table-cell>
          <table:table-cell table:number-columns-repeated="1022"/>
        </table:table-row>
        <table:table-row table:style-name="ro2">
          <table:table-cell table:style-name="ce4" office:value-type="float" office:value="4335" calcext:value-type="float">
            <text:p>4335.00000 </text:p>
          </table:table-cell>
          <table:table-cell table:style-name="ce6" table:formula="of:=ACOT([.A345])" office:value-type="float" office:value="0.000230680503405356" calcext:value-type="float">
            <text:p>0.000230680503405356</text:p>
          </table:table-cell>
          <table:table-cell table:number-columns-repeated="1022"/>
        </table:table-row>
        <table:table-row table:style-name="ro2">
          <table:table-cell table:style-name="ce4" office:value-type="float" office:value="6912" calcext:value-type="float">
            <text:p>6912.00000 </text:p>
          </table:table-cell>
          <table:table-cell table:style-name="ce6" table:formula="of:=ACOT([.A346])" office:value-type="float" office:value="0.000144675924916404" calcext:value-type="float">
            <text:p>0.000144675924916404</text:p>
          </table:table-cell>
          <table:table-cell table:number-columns-repeated="1022"/>
        </table:table-row>
        <table:table-row table:style-name="ro2">
          <table:table-cell table:style-name="ce4" office:value-type="float" office:value="15905" calcext:value-type="float">
            <text:p>15905.00000 </text:p>
          </table:table-cell>
          <table:table-cell table:style-name="ce6" table:formula="of:=ACOT([.A347])" office:value-type="float" office:value="0.0000628733101968315" calcext:value-type="float">
            <text:p>0.000062873310196832</text:p>
          </table:table-cell>
          <table:table-cell table:number-columns-repeated="1022"/>
        </table:table-row>
        <table:table-row table:style-name="ro2">
          <table:table-cell table:style-name="ce4" office:value-type="float" office:value="5364" calcext:value-type="float">
            <text:p>5364.00000 </text:p>
          </table:table-cell>
          <table:table-cell table:style-name="ce6" table:formula="of:=ACOT([.A348])" office:value-type="float" office:value="0.000186428036617281" calcext:value-type="float">
            <text:p>0.000186428036617281</text:p>
          </table:table-cell>
          <table:table-cell table:number-columns-repeated="1022"/>
        </table:table-row>
        <table:table-row table:style-name="ro2">
          <table:table-cell table:style-name="ce4" office:value-type="float" office:value="840" calcext:value-type="float">
            <text:p>840.00000 </text:p>
          </table:table-cell>
          <table:table-cell table:style-name="ce6" table:formula="of:=ACOT([.A349])" office:value-type="float" office:value="0.00119047562808228" calcext:value-type="float">
            <text:p>0.001190475628082280</text:p>
          </table:table-cell>
          <table:table-cell table:number-columns-repeated="1022"/>
        </table:table-row>
        <table:table-row table:style-name="ro2">
          <table:table-cell table:style-name="ce4" office:value-type="float" office:value="1426" calcext:value-type="float">
            <text:p>1426.00000 </text:p>
          </table:table-cell>
          <table:table-cell table:style-name="ce6" table:formula="of:=ACOT([.A350])" office:value-type="float" office:value="0.000701262157136728" calcext:value-type="float">
            <text:p>0.000701262157136728</text:p>
          </table:table-cell>
          <table:table-cell table:number-columns-repeated="1022"/>
        </table:table-row>
        <table:table-row table:style-name="ro2">
          <table:table-cell table:style-name="ce4" office:value-type="float" office:value="26063" calcext:value-type="float">
            <text:p>26063.00000 </text:p>
          </table:table-cell>
          <table:table-cell table:style-name="ce6" table:formula="of:=ACOT([.A351])" office:value-type="float" office:value="0.0000383685684497426" calcext:value-type="float">
            <text:p>0.000038368568449743</text:p>
          </table:table-cell>
          <table:table-cell table:number-columns-repeated="1022"/>
        </table:table-row>
        <table:table-row table:style-name="ro2">
          <table:table-cell table:style-name="ce4" office:value-type="float" office:value="25336" calcext:value-type="float">
            <text:p>25336.00000 </text:p>
          </table:table-cell>
          <table:table-cell table:style-name="ce6" table:formula="of:=ACOT([.A352])" office:value-type="float" office:value="0.0000394695295027336" calcext:value-type="float">
            <text:p>0.000039469529502734</text:p>
          </table:table-cell>
          <table:table-cell table:number-columns-repeated="1022"/>
        </table:table-row>
        <table:table-row table:style-name="ro2">
          <table:table-cell table:style-name="ce4" office:value-type="float" office:value="22610" calcext:value-type="float">
            <text:p>22610.00000 </text:p>
          </table:table-cell>
          <table:table-cell table:style-name="ce6" table:formula="of:=ACOT([.A353])" office:value-type="float" office:value="0.0000442282175738828" calcext:value-type="float">
            <text:p>0.000044228217573883</text:p>
          </table:table-cell>
          <table:table-cell table:number-columns-repeated="1022"/>
        </table:table-row>
        <table:table-row table:style-name="ro2">
          <table:table-cell table:style-name="ce4" office:value-type="float" office:value="7801" calcext:value-type="float">
            <text:p>7801.00000 </text:p>
          </table:table-cell>
          <table:table-cell table:style-name="ce6" table:formula="of:=ACOT([.A354])" office:value-type="float" office:value="0.000128188693055087" calcext:value-type="float">
            <text:p>0.000128188693055087</text:p>
          </table:table-cell>
          <table:table-cell table:number-columns-repeated="1022"/>
        </table:table-row>
        <table:table-row table:style-name="ro2">
          <table:table-cell table:style-name="ce4" office:value-type="float" office:value="21330" calcext:value-type="float">
            <text:p>21330.00000 </text:p>
          </table:table-cell>
          <table:table-cell table:style-name="ce6" table:formula="of:=ACOT([.A355])" office:value-type="float" office:value="0.0000468823253290118" calcext:value-type="float">
            <text:p>0.000046882325329012</text:p>
          </table:table-cell>
          <table:table-cell table:number-columns-repeated="1022"/>
        </table:table-row>
        <table:table-row table:style-name="ro2">
          <table:table-cell table:style-name="ce4" office:value-type="float" office:value="28937" calcext:value-type="float">
            <text:p>28937.00000 </text:p>
          </table:table-cell>
          <table:table-cell table:style-name="ce6" table:formula="of:=ACOT([.A356])" office:value-type="float" office:value="0.0000345578325189333" calcext:value-type="float">
            <text:p>0.000034557832518933</text:p>
          </table:table-cell>
          <table:table-cell table:number-columns-repeated="1022"/>
        </table:table-row>
        <table:table-row table:style-name="ro2">
          <table:table-cell table:style-name="ce4" office:value-type="float" office:value="11402" calcext:value-type="float">
            <text:p>11402.00000 </text:p>
          </table:table-cell>
          <table:table-cell table:style-name="ce6" table:formula="of:=ACOT([.A357])" office:value-type="float" office:value="0.0000877039113695854" calcext:value-type="float">
            <text:p>0.000087703911369585</text:p>
          </table:table-cell>
          <table:table-cell table:number-columns-repeated="1022"/>
        </table:table-row>
        <table:table-row table:style-name="ro2">
          <table:table-cell table:style-name="ce4" office:value-type="float" office:value="8135" calcext:value-type="float">
            <text:p>8135.00000 </text:p>
          </table:table-cell>
          <table:table-cell table:style-name="ce6" table:formula="of:=ACOT([.A358])" office:value-type="float" office:value="0.000122925629374659" calcext:value-type="float">
            <text:p>0.000122925629374659</text:p>
          </table:table-cell>
          <table:table-cell table:number-columns-repeated="1022"/>
        </table:table-row>
        <table:table-row table:style-name="ro2">
          <table:table-cell table:style-name="ce4" office:value-type="float" office:value="27071" calcext:value-type="float">
            <text:p>27071.00000 </text:p>
          </table:table-cell>
          <table:table-cell table:style-name="ce6" table:formula="of:=ACOT([.A359])" office:value-type="float" office:value="0.0000369398987678515" calcext:value-type="float">
            <text:p>0.000036939898767852</text:p>
          </table:table-cell>
          <table:table-cell table:number-columns-repeated="1022"/>
        </table:table-row>
        <table:table-row table:style-name="ro2">
          <table:table-cell table:style-name="ce4" office:value-type="float" office:value="8701" calcext:value-type="float">
            <text:p>8701.00000 </text:p>
          </table:table-cell>
          <table:table-cell table:style-name="ce6" table:formula="of:=ACOT([.A360])" office:value-type="float" office:value="0.000114929317962975" calcext:value-type="float">
            <text:p>0.000114929317962975</text:p>
          </table:table-cell>
          <table:table-cell table:number-columns-repeated="1022"/>
        </table:table-row>
        <table:table-row table:style-name="ro2">
          <table:table-cell table:style-name="ce4" office:value-type="float" office:value="29508" calcext:value-type="float">
            <text:p>29508.00000 </text:p>
          </table:table-cell>
          <table:table-cell table:style-name="ce6" table:formula="of:=ACOT([.A361])" office:value-type="float" office:value="0.0000338891148032872" calcext:value-type="float">
            <text:p>0.000033889114803287</text:p>
          </table:table-cell>
          <table:table-cell table:number-columns-repeated="1022"/>
        </table:table-row>
        <table:table-row table:style-name="ro2">
          <table:table-cell table:style-name="ce4" office:value-type="float" office:value="7192" calcext:value-type="float">
            <text:p>7192.00000 </text:p>
          </table:table-cell>
          <table:table-cell table:style-name="ce6" table:formula="of:=ACOT([.A362])" office:value-type="float" office:value="0.00013904338063897" calcext:value-type="float">
            <text:p>0.000139043380638970</text:p>
          </table:table-cell>
          <table:table-cell table:number-columns-repeated="1022"/>
        </table:table-row>
        <table:table-row table:style-name="ro2">
          <table:table-cell table:style-name="ce4" office:value-type="float" office:value="27540" calcext:value-type="float">
            <text:p>27540.00000 </text:p>
          </table:table-cell>
          <table:table-cell table:style-name="ce6" table:formula="of:=ACOT([.A363])" office:value-type="float" office:value="0.0000363108206085094" calcext:value-type="float">
            <text:p>0.000036310820608509</text:p>
          </table:table-cell>
          <table:table-cell table:number-columns-repeated="1022"/>
        </table:table-row>
        <table:table-row table:style-name="ro2">
          <table:table-cell table:style-name="ce4" office:value-type="float" office:value="32609" calcext:value-type="float">
            <text:p>32609.00000 </text:p>
          </table:table-cell>
          <table:table-cell table:style-name="ce6" table:formula="of:=ACOT([.A364])" office:value-type="float" office:value="0.0000306663804374718" calcext:value-type="float">
            <text:p>0.000030666380437472</text:p>
          </table:table-cell>
          <table:table-cell table:number-columns-repeated="1022"/>
        </table:table-row>
        <table:table-row table:style-name="ro2">
          <table:table-cell table:style-name="ce4" office:value-type="float" office:value="23719" calcext:value-type="float">
            <text:p>23719.00000 </text:p>
          </table:table-cell>
          <table:table-cell table:style-name="ce6" table:formula="of:=ACOT([.A365])" office:value-type="float" office:value="0.0000421602934106424" calcext:value-type="float">
            <text:p>0.000042160293410642</text:p>
          </table:table-cell>
          <table:table-cell table:number-columns-repeated="1022"/>
        </table:table-row>
        <table:table-row table:style-name="ro2">
          <table:table-cell table:style-name="ce4" office:value-type="float" office:value="23680" calcext:value-type="float">
            <text:p>23680.00000 </text:p>
          </table:table-cell>
          <table:table-cell table:style-name="ce6" table:formula="of:=ACOT([.A366])" office:value-type="float" office:value="0.0000422297297044683" calcext:value-type="float">
            <text:p>0.000042229729704468</text:p>
          </table:table-cell>
          <table:table-cell table:number-columns-repeated="1022"/>
        </table:table-row>
        <table:table-row table:style-name="ro2">
          <table:table-cell table:style-name="ce4" office:value-type="float" office:value="12518" calcext:value-type="float">
            <text:p>12518.00000 </text:p>
          </table:table-cell>
          <table:table-cell table:style-name="ce6" table:formula="of:=ACOT([.A367])" office:value-type="float" office:value="0.0000798849654795042" calcext:value-type="float">
            <text:p>0.000079884965479504</text:p>
          </table:table-cell>
          <table:table-cell table:number-columns-repeated="1022"/>
        </table:table-row>
        <table:table-row table:style-name="ro2">
          <table:table-cell table:style-name="ce4" office:value-type="float" office:value="9998" calcext:value-type="float">
            <text:p>9998.00000 </text:p>
          </table:table-cell>
          <table:table-cell table:style-name="ce6" table:formula="of:=ACOT([.A368])" office:value-type="float" office:value="0.000100020003667156" calcext:value-type="float">
            <text:p>0.000100020003667156</text:p>
          </table:table-cell>
          <table:table-cell table:number-columns-repeated="1022"/>
        </table:table-row>
        <table:table-row table:style-name="ro2">
          <table:table-cell table:style-name="ce4" office:value-type="float" office:value="23801" calcext:value-type="float">
            <text:p>23801.00000 </text:p>
          </table:table-cell>
          <table:table-cell table:style-name="ce6" table:formula="of:=ACOT([.A369])" office:value-type="float" office:value="0.0000420150413600329" calcext:value-type="float">
            <text:p>0.000042015041360033</text:p>
          </table:table-cell>
          <table:table-cell table:number-columns-repeated="1022"/>
        </table:table-row>
        <table:table-row table:style-name="ro2">
          <table:table-cell table:style-name="ce4" office:value-type="float" office:value="23234" calcext:value-type="float">
            <text:p>23234.00000 </text:p>
          </table:table-cell>
          <table:table-cell table:style-name="ce6" table:formula="of:=ACOT([.A370])" office:value-type="float" office:value="0.0000430403718421069" calcext:value-type="float">
            <text:p>0.000043040371842107</text:p>
          </table:table-cell>
          <table:table-cell table:number-columns-repeated="1022"/>
        </table:table-row>
        <table:table-row table:style-name="ro2">
          <table:table-cell table:style-name="ce4" office:value-type="float" office:value="2236" calcext:value-type="float">
            <text:p>2236.00000 </text:p>
          </table:table-cell>
          <table:table-cell table:style-name="ce6" table:formula="of:=ACOT([.A371])" office:value-type="float" office:value="0.000447227161596286" calcext:value-type="float">
            <text:p>0.000447227161596286</text:p>
          </table:table-cell>
          <table:table-cell table:number-columns-repeated="1022"/>
        </table:table-row>
        <table:table-row table:style-name="ro2">
          <table:table-cell table:style-name="ce4" office:value-type="float" office:value="14077" calcext:value-type="float">
            <text:p>14077.00000 </text:p>
          </table:table-cell>
          <table:table-cell table:style-name="ce6" table:formula="of:=ACOT([.A372])" office:value-type="float" office:value="0.0000710378630615072" calcext:value-type="float">
            <text:p>0.000071037863061507</text:p>
          </table:table-cell>
          <table:table-cell table:number-columns-repeated="1022"/>
        </table:table-row>
        <table:table-row table:style-name="ro2">
          <table:table-cell table:style-name="ce4" office:value-type="float" office:value="14621" calcext:value-type="float">
            <text:p>14621.00000 </text:p>
          </table:table-cell>
          <table:table-cell table:style-name="ce6" table:formula="of:=ACOT([.A373])" office:value-type="float" office:value="0.0000683947745325764" calcext:value-type="float">
            <text:p>0.000068394774532576</text:p>
          </table:table-cell>
          <table:table-cell table:number-columns-repeated="1022"/>
        </table:table-row>
        <table:table-row table:style-name="ro2">
          <table:table-cell table:style-name="ce4" office:value-type="float" office:value="11203" calcext:value-type="float">
            <text:p>11203.00000 </text:p>
          </table:table-cell>
          <table:table-cell table:style-name="ce6" table:formula="of:=ACOT([.A374])" office:value-type="float" office:value="0.0000892618046366422" calcext:value-type="float">
            <text:p>0.000089261804636642</text:p>
          </table:table-cell>
          <table:table-cell table:number-columns-repeated="1022"/>
        </table:table-row>
        <table:table-row table:style-name="ro2">
          <table:table-cell table:style-name="ce4" office:value-type="float" office:value="18870" calcext:value-type="float">
            <text:p>18870.00000 </text:p>
          </table:table-cell>
          <table:table-cell table:style-name="ce6" table:formula="of:=ACOT([.A375])" office:value-type="float" office:value="0.0000529941705915693" calcext:value-type="float">
            <text:p>0.000052994170591569</text:p>
          </table:table-cell>
          <table:table-cell table:number-columns-repeated="1022"/>
        </table:table-row>
        <table:table-row table:style-name="ro2">
          <table:table-cell table:style-name="ce4" office:value-type="float" office:value="11101" calcext:value-type="float">
            <text:p>11101.00000 </text:p>
          </table:table-cell>
          <table:table-cell table:style-name="ce6" table:formula="of:=ACOT([.A376])" office:value-type="float" office:value="0.0000900819743532288" calcext:value-type="float">
            <text:p>0.000090081974353229</text:p>
          </table:table-cell>
          <table:table-cell table:number-columns-repeated="1022"/>
        </table:table-row>
        <table:table-row table:style-name="ro2">
          <table:table-cell table:style-name="ce4" office:value-type="float" office:value="15449" calcext:value-type="float">
            <text:p>15449.00000 </text:p>
          </table:table-cell>
          <table:table-cell table:style-name="ce6" table:formula="of:=ACOT([.A377])" office:value-type="float" office:value="0.0000647291085897894" calcext:value-type="float">
            <text:p>0.000064729108589789</text:p>
          </table:table-cell>
          <table:table-cell table:number-columns-repeated="1022"/>
        </table:table-row>
        <table:table-row table:style-name="ro2">
          <table:table-cell table:style-name="ce4" office:value-type="float" office:value="28222" calcext:value-type="float">
            <text:p>28222.00000 </text:p>
          </table:table-cell>
          <table:table-cell table:style-name="ce6" table:formula="of:=ACOT([.A378])" office:value-type="float" office:value="0.0000354333498540083" calcext:value-type="float">
            <text:p>0.000035433349854008</text:p>
          </table:table-cell>
          <table:table-cell table:number-columns-repeated="1022"/>
        </table:table-row>
        <table:table-row table:style-name="ro2">
          <table:table-cell table:style-name="ce4" office:value-type="float" office:value="22002" calcext:value-type="float">
            <text:p>22002.00000 </text:p>
          </table:table-cell>
          <table:table-cell table:style-name="ce6" table:formula="of:=ACOT([.A379])" office:value-type="float" office:value="0.000045450413567405" calcext:value-type="float">
            <text:p>0.000045450413567405</text:p>
          </table:table-cell>
          <table:table-cell table:number-columns-repeated="1022"/>
        </table:table-row>
        <table:table-row table:style-name="ro2">
          <table:table-cell table:style-name="ce4" office:value-type="float" office:value="25314" calcext:value-type="float">
            <text:p>25314.00000 </text:p>
          </table:table-cell>
          <table:table-cell table:style-name="ce6" table:formula="of:=ACOT([.A380])" office:value-type="float" office:value="0.0000395038318510288" calcext:value-type="float">
            <text:p>0.000039503831851029</text:p>
          </table:table-cell>
          <table:table-cell table:number-columns-repeated="1022"/>
        </table:table-row>
        <table:table-row table:style-name="ro2">
          <table:table-cell table:style-name="ce4" office:value-type="float" office:value="31581" calcext:value-type="float">
            <text:p>31581.00000 </text:p>
          </table:table-cell>
          <table:table-cell table:style-name="ce6" table:formula="of:=ACOT([.A381])" office:value-type="float" office:value="0.0000316646084563832" calcext:value-type="float">
            <text:p>0.000031664608456383</text:p>
          </table:table-cell>
          <table:table-cell table:number-columns-repeated="1022"/>
        </table:table-row>
        <table:table-row table:style-name="ro2">
          <table:table-cell table:style-name="ce4" office:value-type="float" office:value="4536" calcext:value-type="float">
            <text:p>4536.00000 </text:p>
          </table:table-cell>
          <table:table-cell table:style-name="ce6" table:formula="of:=ACOT([.A382])" office:value-type="float" office:value="0.000220458550220348" calcext:value-type="float">
            <text:p>0.000220458550220348</text:p>
          </table:table-cell>
          <table:table-cell table:number-columns-repeated="1022"/>
        </table:table-row>
        <table:table-row table:style-name="ro2">
          <table:table-cell table:style-name="ce4" office:value-type="float" office:value="5679" calcext:value-type="float">
            <text:p>5679.00000 </text:p>
          </table:table-cell>
          <table:table-cell table:style-name="ce6" table:formula="of:=ACOT([.A383])" office:value-type="float" office:value="0.000176087337500297" calcext:value-type="float">
            <text:p>0.000176087337500297</text:p>
          </table:table-cell>
          <table:table-cell table:number-columns-repeated="1022"/>
        </table:table-row>
        <table:table-row table:style-name="ro2">
          <table:table-cell table:style-name="ce4" office:value-type="float" office:value="15711" calcext:value-type="float">
            <text:p>15711.00000 </text:p>
          </table:table-cell>
          <table:table-cell table:style-name="ce6" table:formula="of:=ACOT([.A384])" office:value-type="float" office:value="0.0000636496721182489" calcext:value-type="float">
            <text:p>0.000063649672118249</text:p>
          </table:table-cell>
          <table:table-cell table:number-columns-repeated="1022"/>
        </table:table-row>
        <table:table-row table:style-name="ro2">
          <table:table-cell table:style-name="ce4" office:value-type="float" office:value="18561" calcext:value-type="float">
            <text:p>18561.00000 </text:p>
          </table:table-cell>
          <table:table-cell table:style-name="ce6" table:formula="of:=ACOT([.A385])" office:value-type="float" office:value="0.0000538764074689002" calcext:value-type="float">
            <text:p>0.000053876407468900</text:p>
          </table:table-cell>
          <table:table-cell table:number-columns-repeated="1022"/>
        </table:table-row>
        <table:table-row table:style-name="ro2">
          <table:table-cell table:style-name="ce4" office:value-type="float" office:value="2487" calcext:value-type="float">
            <text:p>2487.00000 </text:p>
          </table:table-cell>
          <table:table-cell table:style-name="ce6" table:formula="of:=ACOT([.A386])" office:value-type="float" office:value="0.000402090850867509" calcext:value-type="float">
            <text:p>0.000402090850867509</text:p>
          </table:table-cell>
          <table:table-cell table:number-columns-repeated="1022"/>
        </table:table-row>
        <table:table-row table:style-name="ro2">
          <table:table-cell table:style-name="ce4" office:value-type="float" office:value="12339" calcext:value-type="float">
            <text:p>12339.00000 </text:p>
          </table:table-cell>
          <table:table-cell table:style-name="ce6" table:formula="of:=ACOT([.A387])" office:value-type="float" office:value="0.0000810438445424389" calcext:value-type="float">
            <text:p>0.000081043844542439</text:p>
          </table:table-cell>
          <table:table-cell table:number-columns-repeated="1022"/>
        </table:table-row>
        <table:table-row table:style-name="ro2">
          <table:table-cell table:style-name="ce4" office:value-type="float" office:value="2199" calcext:value-type="float">
            <text:p>2199.00000 </text:p>
          </table:table-cell>
          <table:table-cell table:style-name="ce6" table:formula="of:=ACOT([.A388])" office:value-type="float" office:value="0.000454752128725255" calcext:value-type="float">
            <text:p>0.000454752128725255</text:p>
          </table:table-cell>
          <table:table-cell table:number-columns-repeated="1022"/>
        </table:table-row>
        <table:table-row table:style-name="ro2">
          <table:table-cell table:style-name="ce4" office:value-type="float" office:value="15695" calcext:value-type="float">
            <text:p>15695.00000 </text:p>
          </table:table-cell>
          <table:table-cell table:style-name="ce6" table:formula="of:=ACOT([.A389])" office:value-type="float" office:value="0.0000637145586903642" calcext:value-type="float">
            <text:p>0.000063714558690364</text:p>
          </table:table-cell>
          <table:table-cell table:number-columns-repeated="1022"/>
        </table:table-row>
        <table:table-row table:style-name="ro2">
          <table:table-cell table:style-name="ce4" office:value-type="float" office:value="16687" calcext:value-type="float">
            <text:p>16687.00000 </text:p>
          </table:table-cell>
          <table:table-cell table:style-name="ce6" table:formula="of:=ACOT([.A390])" office:value-type="float" office:value="0.000059926889123485" calcext:value-type="float">
            <text:p>0.000059926889123485</text:p>
          </table:table-cell>
          <table:table-cell table:number-columns-repeated="1022"/>
        </table:table-row>
        <table:table-row table:style-name="ro2">
          <table:table-cell table:style-name="ce4" office:value-type="float" office:value="31851" calcext:value-type="float">
            <text:p>31851.00000 </text:p>
          </table:table-cell>
          <table:table-cell table:style-name="ce6" table:formula="of:=ACOT([.A391])" office:value-type="float" office:value="0.0000313961884923497" calcext:value-type="float">
            <text:p>0.000031396188492350</text:p>
          </table:table-cell>
          <table:table-cell table:number-columns-repeated="1022"/>
        </table:table-row>
        <table:table-row table:style-name="ro2">
          <table:table-cell table:style-name="ce4" office:value-type="float" office:value="12113" calcext:value-type="float">
            <text:p>12113.00000 </text:p>
          </table:table-cell>
          <table:table-cell table:style-name="ce6" table:formula="of:=ACOT([.A392])" office:value-type="float" office:value="0.0000825559314561186" calcext:value-type="float">
            <text:p>0.000082555931456119</text:p>
          </table:table-cell>
          <table:table-cell table:number-columns-repeated="1022"/>
        </table:table-row>
        <table:table-row table:style-name="ro2">
          <table:table-cell table:style-name="ce4" office:value-type="float" office:value="32065" calcext:value-type="float">
            <text:p>32065.00000 </text:p>
          </table:table-cell>
          <table:table-cell table:style-name="ce6" table:formula="of:=ACOT([.A393])" office:value-type="float" office:value="0.000031186652102777" calcext:value-type="float">
            <text:p>0.000031186652102777</text:p>
          </table:table-cell>
          <table:table-cell table:number-columns-repeated="1022"/>
        </table:table-row>
        <table:table-row table:style-name="ro2">
          <table:table-cell table:style-name="ce4" office:value-type="float" office:value="25149" calcext:value-type="float">
            <text:p>25149.00000 </text:p>
          </table:table-cell>
          <table:table-cell table:style-name="ce6" table:formula="of:=ACOT([.A394])" office:value-type="float" office:value="0.0000397630124246984" calcext:value-type="float">
            <text:p>0.000039763012424698</text:p>
          </table:table-cell>
          <table:table-cell table:number-columns-repeated="1022"/>
        </table:table-row>
        <table:table-row table:style-name="ro2">
          <table:table-cell table:style-name="ce4" office:value-type="float" office:value="32466" calcext:value-type="float">
            <text:p>32466.00000 </text:p>
          </table:table-cell>
          <table:table-cell table:style-name="ce6" table:formula="of:=ACOT([.A395])" office:value-type="float" office:value="0.0000308014538188406" calcext:value-type="float">
            <text:p>0.000030801453818841</text:p>
          </table:table-cell>
          <table:table-cell table:number-columns-repeated="1022"/>
        </table:table-row>
        <table:table-row table:style-name="ro2">
          <table:table-cell table:style-name="ce4" office:value-type="float" office:value="24234" calcext:value-type="float">
            <text:p>24234.00000 </text:p>
          </table:table-cell>
          <table:table-cell table:style-name="ce6" table:formula="of:=ACOT([.A396])" office:value-type="float" office:value="0.0000412643393343792" calcext:value-type="float">
            <text:p>0.000041264339334379</text:p>
          </table:table-cell>
          <table:table-cell table:number-columns-repeated="1022"/>
        </table:table-row>
        <table:table-row table:style-name="ro2">
          <table:table-cell table:style-name="ce4" office:value-type="float" office:value="5579" calcext:value-type="float">
            <text:p>5579.00000 </text:p>
          </table:table-cell>
          <table:table-cell table:style-name="ce6" table:formula="of:=ACOT([.A397])" office:value-type="float" office:value="0.000179243590122002" calcext:value-type="float">
            <text:p>0.000179243590122002</text:p>
          </table:table-cell>
          <table:table-cell table:number-columns-repeated="1022"/>
        </table:table-row>
        <table:table-row table:style-name="ro2">
          <table:table-cell table:style-name="ce4" office:value-type="float" office:value="17943" calcext:value-type="float">
            <text:p>17943.00000 </text:p>
          </table:table-cell>
          <table:table-cell table:style-name="ce6" table:formula="of:=ACOT([.A398])" office:value-type="float" office:value="0.0000557320402923001" calcext:value-type="float">
            <text:p>0.000055732040292300</text:p>
          </table:table-cell>
          <table:table-cell table:number-columns-repeated="1022"/>
        </table:table-row>
        <table:table-row table:style-name="ro2">
          <table:table-cell table:style-name="ce4" office:value-type="float" office:value="26387" calcext:value-type="float">
            <text:p>26387.00000 </text:p>
          </table:table-cell>
          <table:table-cell table:style-name="ce6" table:formula="of:=ACOT([.A399])" office:value-type="float" office:value="0.0000378974494834594" calcext:value-type="float">
            <text:p>0.000037897449483459</text:p>
          </table:table-cell>
          <table:table-cell table:number-columns-repeated="1022"/>
        </table:table-row>
        <table:table-row table:style-name="ro2">
          <table:table-cell table:style-name="ce4" office:value-type="float" office:value="5551" calcext:value-type="float">
            <text:p>5551.00000 </text:p>
          </table:table-cell>
          <table:table-cell table:style-name="ce6" table:formula="of:=ACOT([.A400])" office:value-type="float" office:value="0.000180147719182511" calcext:value-type="float">
            <text:p>0.000180147719182511</text:p>
          </table:table-cell>
          <table:table-cell table:number-columns-repeated="1022"/>
        </table:table-row>
        <table:table-row table:style-name="ro2">
          <table:table-cell table:style-name="ce4" office:value-type="float" office:value="8092" calcext:value-type="float">
            <text:p>8092.00000 </text:p>
          </table:table-cell>
          <table:table-cell table:style-name="ce6" table:formula="of:=ACOT([.A401])" office:value-type="float" office:value="0.000123578842672778" calcext:value-type="float">
            <text:p>0.000123578842672778</text:p>
          </table:table-cell>
          <table:table-cell table:number-columns-repeated="1022"/>
        </table:table-row>
        <table:table-row table:style-name="ro2">
          <table:table-cell table:style-name="ce4" office:value-type="float" office:value="8516" calcext:value-type="float">
            <text:p>8516.00000 </text:p>
          </table:table-cell>
          <table:table-cell table:style-name="ce6" table:formula="of:=ACOT([.A402])" office:value-type="float" office:value="0.000117426021066569" calcext:value-type="float">
            <text:p>0.000117426021066569</text:p>
          </table:table-cell>
          <table:table-cell table:number-columns-repeated="1022"/>
        </table:table-row>
        <table:table-row table:style-name="ro2">
          <table:table-cell table:style-name="ce4" office:value-type="float" office:value="23538" calcext:value-type="float">
            <text:p>23538.00000 </text:p>
          </table:table-cell>
          <table:table-cell table:style-name="ce6" table:formula="of:=ACOT([.A403])" office:value-type="float" office:value="0.000042484493134376" calcext:value-type="float">
            <text:p>0.000042484493134376</text:p>
          </table:table-cell>
          <table:table-cell table:number-columns-repeated="1022"/>
        </table:table-row>
        <table:table-row table:style-name="ro2">
          <table:table-cell table:style-name="ce4" office:value-type="float" office:value="21291" calcext:value-type="float">
            <text:p>21291.00000 </text:p>
          </table:table-cell>
          <table:table-cell table:style-name="ce6" table:formula="of:=ACOT([.A404])" office:value-type="float" office:value="0.0000469682024923923" calcext:value-type="float">
            <text:p>0.000046968202492392</text:p>
          </table:table-cell>
          <table:table-cell table:number-columns-repeated="1022"/>
        </table:table-row>
        <table:table-row table:style-name="ro2">
          <table:table-cell table:style-name="ce4" office:value-type="float" office:value="1314" calcext:value-type="float">
            <text:p>1314.00000 </text:p>
          </table:table-cell>
          <table:table-cell table:style-name="ce6" table:formula="of:=ACOT([.A405])" office:value-type="float" office:value="0.000761034860686349" calcext:value-type="float">
            <text:p>0.000761034860686349</text:p>
          </table:table-cell>
          <table:table-cell table:number-columns-repeated="1022"/>
        </table:table-row>
        <table:table-row table:style-name="ro2">
          <table:table-cell table:style-name="ce4" office:value-type="float" office:value="16392" calcext:value-type="float">
            <text:p>16392.00000 </text:p>
          </table:table-cell>
          <table:table-cell table:style-name="ce6" table:formula="of:=ACOT([.A406])" office:value-type="float" office:value="0.0000610053683967049" calcext:value-type="float">
            <text:p>0.000061005368396705</text:p>
          </table:table-cell>
          <table:table-cell table:number-columns-repeated="1022"/>
        </table:table-row>
        <table:table-row table:style-name="ro2">
          <table:table-cell table:style-name="ce4" office:value-type="float" office:value="5608" calcext:value-type="float">
            <text:p>5608.00000 </text:p>
          </table:table-cell>
          <table:table-cell table:style-name="ce6" table:formula="of:=ACOT([.A407])" office:value-type="float" office:value="0.000178316688552282" calcext:value-type="float">
            <text:p>0.000178316688552282</text:p>
          </table:table-cell>
          <table:table-cell table:number-columns-repeated="1022"/>
        </table:table-row>
        <table:table-row table:style-name="ro2">
          <table:table-cell table:style-name="ce4" office:value-type="float" office:value="21950" calcext:value-type="float">
            <text:p>21950.00000 </text:p>
          </table:table-cell>
          <table:table-cell table:style-name="ce6" table:formula="of:=ACOT([.A408])" office:value-type="float" office:value="0.0000455580865288407" calcext:value-type="float">
            <text:p>0.000045558086528841</text:p>
          </table:table-cell>
          <table:table-cell table:number-columns-repeated="1022"/>
        </table:table-row>
        <table:table-row table:style-name="ro2">
          <table:table-cell table:style-name="ce4" office:value-type="float" office:value="4684" calcext:value-type="float">
            <text:p>4684.00000 </text:p>
          </table:table-cell>
          <table:table-cell table:style-name="ce6" table:formula="of:=ACOT([.A409])" office:value-type="float" office:value="0.000213492738003085" calcext:value-type="float">
            <text:p>0.000213492738003085</text:p>
          </table:table-cell>
          <table:table-cell table:number-columns-repeated="1022"/>
        </table:table-row>
        <table:table-row table:style-name="ro2">
          <table:table-cell table:style-name="ce4" office:value-type="float" office:value="26403" calcext:value-type="float">
            <text:p>26403.00000 </text:p>
          </table:table-cell>
          <table:table-cell table:style-name="ce6" table:formula="of:=ACOT([.A410])" office:value-type="float" office:value="0.0000378744839419909" calcext:value-type="float">
            <text:p>0.000037874483941991</text:p>
          </table:table-cell>
          <table:table-cell table:number-columns-repeated="1022"/>
        </table:table-row>
        <table:table-row table:style-name="ro2">
          <table:table-cell table:style-name="ce4" office:value-type="float" office:value="3341" calcext:value-type="float">
            <text:p>3341.00000 </text:p>
          </table:table-cell>
          <table:table-cell table:style-name="ce6" table:formula="of:=ACOT([.A411])" office:value-type="float" office:value="0.000299311574420091" calcext:value-type="float">
            <text:p>0.000299311574420091</text:p>
          </table:table-cell>
          <table:table-cell table:number-columns-repeated="1022"/>
        </table:table-row>
        <table:table-row table:style-name="ro2">
          <table:table-cell table:style-name="ce4" office:value-type="float" office:value="8751" calcext:value-type="float">
            <text:p>8751.00000 </text:p>
          </table:table-cell>
          <table:table-cell table:style-name="ce6" table:formula="of:=ACOT([.A412])" office:value-type="float" office:value="0.000114272654056391" calcext:value-type="float">
            <text:p>0.000114272654056391</text:p>
          </table:table-cell>
          <table:table-cell table:number-columns-repeated="1022"/>
        </table:table-row>
        <table:table-row table:style-name="ro2">
          <table:table-cell table:style-name="ce4" office:value-type="float" office:value="12691" calcext:value-type="float">
            <text:p>12691.00000 </text:p>
          </table:table-cell>
          <table:table-cell table:style-name="ce6" table:formula="of:=ACOT([.A413])" office:value-type="float" office:value="0.000078795997000114" calcext:value-type="float">
            <text:p>0.000078795997000114</text:p>
          </table:table-cell>
          <table:table-cell table:number-columns-repeated="1022"/>
        </table:table-row>
        <table:table-row table:style-name="ro2">
          <table:table-cell table:style-name="ce4" office:value-type="float" office:value="11451" calcext:value-type="float">
            <text:p>11451.00000 </text:p>
          </table:table-cell>
          <table:table-cell table:style-name="ce6" table:formula="of:=ACOT([.A414])" office:value-type="float" office:value="0.0000873286173659338" calcext:value-type="float">
            <text:p>0.000087328617365934</text:p>
          </table:table-cell>
          <table:table-cell table:number-columns-repeated="1022"/>
        </table:table-row>
        <table:table-row table:style-name="ro2">
          <table:table-cell table:style-name="ce4" office:value-type="float" office:value="15932" calcext:value-type="float">
            <text:p>15932.00000 </text:p>
          </table:table-cell>
          <table:table-cell table:style-name="ce6" table:formula="of:=ACOT([.A415])" office:value-type="float" office:value="0.000062766758642141" calcext:value-type="float">
            <text:p>0.000062766758642141</text:p>
          </table:table-cell>
          <table:table-cell table:number-columns-repeated="1022"/>
        </table:table-row>
        <table:table-row table:style-name="ro2">
          <table:table-cell table:style-name="ce4" office:value-type="float" office:value="17411" calcext:value-type="float">
            <text:p>17411.00000 </text:p>
          </table:table-cell>
          <table:table-cell table:style-name="ce6" table:formula="of:=ACOT([.A416])" office:value-type="float" office:value="0.0000574349548503328" calcext:value-type="float">
            <text:p>0.000057434954850333</text:p>
          </table:table-cell>
          <table:table-cell table:number-columns-repeated="1022"/>
        </table:table-row>
        <table:table-row table:style-name="ro2">
          <table:table-cell table:style-name="ce4" office:value-type="float" office:value="31291" calcext:value-type="float">
            <text:p>31291.00000 </text:p>
          </table:table-cell>
          <table:table-cell table:style-name="ce6" table:formula="of:=ACOT([.A417])" office:value-type="float" office:value="0.0000319580709999823" calcext:value-type="float">
            <text:p>0.000031958070999982</text:p>
          </table:table-cell>
          <table:table-cell table:number-columns-repeated="1022"/>
        </table:table-row>
        <table:table-row table:style-name="ro2">
          <table:table-cell table:style-name="ce4" office:value-type="float" office:value="23958" calcext:value-type="float">
            <text:p>23958.00000 </text:p>
          </table:table-cell>
          <table:table-cell table:style-name="ce6" table:formula="of:=ACOT([.A418])" office:value-type="float" office:value="0.0000417397111369677" calcext:value-type="float">
            <text:p>0.000041739711136968</text:p>
          </table:table-cell>
          <table:table-cell table:number-columns-repeated="1022"/>
        </table:table-row>
        <table:table-row table:style-name="ro2">
          <table:table-cell table:style-name="ce4" office:value-type="float" office:value="19313" calcext:value-type="float">
            <text:p>19313.00000 </text:p>
          </table:table-cell>
          <table:table-cell table:style-name="ce6" table:formula="of:=ACOT([.A419])" office:value-type="float" office:value="0.0000517785946825278" calcext:value-type="float">
            <text:p>0.000051778594682528</text:p>
          </table:table-cell>
          <table:table-cell table:number-columns-repeated="1022"/>
        </table:table-row>
        <table:table-row table:style-name="ro2">
          <table:table-cell table:style-name="ce4" office:value-type="float" office:value="31823" calcext:value-type="float">
            <text:p>31823.00000 </text:p>
          </table:table-cell>
          <table:table-cell table:style-name="ce6" table:formula="of:=ACOT([.A420])" office:value-type="float" office:value="0.000031423812955067" calcext:value-type="float">
            <text:p>0.000031423812955067</text:p>
          </table:table-cell>
          <table:table-cell table:number-columns-repeated="1022"/>
        </table:table-row>
        <table:table-row table:style-name="ro2">
          <table:table-cell table:style-name="ce4" office:value-type="float" office:value="29654" calcext:value-type="float">
            <text:p>29654.00000 </text:p>
          </table:table-cell>
          <table:table-cell table:style-name="ce6" table:formula="of:=ACOT([.A421])" office:value-type="float" office:value="0.0000337222634254619" calcext:value-type="float">
            <text:p>0.000033722263425462</text:p>
          </table:table-cell>
          <table:table-cell table:number-columns-repeated="1022"/>
        </table:table-row>
        <table:table-row table:style-name="ro2">
          <table:table-cell table:style-name="ce4" office:value-type="float" office:value="17036" calcext:value-type="float">
            <text:p>17036.00000 </text:p>
          </table:table-cell>
          <table:table-cell table:style-name="ce6" table:formula="of:=ACOT([.A422])" office:value-type="float" office:value="0.0000586992251028207" calcext:value-type="float">
            <text:p>0.000058699225102821</text:p>
          </table:table-cell>
          <table:table-cell table:number-columns-repeated="1022"/>
        </table:table-row>
        <table:table-row table:style-name="ro2">
          <table:table-cell table:style-name="ce4" office:value-type="float" office:value="31605" calcext:value-type="float">
            <text:p>31605.00000 </text:p>
          </table:table-cell>
          <table:table-cell table:style-name="ce6" table:formula="of:=ACOT([.A423])" office:value-type="float" office:value="0.0000316405631914929" calcext:value-type="float">
            <text:p>0.000031640563191493</text:p>
          </table:table-cell>
          <table:table-cell table:number-columns-repeated="1022"/>
        </table:table-row>
        <table:table-row table:style-name="ro2">
          <table:table-cell table:style-name="ce4" office:value-type="float" office:value="21194" calcext:value-type="float">
            <text:p>21194.00000 </text:p>
          </table:table-cell>
          <table:table-cell table:style-name="ce6" table:formula="of:=ACOT([.A424])" office:value-type="float" office:value="0.0000471831650117327" calcext:value-type="float">
            <text:p>0.000047183165011733</text:p>
          </table:table-cell>
          <table:table-cell table:number-columns-repeated="1022"/>
        </table:table-row>
        <table:table-row table:style-name="ro2">
          <table:table-cell table:style-name="ce4" office:value-type="float" office:value="13067" calcext:value-type="float">
            <text:p>13067.00000 </text:p>
          </table:table-cell>
          <table:table-cell table:style-name="ce6" table:formula="of:=ACOT([.A425])" office:value-type="float" office:value="0.0000765286598336523" calcext:value-type="float">
            <text:p>0.000076528659833652</text:p>
          </table:table-cell>
          <table:table-cell table:number-columns-repeated="1022"/>
        </table:table-row>
        <table:table-row table:style-name="ro2">
          <table:table-cell table:style-name="ce4" office:value-type="float" office:value="23100" calcext:value-type="float">
            <text:p>23100.00000 </text:p>
          </table:table-cell>
          <table:table-cell table:style-name="ce6" table:formula="of:=ACOT([.A426])" office:value-type="float" office:value="0.0000432900432629779" calcext:value-type="float">
            <text:p>0.000043290043262978</text:p>
          </table:table-cell>
          <table:table-cell table:number-columns-repeated="1022"/>
        </table:table-row>
        <table:table-row table:style-name="ro2">
          <table:table-cell table:style-name="ce4" office:value-type="float" office:value="23742" calcext:value-type="float">
            <text:p>23742.00000 </text:p>
          </table:table-cell>
          <table:table-cell table:style-name="ce6" table:formula="of:=ACOT([.A427])" office:value-type="float" office:value="0.000042119450737399" calcext:value-type="float">
            <text:p>0.000042119450737399</text:p>
          </table:table-cell>
          <table:table-cell table:number-columns-repeated="1022"/>
        </table:table-row>
        <table:table-row table:style-name="ro2">
          <table:table-cell table:style-name="ce4" office:value-type="float" office:value="15654" calcext:value-type="float">
            <text:p>15654.00000 </text:p>
          </table:table-cell>
          <table:table-cell table:style-name="ce6" table:formula="of:=ACOT([.A428])" office:value-type="float" office:value="0.0000638814359676942" calcext:value-type="float">
            <text:p>0.000063881435967694</text:p>
          </table:table-cell>
          <table:table-cell table:number-columns-repeated="1022"/>
        </table:table-row>
        <table:table-row table:style-name="ro2">
          <table:table-cell table:style-name="ce4" office:value-type="float" office:value="13205" calcext:value-type="float">
            <text:p>13205.00000 </text:p>
          </table:table-cell>
          <table:table-cell table:style-name="ce6" table:formula="of:=ACOT([.A429])" office:value-type="float" office:value="0.0000757288904269515" calcext:value-type="float">
            <text:p>0.000075728890426952</text:p>
          </table:table-cell>
          <table:table-cell table:number-columns-repeated="1022"/>
        </table:table-row>
        <table:table-row table:style-name="ro2">
          <table:table-cell table:style-name="ce4" office:value-type="float" office:value="23295" calcext:value-type="float">
            <text:p>23295.00000 </text:p>
          </table:table-cell>
          <table:table-cell table:style-name="ce6" table:formula="of:=ACOT([.A430])" office:value-type="float" office:value="0.000042927666854764" calcext:value-type="float">
            <text:p>0.000042927666854764</text:p>
          </table:table-cell>
          <table:table-cell table:number-columns-repeated="1022"/>
        </table:table-row>
        <table:table-row table:style-name="ro2">
          <table:table-cell table:style-name="ce4" office:value-type="float" office:value="3984" calcext:value-type="float">
            <text:p>3984.00000 </text:p>
          </table:table-cell>
          <table:table-cell table:style-name="ce6" table:formula="of:=ACOT([.A431])" office:value-type="float" office:value="0.00025100401079281" calcext:value-type="float">
            <text:p>0.000251004010792810</text:p>
          </table:table-cell>
          <table:table-cell table:number-columns-repeated="1022"/>
        </table:table-row>
        <table:table-row table:style-name="ro2">
          <table:table-cell table:style-name="ce4" office:value-type="float" office:value="20641" calcext:value-type="float">
            <text:p>20641.00000 </text:p>
          </table:table-cell>
          <table:table-cell table:style-name="ce6" table:formula="of:=ACOT([.A432])" office:value-type="float" office:value="0.0000484472651138823" calcext:value-type="float">
            <text:p>0.000048447265113882</text:p>
          </table:table-cell>
          <table:table-cell table:number-columns-repeated="1022"/>
        </table:table-row>
        <table:table-row table:style-name="ro2">
          <table:table-cell table:style-name="ce4" office:value-type="float" office:value="5006" calcext:value-type="float">
            <text:p>5006.00000 </text:p>
          </table:table-cell>
          <table:table-cell table:style-name="ce6" table:formula="of:=ACOT([.A433])" office:value-type="float" office:value="0.000199760284997685" calcext:value-type="float">
            <text:p>0.000199760284997685</text:p>
          </table:table-cell>
          <table:table-cell table:number-columns-repeated="1022"/>
        </table:table-row>
        <table:table-row table:style-name="ro2">
          <table:table-cell table:style-name="ce4" office:value-type="float" office:value="4378" calcext:value-type="float">
            <text:p>4378.00000 </text:p>
          </table:table-cell>
          <table:table-cell table:style-name="ce6" table:formula="of:=ACOT([.A434])" office:value-type="float" office:value="0.00022841479730662" calcext:value-type="float">
            <text:p>0.000228414797306620</text:p>
          </table:table-cell>
          <table:table-cell table:number-columns-repeated="1022"/>
        </table:table-row>
        <table:table-row table:style-name="ro2">
          <table:table-cell table:style-name="ce4" office:value-type="float" office:value="31593" calcext:value-type="float">
            <text:p>31593.00000 </text:p>
          </table:table-cell>
          <table:table-cell table:style-name="ce6" table:formula="of:=ACOT([.A435])" office:value-type="float" office:value="0.0000316525812573687" calcext:value-type="float">
            <text:p>0.000031652581257369</text:p>
          </table:table-cell>
          <table:table-cell table:number-columns-repeated="1022"/>
        </table:table-row>
        <table:table-row table:style-name="ro2">
          <table:table-cell table:style-name="ce4" office:value-type="float" office:value="12759" calcext:value-type="float">
            <text:p>12759.00000 </text:p>
          </table:table-cell>
          <table:table-cell table:style-name="ce6" table:formula="of:=ACOT([.A436])" office:value-type="float" office:value="0.0000783760481191109" calcext:value-type="float">
            <text:p>0.000078376048119111</text:p>
          </table:table-cell>
          <table:table-cell table:number-columns-repeated="1022"/>
        </table:table-row>
        <table:table-row table:style-name="ro2">
          <table:table-cell table:style-name="ce4" office:value-type="float" office:value="5102" calcext:value-type="float">
            <text:p>5102.00000 </text:p>
          </table:table-cell>
          <table:table-cell table:style-name="ce6" table:formula="of:=ACOT([.A437])" office:value-type="float" office:value="0.000196001565502479" calcext:value-type="float">
            <text:p>0.000196001565502479</text:p>
          </table:table-cell>
          <table:table-cell table:number-columns-repeated="1022"/>
        </table:table-row>
        <table:table-row table:style-name="ro2">
          <table:table-cell table:style-name="ce4" office:value-type="float" office:value="27960" calcext:value-type="float">
            <text:p>27960.00000 </text:p>
          </table:table-cell>
          <table:table-cell table:style-name="ce6" table:formula="of:=ACOT([.A438])" office:value-type="float" office:value="0.0000357653790976631" calcext:value-type="float">
            <text:p>0.000035765379097663</text:p>
          </table:table-cell>
          <table:table-cell table:number-columns-repeated="1022"/>
        </table:table-row>
        <table:table-row table:style-name="ro2">
          <table:table-cell table:style-name="ce4" office:value-type="float" office:value="29596" calcext:value-type="float">
            <text:p>29596.00000 </text:p>
          </table:table-cell>
          <table:table-cell table:style-name="ce6" table:formula="of:=ACOT([.A439])" office:value-type="float" office:value="0.0000337883497640856" calcext:value-type="float">
            <text:p>0.000033788349764086</text:p>
          </table:table-cell>
          <table:table-cell table:number-columns-repeated="1022"/>
        </table:table-row>
        <table:table-row table:style-name="ro2">
          <table:table-cell table:style-name="ce4" office:value-type="float" office:value="14042" calcext:value-type="float">
            <text:p>14042.00000 </text:p>
          </table:table-cell>
          <table:table-cell table:style-name="ce6" table:formula="of:=ACOT([.A440])" office:value-type="float" office:value="0.0000712149265282846" calcext:value-type="float">
            <text:p>0.000071214926528285</text:p>
          </table:table-cell>
          <table:table-cell table:number-columns-repeated="1022"/>
        </table:table-row>
        <table:table-row table:style-name="ro2">
          <table:table-cell table:style-name="ce4" office:value-type="float" office:value="591" calcext:value-type="float">
            <text:p>591.00000 </text:p>
          </table:table-cell>
          <table:table-cell table:style-name="ce6" table:formula="of:=ACOT([.A441])" office:value-type="float" office:value="0.00169204576253845" calcext:value-type="float">
            <text:p>0.001692045762538450</text:p>
          </table:table-cell>
          <table:table-cell table:number-columns-repeated="1022"/>
        </table:table-row>
        <table:table-row table:style-name="ro2">
          <table:table-cell table:style-name="ce4" office:value-type="float" office:value="22295" calcext:value-type="float">
            <text:p>22295.00000 </text:p>
          </table:table-cell>
          <table:table-cell table:style-name="ce6" table:formula="of:=ACOT([.A442])" office:value-type="float" office:value="0.0000448531060475155" calcext:value-type="float">
            <text:p>0.000044853106047516</text:p>
          </table:table-cell>
          <table:table-cell table:number-columns-repeated="1022"/>
        </table:table-row>
        <table:table-row table:style-name="ro2">
          <table:table-cell table:style-name="ce4" office:value-type="float" office:value="3900" calcext:value-type="float">
            <text:p>3900.00000 </text:p>
          </table:table-cell>
          <table:table-cell table:style-name="ce6" table:formula="of:=ACOT([.A443])" office:value-type="float" office:value="0.000256410250790928" calcext:value-type="float">
            <text:p>0.000256410250790928</text:p>
          </table:table-cell>
          <table:table-cell table:number-columns-repeated="1022"/>
        </table:table-row>
        <table:table-row table:style-name="ro2">
          <table:table-cell table:style-name="ce4" office:value-type="float" office:value="28548" calcext:value-type="float">
            <text:p>28548.00000 </text:p>
          </table:table-cell>
          <table:table-cell table:style-name="ce6" table:formula="of:=ACOT([.A444])" office:value-type="float" office:value="0.000035028723538888" calcext:value-type="float">
            <text:p>0.000035028723538888</text:p>
          </table:table-cell>
          <table:table-cell table:number-columns-repeated="1022"/>
        </table:table-row>
        <table:table-row table:style-name="ro2">
          <table:table-cell table:style-name="ce4" office:value-type="float" office:value="28659" calcext:value-type="float">
            <text:p>28659.00000 </text:p>
          </table:table-cell>
          <table:table-cell table:style-name="ce6" table:formula="of:=ACOT([.A445])" office:value-type="float" office:value="0.0000348930527789282" calcext:value-type="float">
            <text:p>0.000034893052778928</text:p>
          </table:table-cell>
          <table:table-cell table:number-columns-repeated="1022"/>
        </table:table-row>
        <table:table-row table:style-name="ro2">
          <table:table-cell table:style-name="ce4" office:value-type="float" office:value="6273" calcext:value-type="float">
            <text:p>6273.00000 </text:p>
          </table:table-cell>
          <table:table-cell table:style-name="ce6" table:formula="of:=ACOT([.A446])" office:value-type="float" office:value="0.000159413357489147" calcext:value-type="float">
            <text:p>0.000159413357489147</text:p>
          </table:table-cell>
          <table:table-cell table:number-columns-repeated="1022"/>
        </table:table-row>
        <table:table-row table:style-name="ro2">
          <table:table-cell table:style-name="ce4" office:value-type="float" office:value="14395" calcext:value-type="float">
            <text:p>14395.00000 </text:p>
          </table:table-cell>
          <table:table-cell table:style-name="ce6" table:formula="of:=ACOT([.A447])" office:value-type="float" office:value="0.000069468565362385" calcext:value-type="float">
            <text:p>0.000069468565362385</text:p>
          </table:table-cell>
          <table:table-cell table:number-columns-repeated="1022"/>
        </table:table-row>
        <table:table-row table:style-name="ro2">
          <table:table-cell table:style-name="ce4" office:value-type="float" office:value="2060" calcext:value-type="float">
            <text:p>2060.00000 </text:p>
          </table:table-cell>
          <table:table-cell table:style-name="ce6" table:formula="of:=ACOT([.A448])" office:value-type="float" office:value="0.000485436855072852" calcext:value-type="float">
            <text:p>0.000485436855072852</text:p>
          </table:table-cell>
          <table:table-cell table:number-columns-repeated="1022"/>
        </table:table-row>
        <table:table-row table:style-name="ro2">
          <table:table-cell table:style-name="ce4" office:value-type="float" office:value="23047" calcext:value-type="float">
            <text:p>23047.00000 </text:p>
          </table:table-cell>
          <table:table-cell table:style-name="ce6" table:formula="of:=ACOT([.A449])" office:value-type="float" office:value="0.0000433895951477137" calcext:value-type="float">
            <text:p>0.000043389595147714</text:p>
          </table:table-cell>
          <table:table-cell table:number-columns-repeated="1022"/>
        </table:table-row>
        <table:table-row table:style-name="ro2">
          <table:table-cell table:style-name="ce4" office:value-type="float" office:value="29822" calcext:value-type="float">
            <text:p>29822.00000 </text:p>
          </table:table-cell>
          <table:table-cell table:style-name="ce6" table:formula="of:=ACOT([.A450])" office:value-type="float" office:value="0.000033532291584093" calcext:value-type="float">
            <text:p>0.000033532291584093</text:p>
          </table:table-cell>
          <table:table-cell table:number-columns-repeated="1022"/>
        </table:table-row>
        <table:table-row table:style-name="ro2">
          <table:table-cell table:style-name="ce4" office:value-type="float" office:value="13779" calcext:value-type="float">
            <text:p>13779.00000 </text:p>
          </table:table-cell>
          <table:table-cell table:style-name="ce6" table:formula="of:=ACOT([.A451])" office:value-type="float" office:value="0.000072574206999354" calcext:value-type="float">
            <text:p>0.000072574206999354</text:p>
          </table:table-cell>
          <table:table-cell table:number-columns-repeated="1022"/>
        </table:table-row>
        <table:table-row table:style-name="ro2">
          <table:table-cell table:style-name="ce4" office:value-type="float" office:value="14808" calcext:value-type="float">
            <text:p>14808.00000 </text:p>
          </table:table-cell>
          <table:table-cell table:style-name="ce6" table:formula="of:=ACOT([.A452])" office:value-type="float" office:value="0.0000675310641868876" calcext:value-type="float">
            <text:p>0.000067531064186888</text:p>
          </table:table-cell>
          <table:table-cell table:number-columns-repeated="1022"/>
        </table:table-row>
        <table:table-row table:style-name="ro2">
          <table:table-cell table:style-name="ce4" office:value-type="float" office:value="10025" calcext:value-type="float">
            <text:p>10025.00000 </text:p>
          </table:table-cell>
          <table:table-cell table:style-name="ce6" table:formula="of:=ACOT([.A453])" office:value-type="float" office:value="0.0000997506231104062" calcext:value-type="float">
            <text:p>0.000099750623110406</text:p>
          </table:table-cell>
          <table:table-cell table:number-columns-repeated="1022"/>
        </table:table-row>
        <table:table-row table:style-name="ro2">
          <table:table-cell table:style-name="ce4" office:value-type="float" office:value="16072" calcext:value-type="float">
            <text:p>16072.00000 </text:p>
          </table:table-cell>
          <table:table-cell table:style-name="ce6" table:formula="of:=ACOT([.A454])" office:value-type="float" office:value="0.0000622200098747694" calcext:value-type="float">
            <text:p>0.000062220009874769</text:p>
          </table:table-cell>
          <table:table-cell table:number-columns-repeated="1022"/>
        </table:table-row>
        <table:table-row table:style-name="ro2">
          <table:table-cell table:style-name="ce4" office:value-type="float" office:value="13861" calcext:value-type="float">
            <text:p>13861.00000 </text:p>
          </table:table-cell>
          <table:table-cell table:style-name="ce6" table:formula="of:=ACOT([.A455])" office:value-type="float" office:value="0.0000721448667675428" calcext:value-type="float">
            <text:p>0.000072144866767543</text:p>
          </table:table-cell>
          <table:table-cell table:number-columns-repeated="1022"/>
        </table:table-row>
        <table:table-row table:style-name="ro2">
          <table:table-cell table:style-name="ce4" office:value-type="float" office:value="16018" calcext:value-type="float">
            <text:p>16018.00000 </text:p>
          </table:table-cell>
          <table:table-cell table:style-name="ce6" table:formula="of:=ACOT([.A456])" office:value-type="float" office:value="0.0000624297664315598" calcext:value-type="float">
            <text:p>0.000062429766431560</text:p>
          </table:table-cell>
          <table:table-cell table:number-columns-repeated="1022"/>
        </table:table-row>
        <table:table-row table:style-name="ro2">
          <table:table-cell table:style-name="ce4" office:value-type="float" office:value="7721" calcext:value-type="float">
            <text:p>7721.00000 </text:p>
          </table:table-cell>
          <table:table-cell table:style-name="ce6" table:formula="of:=ACOT([.A457])" office:value-type="float" office:value="0.000129516901231419" calcext:value-type="float">
            <text:p>0.000129516901231419</text:p>
          </table:table-cell>
          <table:table-cell table:number-columns-repeated="1022"/>
        </table:table-row>
        <table:table-row table:style-name="ro2">
          <table:table-cell table:style-name="ce4" office:value-type="float" office:value="1919" calcext:value-type="float">
            <text:p>1919.00000 </text:p>
          </table:table-cell>
          <table:table-cell table:style-name="ce6" table:formula="of:=ACOT([.A458])" office:value-type="float" office:value="0.000521104694884311" calcext:value-type="float">
            <text:p>0.000521104694884311</text:p>
          </table:table-cell>
          <table:table-cell table:number-columns-repeated="1022"/>
        </table:table-row>
        <table:table-row table:style-name="ro2">
          <table:table-cell table:style-name="ce4" office:value-type="float" office:value="6945" calcext:value-type="float">
            <text:p>6945.00000 </text:p>
          </table:table-cell>
          <table:table-cell table:style-name="ce6" table:formula="of:=ACOT([.A459])" office:value-type="float" office:value="0.00014398847992636" calcext:value-type="float">
            <text:p>0.000143988479926360</text:p>
          </table:table-cell>
          <table:table-cell table:number-columns-repeated="1022"/>
        </table:table-row>
        <table:table-row table:style-name="ro2">
          <table:table-cell table:style-name="ce4" office:value-type="float" office:value="31102" calcext:value-type="float">
            <text:p>31102.00000 </text:p>
          </table:table-cell>
          <table:table-cell table:style-name="ce6" table:formula="of:=ACOT([.A460])" office:value-type="float" office:value="0.000032152273154562" calcext:value-type="float">
            <text:p>0.000032152273154562</text:p>
          </table:table-cell>
          <table:table-cell table:number-columns-repeated="1022"/>
        </table:table-row>
        <table:table-row table:style-name="ro2">
          <table:table-cell table:style-name="ce4" office:value-type="float" office:value="14860" calcext:value-type="float">
            <text:p>14860.00000 </text:p>
          </table:table-cell>
          <table:table-cell table:style-name="ce6" table:formula="of:=ACOT([.A461])" office:value-type="float" office:value="0.0000672947509077204" calcext:value-type="float">
            <text:p>0.000067294750907720</text:p>
          </table:table-cell>
          <table:table-cell table:number-columns-repeated="1022"/>
        </table:table-row>
        <table:table-row table:style-name="ro2">
          <table:table-cell table:style-name="ce4" office:value-type="float" office:value="12062" calcext:value-type="float">
            <text:p>12062.00000 </text:p>
          </table:table-cell>
          <table:table-cell table:style-name="ce6" table:formula="of:=ACOT([.A462])" office:value-type="float" office:value="0.0000829049906905244" calcext:value-type="float">
            <text:p>0.000082904990690524</text:p>
          </table:table-cell>
          <table:table-cell table:number-columns-repeated="1022"/>
        </table:table-row>
        <table:table-row table:style-name="ro2">
          <table:table-cell table:style-name="ce4" office:value-type="float" office:value="3749" calcext:value-type="float">
            <text:p>3749.00000 </text:p>
          </table:table-cell>
          <table:table-cell table:style-name="ce6" table:formula="of:=ACOT([.A463])" office:value-type="float" office:value="0.000266737790419747" calcext:value-type="float">
            <text:p>0.000266737790419747</text:p>
          </table:table-cell>
          <table:table-cell table:number-columns-repeated="1022"/>
        </table:table-row>
        <table:table-row table:style-name="ro2">
          <table:table-cell table:style-name="ce4" office:value-type="float" office:value="19211" calcext:value-type="float">
            <text:p>19211.00000 </text:p>
          </table:table-cell>
          <table:table-cell table:style-name="ce6" table:formula="of:=ACOT([.A464])" office:value-type="float" office:value="0.0000520535109622688" calcext:value-type="float">
            <text:p>0.000052053510962269</text:p>
          </table:table-cell>
          <table:table-cell table:number-columns-repeated="1022"/>
        </table:table-row>
        <table:table-row table:style-name="ro2">
          <table:table-cell table:style-name="ce4" office:value-type="float" office:value="32599" calcext:value-type="float">
            <text:p>32599.00000 </text:p>
          </table:table-cell>
          <table:table-cell table:style-name="ce6" table:formula="of:=ACOT([.A465])" office:value-type="float" office:value="0.0000306757875911945" calcext:value-type="float">
            <text:p>0.000030675787591195</text:p>
          </table:table-cell>
          <table:table-cell table:number-columns-repeated="1022"/>
        </table:table-row>
        <table:table-row table:style-name="ro2">
          <table:table-cell table:style-name="ce4" office:value-type="float" office:value="30382" calcext:value-type="float">
            <text:p>30382.00000 </text:p>
          </table:table-cell>
          <table:table-cell table:style-name="ce6" table:formula="of:=ACOT([.A466])" office:value-type="float" office:value="0.0000329142255164339" calcext:value-type="float">
            <text:p>0.000032914225516434</text:p>
          </table:table-cell>
          <table:table-cell table:number-columns-repeated="1022"/>
        </table:table-row>
        <table:table-row table:style-name="ro2">
          <table:table-cell table:style-name="ce4" office:value-type="float" office:value="8681" calcext:value-type="float">
            <text:p>8681.00000 </text:p>
          </table:table-cell>
          <table:table-cell table:style-name="ce6" table:formula="of:=ACOT([.A467])" office:value-type="float" office:value="0.000115194101552474" calcext:value-type="float">
            <text:p>0.000115194101552474</text:p>
          </table:table-cell>
          <table:table-cell table:number-columns-repeated="1022"/>
        </table:table-row>
        <table:table-row table:style-name="ro2">
          <table:table-cell table:style-name="ce4" office:value-type="float" office:value="17064" calcext:value-type="float">
            <text:p>17064.00000 </text:p>
          </table:table-cell>
          <table:table-cell table:style-name="ce6" table:formula="of:=ACOT([.A468])" office:value-type="float" office:value="0.0000586029066369509" calcext:value-type="float">
            <text:p>0.000058602906636951</text:p>
          </table:table-cell>
          <table:table-cell table:number-columns-repeated="1022"/>
        </table:table-row>
        <table:table-row table:style-name="ro2">
          <table:table-cell table:style-name="ce4" office:value-type="float" office:value="13962" calcext:value-type="float">
            <text:p>13962.00000 </text:p>
          </table:table-cell>
          <table:table-cell table:style-name="ce6" table:formula="of:=ACOT([.A469])" office:value-type="float" office:value="0.0000716229765282961" calcext:value-type="float">
            <text:p>0.000071622976528296</text:p>
          </table:table-cell>
          <table:table-cell table:number-columns-repeated="1022"/>
        </table:table-row>
        <table:table-row table:style-name="ro2">
          <table:table-cell table:style-name="ce4" office:value-type="float" office:value="24633" calcext:value-type="float">
            <text:p>24633.00000 </text:p>
          </table:table-cell>
          <table:table-cell table:style-name="ce6" table:formula="of:=ACOT([.A470])" office:value-type="float" office:value="0.0000405959485019203" calcext:value-type="float">
            <text:p>0.000040595948501920</text:p>
          </table:table-cell>
          <table:table-cell table:number-columns-repeated="1022"/>
        </table:table-row>
        <table:table-row table:style-name="ro2">
          <table:table-cell table:style-name="ce4" office:value-type="float" office:value="31770" calcext:value-type="float">
            <text:p>31770.00000 </text:p>
          </table:table-cell>
          <table:table-cell table:style-name="ce6" table:formula="of:=ACOT([.A471])" office:value-type="float" office:value="0.0000314762354318709" calcext:value-type="float">
            <text:p>0.000031476235431871</text:p>
          </table:table-cell>
          <table:table-cell table:number-columns-repeated="1022"/>
        </table:table-row>
        <table:table-row table:style-name="ro2">
          <table:table-cell table:style-name="ce4" office:value-type="float" office:value="8920" calcext:value-type="float">
            <text:p>8920.00000 </text:p>
          </table:table-cell>
          <table:table-cell table:style-name="ce6" table:formula="of:=ACOT([.A472])" office:value-type="float" office:value="0.000112107622848745" calcext:value-type="float">
            <text:p>0.000112107622848745</text:p>
          </table:table-cell>
          <table:table-cell table:number-columns-repeated="1022"/>
        </table:table-row>
        <table:table-row table:style-name="ro2">
          <table:table-cell table:style-name="ce4" office:value-type="float" office:value="12266" calcext:value-type="float">
            <text:p>12266.00000 </text:p>
          </table:table-cell>
          <table:table-cell table:style-name="ce6" table:formula="of:=ACOT([.A473])" office:value-type="float" office:value="0.0000815261697197922" calcext:value-type="float">
            <text:p>0.000081526169719792</text:p>
          </table:table-cell>
          <table:table-cell table:number-columns-repeated="1022"/>
        </table:table-row>
        <table:table-row table:style-name="ro2">
          <table:table-cell table:style-name="ce4" office:value-type="float" office:value="29570" calcext:value-type="float">
            <text:p>29570.00000 </text:p>
          </table:table-cell>
          <table:table-cell table:style-name="ce6" table:formula="of:=ACOT([.A474])" office:value-type="float" office:value="0.0000338180588304038" calcext:value-type="float">
            <text:p>0.000033818058830404</text:p>
          </table:table-cell>
          <table:table-cell table:number-columns-repeated="1022"/>
        </table:table-row>
        <table:table-row table:style-name="ro2">
          <table:table-cell table:style-name="ce4" office:value-type="float" office:value="23621" calcext:value-type="float">
            <text:p>23621.00000 </text:p>
          </table:table-cell>
          <table:table-cell table:style-name="ce6" table:formula="of:=ACOT([.A475])" office:value-type="float" office:value="0.0000423352101690533" calcext:value-type="float">
            <text:p>0.000042335210169053</text:p>
          </table:table-cell>
          <table:table-cell table:number-columns-repeated="1022"/>
        </table:table-row>
        <table:table-row table:style-name="ro2">
          <table:table-cell table:style-name="ce4" office:value-type="float" office:value="27529" calcext:value-type="float">
            <text:p>27529.00000 </text:p>
          </table:table-cell>
          <table:table-cell table:style-name="ce6" table:formula="of:=ACOT([.A476])" office:value-type="float" office:value="0.0000363253296362664" calcext:value-type="float">
            <text:p>0.000036325329636266</text:p>
          </table:table-cell>
          <table:table-cell table:number-columns-repeated="1022"/>
        </table:table-row>
        <table:table-row table:style-name="ro2">
          <table:table-cell table:style-name="ce4" office:value-type="float" office:value="29827" calcext:value-type="float">
            <text:p>29827.00000 </text:p>
          </table:table-cell>
          <table:table-cell table:style-name="ce6" table:formula="of:=ACOT([.A477])" office:value-type="float" office:value="0.000033526670453643" calcext:value-type="float">
            <text:p>0.000033526670453643</text:p>
          </table:table-cell>
          <table:table-cell table:number-columns-repeated="1022"/>
        </table:table-row>
        <table:table-row table:style-name="ro2">
          <table:table-cell table:style-name="ce4" office:value-type="float" office:value="15091" calcext:value-type="float">
            <text:p>15091.00000 </text:p>
          </table:table-cell>
          <table:table-cell table:style-name="ce6" table:formula="of:=ACOT([.A478])" office:value-type="float" office:value="0.0000662646609592699" calcext:value-type="float">
            <text:p>0.000066264660959270</text:p>
          </table:table-cell>
          <table:table-cell table:number-columns-repeated="1022"/>
        </table:table-row>
        <table:table-row table:style-name="ro2">
          <table:table-cell table:style-name="ce4" office:value-type="float" office:value="29303" calcext:value-type="float">
            <text:p>29303.00000 </text:p>
          </table:table-cell>
          <table:table-cell table:style-name="ce6" table:formula="of:=ACOT([.A479])" office:value-type="float" office:value="0.0000341261986693819" calcext:value-type="float">
            <text:p>0.000034126198669382</text:p>
          </table:table-cell>
          <table:table-cell table:number-columns-repeated="1022"/>
        </table:table-row>
        <table:table-row table:style-name="ro2">
          <table:table-cell table:style-name="ce4" office:value-type="float" office:value="24226" calcext:value-type="float">
            <text:p>24226.00000 </text:p>
          </table:table-cell>
          <table:table-cell table:style-name="ce6" table:formula="of:=ACOT([.A480])" office:value-type="float" office:value="0.0000412779657983364" calcext:value-type="float">
            <text:p>0.000041277965798336</text:p>
          </table:table-cell>
          <table:table-cell table:number-columns-repeated="1022"/>
        </table:table-row>
        <table:table-row table:style-name="ro2">
          <table:table-cell table:style-name="ce4" office:value-type="float" office:value="2158" calcext:value-type="float">
            <text:p>2158.00000 </text:p>
          </table:table-cell>
          <table:table-cell table:style-name="ce6" table:formula="of:=ACOT([.A481])" office:value-type="float" office:value="0.000463391996488705" calcext:value-type="float">
            <text:p>0.000463391996488705</text:p>
          </table:table-cell>
          <table:table-cell table:number-columns-repeated="1022"/>
        </table:table-row>
        <table:table-row table:style-name="ro2">
          <table:table-cell table:style-name="ce4" office:value-type="float" office:value="3287" calcext:value-type="float">
            <text:p>3287.00000 </text:p>
          </table:table-cell>
          <table:table-cell table:style-name="ce6" table:formula="of:=ACOT([.A482])" office:value-type="float" office:value="0.000304228770656501" calcext:value-type="float">
            <text:p>0.000304228770656501</text:p>
          </table:table-cell>
          <table:table-cell table:number-columns-repeated="1022"/>
        </table:table-row>
        <table:table-row table:style-name="ro2">
          <table:table-cell table:style-name="ce4" office:value-type="float" office:value="21539" calcext:value-type="float">
            <text:p>21539.00000 </text:p>
          </table:table-cell>
          <table:table-cell table:style-name="ce6" table:formula="of:=ACOT([.A483])" office:value-type="float" office:value="0.0000464274107099261" calcext:value-type="float">
            <text:p>0.000046427410709926</text:p>
          </table:table-cell>
          <table:table-cell table:number-columns-repeated="1022"/>
        </table:table-row>
        <table:table-row table:style-name="ro2">
          <table:table-cell table:style-name="ce4" office:value-type="float" office:value="13019" calcext:value-type="float">
            <text:p>13019.00000 </text:p>
          </table:table-cell>
          <table:table-cell table:style-name="ce6" table:formula="of:=ACOT([.A484])" office:value-type="float" office:value="0.0000768108148117008" calcext:value-type="float">
            <text:p>0.000076810814811701</text:p>
          </table:table-cell>
          <table:table-cell table:number-columns-repeated="1022"/>
        </table:table-row>
        <table:table-row table:style-name="ro2">
          <table:table-cell table:style-name="ce4" office:value-type="float" office:value="8784" calcext:value-type="float">
            <text:p>8784.00000 </text:p>
          </table:table-cell>
          <table:table-cell table:style-name="ce6" table:formula="of:=ACOT([.A485])" office:value-type="float" office:value="0.000113843351056353" calcext:value-type="float">
            <text:p>0.000113843351056353</text:p>
          </table:table-cell>
          <table:table-cell table:number-columns-repeated="1022"/>
        </table:table-row>
        <table:table-row table:style-name="ro2">
          <table:table-cell table:style-name="ce4" office:value-type="float" office:value="29897" calcext:value-type="float">
            <text:p>29897.00000 </text:p>
          </table:table-cell>
          <table:table-cell table:style-name="ce6" table:formula="of:=ACOT([.A486])" office:value-type="float" office:value="0.0000334481720447588" calcext:value-type="float">
            <text:p>0.000033448172044759</text:p>
          </table:table-cell>
          <table:table-cell table:number-columns-repeated="1022"/>
        </table:table-row>
        <table:table-row table:style-name="ro2">
          <table:table-cell table:style-name="ce4" office:value-type="float" office:value="4035" calcext:value-type="float">
            <text:p>4035.00000 </text:p>
          </table:table-cell>
          <table:table-cell table:style-name="ce6" table:formula="of:=ACOT([.A487])" office:value-type="float" office:value="0.000247831469523341" calcext:value-type="float">
            <text:p>0.000247831469523341</text:p>
          </table:table-cell>
          <table:table-cell table:number-columns-repeated="1022"/>
        </table:table-row>
        <table:table-row table:style-name="ro2">
          <table:table-cell table:style-name="ce4" office:value-type="float" office:value="26833" calcext:value-type="float">
            <text:p>26833.00000 </text:p>
          </table:table-cell>
          <table:table-cell table:style-name="ce6" table:formula="of:=ACOT([.A488])" office:value-type="float" office:value="0.0000372675436788317" calcext:value-type="float">
            <text:p>0.000037267543678832</text:p>
          </table:table-cell>
          <table:table-cell table:number-columns-repeated="1022"/>
        </table:table-row>
        <table:table-row table:style-name="ro2">
          <table:table-cell table:style-name="ce4" office:value-type="float" office:value="31779" calcext:value-type="float">
            <text:p>31779.00000 </text:p>
          </table:table-cell>
          <table:table-cell table:style-name="ce6" table:formula="of:=ACOT([.A489])" office:value-type="float" office:value="0.000031467321176537" calcext:value-type="float">
            <text:p>0.000031467321176537</text:p>
          </table:table-cell>
          <table:table-cell table:number-columns-repeated="1022"/>
        </table:table-row>
        <table:table-row table:style-name="ro2">
          <table:table-cell table:style-name="ce4" office:value-type="float" office:value="20844" calcext:value-type="float">
            <text:p>20844.00000 </text:p>
          </table:table-cell>
          <table:table-cell table:style-name="ce6" table:formula="of:=ACOT([.A490])" office:value-type="float" office:value="0.0000479754365396712" calcext:value-type="float">
            <text:p>0.000047975436539671</text:p>
          </table:table-cell>
          <table:table-cell table:number-columns-repeated="1022"/>
        </table:table-row>
        <table:table-row table:style-name="ro2">
          <table:table-cell table:style-name="ce4" office:value-type="float" office:value="9154" calcext:value-type="float">
            <text:p>9154.00000 </text:p>
          </table:table-cell>
          <table:table-cell table:style-name="ce6" table:formula="of:=ACOT([.A491])" office:value-type="float" office:value="0.000109241861046661" calcext:value-type="float">
            <text:p>0.000109241861046661</text:p>
          </table:table-cell>
          <table:table-cell table:number-columns-repeated="1022"/>
        </table:table-row>
        <table:table-row table:style-name="ro2">
          <table:table-cell table:style-name="ce4" office:value-type="float" office:value="30298" calcext:value-type="float">
            <text:p>30298.00000 </text:p>
          </table:table-cell>
          <table:table-cell table:style-name="ce6" table:formula="of:=ACOT([.A492])" office:value-type="float" office:value="0.0000330054788975076" calcext:value-type="float">
            <text:p>0.000033005478897508</text:p>
          </table:table-cell>
          <table:table-cell table:number-columns-repeated="1022"/>
        </table:table-row>
        <table:table-row table:style-name="ro2">
          <table:table-cell table:style-name="ce4" office:value-type="float" office:value="8505" calcext:value-type="float">
            <text:p>8505.00000 </text:p>
          </table:table-cell>
          <table:table-cell table:style-name="ce6" table:formula="of:=ACOT([.A493])" office:value-type="float" office:value="0.000117577894813703" calcext:value-type="float">
            <text:p>0.000117577894813703</text:p>
          </table:table-cell>
          <table:table-cell table:number-columns-repeated="1022"/>
        </table:table-row>
        <table:table-row table:style-name="ro2">
          <table:table-cell table:style-name="ce4" office:value-type="float" office:value="31325" calcext:value-type="float">
            <text:p>31325.00000 </text:p>
          </table:table-cell>
          <table:table-cell table:style-name="ce6" table:formula="of:=ACOT([.A494])" office:value-type="float" office:value="0.0000319233838677047" calcext:value-type="float">
            <text:p>0.000031923383867705</text:p>
          </table:table-cell>
          <table:table-cell table:number-columns-repeated="1022"/>
        </table:table-row>
        <table:table-row table:style-name="ro2">
          <table:table-cell table:style-name="ce4" office:value-type="float" office:value="23706" calcext:value-type="float">
            <text:p>23706.00000 </text:p>
          </table:table-cell>
          <table:table-cell table:style-name="ce6" table:formula="of:=ACOT([.A495])" office:value-type="float" office:value="0.0000421834134567423" calcext:value-type="float">
            <text:p>0.000042183413456742</text:p>
          </table:table-cell>
          <table:table-cell table:number-columns-repeated="1022"/>
        </table:table-row>
        <table:table-row table:style-name="ro2">
          <table:table-cell table:style-name="ce4" office:value-type="float" office:value="15381" calcext:value-type="float">
            <text:p>15381.00000 </text:p>
          </table:table-cell>
          <table:table-cell table:style-name="ce6" table:formula="of:=ACOT([.A496])" office:value-type="float" office:value="0.0000650152784988922" calcext:value-type="float">
            <text:p>0.000065015278498892</text:p>
          </table:table-cell>
          <table:table-cell table:number-columns-repeated="1022"/>
        </table:table-row>
        <table:table-row table:style-name="ro2">
          <table:table-cell table:style-name="ce4" office:value-type="float" office:value="23933" calcext:value-type="float">
            <text:p>23933.00000 </text:p>
          </table:table-cell>
          <table:table-cell table:style-name="ce6" table:formula="of:=ACOT([.A497])" office:value-type="float" office:value="0.0000417833117209998" calcext:value-type="float">
            <text:p>0.000041783311721000</text:p>
          </table:table-cell>
          <table:table-cell table:number-columns-repeated="1022"/>
        </table:table-row>
        <table:table-row table:style-name="ro2">
          <table:table-cell table:style-name="ce4" office:value-type="float" office:value="614" calcext:value-type="float">
            <text:p>614.00000 </text:p>
          </table:table-cell>
          <table:table-cell table:style-name="ce6" table:formula="of:=ACOT([.A498])" office:value-type="float" office:value="0.00162866305507925" calcext:value-type="float">
            <text:p>0.001628663055079250</text:p>
          </table:table-cell>
          <table:table-cell table:number-columns-repeated="1022"/>
        </table:table-row>
        <table:table-row table:style-name="ro2">
          <table:table-cell table:style-name="ce4" office:value-type="float" office:value="24122" calcext:value-type="float">
            <text:p>24122.00000 </text:p>
          </table:table-cell>
          <table:table-cell table:style-name="ce6" table:formula="of:=ACOT([.A499])" office:value-type="float" office:value="0.0000414559323200781" calcext:value-type="float">
            <text:p>0.000041455932320078</text:p>
          </table:table-cell>
          <table:table-cell table:number-columns-repeated="1022"/>
        </table:table-row>
        <table:table-row table:style-name="ro2">
          <table:table-cell table:style-name="ce4" office:value-type="float" office:value="31046" calcext:value-type="float">
            <text:p>31046.00000 </text:p>
          </table:table-cell>
          <table:table-cell table:style-name="ce6" table:formula="of:=ACOT([.A500])" office:value-type="float" office:value="0.0000322102686225456" calcext:value-type="float">
            <text:p>0.000032210268622546</text:p>
          </table:table-cell>
          <table:table-cell table:number-columns-repeated="1022"/>
        </table:table-row>
        <table:table-row table:style-name="ro2">
          <table:table-cell table:style-name="ce4" office:value-type="float" office:value="12797" calcext:value-type="float">
            <text:p>12797.00000 </text:p>
          </table:table-cell>
          <table:table-cell table:style-name="ce6" table:formula="of:=ACOT([.A501])" office:value-type="float" office:value="0.0000781433146803678" calcext:value-type="float">
            <text:p>0.000078143314680368</text:p>
          </table:table-cell>
          <table:table-cell table:number-columns-repeated="1022"/>
        </table:table-row>
        <table:table-row table:style-name="ro2">
          <table:table-cell table:style-name="ce4" office:value-type="float" office:value="27125" calcext:value-type="float">
            <text:p>27125.00000 </text:p>
          </table:table-cell>
          <table:table-cell table:style-name="ce6" table:formula="of:=ACOT([.A502])" office:value-type="float" office:value="0.0000368663594303431" calcext:value-type="float">
            <text:p>0.000036866359430343</text:p>
          </table:table-cell>
          <table:table-cell table:number-columns-repeated="1022"/>
        </table:table-row>
        <table:table-row table:style-name="ro2">
          <table:table-cell table:style-name="ce4" office:value-type="float" office:value="23722" calcext:value-type="float">
            <text:p>23722.00000 </text:p>
          </table:table-cell>
          <table:table-cell table:style-name="ce6" table:formula="of:=ACOT([.A503])" office:value-type="float" office:value="0.0000421549616138606" calcext:value-type="float">
            <text:p>0.000042154961613861</text:p>
          </table:table-cell>
          <table:table-cell table:number-columns-repeated="1022"/>
        </table:table-row>
        <table:table-row table:style-name="ro2">
          <table:table-cell table:style-name="ce4" office:value-type="float" office:value="12769" calcext:value-type="float">
            <text:p>12769.00000 </text:p>
          </table:table-cell>
          <table:table-cell table:style-name="ce6" table:formula="of:=ACOT([.A504])" office:value-type="float" office:value="0.000078314668177315" calcext:value-type="float">
            <text:p>0.000078314668177315</text:p>
          </table:table-cell>
          <table:table-cell table:number-columns-repeated="1022"/>
        </table:table-row>
        <table:table-row table:style-name="ro2">
          <table:table-cell table:style-name="ce4" office:value-type="float" office:value="29349" calcext:value-type="float">
            <text:p>29349.00000 </text:p>
          </table:table-cell>
          <table:table-cell table:style-name="ce6" table:formula="of:=ACOT([.A505])" office:value-type="float" office:value="0.0000340727111522998" calcext:value-type="float">
            <text:p>0.000034072711152300</text:p>
          </table:table-cell>
          <table:table-cell table:number-columns-repeated="1022"/>
        </table:table-row>
        <table:table-row table:style-name="ro2">
          <table:table-cell table:style-name="ce4" office:value-type="float" office:value="21964" calcext:value-type="float">
            <text:p>21964.00000 </text:p>
          </table:table-cell>
          <table:table-cell table:style-name="ce6" table:formula="of:=ACOT([.A506])" office:value-type="float" office:value="0.0000455290475007697" calcext:value-type="float">
            <text:p>0.000045529047500770</text:p>
          </table:table-cell>
          <table:table-cell table:number-columns-repeated="1022"/>
        </table:table-row>
        <table:table-row table:style-name="ro2">
          <table:table-cell table:style-name="ce4" office:value-type="float" office:value="18417" calcext:value-type="float">
            <text:p>18417.00000 </text:p>
          </table:table-cell>
          <table:table-cell table:style-name="ce6" table:formula="of:=ACOT([.A507])" office:value-type="float" office:value="0.0000542976597175393" calcext:value-type="float">
            <text:p>0.000054297659717539</text:p>
          </table:table-cell>
          <table:table-cell table:number-columns-repeated="1022"/>
        </table:table-row>
        <table:table-row table:style-name="ro2">
          <table:table-cell table:style-name="ce4" office:value-type="float" office:value="15077" calcext:value-type="float">
            <text:p>15077.00000 </text:p>
          </table:table-cell>
          <table:table-cell table:style-name="ce6" table:formula="of:=ACOT([.A508])" office:value-type="float" office:value="0.0000663261921158842" calcext:value-type="float">
            <text:p>0.000066326192115884</text:p>
          </table:table-cell>
          <table:table-cell table:number-columns-repeated="1022"/>
        </table:table-row>
        <table:table-row table:style-name="ro2">
          <table:table-cell table:style-name="ce4" office:value-type="float" office:value="29005" calcext:value-type="float">
            <text:p>29005.00000 </text:p>
          </table:table-cell>
          <table:table-cell table:style-name="ce6" table:formula="of:=ACOT([.A509])" office:value-type="float" office:value="0.0000344768143285545" calcext:value-type="float">
            <text:p>0.000034476814328555</text:p>
          </table:table-cell>
          <table:table-cell table:number-columns-repeated="1022"/>
        </table:table-row>
        <table:table-row table:style-name="ro2">
          <table:table-cell table:style-name="ce4" office:value-type="float" office:value="7673" calcext:value-type="float">
            <text:p>7673.00000 </text:p>
          </table:table-cell>
          <table:table-cell table:style-name="ce6" table:formula="of:=ACOT([.A510])" office:value-type="float" office:value="0.000130327120335894" calcext:value-type="float">
            <text:p>0.000130327120335894</text:p>
          </table:table-cell>
          <table:table-cell table:number-columns-repeated="1022"/>
        </table:table-row>
        <table:table-row table:style-name="ro2">
          <table:table-cell table:style-name="ce4" office:value-type="float" office:value="28471" calcext:value-type="float">
            <text:p>28471.00000 </text:p>
          </table:table-cell>
          <table:table-cell table:style-name="ce6" table:formula="of:=ACOT([.A511])" office:value-type="float" office:value="0.0000351234589437421" calcext:value-type="float">
            <text:p>0.000035123458943742</text:p>
          </table:table-cell>
          <table:table-cell table:number-columns-repeated="1022"/>
        </table:table-row>
        <table:table-row table:style-name="ro2">
          <table:table-cell table:style-name="ce4" office:value-type="float" office:value="24811" calcext:value-type="float">
            <text:p>24811.00000 </text:p>
          </table:table-cell>
          <table:table-cell table:style-name="ce6" table:formula="of:=ACOT([.A512])" office:value-type="float" office:value="0.0000403047035371085" calcext:value-type="float">
            <text:p>0.000040304703537109</text:p>
          </table:table-cell>
          <table:table-cell table:number-columns-repeated="1022"/>
        </table:table-row>
        <table:table-row table:style-name="ro2">
          <table:table-cell table:style-name="ce4" office:value-type="float" office:value="23031" calcext:value-type="float">
            <text:p>23031.00000 </text:p>
          </table:table-cell>
          <table:table-cell table:style-name="ce6" table:formula="of:=ACOT([.A513])" office:value-type="float" office:value="0.0000434197385859036" calcext:value-type="float">
            <text:p>0.000043419738585904</text:p>
          </table:table-cell>
          <table:table-cell table:number-columns-repeated="1022"/>
        </table:table-row>
        <table:table-row table:style-name="ro2">
          <table:table-cell table:style-name="ce4" office:value-type="float" office:value="18697" calcext:value-type="float">
            <text:p>18697.00000 </text:p>
          </table:table-cell>
          <table:table-cell table:style-name="ce6" table:formula="of:=ACOT([.A514])" office:value-type="float" office:value="0.000053484516181479" calcext:value-type="float">
            <text:p>0.000053484516181479</text:p>
          </table:table-cell>
          <table:table-cell table:number-columns-repeated="1022"/>
        </table:table-row>
        <table:table-row table:style-name="ro2">
          <table:table-cell table:style-name="ce4" office:value-type="float" office:value="24359" calcext:value-type="float">
            <text:p>24359.00000 </text:p>
          </table:table-cell>
          <table:table-cell table:style-name="ce6" table:formula="of:=ACOT([.A515])" office:value-type="float" office:value="0.0000410525883425272" calcext:value-type="float">
            <text:p>0.000041052588342527</text:p>
          </table:table-cell>
          <table:table-cell table:number-columns-repeated="1022"/>
        </table:table-row>
        <table:table-row table:style-name="ro2">
          <table:table-cell table:style-name="ce4" office:value-type="float" office:value="23807" calcext:value-type="float">
            <text:p>23807.00000 </text:p>
          </table:table-cell>
          <table:table-cell table:style-name="ce6" table:formula="of:=ACOT([.A516])" office:value-type="float" office:value="0.0000420044524471752" calcext:value-type="float">
            <text:p>0.000042004452447175</text:p>
          </table:table-cell>
          <table:table-cell table:number-columns-repeated="1022"/>
        </table:table-row>
        <table:table-row table:style-name="ro2">
          <table:table-cell table:style-name="ce4" office:value-type="float" office:value="9297" calcext:value-type="float">
            <text:p>9297.00000 </text:p>
          </table:table-cell>
          <table:table-cell table:style-name="ce6" table:formula="of:=ACOT([.A517])" office:value-type="float" office:value="0.000107561578589044" calcext:value-type="float">
            <text:p>0.000107561578589044</text:p>
          </table:table-cell>
          <table:table-cell table:number-columns-repeated="1022"/>
        </table:table-row>
        <table:table-row table:style-name="ro2">
          <table:table-cell table:style-name="ce4" office:value-type="float" office:value="18297" calcext:value-type="float">
            <text:p>18297.00000 </text:p>
          </table:table-cell>
          <table:table-cell table:style-name="ce6" table:formula="of:=ACOT([.A518])" office:value-type="float" office:value="0.0000546537683228099" calcext:value-type="float">
            <text:p>0.000054653768322810</text:p>
          </table:table-cell>
          <table:table-cell table:number-columns-repeated="1022"/>
        </table:table-row>
        <table:table-row table:style-name="ro2">
          <table:table-cell table:style-name="ce4" office:value-type="float" office:value="32663" calcext:value-type="float">
            <text:p>32663.00000 </text:p>
          </table:table-cell>
          <table:table-cell table:style-name="ce6" table:formula="of:=ACOT([.A519])" office:value-type="float" office:value="0.0000306156813423275" calcext:value-type="float">
            <text:p>0.000030615681342328</text:p>
          </table:table-cell>
          <table:table-cell table:number-columns-repeated="1022"/>
        </table:table-row>
        <table:table-row table:style-name="ro2">
          <table:table-cell table:style-name="ce4" office:value-type="float" office:value="2990" calcext:value-type="float">
            <text:p>2990.00000 </text:p>
          </table:table-cell>
          <table:table-cell table:style-name="ce6" table:formula="of:=ACOT([.A520])" office:value-type="float" office:value="0.000334448148065158" calcext:value-type="float">
            <text:p>0.000334448148065158</text:p>
          </table:table-cell>
          <table:table-cell table:number-columns-repeated="1022"/>
        </table:table-row>
        <table:table-row table:style-name="ro2">
          <table:table-cell table:style-name="ce4" office:value-type="float" office:value="16002" calcext:value-type="float">
            <text:p>16002.00000 </text:p>
          </table:table-cell>
          <table:table-cell table:style-name="ce6" table:formula="of:=ACOT([.A521])" office:value-type="float" office:value="0.0000624921883949359" calcext:value-type="float">
            <text:p>0.000062492188394936</text:p>
          </table:table-cell>
          <table:table-cell table:number-columns-repeated="1022"/>
        </table:table-row>
        <table:table-row table:style-name="ro2">
          <table:table-cell table:style-name="ce4" office:value-type="float" office:value="877" calcext:value-type="float">
            <text:p>877.00000 </text:p>
          </table:table-cell>
          <table:table-cell table:style-name="ce6" table:formula="of:=ACOT([.A522])" office:value-type="float" office:value="0.00114025036101428" calcext:value-type="float">
            <text:p>0.001140250361014280</text:p>
          </table:table-cell>
          <table:table-cell table:number-columns-repeated="1022"/>
        </table:table-row>
        <table:table-row table:style-name="ro2">
          <table:table-cell table:style-name="ce4" office:value-type="float" office:value="13419" calcext:value-type="float">
            <text:p>13419.00000 </text:p>
          </table:table-cell>
          <table:table-cell table:style-name="ce6" table:formula="of:=ACOT([.A523])" office:value-type="float" office:value="0.0000745212011437069" calcext:value-type="float">
            <text:p>0.000074521201143707</text:p>
          </table:table-cell>
          <table:table-cell table:number-columns-repeated="1022"/>
        </table:table-row>
        <table:table-row table:style-name="ro2">
          <table:table-cell table:style-name="ce4" office:value-type="float" office:value="6752" calcext:value-type="float">
            <text:p>6752.00000 </text:p>
          </table:table-cell>
          <table:table-cell table:style-name="ce6" table:formula="of:=ACOT([.A524])" office:value-type="float" office:value="0.000148104264319882" calcext:value-type="float">
            <text:p>0.000148104264319882</text:p>
          </table:table-cell>
          <table:table-cell table:number-columns-repeated="1022"/>
        </table:table-row>
        <table:table-row table:style-name="ro2">
          <table:table-cell table:style-name="ce4" office:value-type="float" office:value="21794" calcext:value-type="float">
            <text:p>21794.00000 </text:p>
          </table:table-cell>
          <table:table-cell table:style-name="ce6" table:formula="of:=ACOT([.A525])" office:value-type="float" office:value="0.000045884188276446" calcext:value-type="float">
            <text:p>0.000045884188276446</text:p>
          </table:table-cell>
          <table:table-cell table:number-columns-repeated="1022"/>
        </table:table-row>
        <table:table-row table:style-name="ro2">
          <table:table-cell table:style-name="ce4" office:value-type="float" office:value="6308" calcext:value-type="float">
            <text:p>6308.00000 </text:p>
          </table:table-cell>
          <table:table-cell table:style-name="ce6" table:formula="of:=ACOT([.A526])" office:value-type="float" office:value="0.000158528850922934" calcext:value-type="float">
            <text:p>0.000158528850922934</text:p>
          </table:table-cell>
          <table:table-cell table:number-columns-repeated="1022"/>
        </table:table-row>
        <table:table-row table:style-name="ro2">
          <table:table-cell table:style-name="ce4" office:value-type="float" office:value="1462" calcext:value-type="float">
            <text:p>1462.00000 </text:p>
          </table:table-cell>
          <table:table-cell table:style-name="ce6" table:formula="of:=ACOT([.A527])" office:value-type="float" office:value="0.000683994421375234" calcext:value-type="float">
            <text:p>0.000683994421375234</text:p>
          </table:table-cell>
          <table:table-cell table:number-columns-repeated="1022"/>
        </table:table-row>
        <table:table-row table:style-name="ro2">
          <table:table-cell table:style-name="ce4" office:value-type="float" office:value="7913" calcext:value-type="float">
            <text:p>7913.00000 </text:p>
          </table:table-cell>
          <table:table-cell table:style-name="ce6" table:formula="of:=ACOT([.A528])" office:value-type="float" office:value="0.000126374320065237" calcext:value-type="float">
            <text:p>0.000126374320065237</text:p>
          </table:table-cell>
          <table:table-cell table:number-columns-repeated="1022"/>
        </table:table-row>
        <table:table-row table:style-name="ro2">
          <table:table-cell table:style-name="ce4" office:value-type="float" office:value="23690" calcext:value-type="float">
            <text:p>23690.00000 </text:p>
          </table:table-cell>
          <table:table-cell table:style-name="ce6" table:formula="of:=ACOT([.A529])" office:value-type="float" office:value="0.0000422119037317703" calcext:value-type="float">
            <text:p>0.000042211903731770</text:p>
          </table:table-cell>
          <table:table-cell table:number-columns-repeated="1022"/>
        </table:table-row>
        <table:table-row table:style-name="ro2">
          <table:table-cell table:style-name="ce4" office:value-type="float" office:value="18604" calcext:value-type="float">
            <text:p>18604.00000 </text:p>
          </table:table-cell>
          <table:table-cell table:style-name="ce6" table:formula="of:=ACOT([.A530])" office:value-type="float" office:value="0.000053751881263997" calcext:value-type="float">
            <text:p>0.000053751881263997</text:p>
          </table:table-cell>
          <table:table-cell table:number-columns-repeated="1022"/>
        </table:table-row>
        <table:table-row table:style-name="ro2">
          <table:table-cell table:style-name="ce4" office:value-type="float" office:value="4899" calcext:value-type="float">
            <text:p>4899.00000 </text:p>
          </table:table-cell>
          <table:table-cell table:style-name="ce6" table:formula="of:=ACOT([.A531])" office:value-type="float" office:value="0.000204123287632418" calcext:value-type="float">
            <text:p>0.000204123287632418</text:p>
          </table:table-cell>
          <table:table-cell table:number-columns-repeated="1022"/>
        </table:table-row>
        <table:table-row table:style-name="ro2">
          <table:table-cell table:style-name="ce4" office:value-type="float" office:value="19802" calcext:value-type="float">
            <text:p>19802.00000 </text:p>
          </table:table-cell>
          <table:table-cell table:style-name="ce6" table:formula="of:=ACOT([.A532])" office:value-type="float" office:value="0.0000504999494570502" calcext:value-type="float">
            <text:p>0.000050499949457050</text:p>
          </table:table-cell>
          <table:table-cell table:number-columns-repeated="1022"/>
        </table:table-row>
        <table:table-row table:style-name="ro2">
          <table:table-cell table:style-name="ce4" office:value-type="float" office:value="16207" calcext:value-type="float">
            <text:p>16207.00000 </text:p>
          </table:table-cell>
          <table:table-cell table:style-name="ce6" table:formula="of:=ACOT([.A533])" office:value-type="float" office:value="0.0000617017337403158" calcext:value-type="float">
            <text:p>0.000061701733740316</text:p>
          </table:table-cell>
          <table:table-cell table:number-columns-repeated="1022"/>
        </table:table-row>
        <table:table-row table:style-name="ro2">
          <table:table-cell table:style-name="ce4" office:value-type="float" office:value="32594" calcext:value-type="float">
            <text:p>32594.00000 </text:p>
          </table:table-cell>
          <table:table-cell table:style-name="ce6" table:formula="of:=ACOT([.A534])" office:value-type="float" office:value="0.0000306804933325466" calcext:value-type="float">
            <text:p>0.000030680493332547</text:p>
          </table:table-cell>
          <table:table-cell table:number-columns-repeated="1022"/>
        </table:table-row>
        <table:table-row table:style-name="ro2">
          <table:table-cell table:style-name="ce4" office:value-type="float" office:value="22164" calcext:value-type="float">
            <text:p>22164.00000 </text:p>
          </table:table-cell>
          <table:table-cell table:style-name="ce6" table:formula="of:=ACOT([.A535])" office:value-type="float" office:value="0.000045118209678785" calcext:value-type="float">
            <text:p>0.000045118209678785</text:p>
          </table:table-cell>
          <table:table-cell table:number-columns-repeated="1022"/>
        </table:table-row>
        <table:table-row table:style-name="ro2">
          <table:table-cell table:style-name="ce4" office:value-type="float" office:value="16413" calcext:value-type="float">
            <text:p>16413.00000 </text:p>
          </table:table-cell>
          <table:table-cell table:style-name="ce6" table:formula="of:=ACOT([.A536])" office:value-type="float" office:value="0.0000609273136393806" calcext:value-type="float">
            <text:p>0.000060927313639381</text:p>
          </table:table-cell>
          <table:table-cell table:number-columns-repeated="1022"/>
        </table:table-row>
        <table:table-row table:style-name="ro2">
          <table:table-cell table:style-name="ce4" office:value-type="float" office:value="22025" calcext:value-type="float">
            <text:p>22025.00000 </text:p>
          </table:table-cell>
          <table:table-cell table:style-name="ce6" table:formula="of:=ACOT([.A537])" office:value-type="float" office:value="0.0000454029511605114" calcext:value-type="float">
            <text:p>0.000045402951160511</text:p>
          </table:table-cell>
          <table:table-cell table:number-columns-repeated="1022"/>
        </table:table-row>
        <table:table-row table:style-name="ro2">
          <table:table-cell table:style-name="ce4" office:value-type="float" office:value="31581" calcext:value-type="float">
            <text:p>31581.00000 </text:p>
          </table:table-cell>
          <table:table-cell table:style-name="ce6" table:formula="of:=ACOT([.A538])" office:value-type="float" office:value="0.0000316646084563832" calcext:value-type="float">
            <text:p>0.000031664608456383</text:p>
          </table:table-cell>
          <table:table-cell table:number-columns-repeated="1022"/>
        </table:table-row>
        <table:table-row table:style-name="ro2">
          <table:table-cell table:style-name="ce4" office:value-type="float" office:value="31240" calcext:value-type="float">
            <text:p>31240.00000 </text:p>
          </table:table-cell>
          <table:table-cell table:style-name="ce6" table:formula="of:=ACOT([.A539])" office:value-type="float" office:value="0.0000320102432669334" calcext:value-type="float">
            <text:p>0.000032010243266933</text:p>
          </table:table-cell>
          <table:table-cell table:number-columns-repeated="1022"/>
        </table:table-row>
        <table:table-row table:style-name="ro2">
          <table:table-cell table:style-name="ce4" office:value-type="float" office:value="1601" calcext:value-type="float">
            <text:p>1601.00000 </text:p>
          </table:table-cell>
          <table:table-cell table:style-name="ce6" table:formula="of:=ACOT([.A540])" office:value-type="float" office:value="0.000624609537760223" calcext:value-type="float">
            <text:p>0.000624609537760223</text:p>
          </table:table-cell>
          <table:table-cell table:number-columns-repeated="1022"/>
        </table:table-row>
        <table:table-row table:style-name="ro2">
          <table:table-cell table:style-name="ce4" office:value-type="float" office:value="3161" calcext:value-type="float">
            <text:p>3161.00000 </text:p>
          </table:table-cell>
          <table:table-cell table:style-name="ce6" table:formula="of:=ACOT([.A541])" office:value-type="float" office:value="0.000316355573122262" calcext:value-type="float">
            <text:p>0.000316355573122262</text:p>
          </table:table-cell>
          <table:table-cell table:number-columns-repeated="1022"/>
        </table:table-row>
        <table:table-row table:style-name="ro2">
          <table:table-cell table:style-name="ce4" office:value-type="float" office:value="28540" calcext:value-type="float">
            <text:p>28540.00000 </text:p>
          </table:table-cell>
          <table:table-cell table:style-name="ce6" table:formula="of:=ACOT([.A542])" office:value-type="float" office:value="0.000035038542382182" calcext:value-type="float">
            <text:p>0.000035038542382182</text:p>
          </table:table-cell>
          <table:table-cell table:number-columns-repeated="1022"/>
        </table:table-row>
        <table:table-row table:style-name="ro2">
          <table:table-cell table:style-name="ce4" office:value-type="float" office:value="17602" calcext:value-type="float">
            <text:p>17602.00000 </text:p>
          </table:table-cell>
          <table:table-cell table:style-name="ce6" table:formula="of:=ACOT([.A543])" office:value-type="float" office:value="0.0000568117258790135" calcext:value-type="float">
            <text:p>0.000056811725879014</text:p>
          </table:table-cell>
          <table:table-cell table:number-columns-repeated="1022"/>
        </table:table-row>
        <table:table-row table:style-name="ro2">
          <table:table-cell table:style-name="ce4" office:value-type="float" office:value="27666" calcext:value-type="float">
            <text:p>27666.00000 </text:p>
          </table:table-cell>
          <table:table-cell table:style-name="ce6" table:formula="of:=ACOT([.A544])" office:value-type="float" office:value="0.0000361454492721069" calcext:value-type="float">
            <text:p>0.000036145449272107</text:p>
          </table:table-cell>
          <table:table-cell table:number-columns-repeated="1022"/>
        </table:table-row>
        <table:table-row table:style-name="ro2">
          <table:table-cell table:style-name="ce4" office:value-type="float" office:value="22314" calcext:value-type="float">
            <text:p>22314.00000 </text:p>
          </table:table-cell>
          <table:table-cell table:style-name="ce6" table:formula="of:=ACOT([.A545])" office:value-type="float" office:value="0.00004481491437347" calcext:value-type="float">
            <text:p>0.000044814914373470</text:p>
          </table:table-cell>
          <table:table-cell table:number-columns-repeated="1022"/>
        </table:table-row>
        <table:table-row table:style-name="ro2">
          <table:table-cell table:style-name="ce4" office:value-type="float" office:value="12156" calcext:value-type="float">
            <text:p>12156.00000 </text:p>
          </table:table-cell>
          <table:table-cell table:style-name="ce6" table:formula="of:=ACOT([.A546])" office:value-type="float" office:value="0.0000822639024138372" calcext:value-type="float">
            <text:p>0.000082263902413837</text:p>
          </table:table-cell>
          <table:table-cell table:number-columns-repeated="1022"/>
        </table:table-row>
        <table:table-row table:style-name="ro2">
          <table:table-cell table:style-name="ce4" office:value-type="float" office:value="25512" calcext:value-type="float">
            <text:p>25512.00000 </text:p>
          </table:table-cell>
          <table:table-cell table:style-name="ce6" table:formula="of:=ACOT([.A547])" office:value-type="float" office:value="0.0000391972404940599" calcext:value-type="float">
            <text:p>0.000039197240494060</text:p>
          </table:table-cell>
          <table:table-cell table:number-columns-repeated="1022"/>
        </table:table-row>
        <table:table-row table:style-name="ro2">
          <table:table-cell table:style-name="ce4" office:value-type="float" office:value="12781" calcext:value-type="float">
            <text:p>12781.00000 </text:p>
          </table:table-cell>
          <table:table-cell table:style-name="ce6" table:formula="of:=ACOT([.A548])" office:value-type="float" office:value="0.0000782411390312099" calcext:value-type="float">
            <text:p>0.000078241139031210</text:p>
          </table:table-cell>
          <table:table-cell table:number-columns-repeated="1022"/>
        </table:table-row>
        <table:table-row table:style-name="ro2">
          <table:table-cell table:style-name="ce4" office:value-type="float" office:value="24630" calcext:value-type="float">
            <text:p>24630.00000 </text:p>
          </table:table-cell>
          <table:table-cell table:style-name="ce6" table:formula="of:=ACOT([.A549])" office:value-type="float" office:value="0.0000406008931972401" calcext:value-type="float">
            <text:p>0.000040600893197240</text:p>
          </table:table-cell>
          <table:table-cell table:number-columns-repeated="1022"/>
        </table:table-row>
        <table:table-row table:style-name="ro2">
          <table:table-cell table:style-name="ce4" office:value-type="float" office:value="15806" calcext:value-type="float">
            <text:p>15806.00000 </text:p>
          </table:table-cell>
          <table:table-cell table:style-name="ce6" table:formula="of:=ACOT([.A550])" office:value-type="float" office:value="0.0000632671136697738" calcext:value-type="float">
            <text:p>0.000063267113669774</text:p>
          </table:table-cell>
          <table:table-cell table:number-columns-repeated="1022"/>
        </table:table-row>
        <table:table-row table:style-name="ro2">
          <table:table-cell table:style-name="ce4" office:value-type="float" office:value="4329" calcext:value-type="float">
            <text:p>4329.00000 </text:p>
          </table:table-cell>
          <table:table-cell table:style-name="ce6" table:formula="of:=ACOT([.A551])" office:value-type="float" office:value="0.000231000226891265" calcext:value-type="float">
            <text:p>0.000231000226891265</text:p>
          </table:table-cell>
          <table:table-cell table:number-columns-repeated="1022"/>
        </table:table-row>
        <table:table-row table:style-name="ro2">
          <table:table-cell table:style-name="ce4" office:value-type="float" office:value="9554" calcext:value-type="float">
            <text:p>9554.00000 </text:p>
          </table:table-cell>
          <table:table-cell table:style-name="ce6" table:formula="of:=ACOT([.A552])" office:value-type="float" office:value="0.000104668201418079" calcext:value-type="float">
            <text:p>0.000104668201418079</text:p>
          </table:table-cell>
          <table:table-cell table:number-columns-repeated="1022"/>
        </table:table-row>
        <table:table-row table:style-name="ro2">
          <table:table-cell table:style-name="ce4" office:value-type="float" office:value="2764" calcext:value-type="float">
            <text:p>2764.00000 </text:p>
          </table:table-cell>
          <table:table-cell table:style-name="ce6" table:formula="of:=ACOT([.A553])" office:value-type="float" office:value="0.000361794484937894" calcext:value-type="float">
            <text:p>0.000361794484937894</text:p>
          </table:table-cell>
          <table:table-cell table:number-columns-repeated="1022"/>
        </table:table-row>
        <table:table-row table:style-name="ro2">
          <table:table-cell table:style-name="ce4" office:value-type="float" office:value="19689" calcext:value-type="float">
            <text:p>19689.00000 </text:p>
          </table:table-cell>
          <table:table-cell table:style-name="ce6" table:formula="of:=ACOT([.A554])" office:value-type="float" office:value="0.0000507897810522184" calcext:value-type="float">
            <text:p>0.000050789781052218</text:p>
          </table:table-cell>
          <table:table-cell table:number-columns-repeated="1022"/>
        </table:table-row>
        <table:table-row table:style-name="ro2">
          <table:table-cell table:style-name="ce4" office:value-type="float" office:value="24290" calcext:value-type="float">
            <text:p>24290.00000 </text:p>
          </table:table-cell>
          <table:table-cell table:style-name="ce6" table:formula="of:=ACOT([.A555])" office:value-type="float" office:value="0.0000411692054109736" calcext:value-type="float">
            <text:p>0.000041169205410974</text:p>
          </table:table-cell>
          <table:table-cell table:number-columns-repeated="1022"/>
        </table:table-row>
        <table:table-row table:style-name="ro2">
          <table:table-cell table:style-name="ce4" office:value-type="float" office:value="20539" calcext:value-type="float">
            <text:p>20539.00000 </text:p>
          </table:table-cell>
          <table:table-cell table:style-name="ce6" table:formula="of:=ACOT([.A556])" office:value-type="float" office:value="0.0000486878620773457" calcext:value-type="float">
            <text:p>0.000048687862077346</text:p>
          </table:table-cell>
          <table:table-cell table:number-columns-repeated="1022"/>
        </table:table-row>
        <table:table-row table:style-name="ro2">
          <table:table-cell table:style-name="ce4" office:value-type="float" office:value="13777" calcext:value-type="float">
            <text:p>13777.00000 </text:p>
          </table:table-cell>
          <table:table-cell table:style-name="ce6" table:formula="of:=ACOT([.A557])" office:value-type="float" office:value="0.000072584742559556" calcext:value-type="float">
            <text:p>0.000072584742559556</text:p>
          </table:table-cell>
          <table:table-cell table:number-columns-repeated="1022"/>
        </table:table-row>
        <table:table-row table:style-name="ro2">
          <table:table-cell table:style-name="ce4" office:value-type="float" office:value="2524" calcext:value-type="float">
            <text:p>2524.00000 </text:p>
          </table:table-cell>
          <table:table-cell table:style-name="ce6" table:formula="of:=ACOT([.A558])" office:value-type="float" office:value="0.000396196492740142" calcext:value-type="float">
            <text:p>0.000396196492740142</text:p>
          </table:table-cell>
          <table:table-cell table:number-columns-repeated="1022"/>
        </table:table-row>
        <table:table-row table:style-name="ro2">
          <table:table-cell table:style-name="ce4" office:value-type="float" office:value="10819" calcext:value-type="float">
            <text:p>10819.00000 </text:p>
          </table:table-cell>
          <table:table-cell table:style-name="ce6" table:formula="of:=ACOT([.A559])" office:value-type="float" office:value="0.0000924299840237008" calcext:value-type="float">
            <text:p>0.000092429984023701</text:p>
          </table:table-cell>
          <table:table-cell table:number-columns-repeated="1022"/>
        </table:table-row>
        <table:table-row table:style-name="ro2">
          <table:table-cell table:style-name="ce4" office:value-type="float" office:value="12972" calcext:value-type="float">
            <text:p>12972.00000 </text:p>
          </table:table-cell>
          <table:table-cell table:style-name="ce6" table:formula="of:=ACOT([.A560])" office:value-type="float" office:value="0.0000770891148642594" calcext:value-type="float">
            <text:p>0.000077089114864259</text:p>
          </table:table-cell>
          <table:table-cell table:number-columns-repeated="1022"/>
        </table:table-row>
        <table:table-row table:style-name="ro2">
          <table:table-cell table:style-name="ce4" office:value-type="float" office:value="24326" calcext:value-type="float">
            <text:p>24326.00000 </text:p>
          </table:table-cell>
          <table:table-cell table:style-name="ce6" table:formula="of:=ACOT([.A561])" office:value-type="float" office:value="0.0000411082791842432" calcext:value-type="float">
            <text:p>0.000041108279184243</text:p>
          </table:table-cell>
          <table:table-cell table:number-columns-repeated="1022"/>
        </table:table-row>
        <table:table-row table:style-name="ro2">
          <table:table-cell table:style-name="ce4" office:value-type="float" office:value="16871" calcext:value-type="float">
            <text:p>16871.00000 </text:p>
          </table:table-cell>
          <table:table-cell table:style-name="ce6" table:formula="of:=ACOT([.A562])" office:value-type="float" office:value="0.0000592733091593356" calcext:value-type="float">
            <text:p>0.000059273309159336</text:p>
          </table:table-cell>
          <table:table-cell table:number-columns-repeated="1022"/>
        </table:table-row>
        <table:table-row table:style-name="ro2">
          <table:table-cell table:style-name="ce4" office:value-type="float" office:value="30573" calcext:value-type="float">
            <text:p>30573.00000 </text:p>
          </table:table-cell>
          <table:table-cell table:style-name="ce6" table:formula="of:=ACOT([.A563])" office:value-type="float" office:value="0.000032708599079001" calcext:value-type="float">
            <text:p>0.000032708599079001</text:p>
          </table:table-cell>
          <table:table-cell table:number-columns-repeated="1022"/>
        </table:table-row>
        <table:table-row table:style-name="ro2">
          <table:table-cell table:style-name="ce4" office:value-type="float" office:value="14988" calcext:value-type="float">
            <text:p>14988.00000 </text:p>
          </table:table-cell>
          <table:table-cell table:style-name="ce6" table:formula="of:=ACOT([.A564])" office:value-type="float" office:value="0.0000667200426016645" calcext:value-type="float">
            <text:p>0.000066720042601665</text:p>
          </table:table-cell>
          <table:table-cell table:number-columns-repeated="1022"/>
        </table:table-row>
        <table:table-row table:style-name="ro2">
          <table:table-cell table:style-name="ce4" office:value-type="float" office:value="2952" calcext:value-type="float">
            <text:p>2952.00000 </text:p>
          </table:table-cell>
          <table:table-cell table:style-name="ce6" table:formula="of:=ACOT([.A565])" office:value-type="float" office:value="0.000338753374576006" calcext:value-type="float">
            <text:p>0.000338753374576006</text:p>
          </table:table-cell>
          <table:table-cell table:number-columns-repeated="1022"/>
        </table:table-row>
        <table:table-row table:style-name="ro2">
          <table:table-cell table:style-name="ce4" office:value-type="float" office:value="14650" calcext:value-type="float">
            <text:p>14650.00000 </text:p>
          </table:table-cell>
          <table:table-cell table:style-name="ce6" table:formula="of:=ACOT([.A566])" office:value-type="float" office:value="0.0000682593855594327" calcext:value-type="float">
            <text:p>0.000068259385559433</text:p>
          </table:table-cell>
          <table:table-cell table:number-columns-repeated="1022"/>
        </table:table-row>
        <table:table-row table:style-name="ro2">
          <table:table-cell table:style-name="ce4" office:value-type="float" office:value="16159" calcext:value-type="float">
            <text:p>16159.00000 </text:p>
          </table:table-cell>
          <table:table-cell table:style-name="ce6" table:formula="of:=ACOT([.A567])" office:value-type="float" office:value="0.0000618850175582164" calcext:value-type="float">
            <text:p>0.000061885017558216</text:p>
          </table:table-cell>
          <table:table-cell table:number-columns-repeated="1022"/>
        </table:table-row>
        <table:table-row table:style-name="ro2">
          <table:table-cell table:style-name="ce4" office:value-type="float" office:value="28083" calcext:value-type="float">
            <text:p>28083.00000 </text:p>
          </table:table-cell>
          <table:table-cell table:style-name="ce6" table:formula="of:=ACOT([.A568])" office:value-type="float" office:value="0.0000356087312458619" calcext:value-type="float">
            <text:p>0.000035608731245862</text:p>
          </table:table-cell>
          <table:table-cell table:number-columns-repeated="1022"/>
        </table:table-row>
        <table:table-row table:style-name="ro2">
          <table:table-cell table:style-name="ce4" office:value-type="float" office:value="6557" calcext:value-type="float">
            <text:p>6557.00000 </text:p>
          </table:table-cell>
          <table:table-cell table:style-name="ce6" table:formula="of:=ACOT([.A569])" office:value-type="float" office:value="0.000152508768071824" calcext:value-type="float">
            <text:p>0.000152508768071824</text:p>
          </table:table-cell>
          <table:table-cell table:number-columns-repeated="1022"/>
        </table:table-row>
        <table:table-row table:style-name="ro2">
          <table:table-cell table:style-name="ce4" office:value-type="float" office:value="17821" calcext:value-type="float">
            <text:p>17821.00000 </text:p>
          </table:table-cell>
          <table:table-cell table:style-name="ce6" table:formula="of:=ACOT([.A570])" office:value-type="float" office:value="0.0000561135738146312" calcext:value-type="float">
            <text:p>0.000056113573814631</text:p>
          </table:table-cell>
          <table:table-cell table:number-columns-repeated="1022"/>
        </table:table-row>
        <table:table-row table:style-name="ro2">
          <table:table-cell table:style-name="ce4" office:value-type="float" office:value="28242" calcext:value-type="float">
            <text:p>28242.00000 </text:p>
          </table:table-cell>
          <table:table-cell table:style-name="ce6" table:formula="of:=ACOT([.A571])" office:value-type="float" office:value="0.0000354082571907277" calcext:value-type="float">
            <text:p>0.000035408257190728</text:p>
          </table:table-cell>
          <table:table-cell table:number-columns-repeated="1022"/>
        </table:table-row>
        <table:table-row table:style-name="ro2">
          <table:table-cell table:style-name="ce4" office:value-type="float" office:value="31300" calcext:value-type="float">
            <text:p>31300.00000 </text:p>
          </table:table-cell>
          <table:table-cell table:style-name="ce6" table:formula="of:=ACOT([.A572])" office:value-type="float" office:value="0.0000319488817781544" calcext:value-type="float">
            <text:p>0.000031948881778154</text:p>
          </table:table-cell>
          <table:table-cell table:number-columns-repeated="1022"/>
        </table:table-row>
        <table:table-row table:style-name="ro2">
          <table:table-cell table:style-name="ce4" office:value-type="float" office:value="24493" calcext:value-type="float">
            <text:p>24493.00000 </text:p>
          </table:table-cell>
          <table:table-cell table:style-name="ce6" table:formula="of:=ACOT([.A573])" office:value-type="float" office:value="0.0000408279916483956" calcext:value-type="float">
            <text:p>0.000040827991648396</text:p>
          </table:table-cell>
          <table:table-cell table:number-columns-repeated="1022"/>
        </table:table-row>
        <table:table-row table:style-name="ro2">
          <table:table-cell table:style-name="ce4" office:value-type="float" office:value="354" calcext:value-type="float">
            <text:p>354.00000 </text:p>
          </table:table-cell>
          <table:table-cell table:style-name="ce6" table:formula="of:=ACOT([.A574])" office:value-type="float" office:value="0.00282485124313658" calcext:value-type="float">
            <text:p>0.002824851243136580</text:p>
          </table:table-cell>
          <table:table-cell table:number-columns-repeated="1022"/>
        </table:table-row>
        <table:table-row table:style-name="ro2">
          <table:table-cell table:style-name="ce4" office:value-type="float" office:value="7521" calcext:value-type="float">
            <text:p>7521.00000 </text:p>
          </table:table-cell>
          <table:table-cell table:style-name="ce6" table:formula="of:=ACOT([.A575])" office:value-type="float" office:value="0.000132961041630963" calcext:value-type="float">
            <text:p>0.000132961041630963</text:p>
          </table:table-cell>
          <table:table-cell table:number-columns-repeated="1022"/>
        </table:table-row>
        <table:table-row table:style-name="ro2">
          <table:table-cell table:style-name="ce4" office:value-type="float" office:value="8509" calcext:value-type="float">
            <text:p>8509.00000 </text:p>
          </table:table-cell>
          <table:table-cell table:style-name="ce6" table:formula="of:=ACOT([.A576])" office:value-type="float" office:value="0.000117522622563815" calcext:value-type="float">
            <text:p>0.000117522622563815</text:p>
          </table:table-cell>
          <table:table-cell table:number-columns-repeated="1022"/>
        </table:table-row>
        <table:table-row table:style-name="ro2">
          <table:table-cell table:style-name="ce4" office:value-type="float" office:value="15503" calcext:value-type="float">
            <text:p>15503.00000 </text:p>
          </table:table-cell>
          <table:table-cell table:style-name="ce6" table:formula="of:=ACOT([.A577])" office:value-type="float" office:value="0.0000645036443664981" calcext:value-type="float">
            <text:p>0.000064503644366498</text:p>
          </table:table-cell>
          <table:table-cell table:number-columns-repeated="1022"/>
        </table:table-row>
        <table:table-row table:style-name="ro2">
          <table:table-cell table:style-name="ce4" office:value-type="float" office:value="10904" calcext:value-type="float">
            <text:p>10904.00000 </text:p>
          </table:table-cell>
          <table:table-cell table:style-name="ce6" table:formula="of:=ACOT([.A578])" office:value-type="float" office:value="0.000091709464159484" calcext:value-type="float">
            <text:p>0.000091709464159484</text:p>
          </table:table-cell>
          <table:table-cell table:number-columns-repeated="1022"/>
        </table:table-row>
        <table:table-row table:style-name="ro2">
          <table:table-cell table:style-name="ce4" office:value-type="float" office:value="17005" calcext:value-type="float">
            <text:p>17005.00000 </text:p>
          </table:table-cell>
          <table:table-cell table:style-name="ce6" table:formula="of:=ACOT([.A579])" office:value-type="float" office:value="0.0000588062333928274" calcext:value-type="float">
            <text:p>0.000058806233392827</text:p>
          </table:table-cell>
          <table:table-cell table:number-columns-repeated="1022"/>
        </table:table-row>
        <table:table-row table:style-name="ro2">
          <table:table-cell table:style-name="ce4" office:value-type="float" office:value="12108" calcext:value-type="float">
            <text:p>12108.00000 </text:p>
          </table:table-cell>
          <table:table-cell table:style-name="ce6" table:formula="of:=ACOT([.A580])" office:value-type="float" office:value="0.0000825900229373122" calcext:value-type="float">
            <text:p>0.000082590022937312</text:p>
          </table:table-cell>
          <table:table-cell table:number-columns-repeated="1022"/>
        </table:table-row>
        <table:table-row table:style-name="ro2">
          <table:table-cell table:style-name="ce4" office:value-type="float" office:value="32007" calcext:value-type="float">
            <text:p>32007.00000 </text:p>
          </table:table-cell>
          <table:table-cell table:style-name="ce6" table:formula="of:=ACOT([.A581])" office:value-type="float" office:value="0.0000312431655473677" calcext:value-type="float">
            <text:p>0.000031243165547368</text:p>
          </table:table-cell>
          <table:table-cell table:number-columns-repeated="1022"/>
        </table:table-row>
        <table:table-row table:style-name="ro2">
          <table:table-cell table:style-name="ce4" office:value-type="float" office:value="642" calcext:value-type="float">
            <text:p>642.00000 </text:p>
          </table:table-cell>
          <table:table-cell table:style-name="ce6" table:formula="of:=ACOT([.A582])" office:value-type="float" office:value="0.00155763113903662" calcext:value-type="float">
            <text:p>0.001557631139036620</text:p>
          </table:table-cell>
          <table:table-cell table:number-columns-repeated="1022"/>
        </table:table-row>
        <table:table-row table:style-name="ro2">
          <table:table-cell table:style-name="ce4" office:value-type="float" office:value="25344" calcext:value-type="float">
            <text:p>25344.00000 </text:p>
          </table:table-cell>
          <table:table-cell table:style-name="ce6" table:formula="of:=ACOT([.A583])" office:value-type="float" office:value="0.0000394570706865327" calcext:value-type="float">
            <text:p>0.000039457070686533</text:p>
          </table:table-cell>
          <table:table-cell table:number-columns-repeated="1022"/>
        </table:table-row>
        <table:table-row table:style-name="ro2">
          <table:table-cell table:style-name="ce4" office:value-type="float" office:value="30693" calcext:value-type="float">
            <text:p>30693.00000 </text:p>
          </table:table-cell>
          <table:table-cell table:style-name="ce6" table:formula="of:=ACOT([.A584])" office:value-type="float" office:value="0.000032580718719144" calcext:value-type="float">
            <text:p>0.000032580718719144</text:p>
          </table:table-cell>
          <table:table-cell table:number-columns-repeated="1022"/>
        </table:table-row>
        <table:table-row table:style-name="ro2">
          <table:table-cell table:style-name="ce4" office:value-type="float" office:value="14988" calcext:value-type="float">
            <text:p>14988.00000 </text:p>
          </table:table-cell>
          <table:table-cell table:style-name="ce6" table:formula="of:=ACOT([.A585])" office:value-type="float" office:value="0.0000667200426016645" calcext:value-type="float">
            <text:p>0.000066720042601665</text:p>
          </table:table-cell>
          <table:table-cell table:number-columns-repeated="1022"/>
        </table:table-row>
        <table:table-row table:style-name="ro2">
          <table:table-cell table:style-name="ce4" office:value-type="float" office:value="16712" calcext:value-type="float">
            <text:p>16712.00000 </text:p>
          </table:table-cell>
          <table:table-cell table:style-name="ce6" table:formula="of:=ACOT([.A586])" office:value-type="float" office:value="0.0000598372426283689" calcext:value-type="float">
            <text:p>0.000059837242628369</text:p>
          </table:table-cell>
          <table:table-cell table:number-columns-repeated="1022"/>
        </table:table-row>
        <table:table-row table:style-name="ro2">
          <table:table-cell table:style-name="ce4" office:value-type="float" office:value="2288" calcext:value-type="float">
            <text:p>2288.00000 </text:p>
          </table:table-cell>
          <table:table-cell table:style-name="ce6" table:formula="of:=ACOT([.A587])" office:value-type="float" office:value="0.000437062909232955" calcext:value-type="float">
            <text:p>0.000437062909232955</text:p>
          </table:table-cell>
          <table:table-cell table:number-columns-repeated="1022"/>
        </table:table-row>
        <table:table-row table:style-name="ro2">
          <table:table-cell table:style-name="ce4" office:value-type="float" office:value="1681" calcext:value-type="float">
            <text:p>1681.00000 </text:p>
          </table:table-cell>
          <table:table-cell table:style-name="ce6" table:formula="of:=ACOT([.A588])" office:value-type="float" office:value="0.000594883927446555" calcext:value-type="float">
            <text:p>0.000594883927446555</text:p>
          </table:table-cell>
          <table:table-cell table:number-columns-repeated="1022"/>
        </table:table-row>
        <table:table-row table:style-name="ro2">
          <table:table-cell table:style-name="ce4" office:value-type="float" office:value="5966" calcext:value-type="float">
            <text:p>5966.00000 </text:p>
          </table:table-cell>
          <table:table-cell table:style-name="ce6" table:formula="of:=ACOT([.A589])" office:value-type="float" office:value="0.000167616491893119" calcext:value-type="float">
            <text:p>0.000167616491893119</text:p>
          </table:table-cell>
          <table:table-cell table:number-columns-repeated="1022"/>
        </table:table-row>
        <table:table-row table:style-name="ro2">
          <table:table-cell table:style-name="ce4" office:value-type="float" office:value="29163" calcext:value-type="float">
            <text:p>29163.00000 </text:p>
          </table:table-cell>
          <table:table-cell table:style-name="ce6" table:formula="of:=ACOT([.A590])" office:value-type="float" office:value="0.0000342900250183131" calcext:value-type="float">
            <text:p>0.000034290025018313</text:p>
          </table:table-cell>
          <table:table-cell table:number-columns-repeated="1022"/>
        </table:table-row>
        <table:table-row table:style-name="ro2">
          <table:table-cell table:style-name="ce4" office:value-type="float" office:value="32391" calcext:value-type="float">
            <text:p>32391.00000 </text:p>
          </table:table-cell>
          <table:table-cell table:style-name="ce6" table:formula="of:=ACOT([.A591])" office:value-type="float" office:value="0.0000308727732913905" calcext:value-type="float">
            <text:p>0.000030872773291391</text:p>
          </table:table-cell>
          <table:table-cell table:number-columns-repeated="1022"/>
        </table:table-row>
        <table:table-row table:style-name="ro2">
          <table:table-cell table:style-name="ce4" office:value-type="float" office:value="31369" calcext:value-type="float">
            <text:p>31369.00000 </text:p>
          </table:table-cell>
          <table:table-cell table:style-name="ce6" table:formula="of:=ACOT([.A592])" office:value-type="float" office:value="0.0000318786062565302" calcext:value-type="float">
            <text:p>0.000031878606256530</text:p>
          </table:table-cell>
          <table:table-cell table:number-columns-repeated="1022"/>
        </table:table-row>
        <table:table-row table:style-name="ro2">
          <table:table-cell table:style-name="ce4" office:value-type="float" office:value="31607" calcext:value-type="float">
            <text:p>31607.00000 </text:p>
          </table:table-cell>
          <table:table-cell table:style-name="ce6" table:formula="of:=ACOT([.A593])" office:value-type="float" office:value="0.0000316385610676928" calcext:value-type="float">
            <text:p>0.000031638561067693</text:p>
          </table:table-cell>
          <table:table-cell table:number-columns-repeated="1022"/>
        </table:table-row>
        <table:table-row table:style-name="ro2">
          <table:table-cell table:style-name="ce4" office:value-type="float" office:value="19070" calcext:value-type="float">
            <text:p>19070.00000 </text:p>
          </table:table-cell>
          <table:table-cell table:style-name="ce6" table:formula="of:=ACOT([.A594])" office:value-type="float" office:value="0.0000524383848496957" calcext:value-type="float">
            <text:p>0.000052438384849696</text:p>
          </table:table-cell>
          <table:table-cell table:number-columns-repeated="1022"/>
        </table:table-row>
        <table:table-row table:style-name="ro2">
          <table:table-cell table:style-name="ce4" office:value-type="float" office:value="5600" calcext:value-type="float">
            <text:p>5600.00000 </text:p>
          </table:table-cell>
          <table:table-cell table:style-name="ce6" table:formula="of:=ACOT([.A595])" office:value-type="float" office:value="0.000178571426673324" calcext:value-type="float">
            <text:p>0.000178571426673324</text:p>
          </table:table-cell>
          <table:table-cell table:number-columns-repeated="1022"/>
        </table:table-row>
        <table:table-row table:style-name="ro2">
          <table:table-cell table:style-name="ce4" office:value-type="float" office:value="16515" calcext:value-type="float">
            <text:p>16515.00000 </text:p>
          </table:table-cell>
          <table:table-cell table:style-name="ce6" table:formula="of:=ACOT([.A596])" office:value-type="float" office:value="0.0000605510141553633" calcext:value-type="float">
            <text:p>0.000060551014155363</text:p>
          </table:table-cell>
          <table:table-cell table:number-columns-repeated="1022"/>
        </table:table-row>
        <table:table-row table:style-name="ro2">
          <table:table-cell table:style-name="ce4" office:value-type="float" office:value="14257" calcext:value-type="float">
            <text:p>14257.00000 </text:p>
          </table:table-cell>
          <table:table-cell table:style-name="ce6" table:formula="of:=ACOT([.A597])" office:value-type="float" office:value="0.0000701409832615241" calcext:value-type="float">
            <text:p>0.000070140983261524</text:p>
          </table:table-cell>
          <table:table-cell table:number-columns-repeated="1022"/>
        </table:table-row>
        <table:table-row table:style-name="ro2">
          <table:table-cell table:style-name="ce4" office:value-type="float" office:value="21652" calcext:value-type="float">
            <text:p>21652.00000 </text:p>
          </table:table-cell>
          <table:table-cell table:style-name="ce6" table:formula="of:=ACOT([.A598])" office:value-type="float" office:value="0.0000461851098876309" calcext:value-type="float">
            <text:p>0.000046185109887631</text:p>
          </table:table-cell>
          <table:table-cell table:number-columns-repeated="1022"/>
        </table:table-row>
        <table:table-row table:style-name="ro2">
          <table:table-cell table:style-name="ce4" office:value-type="float" office:value="32660" calcext:value-type="float">
            <text:p>32660.00000 </text:p>
          </table:table-cell>
          <table:table-cell table:style-name="ce6" table:formula="of:=ACOT([.A599])" office:value-type="float" office:value="0.0000306184935605636" calcext:value-type="float">
            <text:p>0.000030618493560564</text:p>
          </table:table-cell>
          <table:table-cell table:number-columns-repeated="1022"/>
        </table:table-row>
        <table:table-row table:style-name="ro2">
          <table:table-cell table:style-name="ce4" office:value-type="float" office:value="7884" calcext:value-type="float">
            <text:p>7884.00000 </text:p>
          </table:table-cell>
          <table:table-cell table:style-name="ce6" table:formula="of:=ACOT([.A600])" office:value-type="float" office:value="0.000126839167254866" calcext:value-type="float">
            <text:p>0.000126839167254866</text:p>
          </table:table-cell>
          <table:table-cell table:number-columns-repeated="1022"/>
        </table:table-row>
        <table:table-row table:style-name="ro2">
          <table:table-cell table:style-name="ce4" office:value-type="float" office:value="12521" calcext:value-type="float">
            <text:p>12521.00000 </text:p>
          </table:table-cell>
          <table:table-cell table:style-name="ce6" table:formula="of:=ACOT([.A601])" office:value-type="float" office:value="0.0000798658252434414" calcext:value-type="float">
            <text:p>0.000079865825243441</text:p>
          </table:table-cell>
          <table:table-cell table:number-columns-repeated="1022"/>
        </table:table-row>
        <table:table-row table:style-name="ro2">
          <table:table-cell table:style-name="ce4" office:value-type="float" office:value="31221" calcext:value-type="float">
            <text:p>31221.00000 </text:p>
          </table:table-cell>
          <table:table-cell table:style-name="ce6" table:formula="of:=ACOT([.A602])" office:value-type="float" office:value="0.0000320297235725242" calcext:value-type="float">
            <text:p>0.000032029723572524</text:p>
          </table:table-cell>
          <table:table-cell table:number-columns-repeated="1022"/>
        </table:table-row>
        <table:table-row table:style-name="ro2">
          <table:table-cell table:style-name="ce4" office:value-type="float" office:value="29847" calcext:value-type="float">
            <text:p>29847.00000 </text:p>
          </table:table-cell>
          <table:table-cell table:style-name="ce6" table:formula="of:=ACOT([.A603])" office:value-type="float" office:value="0.0000335042047650003" calcext:value-type="float">
            <text:p>0.000033504204765000</text:p>
          </table:table-cell>
          <table:table-cell table:number-columns-repeated="1022"/>
        </table:table-row>
        <table:table-row table:style-name="ro2">
          <table:table-cell table:style-name="ce4" office:value-type="float" office:value="18327" calcext:value-type="float">
            <text:p>18327.00000 </text:p>
          </table:table-cell>
          <table:table-cell table:style-name="ce6" table:formula="of:=ACOT([.A604])" office:value-type="float" office:value="0.0000545643039779886" calcext:value-type="float">
            <text:p>0.000054564303977989</text:p>
          </table:table-cell>
          <table:table-cell table:number-columns-repeated="1022"/>
        </table:table-row>
        <table:table-row table:style-name="ro2">
          <table:table-cell table:style-name="ce4" office:value-type="float" office:value="31059" calcext:value-type="float">
            <text:p>31059.00000 </text:p>
          </table:table-cell>
          <table:table-cell table:style-name="ce6" table:formula="of:=ACOT([.A605])" office:value-type="float" office:value="0.0000321967867495942" calcext:value-type="float">
            <text:p>0.000032196786749594</text:p>
          </table:table-cell>
          <table:table-cell table:number-columns-repeated="1022"/>
        </table:table-row>
        <table:table-row table:style-name="ro2">
          <table:table-cell table:style-name="ce4" office:value-type="float" office:value="18837" calcext:value-type="float">
            <text:p>18837.00000 </text:p>
          </table:table-cell>
          <table:table-cell table:style-name="ce6" table:formula="of:=ACOT([.A606])" office:value-type="float" office:value="0.0000530870095587499" calcext:value-type="float">
            <text:p>0.000053087009558750</text:p>
          </table:table-cell>
          <table:table-cell table:number-columns-repeated="1022"/>
        </table:table-row>
        <table:table-row table:style-name="ro2">
          <table:table-cell table:style-name="ce4" office:value-type="float" office:value="14172" calcext:value-type="float">
            <text:p>14172.00000 </text:p>
          </table:table-cell>
          <table:table-cell table:style-name="ce6" table:formula="of:=ACOT([.A607])" office:value-type="float" office:value="0.0000705616707832313" calcext:value-type="float">
            <text:p>0.000070561670783231</text:p>
          </table:table-cell>
          <table:table-cell table:number-columns-repeated="1022"/>
        </table:table-row>
        <table:table-row table:style-name="ro2">
          <table:table-cell table:style-name="ce4" office:value-type="float" office:value="26005" calcext:value-type="float">
            <text:p>26005.00000 </text:p>
          </table:table-cell>
          <table:table-cell table:style-name="ce6" table:formula="of:=ACOT([.A608])" office:value-type="float" office:value="0.0000384541434148566" calcext:value-type="float">
            <text:p>0.000038454143414857</text:p>
          </table:table-cell>
          <table:table-cell table:number-columns-repeated="1022"/>
        </table:table-row>
        <table:table-row table:style-name="ro2">
          <table:table-cell table:style-name="ce4" office:value-type="float" office:value="31407" calcext:value-type="float">
            <text:p>31407.00000 </text:p>
          </table:table-cell>
          <table:table-cell table:style-name="ce6" table:formula="of:=ACOT([.A609])" office:value-type="float" office:value="0.0000318400356500437" calcext:value-type="float">
            <text:p>0.000031840035650044</text:p>
          </table:table-cell>
          <table:table-cell table:number-columns-repeated="1022"/>
        </table:table-row>
        <table:table-row table:style-name="ro2">
          <table:table-cell table:style-name="ce4" office:value-type="float" office:value="2246" calcext:value-type="float">
            <text:p>2246.00000 </text:p>
          </table:table-cell>
          <table:table-cell table:style-name="ce6" table:formula="of:=ACOT([.A610])" office:value-type="float" office:value="0.000445235945646161" calcext:value-type="float">
            <text:p>0.000445235945646161</text:p>
          </table:table-cell>
          <table:table-cell table:number-columns-repeated="1022"/>
        </table:table-row>
        <table:table-row table:style-name="ro2">
          <table:table-cell table:style-name="ce4" office:value-type="float" office:value="12352" calcext:value-type="float">
            <text:p>12352.00000 </text:p>
          </table:table-cell>
          <table:table-cell table:style-name="ce6" table:formula="of:=ACOT([.A611])" office:value-type="float" office:value="0.0000809585490457732" calcext:value-type="float">
            <text:p>0.000080958549045773</text:p>
          </table:table-cell>
          <table:table-cell table:number-columns-repeated="1022"/>
        </table:table-row>
        <table:table-row table:style-name="ro2">
          <table:table-cell table:style-name="ce4" office:value-type="float" office:value="22213" calcext:value-type="float">
            <text:p>22213.00000 </text:p>
          </table:table-cell>
          <table:table-cell table:style-name="ce6" table:formula="of:=ACOT([.A612])" office:value-type="float" office:value="0.000045018682722775" calcext:value-type="float">
            <text:p>0.000045018682722775</text:p>
          </table:table-cell>
          <table:table-cell table:number-columns-repeated="1022"/>
        </table:table-row>
        <table:table-row table:style-name="ro2">
          <table:table-cell table:style-name="ce4" office:value-type="float" office:value="5578" calcext:value-type="float">
            <text:p>5578.00000 </text:p>
          </table:table-cell>
          <table:table-cell table:style-name="ce6" table:formula="of:=ACOT([.A613])" office:value-type="float" office:value="0.000179275724146111" calcext:value-type="float">
            <text:p>0.000179275724146111</text:p>
          </table:table-cell>
          <table:table-cell table:number-columns-repeated="1022"/>
        </table:table-row>
        <table:table-row table:style-name="ro2">
          <table:table-cell table:style-name="ce4" office:value-type="float" office:value="25772" calcext:value-type="float">
            <text:p>25772.00000 </text:p>
          </table:table-cell>
          <table:table-cell table:style-name="ce6" table:formula="of:=ACOT([.A614])" office:value-type="float" office:value="0.0000388018003840695" calcext:value-type="float">
            <text:p>0.000038801800384070</text:p>
          </table:table-cell>
          <table:table-cell table:number-columns-repeated="1022"/>
        </table:table-row>
        <table:table-row table:style-name="ro2">
          <table:table-cell table:style-name="ce4" office:value-type="float" office:value="10533" calcext:value-type="float">
            <text:p>10533.00000 </text:p>
          </table:table-cell>
          <table:table-cell table:style-name="ce6" table:formula="of:=ACOT([.A615])" office:value-type="float" office:value="0.0000949397129967888" calcext:value-type="float">
            <text:p>0.000094939712996789</text:p>
          </table:table-cell>
          <table:table-cell table:number-columns-repeated="1022"/>
        </table:table-row>
        <table:table-row table:style-name="ro2">
          <table:table-cell table:style-name="ce4" office:value-type="float" office:value="2446" calcext:value-type="float">
            <text:p>2446.00000 </text:p>
          </table:table-cell>
          <table:table-cell table:style-name="ce6" table:formula="of:=ACOT([.A616])" office:value-type="float" office:value="0.000408830721294162" calcext:value-type="float">
            <text:p>0.000408830721294162</text:p>
          </table:table-cell>
          <table:table-cell table:number-columns-repeated="1022"/>
        </table:table-row>
        <table:table-row table:style-name="ro2">
          <table:table-cell table:style-name="ce4" office:value-type="float" office:value="23367" calcext:value-type="float">
            <text:p>23367.00000 </text:p>
          </table:table-cell>
          <table:table-cell table:style-name="ce6" table:formula="of:=ACOT([.A617])" office:value-type="float" office:value="0.0000427953951893656" calcext:value-type="float">
            <text:p>0.000042795395189366</text:p>
          </table:table-cell>
          <table:table-cell table:number-columns-repeated="1022"/>
        </table:table-row>
        <table:table-row table:style-name="ro2">
          <table:table-cell table:style-name="ce4" office:value-type="float" office:value="22513" calcext:value-type="float">
            <text:p>22513.00000 </text:p>
          </table:table-cell>
          <table:table-cell table:style-name="ce6" table:formula="of:=ACOT([.A618])" office:value-type="float" office:value="0.0000444187802310925" calcext:value-type="float">
            <text:p>0.000044418780231093</text:p>
          </table:table-cell>
          <table:table-cell table:number-columns-repeated="1022"/>
        </table:table-row>
        <table:table-row table:style-name="ro2">
          <table:table-cell table:style-name="ce4" office:value-type="float" office:value="27741" calcext:value-type="float">
            <text:p>27741.00000 </text:p>
          </table:table-cell>
          <table:table-cell table:style-name="ce6" table:formula="of:=ACOT([.A619])" office:value-type="float" office:value="0.0000360477271750259" calcext:value-type="float">
            <text:p>0.000036047727175026</text:p>
          </table:table-cell>
          <table:table-cell table:number-columns-repeated="1022"/>
        </table:table-row>
        <table:table-row table:style-name="ro2">
          <table:table-cell table:style-name="ce4" office:value-type="float" office:value="12299" calcext:value-type="float">
            <text:p>12299.00000 </text:p>
          </table:table-cell>
          <table:table-cell table:style-name="ce6" table:formula="of:=ACOT([.A620])" office:value-type="float" office:value="0.0000813074231884592" calcext:value-type="float">
            <text:p>0.000081307423188459</text:p>
          </table:table-cell>
          <table:table-cell table:number-columns-repeated="1022"/>
        </table:table-row>
        <table:table-row table:style-name="ro2">
          <table:table-cell table:style-name="ce4" office:value-type="float" office:value="16799" calcext:value-type="float">
            <text:p>16799.00000 </text:p>
          </table:table-cell>
          <table:table-cell table:style-name="ce6" table:formula="of:=ACOT([.A621])" office:value-type="float" office:value="0.0000595273527481677" calcext:value-type="float">
            <text:p>0.000059527352748168</text:p>
          </table:table-cell>
          <table:table-cell table:number-columns-repeated="1022"/>
        </table:table-row>
        <table:table-row table:style-name="ro2">
          <table:table-cell table:style-name="ce4" office:value-type="float" office:value="6331" calcext:value-type="float">
            <text:p>6331.00000 </text:p>
          </table:table-cell>
          <table:table-cell table:style-name="ce6" table:formula="of:=ACOT([.A622])" office:value-type="float" office:value="0.000157952928713234" calcext:value-type="float">
            <text:p>0.000157952928713234</text:p>
          </table:table-cell>
          <table:table-cell table:number-columns-repeated="1022"/>
        </table:table-row>
        <table:table-row table:style-name="ro2">
          <table:table-cell table:style-name="ce4" office:value-type="float" office:value="19147" calcext:value-type="float">
            <text:p>19147.00000 </text:p>
          </table:table-cell>
          <table:table-cell table:style-name="ce6" table:formula="of:=ACOT([.A623])" office:value-type="float" office:value="0.0000522275029555264" calcext:value-type="float">
            <text:p>0.000052227502955526</text:p>
          </table:table-cell>
          <table:table-cell table:number-columns-repeated="1022"/>
        </table:table-row>
        <table:table-row table:style-name="ro2">
          <table:table-cell table:style-name="ce4" office:value-type="float" office:value="15782" calcext:value-type="float">
            <text:p>15782.00000 </text:p>
          </table:table-cell>
          <table:table-cell table:style-name="ce6" table:formula="of:=ACOT([.A624])" office:value-type="float" office:value="0.0000633633252224985" calcext:value-type="float">
            <text:p>0.000063363325222499</text:p>
          </table:table-cell>
          <table:table-cell table:number-columns-repeated="1022"/>
        </table:table-row>
        <table:table-row table:style-name="ro2">
          <table:table-cell table:style-name="ce4" office:value-type="float" office:value="31847" calcext:value-type="float">
            <text:p>31847.00000 </text:p>
          </table:table-cell>
          <table:table-cell table:style-name="ce6" table:formula="of:=ACOT([.A625])" office:value-type="float" office:value="0.0000314001318701962" calcext:value-type="float">
            <text:p>0.000031400131870196</text:p>
          </table:table-cell>
          <table:table-cell table:number-columns-repeated="1022"/>
        </table:table-row>
        <table:table-row table:style-name="ro2">
          <table:table-cell table:style-name="ce4" office:value-type="float" office:value="8923" calcext:value-type="float">
            <text:p>8923.00000 </text:p>
          </table:table-cell>
          <table:table-cell table:style-name="ce6" table:formula="of:=ACOT([.A626])" office:value-type="float" office:value="0.00011206993116808" calcext:value-type="float">
            <text:p>0.000112069931168080</text:p>
          </table:table-cell>
          <table:table-cell table:number-columns-repeated="1022"/>
        </table:table-row>
        <table:table-row table:style-name="ro2">
          <table:table-cell table:style-name="ce4" office:value-type="float" office:value="19780" calcext:value-type="float">
            <text:p>19780.00000 </text:p>
          </table:table-cell>
          <table:table-cell table:style-name="ce6" table:formula="of:=ACOT([.A627])" office:value-type="float" office:value="0.0000505561172470248" calcext:value-type="float">
            <text:p>0.000050556117247025</text:p>
          </table:table-cell>
          <table:table-cell table:number-columns-repeated="1022"/>
        </table:table-row>
        <table:table-row table:style-name="ro2">
          <table:table-cell table:style-name="ce4" office:value-type="float" office:value="25320" calcext:value-type="float">
            <text:p>25320.00000 </text:p>
          </table:table-cell>
          <table:table-cell table:style-name="ce6" table:formula="of:=ACOT([.A628])" office:value-type="float" office:value="0.000039494470753576" calcext:value-type="float">
            <text:p>0.000039494470753576</text:p>
          </table:table-cell>
          <table:table-cell table:number-columns-repeated="1022"/>
        </table:table-row>
        <table:table-row table:style-name="ro2">
          <table:table-cell table:style-name="ce4" office:value-type="float" office:value="22738" calcext:value-type="float">
            <text:p>22738.00000 </text:p>
          </table:table-cell>
          <table:table-cell table:style-name="ce6" table:formula="of:=ACOT([.A629])" office:value-type="float" office:value="0.0000439792417694651" calcext:value-type="float">
            <text:p>0.000043979241769465</text:p>
          </table:table-cell>
          <table:table-cell table:number-columns-repeated="1022"/>
        </table:table-row>
        <table:table-row table:style-name="ro2">
          <table:table-cell table:style-name="ce4" office:value-type="float" office:value="12872" calcext:value-type="float">
            <text:p>12872.00000 </text:p>
          </table:table-cell>
          <table:table-cell table:style-name="ce6" table:formula="of:=ACOT([.A630])" office:value-type="float" office:value="0.0000776880048156681" calcext:value-type="float">
            <text:p>0.000077688004815668</text:p>
          </table:table-cell>
          <table:table-cell table:number-columns-repeated="1022"/>
        </table:table-row>
        <table:table-row table:style-name="ro2">
          <table:table-cell table:style-name="ce4" office:value-type="float" office:value="5435" calcext:value-type="float">
            <text:p>5435.00000 </text:p>
          </table:table-cell>
          <table:table-cell table:style-name="ce6" table:formula="of:=ACOT([.A631])" office:value-type="float" office:value="0.000183992638218111" calcext:value-type="float">
            <text:p>0.000183992638218111</text:p>
          </table:table-cell>
          <table:table-cell table:number-columns-repeated="1022"/>
        </table:table-row>
        <table:table-row table:style-name="ro2">
          <table:table-cell table:style-name="ce4" office:value-type="float" office:value="31631" calcext:value-type="float">
            <text:p>31631.00000 </text:p>
          </table:table-cell>
          <table:table-cell table:style-name="ce6" table:formula="of:=ACOT([.A632])" office:value-type="float" office:value="0.000031614555330739" calcext:value-type="float">
            <text:p>0.000031614555330739</text:p>
          </table:table-cell>
          <table:table-cell table:number-columns-repeated="1022"/>
        </table:table-row>
        <table:table-row table:style-name="ro2">
          <table:table-cell table:style-name="ce4" office:value-type="float" office:value="17270" calcext:value-type="float">
            <text:p>17270.00000 </text:p>
          </table:table-cell>
          <table:table-cell table:style-name="ce6" table:formula="of:=ACOT([.A633])" office:value-type="float" office:value="0.0000579038794952247" calcext:value-type="float">
            <text:p>0.000057903879495225</text:p>
          </table:table-cell>
          <table:table-cell table:number-columns-repeated="1022"/>
        </table:table-row>
        <table:table-row table:style-name="ro2">
          <table:table-cell table:style-name="ce4" office:value-type="float" office:value="16843" calcext:value-type="float">
            <text:p>16843.00000 </text:p>
          </table:table-cell>
          <table:table-cell table:style-name="ce6" table:formula="of:=ACOT([.A634])" office:value-type="float" office:value="0.0000593718458008485" calcext:value-type="float">
            <text:p>0.000059371845800849</text:p>
          </table:table-cell>
          <table:table-cell table:number-columns-repeated="1022"/>
        </table:table-row>
        <table:table-row table:style-name="ro2">
          <table:table-cell table:style-name="ce4" office:value-type="float" office:value="12446" calcext:value-type="float">
            <text:p>12446.00000 </text:p>
          </table:table-cell>
          <table:table-cell table:style-name="ce6" table:formula="of:=ACOT([.A635])" office:value-type="float" office:value="0.0000803470992967181" calcext:value-type="float">
            <text:p>0.000080347099296718</text:p>
          </table:table-cell>
          <table:table-cell table:number-columns-repeated="1022"/>
        </table:table-row>
        <table:table-row table:style-name="ro2">
          <table:table-cell table:style-name="ce4" office:value-type="float" office:value="8929" calcext:value-type="float">
            <text:p>8929.00000 </text:p>
          </table:table-cell>
          <table:table-cell table:style-name="ce6" table:formula="of:=ACOT([.A636])" office:value-type="float" office:value="0.000111994623789746" calcext:value-type="float">
            <text:p>0.000111994623789746</text:p>
          </table:table-cell>
          <table:table-cell table:number-columns-repeated="1022"/>
        </table:table-row>
        <table:table-row table:style-name="ro2">
          <table:table-cell table:style-name="ce4" office:value-type="float" office:value="23379" calcext:value-type="float">
            <text:p>23379.00000 </text:p>
          </table:table-cell>
          <table:table-cell table:style-name="ce6" table:formula="of:=ACOT([.A637])" office:value-type="float" office:value="0.0000427734291197357" calcext:value-type="float">
            <text:p>0.000042773429119736</text:p>
          </table:table-cell>
          <table:table-cell table:number-columns-repeated="1022"/>
        </table:table-row>
        <table:table-row table:style-name="ro2">
          <table:table-cell table:style-name="ce4" office:value-type="float" office:value="25083" calcext:value-type="float">
            <text:p>25083.00000 </text:p>
          </table:table-cell>
          <table:table-cell table:style-name="ce6" table:formula="of:=ACOT([.A638])" office:value-type="float" office:value="0.0000398676394159914" calcext:value-type="float">
            <text:p>0.000039867639415991</text:p>
          </table:table-cell>
          <table:table-cell table:number-columns-repeated="1022"/>
        </table:table-row>
        <table:table-row table:style-name="ro2">
          <table:table-cell table:style-name="ce4" office:value-type="float" office:value="25851" calcext:value-type="float">
            <text:p>25851.00000 </text:p>
          </table:table-cell>
          <table:table-cell table:style-name="ce6" table:formula="of:=ACOT([.A639])" office:value-type="float" office:value="0.0000386832230667711" calcext:value-type="float">
            <text:p>0.000038683223066771</text:p>
          </table:table-cell>
          <table:table-cell table:number-columns-repeated="1022"/>
        </table:table-row>
        <table:table-row table:style-name="ro2">
          <table:table-cell table:style-name="ce4" office:value-type="float" office:value="25153" calcext:value-type="float">
            <text:p>25153.00000 </text:p>
          </table:table-cell>
          <table:table-cell table:style-name="ce6" table:formula="of:=ACOT([.A640])" office:value-type="float" office:value="0.000039756689041992" calcext:value-type="float">
            <text:p>0.000039756689041992</text:p>
          </table:table-cell>
          <table:table-cell table:number-columns-repeated="1022"/>
        </table:table-row>
        <table:table-row table:style-name="ro2">
          <table:table-cell table:style-name="ce4" office:value-type="float" office:value="13841" calcext:value-type="float">
            <text:p>13841.00000 </text:p>
          </table:table-cell>
          <table:table-cell table:style-name="ce6" table:formula="of:=ACOT([.A641])" office:value-type="float" office:value="0.0000722491148226201" calcext:value-type="float">
            <text:p>0.000072249114822620</text:p>
          </table:table-cell>
          <table:table-cell table:number-columns-repeated="1022"/>
        </table:table-row>
        <table:table-row table:style-name="ro2">
          <table:table-cell table:style-name="ce4" office:value-type="float" office:value="31852" calcext:value-type="float">
            <text:p>31852.00000 </text:p>
          </table:table-cell>
          <table:table-cell table:style-name="ce6" table:formula="of:=ACOT([.A642])" office:value-type="float" office:value="0.0000313952028025977" calcext:value-type="float">
            <text:p>0.000031395202802598</text:p>
          </table:table-cell>
          <table:table-cell table:number-columns-repeated="1022"/>
        </table:table-row>
        <table:table-row table:style-name="ro2">
          <table:table-cell table:style-name="ce4" office:value-type="float" office:value="13799" calcext:value-type="float">
            <text:p>13799.00000 </text:p>
          </table:table-cell>
          <table:table-cell table:style-name="ce6" table:formula="of:=ACOT([.A643])" office:value-type="float" office:value="0.000072469019367194" calcext:value-type="float">
            <text:p>0.000072469019367194</text:p>
          </table:table-cell>
          <table:table-cell table:number-columns-repeated="1022"/>
        </table:table-row>
        <table:table-row table:style-name="ro2">
          <table:table-cell table:style-name="ce4" office:value-type="float" office:value="11776" calcext:value-type="float">
            <text:p>11776.00000 </text:p>
          </table:table-cell>
          <table:table-cell table:style-name="ce6" table:formula="of:=ACOT([.A644])" office:value-type="float" office:value="0.0000849184780566947" calcext:value-type="float">
            <text:p>0.000084918478056695</text:p>
          </table:table-cell>
          <table:table-cell table:number-columns-repeated="1022"/>
        </table:table-row>
        <table:table-row table:style-name="ro2">
          <table:table-cell table:style-name="ce4" office:value-type="float" office:value="14729" calcext:value-type="float">
            <text:p>14729.00000 </text:p>
          </table:table-cell>
          <table:table-cell table:style-name="ce6" table:formula="of:=ACOT([.A645])" office:value-type="float" office:value="0.0000678932716724478" calcext:value-type="float">
            <text:p>0.000067893271672448</text:p>
          </table:table-cell>
          <table:table-cell table:number-columns-repeated="1022"/>
        </table:table-row>
        <table:table-row table:style-name="ro2">
          <table:table-cell table:style-name="ce4" office:value-type="float" office:value="22308" calcext:value-type="float">
            <text:p>22308.00000 </text:p>
          </table:table-cell>
          <table:table-cell table:style-name="ce6" table:formula="of:=ACOT([.A646])" office:value-type="float" office:value="0.00004482696787389" calcext:value-type="float">
            <text:p>0.000044826967873890</text:p>
          </table:table-cell>
          <table:table-cell table:number-columns-repeated="1022"/>
        </table:table-row>
        <table:table-row table:style-name="ro2">
          <table:table-cell table:style-name="ce4" office:value-type="float" office:value="10912" calcext:value-type="float">
            <text:p>10912.00000 </text:p>
          </table:table-cell>
          <table:table-cell table:style-name="ce6" table:formula="of:=ACOT([.A647])" office:value-type="float" office:value="0.0000916422284824581" calcext:value-type="float">
            <text:p>0.000091642228482458</text:p>
          </table:table-cell>
          <table:table-cell table:number-columns-repeated="1022"/>
        </table:table-row>
        <table:table-row table:style-name="ro2">
          <table:table-cell table:style-name="ce4" office:value-type="float" office:value="9333" calcext:value-type="float">
            <text:p>9333.00000 </text:p>
          </table:table-cell>
          <table:table-cell table:style-name="ce6" table:formula="of:=ACOT([.A648])" office:value-type="float" office:value="0.00010714668339995" calcext:value-type="float">
            <text:p>0.000107146683399950</text:p>
          </table:table-cell>
          <table:table-cell table:number-columns-repeated="1022"/>
        </table:table-row>
        <table:table-row table:style-name="ro2">
          <table:table-cell table:style-name="ce4" office:value-type="float" office:value="11911" calcext:value-type="float">
            <text:p>11911.00000 </text:p>
          </table:table-cell>
          <table:table-cell table:style-name="ce6" table:formula="of:=ACOT([.A649])" office:value-type="float" office:value="0.0000839560068550682" calcext:value-type="float">
            <text:p>0.000083956006855068</text:p>
          </table:table-cell>
          <table:table-cell table:number-columns-repeated="1022"/>
        </table:table-row>
        <table:table-row table:style-name="ro2">
          <table:table-cell table:style-name="ce4" office:value-type="float" office:value="27726" calcext:value-type="float">
            <text:p>27726.00000 </text:p>
          </table:table-cell>
          <table:table-cell table:style-name="ce6" table:formula="of:=ACOT([.A650])" office:value-type="float" office:value="0.0000360672292998299" calcext:value-type="float">
            <text:p>0.000036067229299830</text:p>
          </table:table-cell>
          <table:table-cell table:number-columns-repeated="1022"/>
        </table:table-row>
        <table:table-row table:style-name="ro2">
          <table:table-cell table:style-name="ce4" office:value-type="float" office:value="5873" calcext:value-type="float">
            <text:p>5873.00000 </text:p>
          </table:table-cell>
          <table:table-cell table:style-name="ce6" table:formula="of:=ACOT([.A651])" office:value-type="float" office:value="0.000170270728815813" calcext:value-type="float">
            <text:p>0.000170270728815813</text:p>
          </table:table-cell>
          <table:table-cell table:number-columns-repeated="1022"/>
        </table:table-row>
        <table:table-row table:style-name="ro2">
          <table:table-cell table:style-name="ce4" office:value-type="float" office:value="17232" calcext:value-type="float">
            <text:p>17232.00000 </text:p>
          </table:table-cell>
          <table:table-cell table:style-name="ce6" table:formula="of:=ACOT([.A652])" office:value-type="float" office:value="0.00005803156910833" calcext:value-type="float">
            <text:p>0.000058031569108330</text:p>
          </table:table-cell>
          <table:table-cell table:number-columns-repeated="1022"/>
        </table:table-row>
        <table:table-row table:style-name="ro2">
          <table:table-cell table:style-name="ce4" office:value-type="float" office:value="28878" calcext:value-type="float">
            <text:p>28878.00000 </text:p>
          </table:table-cell>
          <table:table-cell table:style-name="ce6" table:formula="of:=ACOT([.A653])" office:value-type="float" office:value="0.0000346284368584193" calcext:value-type="float">
            <text:p>0.000034628436858419</text:p>
          </table:table-cell>
          <table:table-cell table:number-columns-repeated="1022"/>
        </table:table-row>
        <table:table-row table:style-name="ro2">
          <table:table-cell table:style-name="ce4" office:value-type="float" office:value="27187" calcext:value-type="float">
            <text:p>27187.00000 </text:p>
          </table:table-cell>
          <table:table-cell table:style-name="ce6" table:formula="of:=ACOT([.A654])" office:value-type="float" office:value="0.00003678228563464" calcext:value-type="float">
            <text:p>0.000036782285634640</text:p>
          </table:table-cell>
          <table:table-cell table:number-columns-repeated="1022"/>
        </table:table-row>
        <table:table-row table:style-name="ro2">
          <table:table-cell table:style-name="ce4" office:value-type="float" office:value="27478" calcext:value-type="float">
            <text:p>27478.00000 </text:p>
          </table:table-cell>
          <table:table-cell table:style-name="ce6" table:formula="of:=ACOT([.A655])" office:value-type="float" office:value="0.0000363927505480088" calcext:value-type="float">
            <text:p>0.000036392750548009</text:p>
          </table:table-cell>
          <table:table-cell table:number-columns-repeated="1022"/>
        </table:table-row>
        <table:table-row table:style-name="ro2">
          <table:table-cell table:style-name="ce4" office:value-type="float" office:value="1835" calcext:value-type="float">
            <text:p>1835.00000 </text:p>
          </table:table-cell>
          <table:table-cell table:style-name="ce6" table:formula="of:=ACOT([.A656])" office:value-type="float" office:value="0.000544959074118001" calcext:value-type="float">
            <text:p>0.000544959074118001</text:p>
          </table:table-cell>
          <table:table-cell table:number-columns-repeated="1022"/>
        </table:table-row>
        <table:table-row table:style-name="ro2">
          <table:table-cell table:style-name="ce4" office:value-type="float" office:value="24669" calcext:value-type="float">
            <text:p>24669.00000 </text:p>
          </table:table-cell>
          <table:table-cell table:style-name="ce6" table:formula="of:=ACOT([.A657])" office:value-type="float" office:value="0.0000405367059650441" calcext:value-type="float">
            <text:p>0.000040536705965044</text:p>
          </table:table-cell>
          <table:table-cell table:number-columns-repeated="1022"/>
        </table:table-row>
        <table:table-row table:style-name="ro2">
          <table:table-cell table:style-name="ce4" office:value-type="float" office:value="28517" calcext:value-type="float">
            <text:p>28517.00000 </text:p>
          </table:table-cell>
          <table:table-cell table:style-name="ce6" table:formula="of:=ACOT([.A658])" office:value-type="float" office:value="0.000035066802243966" calcext:value-type="float">
            <text:p>0.000035066802243966</text:p>
          </table:table-cell>
          <table:table-cell table:number-columns-repeated="1022"/>
        </table:table-row>
        <table:table-row table:style-name="ro2">
          <table:table-cell table:style-name="ce4" office:value-type="float" office:value="20577" calcext:value-type="float">
            <text:p>20577.00000 </text:p>
          </table:table-cell>
          <table:table-cell table:style-name="ce6" table:formula="of:=ACOT([.A659])" office:value-type="float" office:value="0.0000485979491282595" calcext:value-type="float">
            <text:p>0.000048597949128260</text:p>
          </table:table-cell>
          <table:table-cell table:number-columns-repeated="1022"/>
        </table:table-row>
        <table:table-row table:style-name="ro2">
          <table:table-cell table:style-name="ce4" office:value-type="float" office:value="10594" calcext:value-type="float">
            <text:p>10594.00000 </text:p>
          </table:table-cell>
          <table:table-cell table:style-name="ce6" table:formula="of:=ACOT([.A660])" office:value-type="float" office:value="0.0000943930523908954" calcext:value-type="float">
            <text:p>0.000094393052390895</text:p>
          </table:table-cell>
          <table:table-cell table:number-columns-repeated="1022"/>
        </table:table-row>
        <table:table-row table:style-name="ro2">
          <table:table-cell table:style-name="ce4" office:value-type="float" office:value="30705" calcext:value-type="float">
            <text:p>30705.00000 </text:p>
          </table:table-cell>
          <table:table-cell table:style-name="ce6" table:formula="of:=ACOT([.A661])" office:value-type="float" office:value="0.0000325679856585381" calcext:value-type="float">
            <text:p>0.000032567985658538</text:p>
          </table:table-cell>
          <table:table-cell table:number-columns-repeated="1022"/>
        </table:table-row>
        <table:table-row table:style-name="ro2">
          <table:table-cell table:style-name="ce4" office:value-type="float" office:value="22333" calcext:value-type="float">
            <text:p>22333.00000 </text:p>
          </table:table-cell>
          <table:table-cell table:style-name="ce6" table:formula="of:=ACOT([.A662])" office:value-type="float" office:value="0.0000447767876832206" calcext:value-type="float">
            <text:p>0.000044776787683221</text:p>
          </table:table-cell>
          <table:table-cell table:number-columns-repeated="1022"/>
        </table:table-row>
        <table:table-row table:style-name="ro2">
          <table:table-cell table:style-name="ce4" office:value-type="float" office:value="4444" calcext:value-type="float">
            <text:p>4444.00000 </text:p>
          </table:table-cell>
          <table:table-cell table:style-name="ce6" table:formula="of:=ACOT([.A663])" office:value-type="float" office:value="0.000225022498452132" calcext:value-type="float">
            <text:p>0.000225022498452132</text:p>
          </table:table-cell>
          <table:table-cell table:number-columns-repeated="1022"/>
        </table:table-row>
        <table:table-row table:style-name="ro2">
          <table:table-cell table:style-name="ce4" office:value-type="float" office:value="28709" calcext:value-type="float">
            <text:p>28709.00000 </text:p>
          </table:table-cell>
          <table:table-cell table:style-name="ce6" table:formula="of:=ACOT([.A664])" office:value-type="float" office:value="0.0000348322825454161" calcext:value-type="float">
            <text:p>0.000034832282545416</text:p>
          </table:table-cell>
          <table:table-cell table:number-columns-repeated="1022"/>
        </table:table-row>
        <table:table-row table:style-name="ro2">
          <table:table-cell table:style-name="ce4" office:value-type="float" office:value="11467" calcext:value-type="float">
            <text:p>11467.00000 </text:p>
          </table:table-cell>
          <table:table-cell table:style-name="ce6" table:formula="of:=ACOT([.A665])" office:value-type="float" office:value="0.0000872067670241172" calcext:value-type="float">
            <text:p>0.000087206767024117</text:p>
          </table:table-cell>
          <table:table-cell table:number-columns-repeated="1022"/>
        </table:table-row>
        <table:table-row table:style-name="ro2">
          <table:table-cell table:style-name="ce4" office:value-type="float" office:value="10888" calcext:value-type="float">
            <text:p>10888.00000 </text:p>
          </table:table-cell>
          <table:table-cell table:style-name="ce6" table:formula="of:=ACOT([.A666])" office:value-type="float" office:value="0.0000918442319239876" calcext:value-type="float">
            <text:p>0.000091844231923988</text:p>
          </table:table-cell>
          <table:table-cell table:number-columns-repeated="1022"/>
        </table:table-row>
        <table:table-row table:style-name="ro2">
          <table:table-cell table:style-name="ce4" office:value-type="float" office:value="6704" calcext:value-type="float">
            <text:p>6704.00000 </text:p>
          </table:table-cell>
          <table:table-cell table:style-name="ce6" table:formula="of:=ACOT([.A667])" office:value-type="float" office:value="0.00014916467669801" calcext:value-type="float">
            <text:p>0.000149164676698010</text:p>
          </table:table-cell>
          <table:table-cell table:number-columns-repeated="1022"/>
        </table:table-row>
        <table:table-row table:style-name="ro2">
          <table:table-cell table:style-name="ce4" office:value-type="float" office:value="17611" calcext:value-type="float">
            <text:p>17611.00000 </text:p>
          </table:table-cell>
          <table:table-cell table:style-name="ce6" table:formula="of:=ACOT([.A668])" office:value-type="float" office:value="0.0000567826925741421" calcext:value-type="float">
            <text:p>0.000056782692574142</text:p>
          </table:table-cell>
          <table:table-cell table:number-columns-repeated="1022"/>
        </table:table-row>
        <table:table-row table:style-name="ro2">
          <table:table-cell table:style-name="ce4" office:value-type="float" office:value="31667" calcext:value-type="float">
            <text:p>31667.00000 </text:p>
          </table:table-cell>
          <table:table-cell table:style-name="ce6" table:formula="of:=ACOT([.A669])" office:value-type="float" office:value="0.0000315786149513997" calcext:value-type="float">
            <text:p>0.000031578614951400</text:p>
          </table:table-cell>
          <table:table-cell table:number-columns-repeated="1022"/>
        </table:table-row>
        <table:table-row table:style-name="ro2">
          <table:table-cell table:style-name="ce4" office:value-type="float" office:value="2174" calcext:value-type="float">
            <text:p>2174.00000 </text:p>
          </table:table-cell>
          <table:table-cell table:style-name="ce6" table:formula="of:=ACOT([.A670])" office:value-type="float" office:value="0.00045998156829441" calcext:value-type="float">
            <text:p>0.000459981568294410</text:p>
          </table:table-cell>
          <table:table-cell table:number-columns-repeated="1022"/>
        </table:table-row>
        <table:table-row table:style-name="ro2">
          <table:table-cell table:style-name="ce4" office:value-type="float" office:value="3206" calcext:value-type="float">
            <text:p>3206.00000 </text:p>
          </table:table-cell>
          <table:table-cell table:style-name="ce6" table:formula="of:=ACOT([.A671])" office:value-type="float" office:value="0.000311915148961228" calcext:value-type="float">
            <text:p>0.000311915148961228</text:p>
          </table:table-cell>
          <table:table-cell table:number-columns-repeated="1022"/>
        </table:table-row>
        <table:table-row table:style-name="ro2">
          <table:table-cell table:style-name="ce4" office:value-type="float" office:value="1129" calcext:value-type="float">
            <text:p>1129.00000 </text:p>
          </table:table-cell>
          <table:table-cell table:style-name="ce6" table:formula="of:=ACOT([.A672])" office:value-type="float" office:value="0.000885739360928728" calcext:value-type="float">
            <text:p>0.000885739360928728</text:p>
          </table:table-cell>
          <table:table-cell table:number-columns-repeated="1022"/>
        </table:table-row>
        <table:table-row table:style-name="ro2">
          <table:table-cell table:style-name="ce4" office:value-type="float" office:value="18237" calcext:value-type="float">
            <text:p>18237.00000 </text:p>
          </table:table-cell>
          <table:table-cell table:style-name="ce6" table:formula="of:=ACOT([.A673])" office:value-type="float" office:value="0.0000548335800294453" calcext:value-type="float">
            <text:p>0.000054833580029445</text:p>
          </table:table-cell>
          <table:table-cell table:number-columns-repeated="1022"/>
        </table:table-row>
        <table:table-row table:style-name="ro2">
          <table:table-cell table:style-name="ce4" office:value-type="float" office:value="7156" calcext:value-type="float">
            <text:p>7156.00000 </text:p>
          </table:table-cell>
          <table:table-cell table:style-name="ce6" table:formula="of:=ACOT([.A674])" office:value-type="float" office:value="0.000139742872203863" calcext:value-type="float">
            <text:p>0.000139742872203863</text:p>
          </table:table-cell>
          <table:table-cell table:number-columns-repeated="1022"/>
        </table:table-row>
        <table:table-row table:style-name="ro2">
          <table:table-cell table:style-name="ce4" office:value-type="float" office:value="12331" calcext:value-type="float">
            <text:p>12331.00000 </text:p>
          </table:table-cell>
          <table:table-cell table:style-name="ce6" table:formula="of:=ACOT([.A675])" office:value-type="float" office:value="0.000081096423469873" calcext:value-type="float">
            <text:p>0.000081096423469873</text:p>
          </table:table-cell>
          <table:table-cell table:number-columns-repeated="1022"/>
        </table:table-row>
        <table:table-row table:style-name="ro2">
          <table:table-cell table:style-name="ce4" office:value-type="float" office:value="16036" calcext:value-type="float">
            <text:p>16036.00000 </text:p>
          </table:table-cell>
          <table:table-cell table:style-name="ce6" table:formula="of:=ACOT([.A676])" office:value-type="float" office:value="0.000062359690615077" calcext:value-type="float">
            <text:p>0.000062359690615077</text:p>
          </table:table-cell>
          <table:table-cell table:number-columns-repeated="1022"/>
        </table:table-row>
        <table:table-row table:style-name="ro2">
          <table:table-cell table:style-name="ce4" office:value-type="float" office:value="27467" calcext:value-type="float">
            <text:p>27467.00000 </text:p>
          </table:table-cell>
          <table:table-cell table:style-name="ce6" table:formula="of:=ACOT([.A677])" office:value-type="float" office:value="0.0000364073251377661" calcext:value-type="float">
            <text:p>0.000036407325137766</text:p>
          </table:table-cell>
          <table:table-cell table:number-columns-repeated="1022"/>
        </table:table-row>
        <table:table-row table:style-name="ro2">
          <table:table-cell table:style-name="ce4" office:value-type="float" office:value="28882" calcext:value-type="float">
            <text:p>28882.00000 </text:p>
          </table:table-cell>
          <table:table-cell table:style-name="ce6" table:formula="of:=ACOT([.A678])" office:value-type="float" office:value="0.0000346236410082579" calcext:value-type="float">
            <text:p>0.000034623641008258</text:p>
          </table:table-cell>
          <table:table-cell table:number-columns-repeated="1022"/>
        </table:table-row>
        <table:table-row table:style-name="ro2">
          <table:table-cell table:style-name="ce4" office:value-type="float" office:value="17081" calcext:value-type="float">
            <text:p>17081.00000 </text:p>
          </table:table-cell>
          <table:table-cell table:style-name="ce6" table:formula="of:=ACOT([.A679])" office:value-type="float" office:value="0.0000585445816321251" calcext:value-type="float">
            <text:p>0.000058544581632125</text:p>
          </table:table-cell>
          <table:table-cell table:number-columns-repeated="1022"/>
        </table:table-row>
        <table:table-row table:style-name="ro2">
          <table:table-cell table:style-name="ce4" office:value-type="float" office:value="22211" calcext:value-type="float">
            <text:p>22211.00000 </text:p>
          </table:table-cell>
          <table:table-cell table:style-name="ce6" table:formula="of:=ACOT([.A680])" office:value-type="float" office:value="0.000045022736451461" calcext:value-type="float">
            <text:p>0.000045022736451461</text:p>
          </table:table-cell>
          <table:table-cell table:number-columns-repeated="1022"/>
        </table:table-row>
        <table:table-row table:style-name="ro2">
          <table:table-cell table:style-name="ce4" office:value-type="float" office:value="10707" calcext:value-type="float">
            <text:p>10707.00000 </text:p>
          </table:table-cell>
          <table:table-cell table:style-name="ce6" table:formula="of:=ACOT([.A681])" office:value-type="float" office:value="0.0000933968429150944" calcext:value-type="float">
            <text:p>0.000093396842915094</text:p>
          </table:table-cell>
          <table:table-cell table:number-columns-repeated="1022"/>
        </table:table-row>
        <table:table-row table:style-name="ro2">
          <table:table-cell table:style-name="ce4" office:value-type="float" office:value="15814" calcext:value-type="float">
            <text:p>15814.00000 </text:p>
          </table:table-cell>
          <table:table-cell table:style-name="ce6" table:formula="of:=ACOT([.A682])" office:value-type="float" office:value="0.0000632351080476212" calcext:value-type="float">
            <text:p>0.000063235108047621</text:p>
          </table:table-cell>
          <table:table-cell table:number-columns-repeated="1022"/>
        </table:table-row>
        <table:table-row table:style-name="ro2">
          <table:table-cell table:style-name="ce4" office:value-type="float" office:value="27252" calcext:value-type="float">
            <text:p>27252.00000 </text:p>
          </table:table-cell>
          <table:table-cell table:style-name="ce6" table:formula="of:=ACOT([.A683])" office:value-type="float" office:value="0.0000366945545116071" calcext:value-type="float">
            <text:p>0.000036694554511607</text:p>
          </table:table-cell>
          <table:table-cell table:number-columns-repeated="1022"/>
        </table:table-row>
        <table:table-row table:style-name="ro2">
          <table:table-cell table:style-name="ce4" office:value-type="float" office:value="15113" calcext:value-type="float">
            <text:p>15113.00000 </text:p>
          </table:table-cell>
          <table:table-cell table:style-name="ce6" table:formula="of:=ACOT([.A684])" office:value-type="float" office:value="0.0000661681994666985" calcext:value-type="float">
            <text:p>0.000066168199466699</text:p>
          </table:table-cell>
          <table:table-cell table:number-columns-repeated="1022"/>
        </table:table-row>
        <table:table-row table:style-name="ro2">
          <table:table-cell table:style-name="ce4" office:value-type="float" office:value="21731" calcext:value-type="float">
            <text:p>21731.00000 </text:p>
          </table:table-cell>
          <table:table-cell table:style-name="ce6" table:formula="of:=ACOT([.A685])" office:value-type="float" office:value="0.0000460172104042034" calcext:value-type="float">
            <text:p>0.000046017210404203</text:p>
          </table:table-cell>
          <table:table-cell table:number-columns-repeated="1022"/>
        </table:table-row>
        <table:table-row table:style-name="ro2">
          <table:table-cell table:style-name="ce4" office:value-type="float" office:value="30266" calcext:value-type="float">
            <text:p>30266.00000 </text:p>
          </table:table-cell>
          <table:table-cell table:style-name="ce6" table:formula="of:=ACOT([.A686])" office:value-type="float" office:value="0.0000330403753265873" calcext:value-type="float">
            <text:p>0.000033040375326587</text:p>
          </table:table-cell>
          <table:table-cell table:number-columns-repeated="1022"/>
        </table:table-row>
        <table:table-row table:style-name="ro2">
          <table:table-cell table:style-name="ce4" office:value-type="float" office:value="20594" calcext:value-type="float">
            <text:p>20594.00000 </text:p>
          </table:table-cell>
          <table:table-cell table:style-name="ce6" table:formula="of:=ACOT([.A687])" office:value-type="float" office:value="0.0000485578323401459" calcext:value-type="float">
            <text:p>0.000048557832340146</text:p>
          </table:table-cell>
          <table:table-cell table:number-columns-repeated="1022"/>
        </table:table-row>
        <table:table-row table:style-name="ro2">
          <table:table-cell table:style-name="ce4" office:value-type="float" office:value="9793" calcext:value-type="float">
            <text:p>9793.00000 </text:p>
          </table:table-cell>
          <table:table-cell table:style-name="ce6" table:formula="of:=ACOT([.A688])" office:value-type="float" office:value="0.00010211375436775" calcext:value-type="float">
            <text:p>0.000102113754367750</text:p>
          </table:table-cell>
          <table:table-cell table:number-columns-repeated="1022"/>
        </table:table-row>
        <table:table-row table:style-name="ro2">
          <table:table-cell table:style-name="ce4" office:value-type="float" office:value="23010" calcext:value-type="float">
            <text:p>23010.00000 </text:p>
          </table:table-cell>
          <table:table-cell table:style-name="ce6" table:formula="of:=ACOT([.A689])" office:value-type="float" office:value="0.0000434593654659032" calcext:value-type="float">
            <text:p>0.000043459365465903</text:p>
          </table:table-cell>
          <table:table-cell table:number-columns-repeated="1022"/>
        </table:table-row>
        <table:table-row table:style-name="ro2">
          <table:table-cell table:style-name="ce4" office:value-type="float" office:value="14468" calcext:value-type="float">
            <text:p>14468.00000 </text:p>
          </table:table-cell>
          <table:table-cell table:style-name="ce6" table:formula="of:=ACOT([.A690])" office:value-type="float" office:value="0.0000691180535254965" calcext:value-type="float">
            <text:p>0.000069118053525497</text:p>
          </table:table-cell>
          <table:table-cell table:number-columns-repeated="1022"/>
        </table:table-row>
        <table:table-row table:style-name="ro2">
          <table:table-cell table:style-name="ce4" office:value-type="float" office:value="9727" calcext:value-type="float">
            <text:p>9727.00000 </text:p>
          </table:table-cell>
          <table:table-cell table:style-name="ce6" table:formula="of:=ACOT([.A691])" office:value-type="float" office:value="0.000102806620384088" calcext:value-type="float">
            <text:p>0.000102806620384088</text:p>
          </table:table-cell>
          <table:table-cell table:number-columns-repeated="1022"/>
        </table:table-row>
        <table:table-row table:style-name="ro2">
          <table:table-cell table:style-name="ce4" office:value-type="float" office:value="8090" calcext:value-type="float">
            <text:p>8090.00000 </text:p>
          </table:table-cell>
          <table:table-cell table:style-name="ce6" table:formula="of:=ACOT([.A692])" office:value-type="float" office:value="0.000123609393684276" calcext:value-type="float">
            <text:p>0.000123609393684276</text:p>
          </table:table-cell>
          <table:table-cell table:number-columns-repeated="1022"/>
        </table:table-row>
        <table:table-row table:style-name="ro2">
          <table:table-cell table:style-name="ce4" office:value-type="float" office:value="4632" calcext:value-type="float">
            <text:p>4632.00000 </text:p>
          </table:table-cell>
          <table:table-cell table:style-name="ce6" table:formula="of:=ACOT([.A693])" office:value-type="float" office:value="0.000215889461240071" calcext:value-type="float">
            <text:p>0.000215889461240071</text:p>
          </table:table-cell>
          <table:table-cell table:number-columns-repeated="1022"/>
        </table:table-row>
        <table:table-row table:style-name="ro2">
          <table:table-cell table:style-name="ce4" office:value-type="float" office:value="27741" calcext:value-type="float">
            <text:p>27741.00000 </text:p>
          </table:table-cell>
          <table:table-cell table:style-name="ce6" table:formula="of:=ACOT([.A694])" office:value-type="float" office:value="0.0000360477271750259" calcext:value-type="float">
            <text:p>0.000036047727175026</text:p>
          </table:table-cell>
          <table:table-cell table:number-columns-repeated="1022"/>
        </table:table-row>
        <table:table-row table:style-name="ro2">
          <table:table-cell table:style-name="ce4" office:value-type="float" office:value="6463" calcext:value-type="float">
            <text:p>6463.00000 </text:p>
          </table:table-cell>
          <table:table-cell table:style-name="ce6" table:formula="of:=ACOT([.A695])" office:value-type="float" office:value="0.000154726905774227" calcext:value-type="float">
            <text:p>0.000154726905774227</text:p>
          </table:table-cell>
          <table:table-cell table:number-columns-repeated="1022"/>
        </table:table-row>
        <table:table-row table:style-name="ro2">
          <table:table-cell table:style-name="ce4" office:value-type="float" office:value="11445" calcext:value-type="float">
            <text:p>11445.00000 </text:p>
          </table:table-cell>
          <table:table-cell table:style-name="ce6" table:formula="of:=ACOT([.A696])" office:value-type="float" office:value="0.0000873743990785769" calcext:value-type="float">
            <text:p>0.000087374399078577</text:p>
          </table:table-cell>
          <table:table-cell table:number-columns-repeated="1022"/>
        </table:table-row>
        <table:table-row table:style-name="ro2">
          <table:table-cell table:style-name="ce4" office:value-type="float" office:value="31857" calcext:value-type="float">
            <text:p>31857.00000 </text:p>
          </table:table-cell>
          <table:table-cell table:style-name="ce6" table:formula="of:=ACOT([.A697])" office:value-type="float" office:value="0.000031390275282428" calcext:value-type="float">
            <text:p>0.000031390275282428</text:p>
          </table:table-cell>
          <table:table-cell table:number-columns-repeated="1022"/>
        </table:table-row>
        <table:table-row table:style-name="ro2">
          <table:table-cell table:style-name="ce4" office:value-type="float" office:value="9621" calcext:value-type="float">
            <text:p>9621.00000 </text:p>
          </table:table-cell>
          <table:table-cell table:style-name="ce6" table:formula="of:=ACOT([.A698])" office:value-type="float" office:value="0.000103939299074707" calcext:value-type="float">
            <text:p>0.000103939299074707</text:p>
          </table:table-cell>
          <table:table-cell table:number-columns-repeated="1022"/>
        </table:table-row>
        <table:table-row table:style-name="ro2">
          <table:table-cell table:style-name="ce4" office:value-type="float" office:value="32021" calcext:value-type="float">
            <text:p>32021.00000 </text:p>
          </table:table-cell>
          <table:table-cell table:style-name="ce6" table:formula="of:=ACOT([.A699])" office:value-type="float" office:value="0.0000312295056266176" calcext:value-type="float">
            <text:p>0.000031229505626618</text:p>
          </table:table-cell>
          <table:table-cell table:number-columns-repeated="1022"/>
        </table:table-row>
        <table:table-row table:style-name="ro2">
          <table:table-cell table:style-name="ce4" office:value-type="float" office:value="27133" calcext:value-type="float">
            <text:p>27133.00000 </text:p>
          </table:table-cell>
          <table:table-cell table:style-name="ce6" table:formula="of:=ACOT([.A700])" office:value-type="float" office:value="0.0000368554896084117" calcext:value-type="float">
            <text:p>0.000036855489608412</text:p>
          </table:table-cell>
          <table:table-cell table:number-columns-repeated="1022"/>
        </table:table-row>
        <table:table-row table:style-name="ro2">
          <table:table-cell table:style-name="ce4" office:value-type="float" office:value="17533" calcext:value-type="float">
            <text:p>17533.00000 </text:p>
          </table:table-cell>
          <table:table-cell table:style-name="ce6" table:formula="of:=ACOT([.A701])" office:value-type="float" office:value="0.0000570353047917305" calcext:value-type="float">
            <text:p>0.000057035304791731</text:p>
          </table:table-cell>
          <table:table-cell table:number-columns-repeated="1022"/>
        </table:table-row>
        <table:table-row table:style-name="ro2">
          <table:table-cell table:style-name="ce4" office:value-type="float" office:value="7941" calcext:value-type="float">
            <text:p>7941.00000 </text:p>
          </table:table-cell>
          <table:table-cell table:style-name="ce6" table:formula="of:=ACOT([.A702])" office:value-type="float" office:value="0.000125928723676338" calcext:value-type="float">
            <text:p>0.000125928723676338</text:p>
          </table:table-cell>
          <table:table-cell table:number-columns-repeated="1022"/>
        </table:table-row>
        <table:table-row table:style-name="ro2">
          <table:table-cell table:style-name="ce4" office:value-type="float" office:value="10308" calcext:value-type="float">
            <text:p>10308.00000 </text:p>
          </table:table-cell>
          <table:table-cell table:style-name="ce6" table:formula="of:=ACOT([.A703])" office:value-type="float" office:value="0.0000970120291872156" calcext:value-type="float">
            <text:p>0.000097012029187216</text:p>
          </table:table-cell>
          <table:table-cell table:number-columns-repeated="1022"/>
        </table:table-row>
        <table:table-row table:style-name="ro2">
          <table:table-cell table:style-name="ce4" office:value-type="float" office:value="32055" calcext:value-type="float">
            <text:p>32055.00000 </text:p>
          </table:table-cell>
          <table:table-cell table:style-name="ce6" table:formula="of:=ACOT([.A704])" office:value-type="float" office:value="0.0000311963812096305" calcext:value-type="float">
            <text:p>0.000031196381209631</text:p>
          </table:table-cell>
          <table:table-cell table:number-columns-repeated="1022"/>
        </table:table-row>
        <table:table-row table:style-name="ro2">
          <table:table-cell table:style-name="ce4" office:value-type="float" office:value="15036" calcext:value-type="float">
            <text:p>15036.00000 </text:p>
          </table:table-cell>
          <table:table-cell table:style-name="ce6" table:formula="of:=ACOT([.A705])" office:value-type="float" office:value="0.0000665070496490561" calcext:value-type="float">
            <text:p>0.000066507049649056</text:p>
          </table:table-cell>
          <table:table-cell table:number-columns-repeated="1022"/>
        </table:table-row>
        <table:table-row table:style-name="ro2">
          <table:table-cell table:style-name="ce4" office:value-type="float" office:value="25028" calcext:value-type="float">
            <text:p>25028.00000 </text:p>
          </table:table-cell>
          <table:table-cell table:style-name="ce6" table:formula="of:=ACOT([.A706])" office:value-type="float" office:value="0.0000399552500984779" calcext:value-type="float">
            <text:p>0.000039955250098478</text:p>
          </table:table-cell>
          <table:table-cell table:number-columns-repeated="1022"/>
        </table:table-row>
        <table:table-row table:style-name="ro2">
          <table:table-cell table:style-name="ce4" office:value-type="float" office:value="20436" calcext:value-type="float">
            <text:p>20436.00000 </text:p>
          </table:table-cell>
          <table:table-cell table:style-name="ce6" table:formula="of:=ACOT([.A707])" office:value-type="float" office:value="0.0000489332550011046" calcext:value-type="float">
            <text:p>0.000048933255001105</text:p>
          </table:table-cell>
          <table:table-cell table:number-columns-repeated="1022"/>
        </table:table-row>
        <table:table-row table:style-name="ro2">
          <table:table-cell table:style-name="ce4" office:value-type="float" office:value="5721" calcext:value-type="float">
            <text:p>5721.00000 </text:p>
          </table:table-cell>
          <table:table-cell table:style-name="ce6" table:formula="of:=ACOT([.A708])" office:value-type="float" office:value="0.000174794614545615" calcext:value-type="float">
            <text:p>0.000174794614545615</text:p>
          </table:table-cell>
          <table:table-cell table:number-columns-repeated="1022"/>
        </table:table-row>
        <table:table-row table:style-name="ro2">
          <table:table-cell table:style-name="ce4" office:value-type="float" office:value="8729" calcext:value-type="float">
            <text:p>8729.00000 </text:p>
          </table:table-cell>
          <table:table-cell table:style-name="ce6" table:formula="of:=ACOT([.A709])" office:value-type="float" office:value="0.000114560659368212" calcext:value-type="float">
            <text:p>0.000114560659368212</text:p>
          </table:table-cell>
          <table:table-cell table:number-columns-repeated="1022"/>
        </table:table-row>
        <table:table-row table:style-name="ro2">
          <table:table-cell table:style-name="ce4" office:value-type="float" office:value="27806" calcext:value-type="float">
            <text:p>27806.00000 </text:p>
          </table:table-cell>
          <table:table-cell table:style-name="ce6" table:formula="of:=ACOT([.A710])" office:value-type="float" office:value="0.0000359634611080128" calcext:value-type="float">
            <text:p>0.000035963461108013</text:p>
          </table:table-cell>
          <table:table-cell table:number-columns-repeated="1022"/>
        </table:table-row>
        <table:table-row table:style-name="ro2">
          <table:table-cell table:style-name="ce4" office:value-type="float" office:value="24760" calcext:value-type="float">
            <text:p>24760.00000 </text:p>
          </table:table-cell>
          <table:table-cell table:style-name="ce6" table:formula="of:=ACOT([.A711])" office:value-type="float" office:value="0.0000403877221104576" calcext:value-type="float">
            <text:p>0.000040387722110458</text:p>
          </table:table-cell>
          <table:table-cell table:number-columns-repeated="1022"/>
        </table:table-row>
        <table:table-row table:style-name="ro2">
          <table:table-cell table:style-name="ce4" office:value-type="float" office:value="29344" calcext:value-type="float">
            <text:p>29344.00000 </text:p>
          </table:table-cell>
          <table:table-cell table:style-name="ce6" table:formula="of:=ACOT([.A712])" office:value-type="float" office:value="0.0000340785168897462" calcext:value-type="float">
            <text:p>0.000034078516889746</text:p>
          </table:table-cell>
          <table:table-cell table:number-columns-repeated="1022"/>
        </table:table-row>
        <table:table-row table:style-name="ro2">
          <table:table-cell table:style-name="ce4" office:value-type="float" office:value="30388" calcext:value-type="float">
            <text:p>30388.00000 </text:p>
          </table:table-cell>
          <table:table-cell table:style-name="ce6" table:formula="of:=ACOT([.A713])" office:value-type="float" office:value="0.0000329077267222644" calcext:value-type="float">
            <text:p>0.000032907726722264</text:p>
          </table:table-cell>
          <table:table-cell table:number-columns-repeated="1022"/>
        </table:table-row>
        <table:table-row table:style-name="ro2">
          <table:table-cell table:style-name="ce4" office:value-type="float" office:value="28609" calcext:value-type="float">
            <text:p>28609.00000 </text:p>
          </table:table-cell>
          <table:table-cell table:style-name="ce6" table:formula="of:=ACOT([.A714])" office:value-type="float" office:value="0.0000349540354291911" calcext:value-type="float">
            <text:p>0.000034954035429191</text:p>
          </table:table-cell>
          <table:table-cell table:number-columns-repeated="1022"/>
        </table:table-row>
        <table:table-row table:style-name="ro2">
          <table:table-cell table:style-name="ce4" office:value-type="float" office:value="7341" calcext:value-type="float">
            <text:p>7341.00000 </text:p>
          </table:table-cell>
          <table:table-cell table:style-name="ce6" table:formula="of:=ACOT([.A715])" office:value-type="float" office:value="0.000136221222423849" calcext:value-type="float">
            <text:p>0.000136221222423849</text:p>
          </table:table-cell>
          <table:table-cell table:number-columns-repeated="1022"/>
        </table:table-row>
        <table:table-row table:style-name="ro2">
          <table:table-cell table:style-name="ce4" office:value-type="float" office:value="5597" calcext:value-type="float">
            <text:p>5597.00000 </text:p>
          </table:table-cell>
          <table:table-cell table:style-name="ce6" table:formula="of:=ACOT([.A716])" office:value-type="float" office:value="0.000178667141211175" calcext:value-type="float">
            <text:p>0.000178667141211175</text:p>
          </table:table-cell>
          <table:table-cell table:number-columns-repeated="1022"/>
        </table:table-row>
        <table:table-row table:style-name="ro2">
          <table:table-cell table:style-name="ce4" office:value-type="float" office:value="4580" calcext:value-type="float">
            <text:p>4580.00000 </text:p>
          </table:table-cell>
          <table:table-cell table:style-name="ce6" table:formula="of:=ACOT([.A717])" office:value-type="float" office:value="0.000218340607883949" calcext:value-type="float">
            <text:p>0.000218340607883949</text:p>
          </table:table-cell>
          <table:table-cell table:number-columns-repeated="1022"/>
        </table:table-row>
        <table:table-row table:style-name="ro2">
          <table:table-cell table:style-name="ce4" office:value-type="float" office:value="28858" calcext:value-type="float">
            <text:p>28858.00000 </text:p>
          </table:table-cell>
          <table:table-cell table:style-name="ce6" table:formula="of:=ACOT([.A718])" office:value-type="float" office:value="0.0000346524360523848" calcext:value-type="float">
            <text:p>0.000034652436052385</text:p>
          </table:table-cell>
          <table:table-cell table:number-columns-repeated="1022"/>
        </table:table-row>
        <table:table-row table:style-name="ro2">
          <table:table-cell table:style-name="ce4" office:value-type="float" office:value="32357" calcext:value-type="float">
            <text:p>32357.00000 </text:p>
          </table:table-cell>
          <table:table-cell table:style-name="ce6" table:formula="of:=ACOT([.A719])" office:value-type="float" office:value="0.0000309052136997501" calcext:value-type="float">
            <text:p>0.000030905213699750</text:p>
          </table:table-cell>
          <table:table-cell table:number-columns-repeated="1022"/>
        </table:table-row>
        <table:table-row table:style-name="ro2">
          <table:table-cell table:style-name="ce4" office:value-type="float" office:value="11792" calcext:value-type="float">
            <text:p>11792.00000 </text:p>
          </table:table-cell>
          <table:table-cell table:style-name="ce6" table:formula="of:=ACOT([.A720])" office:value-type="float" office:value="0.0000848032562417167" calcext:value-type="float">
            <text:p>0.000084803256241717</text:p>
          </table:table-cell>
          <table:table-cell table:number-columns-repeated="1022"/>
        </table:table-row>
        <table:table-row table:style-name="ro2">
          <table:table-cell table:style-name="ce4" office:value-type="float" office:value="20349" calcext:value-type="float">
            <text:p>20349.00000 </text:p>
          </table:table-cell>
          <table:table-cell table:style-name="ce6" table:formula="of:=ACOT([.A721])" office:value-type="float" office:value="0.0000491424639634808" calcext:value-type="float">
            <text:p>0.000049142463963481</text:p>
          </table:table-cell>
          <table:table-cell table:number-columns-repeated="1022"/>
        </table:table-row>
        <table:table-row table:style-name="ro2">
          <table:table-cell table:style-name="ce4" office:value-type="float" office:value="27296" calcext:value-type="float">
            <text:p>27296.00000 </text:p>
          </table:table-cell>
          <table:table-cell table:style-name="ce6" table:formula="of:=ACOT([.A722])" office:value-type="float" office:value="0.0000366354044383232" calcext:value-type="float">
            <text:p>0.000036635404438323</text:p>
          </table:table-cell>
          <table:table-cell table:number-columns-repeated="1022"/>
        </table:table-row>
        <table:table-row table:style-name="ro2">
          <table:table-cell table:style-name="ce4" office:value-type="float" office:value="10469" calcext:value-type="float">
            <text:p>10469.00000 </text:p>
          </table:table-cell>
          <table:table-cell table:style-name="ce6" table:formula="of:=ACOT([.A723])" office:value-type="float" office:value="0.0000955201066918932" calcext:value-type="float">
            <text:p>0.000095520106691893</text:p>
          </table:table-cell>
          <table:table-cell table:number-columns-repeated="1022"/>
        </table:table-row>
        <table:table-row table:style-name="ro2">
          <table:table-cell table:style-name="ce4" office:value-type="float" office:value="21815" calcext:value-type="float">
            <text:p>21815.00000 </text:p>
          </table:table-cell>
          <table:table-cell table:style-name="ce6" table:formula="of:=ACOT([.A724])" office:value-type="float" office:value="0.0000458400183038776" calcext:value-type="float">
            <text:p>0.000045840018303878</text:p>
          </table:table-cell>
          <table:table-cell table:number-columns-repeated="1022"/>
        </table:table-row>
        <table:table-row table:style-name="ro2">
          <table:table-cell table:style-name="ce4" office:value-type="float" office:value="6222" calcext:value-type="float">
            <text:p>6222.00000 </text:p>
          </table:table-cell>
          <table:table-cell table:style-name="ce6" table:formula="of:=ACOT([.A725])" office:value-type="float" office:value="0.000160720024331207" calcext:value-type="float">
            <text:p>0.000160720024331207</text:p>
          </table:table-cell>
          <table:table-cell table:number-columns-repeated="1022"/>
        </table:table-row>
        <table:table-row table:style-name="ro2">
          <table:table-cell table:style-name="ce4" office:value-type="float" office:value="16015" calcext:value-type="float">
            <text:p>16015.00000 </text:p>
          </table:table-cell>
          <table:table-cell table:style-name="ce6" table:formula="of:=ACOT([.A726])" office:value-type="float" office:value="0.0000624414610490565" calcext:value-type="float">
            <text:p>0.000062441461049057</text:p>
          </table:table-cell>
          <table:table-cell table:number-columns-repeated="1022"/>
        </table:table-row>
        <table:table-row table:style-name="ro2">
          <table:table-cell table:style-name="ce4" office:value-type="float" office:value="26156" calcext:value-type="float">
            <text:p>26156.00000 </text:p>
          </table:table-cell>
          <table:table-cell table:style-name="ce6" table:formula="of:=ACOT([.A727])" office:value-type="float" office:value="0.0000382321455694168" calcext:value-type="float">
            <text:p>0.000038232145569417</text:p>
          </table:table-cell>
          <table:table-cell table:number-columns-repeated="1022"/>
        </table:table-row>
        <table:table-row table:style-name="ro2">
          <table:table-cell table:style-name="ce4" office:value-type="float" office:value="9576" calcext:value-type="float">
            <text:p>9576.00000 </text:p>
          </table:table-cell>
          <table:table-cell table:style-name="ce6" table:formula="of:=ACOT([.A728])" office:value-type="float" office:value="0.000104427735627022" calcext:value-type="float">
            <text:p>0.000104427735627022</text:p>
          </table:table-cell>
          <table:table-cell table:number-columns-repeated="1022"/>
        </table:table-row>
        <table:table-row table:style-name="ro2">
          <table:table-cell table:style-name="ce4" office:value-type="float" office:value="30190" calcext:value-type="float">
            <text:p>30190.00000 </text:p>
          </table:table-cell>
          <table:table-cell table:style-name="ce6" table:formula="of:=ACOT([.A729])" office:value-type="float" office:value="0.0000331235508324035" calcext:value-type="float">
            <text:p>0.000033123550832404</text:p>
          </table:table-cell>
          <table:table-cell table:number-columns-repeated="1022"/>
        </table:table-row>
        <table:table-row table:style-name="ro2">
          <table:table-cell table:style-name="ce4" office:value-type="float" office:value="2136" calcext:value-type="float">
            <text:p>2136.00000 </text:p>
          </table:table-cell>
          <table:table-cell table:style-name="ce6" table:formula="of:=ACOT([.A730])" office:value-type="float" office:value="0.000468164759803491" calcext:value-type="float">
            <text:p>0.000468164759803491</text:p>
          </table:table-cell>
          <table:table-cell table:number-columns-repeated="1022"/>
        </table:table-row>
        <table:table-row table:style-name="ro2">
          <table:table-cell table:style-name="ce4" office:value-type="float" office:value="30997" calcext:value-type="float">
            <text:p>30997.00000 </text:p>
          </table:table-cell>
          <table:table-cell table:style-name="ce6" table:formula="of:=ACOT([.A731])" office:value-type="float" office:value="0.0000322611865550826" calcext:value-type="float">
            <text:p>0.000032261186555083</text:p>
          </table:table-cell>
          <table:table-cell table:number-columns-repeated="1022"/>
        </table:table-row>
        <table:table-row table:style-name="ro2">
          <table:table-cell table:style-name="ce4" office:value-type="float" office:value="21278" calcext:value-type="float">
            <text:p>21278.00000 </text:p>
          </table:table-cell>
          <table:table-cell table:style-name="ce6" table:formula="of:=ACOT([.A732])" office:value-type="float" office:value="0.0000469968981700042" calcext:value-type="float">
            <text:p>0.000046996898170004</text:p>
          </table:table-cell>
          <table:table-cell table:number-columns-repeated="1022"/>
        </table:table-row>
        <table:table-row table:style-name="ro2">
          <table:table-cell table:style-name="ce4" office:value-type="float" office:value="5049" calcext:value-type="float">
            <text:p>5049.00000 </text:p>
          </table:table-cell>
          <table:table-cell table:style-name="ce6" table:formula="of:=ACOT([.A733])" office:value-type="float" office:value="0.000198059018998498" calcext:value-type="float">
            <text:p>0.000198059018998498</text:p>
          </table:table-cell>
          <table:table-cell table:number-columns-repeated="1022"/>
        </table:table-row>
        <table:table-row table:style-name="ro2">
          <table:table-cell table:style-name="ce4" office:value-type="float" office:value="11127" calcext:value-type="float">
            <text:p>11127.00000 </text:p>
          </table:table-cell>
          <table:table-cell table:style-name="ce6" table:formula="of:=ACOT([.A734])" office:value-type="float" office:value="0.0000898714835362302" calcext:value-type="float">
            <text:p>0.000089871483536230</text:p>
          </table:table-cell>
          <table:table-cell table:number-columns-repeated="1022"/>
        </table:table-row>
        <table:table-row table:style-name="ro2">
          <table:table-cell table:style-name="ce4" office:value-type="float" office:value="18046" calcext:value-type="float">
            <text:p>18046.00000 </text:p>
          </table:table-cell>
          <table:table-cell table:style-name="ce6" table:formula="of:=ACOT([.A735])" office:value-type="float" office:value="0.0000554139420909649" calcext:value-type="float">
            <text:p>0.000055413942090965</text:p>
          </table:table-cell>
          <table:table-cell table:number-columns-repeated="1022"/>
        </table:table-row>
        <table:table-row table:style-name="ro2">
          <table:table-cell table:style-name="ce4" office:value-type="float" office:value="16849" calcext:value-type="float">
            <text:p>16849.00000 </text:p>
          </table:table-cell>
          <table:table-cell table:style-name="ce6" table:formula="of:=ACOT([.A736])" office:value-type="float" office:value="0.0000593507032360385" calcext:value-type="float">
            <text:p>0.000059350703236039</text:p>
          </table:table-cell>
          <table:table-cell table:number-columns-repeated="1022"/>
        </table:table-row>
        <table:table-row table:style-name="ro2">
          <table:table-cell table:style-name="ce4" office:value-type="float" office:value="20757" calcext:value-type="float">
            <text:p>20757.00000 </text:p>
          </table:table-cell>
          <table:table-cell table:style-name="ce6" table:formula="of:=ACOT([.A737])" office:value-type="float" office:value="0.0000481765187274608" calcext:value-type="float">
            <text:p>0.000048176518727461</text:p>
          </table:table-cell>
          <table:table-cell table:number-columns-repeated="1022"/>
        </table:table-row>
        <table:table-row table:style-name="ro2">
          <table:table-cell table:style-name="ce4" office:value-type="float" office:value="11334" calcext:value-type="float">
            <text:p>11334.00000 </text:p>
          </table:table-cell>
          <table:table-cell table:style-name="ce6" table:formula="of:=ACOT([.A738])" office:value-type="float" office:value="0.0000882301038824807" calcext:value-type="float">
            <text:p>0.000088230103882481</text:p>
          </table:table-cell>
          <table:table-cell table:number-columns-repeated="1022"/>
        </table:table-row>
        <table:table-row table:style-name="ro2">
          <table:table-cell table:style-name="ce4" office:value-type="float" office:value="6570" calcext:value-type="float">
            <text:p>6570.00000 </text:p>
          </table:table-cell>
          <table:table-cell table:style-name="ce6" table:formula="of:=ACOT([.A739])" office:value-type="float" office:value="0.000152207000346571" calcext:value-type="float">
            <text:p>0.000152207000346571</text:p>
          </table:table-cell>
          <table:table-cell table:number-columns-repeated="1022"/>
        </table:table-row>
        <table:table-row table:style-name="ro2">
          <table:table-cell table:style-name="ce4" office:value-type="float" office:value="18121" calcext:value-type="float">
            <text:p>18121.00000 </text:p>
          </table:table-cell>
          <table:table-cell table:style-name="ce6" table:formula="of:=ACOT([.A740])" office:value-type="float" office:value="0.0000551845924057215" calcext:value-type="float">
            <text:p>0.000055184592405722</text:p>
          </table:table-cell>
          <table:table-cell table:number-columns-repeated="1022"/>
        </table:table-row>
        <table:table-row table:style-name="ro2">
          <table:table-cell table:style-name="ce4" office:value-type="float" office:value="18682" calcext:value-type="float">
            <text:p>18682.00000 </text:p>
          </table:table-cell>
          <table:table-cell table:style-name="ce6" table:formula="of:=ACOT([.A741])" office:value-type="float" office:value="0.0000535274595356849" calcext:value-type="float">
            <text:p>0.000053527459535685</text:p>
          </table:table-cell>
          <table:table-cell table:number-columns-repeated="1022"/>
        </table:table-row>
        <table:table-row table:style-name="ro2">
          <table:table-cell table:style-name="ce4" office:value-type="float" office:value="10608" calcext:value-type="float">
            <text:p>10608.00000 </text:p>
          </table:table-cell>
          <table:table-cell table:style-name="ce6" table:formula="of:=ACOT([.A742])" office:value-type="float" office:value="0.0000942684763420854" calcext:value-type="float">
            <text:p>0.000094268476342085</text:p>
          </table:table-cell>
          <table:table-cell table:number-columns-repeated="1022"/>
        </table:table-row>
        <table:table-row table:style-name="ro2">
          <table:table-cell table:style-name="ce4" office:value-type="float" office:value="2020" calcext:value-type="float">
            <text:p>2020.00000 </text:p>
          </table:table-cell>
          <table:table-cell table:style-name="ce6" table:formula="of:=ACOT([.A743])" office:value-type="float" office:value="0.00049504946450929" calcext:value-type="float">
            <text:p>0.000495049464509290</text:p>
          </table:table-cell>
          <table:table-cell table:number-columns-repeated="1022"/>
        </table:table-row>
        <table:table-row table:style-name="ro2">
          <table:table-cell table:style-name="ce4" office:value-type="float" office:value="3635" calcext:value-type="float">
            <text:p>3635.00000 </text:p>
          </table:table-cell>
          <table:table-cell table:style-name="ce6" table:formula="of:=ACOT([.A744])" office:value-type="float" office:value="0.000275103156746281" calcext:value-type="float">
            <text:p>0.000275103156746281</text:p>
          </table:table-cell>
          <table:table-cell table:number-columns-repeated="1022"/>
        </table:table-row>
        <table:table-row table:style-name="ro2">
          <table:table-cell table:style-name="ce4" office:value-type="float" office:value="29361" calcext:value-type="float">
            <text:p>29361.00000 </text:p>
          </table:table-cell>
          <table:table-cell table:style-name="ce6" table:formula="of:=ACOT([.A745])" office:value-type="float" office:value="0.0000340587854503749" calcext:value-type="float">
            <text:p>0.000034058785450375</text:p>
          </table:table-cell>
          <table:table-cell table:number-columns-repeated="1022"/>
        </table:table-row>
        <table:table-row table:style-name="ro2">
          <table:table-cell table:style-name="ce4" office:value-type="float" office:value="2471" calcext:value-type="float">
            <text:p>2471.00000 </text:p>
          </table:table-cell>
          <table:table-cell table:style-name="ce6" table:formula="of:=ACOT([.A746])" office:value-type="float" office:value="0.000404694433592701" calcext:value-type="float">
            <text:p>0.000404694433592701</text:p>
          </table:table-cell>
          <table:table-cell table:number-columns-repeated="1022"/>
        </table:table-row>
        <table:table-row table:style-name="ro2">
          <table:table-cell table:style-name="ce4" office:value-type="float" office:value="14181" calcext:value-type="float">
            <text:p>14181.00000 </text:p>
          </table:table-cell>
          <table:table-cell table:style-name="ce6" table:formula="of:=ACOT([.A747])" office:value-type="float" office:value="0.000070516888677874" calcext:value-type="float">
            <text:p>0.000070516888677874</text:p>
          </table:table-cell>
          <table:table-cell table:number-columns-repeated="1022"/>
        </table:table-row>
        <table:table-row table:style-name="ro2">
          <table:table-cell table:style-name="ce4" office:value-type="float" office:value="22133" calcext:value-type="float">
            <text:p>22133.00000 </text:p>
          </table:table-cell>
          <table:table-cell table:style-name="ce6" table:formula="of:=ACOT([.A748])" office:value-type="float" office:value="0.0000451814033035625" calcext:value-type="float">
            <text:p>0.000045181403303563</text:p>
          </table:table-cell>
          <table:table-cell table:number-columns-repeated="1022"/>
        </table:table-row>
        <table:table-row table:style-name="ro2">
          <table:table-cell table:style-name="ce4" office:value-type="float" office:value="16347" calcext:value-type="float">
            <text:p>16347.00000 </text:p>
          </table:table-cell>
          <table:table-cell table:style-name="ce6" table:formula="of:=ACOT([.A749])" office:value-type="float" office:value="0.000061173303893769" calcext:value-type="float">
            <text:p>0.000061173303893769</text:p>
          </table:table-cell>
          <table:table-cell table:number-columns-repeated="1022"/>
        </table:table-row>
        <table:table-row table:style-name="ro2">
          <table:table-cell table:style-name="ce4" office:value-type="float" office:value="12698" calcext:value-type="float">
            <text:p>12698.00000 </text:p>
          </table:table-cell>
          <table:table-cell table:style-name="ce6" table:formula="of:=ACOT([.A750])" office:value-type="float" office:value="0.0000787525592953475" calcext:value-type="float">
            <text:p>0.000078752559295348</text:p>
          </table:table-cell>
          <table:table-cell table:number-columns-repeated="1022"/>
        </table:table-row>
        <table:table-row table:style-name="ro2">
          <table:table-cell table:style-name="ce4" office:value-type="float" office:value="3448" calcext:value-type="float">
            <text:p>3448.00000 </text:p>
          </table:table-cell>
          <table:table-cell table:style-name="ce6" table:formula="of:=ACOT([.A751])" office:value-type="float" office:value="0.000290023193724398" calcext:value-type="float">
            <text:p>0.000290023193724398</text:p>
          </table:table-cell>
          <table:table-cell table:number-columns-repeated="1022"/>
        </table:table-row>
        <table:table-row table:style-name="ro2">
          <table:table-cell table:style-name="ce4" office:value-type="float" office:value="30143" calcext:value-type="float">
            <text:p>30143.00000 </text:p>
          </table:table-cell>
          <table:table-cell table:style-name="ce6" table:formula="of:=ACOT([.A752])" office:value-type="float" office:value="0.0000331751982096673" calcext:value-type="float">
            <text:p>0.000033175198209667</text:p>
          </table:table-cell>
          <table:table-cell table:number-columns-repeated="1022"/>
        </table:table-row>
        <table:table-row table:style-name="ro2">
          <table:table-cell table:style-name="ce4" office:value-type="float" office:value="23478" calcext:value-type="float">
            <text:p>23478.00000 </text:p>
          </table:table-cell>
          <table:table-cell table:style-name="ce6" table:formula="of:=ACOT([.A753])" office:value-type="float" office:value="0.0000425930658229934" calcext:value-type="float">
            <text:p>0.000042593065822993</text:p>
          </table:table-cell>
          <table:table-cell table:number-columns-repeated="1022"/>
        </table:table-row>
        <table:table-row table:style-name="ro2">
          <table:table-cell table:style-name="ce4" office:value-type="float" office:value="22049" calcext:value-type="float">
            <text:p>22049.00000 </text:p>
          </table:table-cell>
          <table:table-cell table:style-name="ce6" table:formula="of:=ACOT([.A754])" office:value-type="float" office:value="0.000045353530741199" calcext:value-type="float">
            <text:p>0.000045353530741199</text:p>
          </table:table-cell>
          <table:table-cell table:number-columns-repeated="1022"/>
        </table:table-row>
        <table:table-row table:style-name="ro2">
          <table:table-cell table:style-name="ce4" office:value-type="float" office:value="2012" calcext:value-type="float">
            <text:p>2012.00000 </text:p>
          </table:table-cell>
          <table:table-cell table:style-name="ce6" table:formula="of:=ACOT([.A755])" office:value-type="float" office:value="0.000497017851718518" calcext:value-type="float">
            <text:p>0.000497017851718518</text:p>
          </table:table-cell>
          <table:table-cell table:number-columns-repeated="1022"/>
        </table:table-row>
        <table:table-row table:style-name="ro2">
          <table:table-cell table:style-name="ce4" office:value-type="float" office:value="24034" calcext:value-type="float">
            <text:p>24034.00000 </text:p>
          </table:table-cell>
          <table:table-cell table:style-name="ce6" table:formula="of:=ACOT([.A756])" office:value-type="float" office:value="0.0000416077223692746" calcext:value-type="float">
            <text:p>0.000041607722369275</text:p>
          </table:table-cell>
          <table:table-cell table:number-columns-repeated="1022"/>
        </table:table-row>
        <table:table-row table:style-name="ro2">
          <table:table-cell table:style-name="ce4" office:value-type="float" office:value="28572" calcext:value-type="float">
            <text:p>28572.00000 </text:p>
          </table:table-cell>
          <table:table-cell table:style-name="ce6" table:formula="of:=ACOT([.A757])" office:value-type="float" office:value="0.0000349992999997273" calcext:value-type="float">
            <text:p>0.000034999299999727</text:p>
          </table:table-cell>
          <table:table-cell table:number-columns-repeated="1022"/>
        </table:table-row>
        <table:table-row table:style-name="ro2">
          <table:table-cell table:style-name="ce4" office:value-type="float" office:value="16059" calcext:value-type="float">
            <text:p>16059.00000 </text:p>
          </table:table-cell>
          <table:table-cell table:style-name="ce6" table:formula="of:=ACOT([.A758])" office:value-type="float" office:value="0.0000622703779007416" calcext:value-type="float">
            <text:p>0.000062270377900742</text:p>
          </table:table-cell>
          <table:table-cell table:number-columns-repeated="1022"/>
        </table:table-row>
        <table:table-row table:style-name="ro2">
          <table:table-cell table:style-name="ce4" office:value-type="float" office:value="17770" calcext:value-type="float">
            <text:p>17770.00000 </text:p>
          </table:table-cell>
          <table:table-cell table:style-name="ce6" table:formula="of:=ACOT([.A759])" office:value-type="float" office:value="0.0000562746200869491" calcext:value-type="float">
            <text:p>0.000056274620086949</text:p>
          </table:table-cell>
          <table:table-cell table:number-columns-repeated="1022"/>
        </table:table-row>
        <table:table-row table:style-name="ro2">
          <table:table-cell table:style-name="ce4" office:value-type="float" office:value="4710" calcext:value-type="float">
            <text:p>4710.00000 </text:p>
          </table:table-cell>
          <table:table-cell table:style-name="ce6" table:formula="of:=ACOT([.A760])" office:value-type="float" office:value="0.000212314221862853" calcext:value-type="float">
            <text:p>0.000212314221862853</text:p>
          </table:table-cell>
          <table:table-cell table:number-columns-repeated="1022"/>
        </table:table-row>
        <table:table-row table:style-name="ro2">
          <table:table-cell table:style-name="ce4" office:value-type="float" office:value="4300" calcext:value-type="float">
            <text:p>4300.00000 </text:p>
          </table:table-cell>
          <table:table-cell table:style-name="ce6" table:formula="of:=ACOT([.A761])" office:value-type="float" office:value="0.000232558135342398" calcext:value-type="float">
            <text:p>0.000232558135342398</text:p>
          </table:table-cell>
          <table:table-cell table:number-columns-repeated="1022"/>
        </table:table-row>
        <table:table-row table:style-name="ro2">
          <table:table-cell table:style-name="ce4" office:value-type="float" office:value="3131" calcext:value-type="float">
            <text:p>3131.00000 </text:p>
          </table:table-cell>
          <table:table-cell table:style-name="ce6" table:formula="of:=ACOT([.A762])" office:value-type="float" office:value="0.00031938676652743" calcext:value-type="float">
            <text:p>0.000319386766527430</text:p>
          </table:table-cell>
          <table:table-cell table:number-columns-repeated="1022"/>
        </table:table-row>
        <table:table-row table:style-name="ro2">
          <table:table-cell table:style-name="ce4" office:value-type="float" office:value="503" calcext:value-type="float">
            <text:p>503.00000 </text:p>
          </table:table-cell>
          <table:table-cell table:style-name="ce6" table:formula="of:=ACOT([.A763])" office:value-type="float" office:value="0.00198806895134562" calcext:value-type="float">
            <text:p>0.001988068951345620</text:p>
          </table:table-cell>
          <table:table-cell table:number-columns-repeated="1022"/>
        </table:table-row>
        <table:table-row table:style-name="ro2">
          <table:table-cell table:style-name="ce4" office:value-type="float" office:value="17622" calcext:value-type="float">
            <text:p>17622.00000 </text:p>
          </table:table-cell>
          <table:table-cell table:style-name="ce6" table:formula="of:=ACOT([.A764])" office:value-type="float" office:value="0.0000567472476975528" calcext:value-type="float">
            <text:p>0.000056747247697553</text:p>
          </table:table-cell>
          <table:table-cell table:number-columns-repeated="1022"/>
        </table:table-row>
        <table:table-row table:style-name="ro2">
          <table:table-cell table:style-name="ce4" office:value-type="float" office:value="15213" calcext:value-type="float">
            <text:p>15213.00000 </text:p>
          </table:table-cell>
          <table:table-cell table:style-name="ce6" table:formula="of:=ACOT([.A765])" office:value-type="float" office:value="0.0000657332543587685" calcext:value-type="float">
            <text:p>0.000065733254358769</text:p>
          </table:table-cell>
          <table:table-cell table:number-columns-repeated="1022"/>
        </table:table-row>
        <table:table-row table:style-name="ro2">
          <table:table-cell table:style-name="ce4" office:value-type="float" office:value="22462" calcext:value-type="float">
            <text:p>22462.00000 </text:p>
          </table:table-cell>
          <table:table-cell table:style-name="ce6" table:formula="of:=ACOT([.A766])" office:value-type="float" office:value="0.0000445196331286812" calcext:value-type="float">
            <text:p>0.000044519633128681</text:p>
          </table:table-cell>
          <table:table-cell table:number-columns-repeated="1022"/>
        </table:table-row>
        <table:table-row table:style-name="ro2">
          <table:table-cell table:style-name="ce4" office:value-type="float" office:value="2428" calcext:value-type="float">
            <text:p>2428.00000 </text:p>
          </table:table-cell>
          <table:table-cell table:style-name="ce6" table:formula="of:=ACOT([.A767])" office:value-type="float" office:value="0.000411861591209428" calcext:value-type="float">
            <text:p>0.000411861591209428</text:p>
          </table:table-cell>
          <table:table-cell table:number-columns-repeated="1022"/>
        </table:table-row>
        <table:table-row table:style-name="ro2">
          <table:table-cell table:style-name="ce4" office:value-type="float" office:value="2911" calcext:value-type="float">
            <text:p>2911.00000 </text:p>
          </table:table-cell>
          <table:table-cell table:style-name="ce6" table:formula="of:=ACOT([.A768])" office:value-type="float" office:value="0.000343524548493068" calcext:value-type="float">
            <text:p>0.000343524548493068</text:p>
          </table:table-cell>
          <table:table-cell table:number-columns-repeated="1022"/>
        </table:table-row>
        <table:table-row table:style-name="ro2">
          <table:table-cell table:style-name="ce4" office:value-type="float" office:value="32464" calcext:value-type="float">
            <text:p>32464.00000 </text:p>
          </table:table-cell>
          <table:table-cell table:style-name="ce6" table:formula="of:=ACOT([.A769])" office:value-type="float" office:value="0.0000308033513949368" calcext:value-type="float">
            <text:p>0.000030803351394937</text:p>
          </table:table-cell>
          <table:table-cell table:number-columns-repeated="1022"/>
        </table:table-row>
        <table:table-row table:style-name="ro2">
          <table:table-cell table:style-name="ce4" office:value-type="float" office:value="15840" calcext:value-type="float">
            <text:p>15840.00000 </text:p>
          </table:table-cell>
          <table:table-cell table:style-name="ce6" table:formula="of:=ACOT([.A770])" office:value-type="float" office:value="0.0000631313130474709" calcext:value-type="float">
            <text:p>0.000063131313047471</text:p>
          </table:table-cell>
          <table:table-cell table:number-columns-repeated="1022"/>
        </table:table-row>
        <table:table-row table:style-name="ro2">
          <table:table-cell table:style-name="ce4" office:value-type="float" office:value="26229" calcext:value-type="float">
            <text:p>26229.00000 </text:p>
          </table:table-cell>
          <table:table-cell table:style-name="ce6" table:formula="of:=ACOT([.A771])" office:value-type="float" office:value="0.0000381257386676825" calcext:value-type="float">
            <text:p>0.000038125738667683</text:p>
          </table:table-cell>
          <table:table-cell table:number-columns-repeated="1022"/>
        </table:table-row>
        <table:table-row table:style-name="ro2">
          <table:table-cell table:style-name="ce4" office:value-type="float" office:value="26010" calcext:value-type="float">
            <text:p>26010.00000 </text:p>
          </table:table-cell>
          <table:table-cell table:style-name="ce6" table:formula="of:=ACOT([.A772])" office:value-type="float" office:value="0.0000384467512304365" calcext:value-type="float">
            <text:p>0.000038446751230437</text:p>
          </table:table-cell>
          <table:table-cell table:number-columns-repeated="1022"/>
        </table:table-row>
        <table:table-row table:style-name="ro2">
          <table:table-cell table:style-name="ce4" office:value-type="float" office:value="16118" calcext:value-type="float">
            <text:p>16118.00000 </text:p>
          </table:table-cell>
          <table:table-cell table:style-name="ce6" table:formula="of:=ACOT([.A773])" office:value-type="float" office:value="0.000062042436947296" calcext:value-type="float">
            <text:p>0.000062042436947296</text:p>
          </table:table-cell>
          <table:table-cell table:number-columns-repeated="1022"/>
        </table:table-row>
        <table:table-row table:style-name="ro2">
          <table:table-cell table:style-name="ce4" office:value-type="float" office:value="10800" calcext:value-type="float">
            <text:p>10800.00000 </text:p>
          </table:table-cell>
          <table:table-cell table:style-name="ce6" table:formula="of:=ACOT([.A774])" office:value-type="float" office:value="0.0000925925923278559" calcext:value-type="float">
            <text:p>0.000092592592327856</text:p>
          </table:table-cell>
          <table:table-cell table:number-columns-repeated="1022"/>
        </table:table-row>
        <table:table-row table:style-name="ro2">
          <table:table-cell table:style-name="ce4" office:value-type="float" office:value="20358" calcext:value-type="float">
            <text:p>20358.00000 </text:p>
          </table:table-cell>
          <table:table-cell table:style-name="ce6" table:formula="of:=ACOT([.A775])" office:value-type="float" office:value="0.000049120738736308" calcext:value-type="float">
            <text:p>0.000049120738736308</text:p>
          </table:table-cell>
          <table:table-cell table:number-columns-repeated="1022"/>
        </table:table-row>
        <table:table-row table:style-name="ro2">
          <table:table-cell table:style-name="ce4" office:value-type="float" office:value="933" calcext:value-type="float">
            <text:p>933.00000 </text:p>
          </table:table-cell>
          <table:table-cell table:style-name="ce6" table:formula="of:=ACOT([.A776])" office:value-type="float" office:value="0.00107181095077569" calcext:value-type="float">
            <text:p>0.001071810950775690</text:p>
          </table:table-cell>
          <table:table-cell table:number-columns-repeated="1022"/>
        </table:table-row>
        <table:table-row table:style-name="ro2">
          <table:table-cell table:style-name="ce4" office:value-type="float" office:value="12114" calcext:value-type="float">
            <text:p>12114.00000 </text:p>
          </table:table-cell>
          <table:table-cell table:style-name="ce6" table:formula="of:=ACOT([.A777])" office:value-type="float" office:value="0.0000825491165368231" calcext:value-type="float">
            <text:p>0.000082549116536823</text:p>
          </table:table-cell>
          <table:table-cell table:number-columns-repeated="1022"/>
        </table:table-row>
        <table:table-row table:style-name="ro2">
          <table:table-cell table:style-name="ce4" office:value-type="float" office:value="30433" calcext:value-type="float">
            <text:p>30433.00000 </text:p>
          </table:table-cell>
          <table:table-cell table:style-name="ce6" table:formula="of:=ACOT([.A778])" office:value-type="float" office:value="0.0000328590674478768" calcext:value-type="float">
            <text:p>0.000032859067447877</text:p>
          </table:table-cell>
          <table:table-cell table:number-columns-repeated="1022"/>
        </table:table-row>
        <table:table-row table:style-name="ro2">
          <table:table-cell table:style-name="ce4" office:value-type="float" office:value="6244" calcext:value-type="float">
            <text:p>6244.00000 </text:p>
          </table:table-cell>
          <table:table-cell table:style-name="ce6" table:formula="of:=ACOT([.A779])" office:value-type="float" office:value="0.000160153746228353" calcext:value-type="float">
            <text:p>0.000160153746228353</text:p>
          </table:table-cell>
          <table:table-cell table:number-columns-repeated="1022"/>
        </table:table-row>
        <table:table-row table:style-name="ro2">
          <table:table-cell table:style-name="ce4" office:value-type="float" office:value="888" calcext:value-type="float">
            <text:p>888.00000 </text:p>
          </table:table-cell>
          <table:table-cell table:style-name="ce6" table:formula="of:=ACOT([.A780])" office:value-type="float" office:value="0.00112612565009029" calcext:value-type="float">
            <text:p>0.001126125650090290</text:p>
          </table:table-cell>
          <table:table-cell table:number-columns-repeated="1022"/>
        </table:table-row>
        <table:table-row table:style-name="ro2">
          <table:table-cell table:style-name="ce4" office:value-type="float" office:value="27343" calcext:value-type="float">
            <text:p>27343.00000 </text:p>
          </table:table-cell>
          <table:table-cell table:style-name="ce6" table:formula="of:=ACOT([.A781])" office:value-type="float" office:value="0.000036572431684645" calcext:value-type="float">
            <text:p>0.000036572431684645</text:p>
          </table:table-cell>
          <table:table-cell table:number-columns-repeated="1022"/>
        </table:table-row>
        <table:table-row table:style-name="ro2">
          <table:table-cell table:style-name="ce4" office:value-type="float" office:value="13506" calcext:value-type="float">
            <text:p>13506.00000 </text:p>
          </table:table-cell>
          <table:table-cell table:style-name="ce6" table:formula="of:=ACOT([.A782])" office:value-type="float" office:value="0.0000740411667534691" calcext:value-type="float">
            <text:p>0.000074041166753469</text:p>
          </table:table-cell>
          <table:table-cell table:number-columns-repeated="1022"/>
        </table:table-row>
        <table:table-row table:style-name="ro2">
          <table:table-cell table:style-name="ce4" office:value-type="float" office:value="10739" calcext:value-type="float">
            <text:p>10739.00000 </text:p>
          </table:table-cell>
          <table:table-cell table:style-name="ce6" table:formula="of:=ACOT([.A783])" office:value-type="float" office:value="0.0000931185396320089" calcext:value-type="float">
            <text:p>0.000093118539632009</text:p>
          </table:table-cell>
          <table:table-cell table:number-columns-repeated="1022"/>
        </table:table-row>
        <table:table-row table:style-name="ro2">
          <table:table-cell table:style-name="ce4" office:value-type="float" office:value="6262" calcext:value-type="float">
            <text:p>6262.00000 </text:p>
          </table:table-cell>
          <table:table-cell table:style-name="ce6" table:formula="of:=ACOT([.A784])" office:value-type="float" office:value="0.000159693387336235" calcext:value-type="float">
            <text:p>0.000159693387336235</text:p>
          </table:table-cell>
          <table:table-cell table:number-columns-repeated="1022"/>
        </table:table-row>
        <table:table-row table:style-name="ro2">
          <table:table-cell table:style-name="ce4" office:value-type="float" office:value="19733" calcext:value-type="float">
            <text:p>19733.00000 </text:p>
          </table:table-cell>
          <table:table-cell table:style-name="ce6" table:formula="of:=ACOT([.A785])" office:value-type="float" office:value="0.000050676531654803" calcext:value-type="float">
            <text:p>0.000050676531654803</text:p>
          </table:table-cell>
          <table:table-cell table:number-columns-repeated="1022"/>
        </table:table-row>
        <table:table-row table:style-name="ro2">
          <table:table-cell table:style-name="ce4" office:value-type="float" office:value="12144" calcext:value-type="float">
            <text:p>12144.00000 </text:p>
          </table:table-cell>
          <table:table-cell table:style-name="ce6" table:formula="of:=ACOT([.A786])" office:value-type="float" office:value="0.0000823451908547046" calcext:value-type="float">
            <text:p>0.000082345190854705</text:p>
          </table:table-cell>
          <table:table-cell table:number-columns-repeated="1022"/>
        </table:table-row>
        <table:table-row table:style-name="ro2">
          <table:table-cell table:style-name="ce4" office:value-type="float" office:value="17836" calcext:value-type="float">
            <text:p>17836.00000 </text:p>
          </table:table-cell>
          <table:table-cell table:style-name="ce6" table:formula="of:=ACOT([.A787])" office:value-type="float" office:value="0.0000560663825381891" calcext:value-type="float">
            <text:p>0.000056066382538189</text:p>
          </table:table-cell>
          <table:table-cell table:number-columns-repeated="1022"/>
        </table:table-row>
        <table:table-row table:style-name="ro2">
          <table:table-cell table:style-name="ce4" office:value-type="float" office:value="20803" calcext:value-type="float">
            <text:p>20803.00000 </text:p>
          </table:table-cell>
          <table:table-cell table:style-name="ce6" table:formula="of:=ACOT([.A788])" office:value-type="float" office:value="0.0000480699898681714" calcext:value-type="float">
            <text:p>0.000048069989868171</text:p>
          </table:table-cell>
          <table:table-cell table:number-columns-repeated="1022"/>
        </table:table-row>
        <table:table-row table:style-name="ro2">
          <table:table-cell table:style-name="ce4" office:value-type="float" office:value="28936" calcext:value-type="float">
            <text:p>28936.00000 </text:p>
          </table:table-cell>
          <table:table-cell table:style-name="ce6" table:formula="of:=ACOT([.A789])" office:value-type="float" office:value="0.0000345590268040485" calcext:value-type="float">
            <text:p>0.000034559026804049</text:p>
          </table:table-cell>
          <table:table-cell table:number-columns-repeated="1022"/>
        </table:table-row>
        <table:table-row table:style-name="ro2">
          <table:table-cell table:style-name="ce4" office:value-type="float" office:value="457" calcext:value-type="float">
            <text:p>457.00000 </text:p>
          </table:table-cell>
          <table:table-cell table:style-name="ce6" table:formula="of:=ACOT([.A790])" office:value-type="float" office:value="0.00218818031500012" calcext:value-type="float">
            <text:p>0.002188180315000120</text:p>
          </table:table-cell>
          <table:table-cell table:number-columns-repeated="1022"/>
        </table:table-row>
        <table:table-row table:style-name="ro2">
          <table:table-cell table:style-name="ce4" office:value-type="float" office:value="6210" calcext:value-type="float">
            <text:p>6210.00000 </text:p>
          </table:table-cell>
          <table:table-cell table:style-name="ce6" table:formula="of:=ACOT([.A791])" office:value-type="float" office:value="0.000161030594421296" calcext:value-type="float">
            <text:p>0.000161030594421296</text:p>
          </table:table-cell>
          <table:table-cell table:number-columns-repeated="1022"/>
        </table:table-row>
        <table:table-row table:style-name="ro2">
          <table:table-cell table:style-name="ce4" office:value-type="float" office:value="28630" calcext:value-type="float">
            <text:p>28630.00000 </text:p>
          </table:table-cell>
          <table:table-cell table:style-name="ce6" table:formula="of:=ACOT([.A792])" office:value-type="float" office:value="0.0000349283967722158" calcext:value-type="float">
            <text:p>0.000034928396772216</text:p>
          </table:table-cell>
          <table:table-cell table:number-columns-repeated="1022"/>
        </table:table-row>
        <table:table-row table:style-name="ro2">
          <table:table-cell table:style-name="ce4" office:value-type="float" office:value="30866" calcext:value-type="float">
            <text:p>30866.00000 </text:p>
          </table:table-cell>
          <table:table-cell table:style-name="ce6" table:formula="of:=ACOT([.A793])" office:value-type="float" office:value="0.0000323981079390911" calcext:value-type="float">
            <text:p>0.000032398107939091</text:p>
          </table:table-cell>
          <table:table-cell table:number-columns-repeated="1022"/>
        </table:table-row>
        <table:table-row table:style-name="ro2">
          <table:table-cell table:style-name="ce4" office:value-type="float" office:value="20133" calcext:value-type="float">
            <text:p>20133.00000 </text:p>
          </table:table-cell>
          <table:table-cell table:style-name="ce6" table:formula="of:=ACOT([.A794])" office:value-type="float" office:value="0.0000496696964773502" calcext:value-type="float">
            <text:p>0.000049669696477350</text:p>
          </table:table-cell>
          <table:table-cell table:number-columns-repeated="1022"/>
        </table:table-row>
        <table:table-row table:style-name="ro2">
          <table:table-cell table:style-name="ce4" office:value-type="float" office:value="24453" calcext:value-type="float">
            <text:p>24453.00000 </text:p>
          </table:table-cell>
          <table:table-cell table:style-name="ce6" table:formula="of:=ACOT([.A795])" office:value-type="float" office:value="0.0000408947777139623" calcext:value-type="float">
            <text:p>0.000040894777713962</text:p>
          </table:table-cell>
          <table:table-cell table:number-columns-repeated="1022"/>
        </table:table-row>
        <table:table-row table:style-name="ro2">
          <table:table-cell table:style-name="ce4" office:value-type="float" office:value="1999" calcext:value-type="float">
            <text:p>1999.00000 </text:p>
          </table:table-cell>
          <table:table-cell table:style-name="ce6" table:formula="of:=ACOT([.A796])" office:value-type="float" office:value="0.00050025008333332" calcext:value-type="float">
            <text:p>0.000500250083333320</text:p>
          </table:table-cell>
          <table:table-cell table:number-columns-repeated="1022"/>
        </table:table-row>
        <table:table-row table:style-name="ro2">
          <table:table-cell table:style-name="ce4" office:value-type="float" office:value="419" calcext:value-type="float">
            <text:p>419.00000 </text:p>
          </table:table-cell>
          <table:table-cell table:style-name="ce6" table:formula="of:=ACOT([.A797])" office:value-type="float" office:value="0.00238663031343944" calcext:value-type="float">
            <text:p>0.002386630313439440</text:p>
          </table:table-cell>
          <table:table-cell table:number-columns-repeated="1022"/>
        </table:table-row>
        <table:table-row table:style-name="ro2">
          <table:table-cell table:style-name="ce4" office:value-type="float" office:value="29121" calcext:value-type="float">
            <text:p>29121.00000 </text:p>
          </table:table-cell>
          <table:table-cell table:style-name="ce6" table:formula="of:=ACOT([.A798])" office:value-type="float" office:value="0.000034339480086798" calcext:value-type="float">
            <text:p>0.000034339480086798</text:p>
          </table:table-cell>
          <table:table-cell table:number-columns-repeated="1022"/>
        </table:table-row>
        <table:table-row table:style-name="ro2">
          <table:table-cell table:style-name="ce4" office:value-type="float" office:value="10118" calcext:value-type="float">
            <text:p>10118.00000 </text:p>
          </table:table-cell>
          <table:table-cell table:style-name="ce6" table:formula="of:=ACOT([.A799])" office:value-type="float" office:value="0.0000988337612910506" calcext:value-type="float">
            <text:p>0.000098833761291051</text:p>
          </table:table-cell>
          <table:table-cell table:number-columns-repeated="1022"/>
        </table:table-row>
        <table:table-row table:style-name="ro2">
          <table:table-cell table:style-name="ce4" office:value-type="float" office:value="22282" calcext:value-type="float">
            <text:p>22282.00000 </text:p>
          </table:table-cell>
          <table:table-cell table:style-name="ce6" table:formula="of:=ACOT([.A800])" office:value-type="float" office:value="0.0000448792747207438" calcext:value-type="float">
            <text:p>0.000044879274720744</text:p>
          </table:table-cell>
          <table:table-cell table:number-columns-repeated="1022"/>
        </table:table-row>
        <table:table-row table:style-name="ro2">
          <table:table-cell table:style-name="ce4" office:value-type="float" office:value="27766" calcext:value-type="float">
            <text:p>27766.00000 </text:p>
          </table:table-cell>
          <table:table-cell table:style-name="ce6" table:formula="of:=ACOT([.A801])" office:value-type="float" office:value="0.0000360152704590444" calcext:value-type="float">
            <text:p>0.000036015270459044</text:p>
          </table:table-cell>
          <table:table-cell table:number-columns-repeated="1022"/>
        </table:table-row>
        <table:table-row table:style-name="ro2">
          <table:table-cell table:style-name="ce4" office:value-type="float" office:value="15612" calcext:value-type="float">
            <text:p>15612.00000 </text:p>
          </table:table-cell>
          <table:table-cell table:style-name="ce6" table:formula="of:=ACOT([.A802])" office:value-type="float" office:value="0.0000640532922515646" calcext:value-type="float">
            <text:p>0.000064053292251565</text:p>
          </table:table-cell>
          <table:table-cell table:number-columns-repeated="1022"/>
        </table:table-row>
        <table:table-row table:style-name="ro2">
          <table:table-cell table:style-name="ce4" office:value-type="float" office:value="25340" calcext:value-type="float">
            <text:p>25340.00000 </text:p>
          </table:table-cell>
          <table:table-cell table:style-name="ce6" table:formula="of:=ACOT([.A803])" office:value-type="float" office:value="0.0000394632991111976" calcext:value-type="float">
            <text:p>0.000039463299111198</text:p>
          </table:table-cell>
          <table:table-cell table:number-columns-repeated="1022"/>
        </table:table-row>
        <table:table-row table:style-name="ro2">
          <table:table-cell table:style-name="ce4" office:value-type="float" office:value="3188" calcext:value-type="float">
            <text:p>3188.00000 </text:p>
          </table:table-cell>
          <table:table-cell table:style-name="ce6" table:formula="of:=ACOT([.A804])" office:value-type="float" office:value="0.000313676275784935" calcext:value-type="float">
            <text:p>0.000313676275784935</text:p>
          </table:table-cell>
          <table:table-cell table:number-columns-repeated="1022"/>
        </table:table-row>
        <table:table-row table:style-name="ro2">
          <table:table-cell table:style-name="ce4" office:value-type="float" office:value="22293" calcext:value-type="float">
            <text:p>22293.00000 </text:p>
          </table:table-cell>
          <table:table-cell table:style-name="ce6" table:formula="of:=ACOT([.A805])" office:value-type="float" office:value="0.0000448571300106782" calcext:value-type="float">
            <text:p>0.000044857130010678</text:p>
          </table:table-cell>
          <table:table-cell table:number-columns-repeated="1022"/>
        </table:table-row>
        <table:table-row table:style-name="ro2">
          <table:table-cell table:style-name="ce4" office:value-type="float" office:value="5574" calcext:value-type="float">
            <text:p>5574.00000 </text:p>
          </table:table-cell>
          <table:table-cell table:style-name="ce6" table:formula="of:=ACOT([.A806])" office:value-type="float" office:value="0.000179404375542092" calcext:value-type="float">
            <text:p>0.000179404375542092</text:p>
          </table:table-cell>
          <table:table-cell table:number-columns-repeated="1022"/>
        </table:table-row>
        <table:table-row table:style-name="ro2">
          <table:table-cell table:style-name="ce4" office:value-type="float" office:value="25318" calcext:value-type="float">
            <text:p>25318.00000 </text:p>
          </table:table-cell>
          <table:table-cell table:style-name="ce6" table:formula="of:=ACOT([.A807])" office:value-type="float" office:value="0.0000394975906263806" calcext:value-type="float">
            <text:p>0.000039497590626381</text:p>
          </table:table-cell>
          <table:table-cell table:number-columns-repeated="1022"/>
        </table:table-row>
        <table:table-row table:style-name="ro2">
          <table:table-cell table:style-name="ce4" office:value-type="float" office:value="28957" calcext:value-type="float">
            <text:p>28957.00000 </text:p>
          </table:table-cell>
          <table:table-cell table:style-name="ce6" table:formula="of:=ACOT([.A808])" office:value-type="float" office:value="0.0000345339641398823" calcext:value-type="float">
            <text:p>0.000034533964139882</text:p>
          </table:table-cell>
          <table:table-cell table:number-columns-repeated="1022"/>
        </table:table-row>
        <table:table-row table:style-name="ro2">
          <table:table-cell table:style-name="ce4" office:value-type="float" office:value="29215" calcext:value-type="float">
            <text:p>29215.00000 </text:p>
          </table:table-cell>
          <table:table-cell table:style-name="ce6" table:formula="of:=ACOT([.A809])" office:value-type="float" office:value="0.0000342289919428307" calcext:value-type="float">
            <text:p>0.000034228991942831</text:p>
          </table:table-cell>
          <table:table-cell table:number-columns-repeated="1022"/>
        </table:table-row>
        <table:table-row table:style-name="ro2">
          <table:table-cell table:style-name="ce4" office:value-type="float" office:value="1749" calcext:value-type="float">
            <text:p>1749.00000 </text:p>
          </table:table-cell>
          <table:table-cell table:style-name="ce6" table:formula="of:=ACOT([.A810])" office:value-type="float" office:value="0.000571755226433268" calcext:value-type="float">
            <text:p>0.000571755226433268</text:p>
          </table:table-cell>
          <table:table-cell table:number-columns-repeated="1022"/>
        </table:table-row>
        <table:table-row table:style-name="ro2">
          <table:table-cell table:style-name="ce4" office:value-type="float" office:value="29042" calcext:value-type="float">
            <text:p>29042.00000 </text:p>
          </table:table-cell>
          <table:table-cell table:style-name="ce6" table:formula="of:=ACOT([.A811])" office:value-type="float" office:value="0.0000344328902830426" calcext:value-type="float">
            <text:p>0.000034432890283043</text:p>
          </table:table-cell>
          <table:table-cell table:number-columns-repeated="1022"/>
        </table:table-row>
        <table:table-row table:style-name="ro2">
          <table:table-cell table:style-name="ce4" office:value-type="float" office:value="10127" calcext:value-type="float">
            <text:p>10127.00000 </text:p>
          </table:table-cell>
          <table:table-cell table:style-name="ce6" table:formula="of:=ACOT([.A812])" office:value-type="float" office:value="0.0000987459264094603" calcext:value-type="float">
            <text:p>0.000098745926409460</text:p>
          </table:table-cell>
          <table:table-cell table:number-columns-repeated="1022"/>
        </table:table-row>
        <table:table-row table:style-name="ro2">
          <table:table-cell table:style-name="ce4" office:value-type="float" office:value="4809" calcext:value-type="float">
            <text:p>4809.00000 </text:p>
          </table:table-cell>
          <table:table-cell table:style-name="ce6" table:formula="of:=ACOT([.A813])" office:value-type="float" office:value="0.000207943436387303" calcext:value-type="float">
            <text:p>0.000207943436387303</text:p>
          </table:table-cell>
          <table:table-cell table:number-columns-repeated="1022"/>
        </table:table-row>
        <table:table-row table:style-name="ro2">
          <table:table-cell table:style-name="ce4" office:value-type="float" office:value="6681" calcext:value-type="float">
            <text:p>6681.00000 </text:p>
          </table:table-cell>
          <table:table-cell table:style-name="ce6" table:formula="of:=ACOT([.A814])" office:value-type="float" office:value="0.000149678190769498" calcext:value-type="float">
            <text:p>0.000149678190769498</text:p>
          </table:table-cell>
          <table:table-cell table:number-columns-repeated="1022"/>
        </table:table-row>
        <table:table-row table:style-name="ro2">
          <table:table-cell table:style-name="ce4" office:value-type="float" office:value="5150" calcext:value-type="float">
            <text:p>5150.00000 </text:p>
          </table:table-cell>
          <table:table-cell table:style-name="ce6" table:formula="of:=ACOT([.A815])" office:value-type="float" office:value="0.00019417475484107" calcext:value-type="float">
            <text:p>0.000194174754841070</text:p>
          </table:table-cell>
          <table:table-cell table:number-columns-repeated="1022"/>
        </table:table-row>
        <table:table-row table:style-name="ro2">
          <table:table-cell table:style-name="ce4" office:value-type="float" office:value="30047" calcext:value-type="float">
            <text:p>30047.00000 </text:p>
          </table:table-cell>
          <table:table-cell table:style-name="ce6" table:formula="of:=ACOT([.A816])" office:value-type="float" office:value="0.0000332811927856724" calcext:value-type="float">
            <text:p>0.000033281192785672</text:p>
          </table:table-cell>
          <table:table-cell table:number-columns-repeated="1022"/>
        </table:table-row>
        <table:table-row table:style-name="ro2">
          <table:table-cell table:style-name="ce4" office:value-type="float" office:value="9763" calcext:value-type="float">
            <text:p>9763.00000 </text:p>
          </table:table-cell>
          <table:table-cell table:style-name="ce6" table:formula="of:=ACOT([.A817])" office:value-type="float" office:value="0.000102427532162386" calcext:value-type="float">
            <text:p>0.000102427532162386</text:p>
          </table:table-cell>
          <table:table-cell table:number-columns-repeated="1022"/>
        </table:table-row>
        <table:table-row table:style-name="ro2">
          <table:table-cell table:style-name="ce4" office:value-type="float" office:value="3827" calcext:value-type="float">
            <text:p>3827.00000 </text:p>
          </table:table-cell>
          <table:table-cell table:style-name="ce6" table:formula="of:=ACOT([.A818])" office:value-type="float" office:value="0.000261301274429249" calcext:value-type="float">
            <text:p>0.000261301274429249</text:p>
          </table:table-cell>
          <table:table-cell table:number-columns-repeated="1022"/>
        </table:table-row>
        <table:table-row table:style-name="ro2">
          <table:table-cell table:style-name="ce4" office:value-type="float" office:value="14621" calcext:value-type="float">
            <text:p>14621.00000 </text:p>
          </table:table-cell>
          <table:table-cell table:style-name="ce6" table:formula="of:=ACOT([.A819])" office:value-type="float" office:value="0.0000683947745325764" calcext:value-type="float">
            <text:p>0.000068394774532576</text:p>
          </table:table-cell>
          <table:table-cell table:number-columns-repeated="1022"/>
        </table:table-row>
        <table:table-row table:style-name="ro2">
          <table:table-cell table:style-name="ce4" office:value-type="float" office:value="19201" calcext:value-type="float">
            <text:p>19201.00000 </text:p>
          </table:table-cell>
          <table:table-cell table:style-name="ce6" table:formula="of:=ACOT([.A820])" office:value-type="float" office:value="0.0000520806207537916" calcext:value-type="float">
            <text:p>0.000052080620753792</text:p>
          </table:table-cell>
          <table:table-cell table:number-columns-repeated="1022"/>
        </table:table-row>
        <table:table-row table:style-name="ro2">
          <table:table-cell table:style-name="ce4" office:value-type="float" office:value="27037" calcext:value-type="float">
            <text:p>27037.00000 </text:p>
          </table:table-cell>
          <table:table-cell table:style-name="ce6" table:formula="of:=ACOT([.A821])" office:value-type="float" office:value="0.0000369863520190972" calcext:value-type="float">
            <text:p>0.000036986352019097</text:p>
          </table:table-cell>
          <table:table-cell table:number-columns-repeated="1022"/>
        </table:table-row>
        <table:table-row table:style-name="ro2">
          <table:table-cell table:style-name="ce4" office:value-type="float" office:value="16546" calcext:value-type="float">
            <text:p>16546.00000 </text:p>
          </table:table-cell>
          <table:table-cell table:style-name="ce6" table:formula="of:=ACOT([.A822])" office:value-type="float" office:value="0.0000604375679185143" calcext:value-type="float">
            <text:p>0.000060437567918514</text:p>
          </table:table-cell>
          <table:table-cell table:number-columns-repeated="1022"/>
        </table:table-row>
        <table:table-row table:style-name="ro2">
          <table:table-cell table:style-name="ce4" office:value-type="float" office:value="21500" calcext:value-type="float">
            <text:p>21500.00000 </text:p>
          </table:table-cell>
          <table:table-cell table:style-name="ce6" table:formula="of:=ACOT([.A823])" office:value-type="float" office:value="0.0000465116278733913" calcext:value-type="float">
            <text:p>0.000046511627873391</text:p>
          </table:table-cell>
          <table:table-cell table:number-columns-repeated="1022"/>
        </table:table-row>
        <table:table-row table:style-name="ro2">
          <table:table-cell table:style-name="ce4" office:value-type="float" office:value="32224" calcext:value-type="float">
            <text:p>32224.00000 </text:p>
          </table:table-cell>
          <table:table-cell table:style-name="ce6" table:formula="of:=ACOT([.A824])" office:value-type="float" office:value="0.0000310327705956848" calcext:value-type="float">
            <text:p>0.000031032770595685</text:p>
          </table:table-cell>
          <table:table-cell table:number-columns-repeated="1022"/>
        </table:table-row>
        <table:table-row table:style-name="ro2">
          <table:table-cell table:style-name="ce4" office:value-type="float" office:value="3273" calcext:value-type="float">
            <text:p>3273.00000 </text:p>
          </table:table-cell>
          <table:table-cell table:style-name="ce6" table:formula="of:=ACOT([.A825])" office:value-type="float" office:value="0.000305530085207284" calcext:value-type="float">
            <text:p>0.000305530085207284</text:p>
          </table:table-cell>
          <table:table-cell table:number-columns-repeated="1022"/>
        </table:table-row>
        <table:table-row table:style-name="ro2">
          <table:table-cell table:style-name="ce4" office:value-type="float" office:value="20734" calcext:value-type="float">
            <text:p>20734.00000 </text:p>
          </table:table-cell>
          <table:table-cell table:style-name="ce6" table:formula="of:=ACOT([.A826])" office:value-type="float" office:value="0.0000482299604138703" calcext:value-type="float">
            <text:p>0.000048229960413870</text:p>
          </table:table-cell>
          <table:table-cell table:number-columns-repeated="1022"/>
        </table:table-row>
        <table:table-row table:style-name="ro2">
          <table:table-cell table:style-name="ce4" office:value-type="float" office:value="11653" calcext:value-type="float">
            <text:p>11653.00000 </text:p>
          </table:table-cell>
          <table:table-cell table:style-name="ce6" table:formula="of:=ACOT([.A827])" office:value-type="float" office:value="0.0000858148114257773" calcext:value-type="float">
            <text:p>0.000085814811425777</text:p>
          </table:table-cell>
          <table:table-cell table:number-columns-repeated="1022"/>
        </table:table-row>
        <table:table-row table:style-name="ro2">
          <table:table-cell table:style-name="ce4" office:value-type="float" office:value="26798" calcext:value-type="float">
            <text:p>26798.00000 </text:p>
          </table:table-cell>
          <table:table-cell table:style-name="ce6" table:formula="of:=ACOT([.A828])" office:value-type="float" office:value="0.0000373162176108277" calcext:value-type="float">
            <text:p>0.000037316217610828</text:p>
          </table:table-cell>
          <table:table-cell table:number-columns-repeated="1022"/>
        </table:table-row>
        <table:table-row table:style-name="ro2">
          <table:table-cell table:style-name="ce4" office:value-type="float" office:value="8290" calcext:value-type="float">
            <text:p>8290.00000 </text:p>
          </table:table-cell>
          <table:table-cell table:style-name="ce6" table:formula="of:=ACOT([.A829])" office:value-type="float" office:value="0.00012062726117601" calcext:value-type="float">
            <text:p>0.000120627261176010</text:p>
          </table:table-cell>
          <table:table-cell table:number-columns-repeated="1022"/>
        </table:table-row>
        <table:table-row table:style-name="ro2">
          <table:table-cell table:style-name="ce4" office:value-type="float" office:value="27496" calcext:value-type="float">
            <text:p>27496.00000 </text:p>
          </table:table-cell>
          <table:table-cell table:style-name="ce6" table:formula="of:=ACOT([.A830])" office:value-type="float" office:value="0.0000363689263731537" calcext:value-type="float">
            <text:p>0.000036368926373154</text:p>
          </table:table-cell>
          <table:table-cell table:number-columns-repeated="1022"/>
        </table:table-row>
        <table:table-row table:style-name="ro2">
          <table:table-cell table:style-name="ce4" office:value-type="float" office:value="27364" calcext:value-type="float">
            <text:p>27364.00000 </text:p>
          </table:table-cell>
          <table:table-cell table:style-name="ce6" table:formula="of:=ACOT([.A831])" office:value-type="float" office:value="0.0000365443648426833" calcext:value-type="float">
            <text:p>0.000036544364842683</text:p>
          </table:table-cell>
          <table:table-cell table:number-columns-repeated="1022"/>
        </table:table-row>
        <table:table-row table:style-name="ro2">
          <table:table-cell table:style-name="ce4" office:value-type="float" office:value="26105" calcext:value-type="float">
            <text:p>26105.00000 </text:p>
          </table:table-cell>
          <table:table-cell table:style-name="ce6" table:formula="of:=ACOT([.A832])" office:value-type="float" office:value="0.0000383068377516338" calcext:value-type="float">
            <text:p>0.000038306837751634</text:p>
          </table:table-cell>
          <table:table-cell table:number-columns-repeated="1022"/>
        </table:table-row>
        <table:table-row table:style-name="ro2">
          <table:table-cell table:style-name="ce4" office:value-type="float" office:value="30350" calcext:value-type="float">
            <text:p>30350.00000 </text:p>
          </table:table-cell>
          <table:table-cell table:style-name="ce6" table:formula="of:=ACOT([.A833])" office:value-type="float" office:value="0.0000329489291477358" calcext:value-type="float">
            <text:p>0.000032948929147736</text:p>
          </table:table-cell>
          <table:table-cell table:number-columns-repeated="1022"/>
        </table:table-row>
        <table:table-row table:style-name="ro2">
          <table:table-cell table:style-name="ce4" office:value-type="float" office:value="13313" calcext:value-type="float">
            <text:p>13313.00000 </text:p>
          </table:table-cell>
          <table:table-cell table:style-name="ce6" table:formula="of:=ACOT([.A834])" office:value-type="float" office:value="0.0000751145495470062" calcext:value-type="float">
            <text:p>0.000075114549547006</text:p>
          </table:table-cell>
          <table:table-cell table:number-columns-repeated="1022"/>
        </table:table-row>
        <table:table-row table:style-name="ro2">
          <table:table-cell table:style-name="ce4" office:value-type="float" office:value="4104" calcext:value-type="float">
            <text:p>4104.00000 </text:p>
          </table:table-cell>
          <table:table-cell table:style-name="ce6" table:formula="of:=ACOT([.A835])" office:value-type="float" office:value="0.00024366471252657" calcext:value-type="float">
            <text:p>0.000243664712526570</text:p>
          </table:table-cell>
          <table:table-cell table:number-columns-repeated="1022"/>
        </table:table-row>
        <table:table-row table:style-name="ro2">
          <table:table-cell table:style-name="ce4" office:value-type="float" office:value="22784" calcext:value-type="float">
            <text:p>22784.00000 </text:p>
          </table:table-cell>
          <table:table-cell table:style-name="ce6" table:formula="of:=ACOT([.A836])" office:value-type="float" office:value="0.0000438904494100001" calcext:value-type="float">
            <text:p>0.000043890449410000</text:p>
          </table:table-cell>
          <table:table-cell table:number-columns-repeated="1022"/>
        </table:table-row>
        <table:table-row table:style-name="ro2">
          <table:table-cell table:style-name="ce4" office:value-type="float" office:value="22624" calcext:value-type="float">
            <text:p>22624.00000 </text:p>
          </table:table-cell>
          <table:table-cell table:style-name="ce6" table:formula="of:=ACOT([.A837])" office:value-type="float" office:value="0.0000442008486274403" calcext:value-type="float">
            <text:p>0.000044200848627440</text:p>
          </table:table-cell>
          <table:table-cell table:number-columns-repeated="1022"/>
        </table:table-row>
        <table:table-row table:style-name="ro2">
          <table:table-cell table:style-name="ce4" office:value-type="float" office:value="14106" calcext:value-type="float">
            <text:p>14106.00000 </text:p>
          </table:table-cell>
          <table:table-cell table:style-name="ce6" table:formula="of:=ACOT([.A838])" office:value-type="float" office:value="0.0000708918189653573" calcext:value-type="float">
            <text:p>0.000070891818965357</text:p>
          </table:table-cell>
          <table:table-cell table:number-columns-repeated="1022"/>
        </table:table-row>
        <table:table-row table:style-name="ro2">
          <table:table-cell table:style-name="ce4" office:value-type="float" office:value="332" calcext:value-type="float">
            <text:p>332.00000 </text:p>
          </table:table-cell>
          <table:table-cell table:style-name="ce6" table:formula="of:=ACOT([.A839])" office:value-type="float" office:value="0.00301203908395076" calcext:value-type="float">
            <text:p>0.003012039083950760</text:p>
          </table:table-cell>
          <table:table-cell table:number-columns-repeated="1022"/>
        </table:table-row>
        <table:table-row table:style-name="ro2">
          <table:table-cell table:style-name="ce4" office:value-type="float" office:value="14532" calcext:value-type="float">
            <text:p>14532.00000 </text:p>
          </table:table-cell>
          <table:table-cell table:style-name="ce6" table:formula="of:=ACOT([.A840])" office:value-type="float" office:value="0.0000688136525199834" calcext:value-type="float">
            <text:p>0.000068813652519983</text:p>
          </table:table-cell>
          <table:table-cell table:number-columns-repeated="1022"/>
        </table:table-row>
        <table:table-row table:style-name="ro2">
          <table:table-cell table:style-name="ce4" office:value-type="float" office:value="13473" calcext:value-type="float">
            <text:p>13473.00000 </text:p>
          </table:table-cell>
          <table:table-cell table:style-name="ce6" table:formula="of:=ACOT([.A841])" office:value-type="float" office:value="0.0000742225189760415" calcext:value-type="float">
            <text:p>0.000074222518976042</text:p>
          </table:table-cell>
          <table:table-cell table:number-columns-repeated="1022"/>
        </table:table-row>
        <table:table-row table:style-name="ro2">
          <table:table-cell table:style-name="ce4" office:value-type="float" office:value="27884" calcext:value-type="float">
            <text:p>27884.00000 </text:p>
          </table:table-cell>
          <table:table-cell table:style-name="ce6" table:formula="of:=ACOT([.A842])" office:value-type="float" office:value="0.0000358628604062439" calcext:value-type="float">
            <text:p>0.000035862860406244</text:p>
          </table:table-cell>
          <table:table-cell table:number-columns-repeated="1022"/>
        </table:table-row>
        <table:table-row table:style-name="ro2">
          <table:table-cell table:style-name="ce4" office:value-type="float" office:value="18519" calcext:value-type="float">
            <text:p>18519.00000 </text:p>
          </table:table-cell>
          <table:table-cell table:style-name="ce6" table:formula="of:=ACOT([.A843])" office:value-type="float" office:value="0.0000539985959839839" calcext:value-type="float">
            <text:p>0.000053998595983984</text:p>
          </table:table-cell>
          <table:table-cell table:number-columns-repeated="1022"/>
        </table:table-row>
        <table:table-row table:style-name="ro2">
          <table:table-cell table:style-name="ce4" office:value-type="float" office:value="20834" calcext:value-type="float">
            <text:p>20834.00000 </text:p>
          </table:table-cell>
          <table:table-cell table:style-name="ce6" table:formula="of:=ACOT([.A844])" office:value-type="float" office:value="0.0000479984640122666" calcext:value-type="float">
            <text:p>0.000047998464012267</text:p>
          </table:table-cell>
          <table:table-cell table:number-columns-repeated="1022"/>
        </table:table-row>
        <table:table-row table:style-name="ro2">
          <table:table-cell table:style-name="ce4" office:value-type="float" office:value="11216" calcext:value-type="float">
            <text:p>11216.00000 </text:p>
          </table:table-cell>
          <table:table-cell table:style-name="ce6" table:formula="of:=ACOT([.A845])" office:value-type="float" office:value="0.0000891583449849076" calcext:value-type="float">
            <text:p>0.000089158344984908</text:p>
          </table:table-cell>
          <table:table-cell table:number-columns-repeated="1022"/>
        </table:table-row>
        <table:table-row table:style-name="ro2">
          <table:table-cell table:style-name="ce4" office:value-type="float" office:value="9609" calcext:value-type="float">
            <text:p>9609.00000 </text:p>
          </table:table-cell>
          <table:table-cell table:style-name="ce6" table:formula="of:=ACOT([.A846])" office:value-type="float" office:value="0.000104069101507953" calcext:value-type="float">
            <text:p>0.000104069101507953</text:p>
          </table:table-cell>
          <table:table-cell table:number-columns-repeated="1022"/>
        </table:table-row>
        <table:table-row table:style-name="ro2">
          <table:table-cell table:style-name="ce4" office:value-type="float" office:value="8256" calcext:value-type="float">
            <text:p>8256.00000 </text:p>
          </table:table-cell>
          <table:table-cell table:style-name="ce6" table:formula="of:=ACOT([.A847])" office:value-type="float" office:value="0.000121124030415309" calcext:value-type="float">
            <text:p>0.000121124030415309</text:p>
          </table:table-cell>
          <table:table-cell table:number-columns-repeated="1022"/>
        </table:table-row>
        <table:table-row table:style-name="ro2">
          <table:table-cell table:style-name="ce4" office:value-type="float" office:value="12191" calcext:value-type="float">
            <text:p>12191.00000 </text:p>
          </table:table-cell>
          <table:table-cell table:style-name="ce6" table:formula="of:=ACOT([.A848])" office:value-type="float" office:value="0.0000820277251871726" calcext:value-type="float">
            <text:p>0.000082027725187173</text:p>
          </table:table-cell>
          <table:table-cell table:number-columns-repeated="1022"/>
        </table:table-row>
        <table:table-row table:style-name="ro2">
          <table:table-cell table:style-name="ce4" office:value-type="float" office:value="7527" calcext:value-type="float">
            <text:p>7527.00000 </text:p>
          </table:table-cell>
          <table:table-cell table:style-name="ce6" table:formula="of:=ACOT([.A849])" office:value-type="float" office:value="0.00013285505435312" calcext:value-type="float">
            <text:p>0.000132855054353120</text:p>
          </table:table-cell>
          <table:table-cell table:number-columns-repeated="1022"/>
        </table:table-row>
        <table:table-row table:style-name="ro2">
          <table:table-cell table:style-name="ce4" office:value-type="float" office:value="28947" calcext:value-type="float">
            <text:p>28947.00000 </text:p>
          </table:table-cell>
          <table:table-cell table:style-name="ce6" table:formula="of:=ACOT([.A850])" office:value-type="float" office:value="0.0000345458942065946" calcext:value-type="float">
            <text:p>0.000034545894206595</text:p>
          </table:table-cell>
          <table:table-cell table:number-columns-repeated="1022"/>
        </table:table-row>
        <table:table-row table:style-name="ro2">
          <table:table-cell table:style-name="ce4" office:value-type="float" office:value="3318" calcext:value-type="float">
            <text:p>3318.00000 </text:p>
          </table:table-cell>
          <table:table-cell table:style-name="ce6" table:formula="of:=ACOT([.A851])" office:value-type="float" office:value="0.000301386368210421" calcext:value-type="float">
            <text:p>0.000301386368210421</text:p>
          </table:table-cell>
          <table:table-cell table:number-columns-repeated="1022"/>
        </table:table-row>
        <table:table-row table:style-name="ro2">
          <table:table-cell table:style-name="ce4" office:value-type="float" office:value="27333" calcext:value-type="float">
            <text:p>27333.00000 </text:p>
          </table:table-cell>
          <table:table-cell table:style-name="ce6" table:formula="of:=ACOT([.A852])" office:value-type="float" office:value="0.0000365858120057183" calcext:value-type="float">
            <text:p>0.000036585812005718</text:p>
          </table:table-cell>
          <table:table-cell table:number-columns-repeated="1022"/>
        </table:table-row>
        <table:table-row table:style-name="ro2">
          <table:table-cell table:style-name="ce4" office:value-type="float" office:value="6752" calcext:value-type="float">
            <text:p>6752.00000 </text:p>
          </table:table-cell>
          <table:table-cell table:style-name="ce6" table:formula="of:=ACOT([.A853])" office:value-type="float" office:value="0.000148104264319882" calcext:value-type="float">
            <text:p>0.000148104264319882</text:p>
          </table:table-cell>
          <table:table-cell table:number-columns-repeated="1022"/>
        </table:table-row>
        <table:table-row table:style-name="ro2">
          <table:table-cell table:style-name="ce4" office:value-type="float" office:value="22572" calcext:value-type="float">
            <text:p>22572.00000 </text:p>
          </table:table-cell>
          <table:table-cell table:style-name="ce6" table:formula="of:=ACOT([.A854])" office:value-type="float" office:value="0.0000443026758525367" calcext:value-type="float">
            <text:p>0.000044302675852537</text:p>
          </table:table-cell>
          <table:table-cell table:number-columns-repeated="1022"/>
        </table:table-row>
        <table:table-row table:style-name="ro2">
          <table:table-cell table:style-name="ce4" office:value-type="float" office:value="480" calcext:value-type="float">
            <text:p>480.00000 </text:p>
          </table:table-cell>
          <table:table-cell table:style-name="ce6" table:formula="of:=ACOT([.A855])" office:value-type="float" office:value="0.00208333031925934" calcext:value-type="float">
            <text:p>0.002083330319259340</text:p>
          </table:table-cell>
          <table:table-cell table:number-columns-repeated="1022"/>
        </table:table-row>
        <table:table-row table:style-name="ro2">
          <table:table-cell table:style-name="ce4" office:value-type="float" office:value="16558" calcext:value-type="float">
            <text:p>16558.00000 </text:p>
          </table:table-cell>
          <table:table-cell table:style-name="ce6" table:formula="of:=ACOT([.A856])" office:value-type="float" office:value="0.0000603937672896126" calcext:value-type="float">
            <text:p>0.000060393767289613</text:p>
          </table:table-cell>
          <table:table-cell table:number-columns-repeated="1022"/>
        </table:table-row>
        <table:table-row table:style-name="ro2">
          <table:table-cell table:style-name="ce4" office:value-type="float" office:value="24824" calcext:value-type="float">
            <text:p>24824.00000 </text:p>
          </table:table-cell>
          <table:table-cell table:style-name="ce6" table:formula="of:=ACOT([.A857])" office:value-type="float" office:value="0.0000402835964976589" calcext:value-type="float">
            <text:p>0.000040283596497659</text:p>
          </table:table-cell>
          <table:table-cell table:number-columns-repeated="1022"/>
        </table:table-row>
        <table:table-row table:style-name="ro2">
          <table:table-cell table:style-name="ce4" office:value-type="float" office:value="30893" calcext:value-type="float">
            <text:p>30893.00000 </text:p>
          </table:table-cell>
          <table:table-cell table:style-name="ce6" table:formula="of:=ACOT([.A858])" office:value-type="float" office:value="0.0000323697924982103" calcext:value-type="float">
            <text:p>0.000032369792498210</text:p>
          </table:table-cell>
          <table:table-cell table:number-columns-repeated="1022"/>
        </table:table-row>
        <table:table-row table:style-name="ro2">
          <table:table-cell table:style-name="ce4" office:value-type="float" office:value="23488" calcext:value-type="float">
            <text:p>23488.00000 </text:p>
          </table:table-cell>
          <table:table-cell table:style-name="ce6" table:formula="of:=ACOT([.A859])" office:value-type="float" office:value="0.0000425749318542223" calcext:value-type="float">
            <text:p>0.000042574931854222</text:p>
          </table:table-cell>
          <table:table-cell table:number-columns-repeated="1022"/>
        </table:table-row>
        <table:table-row table:style-name="ro2">
          <table:table-cell table:style-name="ce4" office:value-type="float" office:value="14366" calcext:value-type="float">
            <text:p>14366.00000 </text:p>
          </table:table-cell>
          <table:table-cell table:style-name="ce6" table:formula="of:=ACOT([.A860])" office:value-type="float" office:value="0.0000696087984397575" calcext:value-type="float">
            <text:p>0.000069608798439758</text:p>
          </table:table-cell>
          <table:table-cell table:number-columns-repeated="1022"/>
        </table:table-row>
        <table:table-row table:style-name="ro2">
          <table:table-cell table:style-name="ce4" office:value-type="float" office:value="17843" calcext:value-type="float">
            <text:p>17843.00000 </text:p>
          </table:table-cell>
          <table:table-cell table:style-name="ce6" table:formula="of:=ACOT([.A861])" office:value-type="float" office:value="0.0000560443870958327" calcext:value-type="float">
            <text:p>0.000056044387095833</text:p>
          </table:table-cell>
          <table:table-cell table:number-columns-repeated="1022"/>
        </table:table-row>
        <table:table-row table:style-name="ro2">
          <table:table-cell table:style-name="ce4" office:value-type="float" office:value="23195" calcext:value-type="float">
            <text:p>23195.00000 </text:p>
          </table:table-cell>
          <table:table-cell table:style-name="ce6" table:formula="of:=ACOT([.A862])" office:value-type="float" office:value="0.0000431127397877429" calcext:value-type="float">
            <text:p>0.000043112739787743</text:p>
          </table:table-cell>
          <table:table-cell table:number-columns-repeated="1022"/>
        </table:table-row>
        <table:table-row table:style-name="ro2">
          <table:table-cell table:style-name="ce4" office:value-type="float" office:value="12765" calcext:value-type="float">
            <text:p>12765.00000 </text:p>
          </table:table-cell>
          <table:table-cell table:style-name="ce6" table:formula="of:=ACOT([.A863])" office:value-type="float" office:value="0.0000783392086136647" calcext:value-type="float">
            <text:p>0.000078339208613665</text:p>
          </table:table-cell>
          <table:table-cell table:number-columns-repeated="1022"/>
        </table:table-row>
        <table:table-row table:style-name="ro2">
          <table:table-cell table:style-name="ce4" office:value-type="float" office:value="15702" calcext:value-type="float">
            <text:p>15702.00000 </text:p>
          </table:table-cell>
          <table:table-cell table:style-name="ce6" table:formula="of:=ACOT([.A864])" office:value-type="float" office:value="0.0000636861545437739" calcext:value-type="float">
            <text:p>0.000063686154543774</text:p>
          </table:table-cell>
          <table:table-cell table:number-columns-repeated="1022"/>
        </table:table-row>
        <table:table-row table:style-name="ro2">
          <table:table-cell table:style-name="ce4" office:value-type="float" office:value="11680" calcext:value-type="float">
            <text:p>11680.00000 </text:p>
          </table:table-cell>
          <table:table-cell table:style-name="ce6" table:formula="of:=ACOT([.A865])" office:value-type="float" office:value="0.0000856164381468627" calcext:value-type="float">
            <text:p>0.000085616438146863</text:p>
          </table:table-cell>
          <table:table-cell table:number-columns-repeated="1022"/>
        </table:table-row>
        <table:table-row table:style-name="ro2">
          <table:table-cell table:style-name="ce4" office:value-type="float" office:value="4439" calcext:value-type="float">
            <text:p>4439.00000 </text:p>
          </table:table-cell>
          <table:table-cell table:style-name="ce6" table:formula="of:=ACOT([.A866])" office:value-type="float" office:value="0.00022527595924382" calcext:value-type="float">
            <text:p>0.000225275959243820</text:p>
          </table:table-cell>
          <table:table-cell table:number-columns-repeated="1022"/>
        </table:table-row>
        <table:table-row table:style-name="ro2">
          <table:table-cell table:style-name="ce4" office:value-type="float" office:value="16993" calcext:value-type="float">
            <text:p>16993.00000 </text:p>
          </table:table-cell>
          <table:table-cell table:style-name="ce6" table:formula="of:=ACOT([.A867])" office:value-type="float" office:value="0.000058847760774805" calcext:value-type="float">
            <text:p>0.000058847760774805</text:p>
          </table:table-cell>
          <table:table-cell table:number-columns-repeated="1022"/>
        </table:table-row>
        <table:table-row table:style-name="ro2">
          <table:table-cell table:style-name="ce4" office:value-type="float" office:value="27877" calcext:value-type="float">
            <text:p>27877.00000 </text:p>
          </table:table-cell>
          <table:table-cell table:style-name="ce6" table:formula="of:=ACOT([.A868])" office:value-type="float" office:value="0.0000358718656803258" calcext:value-type="float">
            <text:p>0.000035871865680326</text:p>
          </table:table-cell>
          <table:table-cell table:number-columns-repeated="1022"/>
        </table:table-row>
        <table:table-row table:style-name="ro2">
          <table:table-cell table:style-name="ce4" office:value-type="float" office:value="32222" calcext:value-type="float">
            <text:p>32222.00000 </text:p>
          </table:table-cell>
          <table:table-cell table:style-name="ce6" table:formula="of:=ACOT([.A869])" office:value-type="float" office:value="0.0000310346967808961" calcext:value-type="float">
            <text:p>0.000031034696780896</text:p>
          </table:table-cell>
          <table:table-cell table:number-columns-repeated="1022"/>
        </table:table-row>
        <table:table-row table:style-name="ro2">
          <table:table-cell table:style-name="ce4" office:value-type="float" office:value="32020" calcext:value-type="float">
            <text:p>32020.00000 </text:p>
          </table:table-cell>
          <table:table-cell table:style-name="ce6" table:formula="of:=ACOT([.A870])" office:value-type="float" office:value="0.0000312304809391151" calcext:value-type="float">
            <text:p>0.000031230480939115</text:p>
          </table:table-cell>
          <table:table-cell table:number-columns-repeated="1022"/>
        </table:table-row>
        <table:table-row table:style-name="ro2">
          <table:table-cell table:style-name="ce4" office:value-type="float" office:value="32256" calcext:value-type="float">
            <text:p>32256.00000 </text:p>
          </table:table-cell>
          <table:table-cell table:style-name="ce6" table:formula="of:=ACOT([.A871])" office:value-type="float" office:value="0.0000310019841169851" calcext:value-type="float">
            <text:p>0.000031001984116985</text:p>
          </table:table-cell>
          <table:table-cell table:number-columns-repeated="1022"/>
        </table:table-row>
        <table:table-row table:style-name="ro2">
          <table:table-cell table:style-name="ce4" office:value-type="float" office:value="194" calcext:value-type="float">
            <text:p>194.00000 </text:p>
          </table:table-cell>
          <table:table-cell table:style-name="ce6" table:formula="of:=ACOT([.A872])" office:value-type="float" office:value="0.00515459352254033" calcext:value-type="float">
            <text:p>0.005154593522540330</text:p>
          </table:table-cell>
          <table:table-cell table:number-columns-repeated="1022"/>
        </table:table-row>
        <table:table-row table:style-name="ro2">
          <table:table-cell table:style-name="ce4" office:value-type="float" office:value="9311" calcext:value-type="float">
            <text:p>9311.00000 </text:p>
          </table:table-cell>
          <table:table-cell table:style-name="ce6" table:formula="of:=ACOT([.A873])" office:value-type="float" office:value="0.000107399849227141" calcext:value-type="float">
            <text:p>0.000107399849227141</text:p>
          </table:table-cell>
          <table:table-cell table:number-columns-repeated="1022"/>
        </table:table-row>
        <table:table-row table:style-name="ro2">
          <table:table-cell table:style-name="ce4" office:value-type="float" office:value="16526" calcext:value-type="float">
            <text:p>16526.00000 </text:p>
          </table:table-cell>
          <table:table-cell table:style-name="ce6" table:formula="of:=ACOT([.A874])" office:value-type="float" office:value="0.0000605107103217595" calcext:value-type="float">
            <text:p>0.000060510710321760</text:p>
          </table:table-cell>
          <table:table-cell table:number-columns-repeated="1022"/>
        </table:table-row>
        <table:table-row table:style-name="ro2">
          <table:table-cell table:style-name="ce4" office:value-type="float" office:value="30426" calcext:value-type="float">
            <text:p>30426.00000 </text:p>
          </table:table-cell>
          <table:table-cell table:style-name="ce6" table:formula="of:=ACOT([.A875])" office:value-type="float" office:value="0.0000328666272149114" calcext:value-type="float">
            <text:p>0.000032866627214911</text:p>
          </table:table-cell>
          <table:table-cell table:number-columns-repeated="1022"/>
        </table:table-row>
        <table:table-row table:style-name="ro2">
          <table:table-cell table:style-name="ce4" office:value-type="float" office:value="5016" calcext:value-type="float">
            <text:p>5016.00000 </text:p>
          </table:table-cell>
          <table:table-cell table:style-name="ce6" table:formula="of:=ACOT([.A876])" office:value-type="float" office:value="0.00019936203882609" calcext:value-type="float">
            <text:p>0.000199362038826090</text:p>
          </table:table-cell>
          <table:table-cell table:number-columns-repeated="1022"/>
        </table:table-row>
        <table:table-row table:style-name="ro2">
          <table:table-cell table:style-name="ce4" office:value-type="float" office:value="7660" calcext:value-type="float">
            <text:p>7660.00000 </text:p>
          </table:table-cell>
          <table:table-cell table:style-name="ce6" table:formula="of:=ACOT([.A877])" office:value-type="float" office:value="0.000130548302130329" calcext:value-type="float">
            <text:p>0.000130548302130329</text:p>
          </table:table-cell>
          <table:table-cell table:number-columns-repeated="1022"/>
        </table:table-row>
        <table:table-row table:style-name="ro2">
          <table:table-cell table:style-name="ce4" office:value-type="float" office:value="16122" calcext:value-type="float">
            <text:p>16122.00000 </text:p>
          </table:table-cell>
          <table:table-cell table:style-name="ce6" table:formula="of:=ACOT([.A878])" office:value-type="float" office:value="0.0000620270437114989" calcext:value-type="float">
            <text:p>0.000062027043711499</text:p>
          </table:table-cell>
          <table:table-cell table:number-columns-repeated="1022"/>
        </table:table-row>
        <table:table-row table:style-name="ro2">
          <table:table-cell table:style-name="ce4" office:value-type="float" office:value="13987" calcext:value-type="float">
            <text:p>13987.00000 </text:p>
          </table:table-cell>
          <table:table-cell table:style-name="ce6" table:formula="of:=ACOT([.A879])" office:value-type="float" office:value="0.0000714949594835534" calcext:value-type="float">
            <text:p>0.000071494959483553</text:p>
          </table:table-cell>
          <table:table-cell table:number-columns-repeated="1022"/>
        </table:table-row>
        <table:table-row table:style-name="ro2">
          <table:table-cell table:style-name="ce4" office:value-type="float" office:value="11873" calcext:value-type="float">
            <text:p>11873.00000 </text:p>
          </table:table-cell>
          <table:table-cell table:style-name="ce6" table:formula="of:=ACOT([.A880])" office:value-type="float" office:value="0.0000842247113310712" calcext:value-type="float">
            <text:p>0.000084224711331071</text:p>
          </table:table-cell>
          <table:table-cell table:number-columns-repeated="1022"/>
        </table:table-row>
        <table:table-row table:style-name="ro2">
          <table:table-cell table:style-name="ce4" office:value-type="float" office:value="7529" calcext:value-type="float">
            <text:p>7529.00000 </text:p>
          </table:table-cell>
          <table:table-cell table:style-name="ce6" table:formula="of:=ACOT([.A881])" office:value-type="float" office:value="0.000132819762799663" calcext:value-type="float">
            <text:p>0.000132819762799663</text:p>
          </table:table-cell>
          <table:table-cell table:number-columns-repeated="1022"/>
        </table:table-row>
        <table:table-row table:style-name="ro2">
          <table:table-cell table:style-name="ce4" office:value-type="float" office:value="13880" calcext:value-type="float">
            <text:p>13880.00000 </text:p>
          </table:table-cell>
          <table:table-cell table:style-name="ce6" table:formula="of:=ACOT([.A882])" office:value-type="float" office:value="0.0000720461093852709" calcext:value-type="float">
            <text:p>0.000072046109385271</text:p>
          </table:table-cell>
          <table:table-cell table:number-columns-repeated="1022"/>
        </table:table-row>
        <table:table-row table:style-name="ro2">
          <table:table-cell table:style-name="ce4" office:value-type="float" office:value="16385" calcext:value-type="float">
            <text:p>16385.00000 </text:p>
          </table:table-cell>
          <table:table-cell table:style-name="ce6" table:formula="of:=ACOT([.A883])" office:value-type="float" office:value="0.000061031431111136" calcext:value-type="float">
            <text:p>0.000061031431111136</text:p>
          </table:table-cell>
          <table:table-cell table:number-columns-repeated="1022"/>
        </table:table-row>
        <table:table-row table:style-name="ro2">
          <table:table-cell table:style-name="ce4" office:value-type="float" office:value="21558" calcext:value-type="float">
            <text:p>21558.00000 </text:p>
          </table:table-cell>
          <table:table-cell table:style-name="ce6" table:formula="of:=ACOT([.A884])" office:value-type="float" office:value="0.0000463864922202184" calcext:value-type="float">
            <text:p>0.000046386492220218</text:p>
          </table:table-cell>
          <table:table-cell table:number-columns-repeated="1022"/>
        </table:table-row>
        <table:table-row table:style-name="ro2">
          <table:table-cell table:style-name="ce4" office:value-type="float" office:value="14427" calcext:value-type="float">
            <text:p>14427.00000 </text:p>
          </table:table-cell>
          <table:table-cell table:style-name="ce6" table:formula="of:=ACOT([.A885])" office:value-type="float" office:value="0.0000693144796837242" calcext:value-type="float">
            <text:p>0.000069314479683724</text:p>
          </table:table-cell>
          <table:table-cell table:number-columns-repeated="1022"/>
        </table:table-row>
        <table:table-row table:style-name="ro2">
          <table:table-cell table:style-name="ce4" office:value-type="float" office:value="18768" calcext:value-type="float">
            <text:p>18768.00000 </text:p>
          </table:table-cell>
          <table:table-cell table:style-name="ce6" table:formula="of:=ACOT([.A886])" office:value-type="float" office:value="0.0000532821823877594" calcext:value-type="float">
            <text:p>0.000053282182387759</text:p>
          </table:table-cell>
          <table:table-cell table:number-columns-repeated="1022"/>
        </table:table-row>
        <table:table-row table:style-name="ro2">
          <table:table-cell table:style-name="ce4" office:value-type="float" office:value="16181" calcext:value-type="float">
            <text:p>16181.00000 </text:p>
          </table:table-cell>
          <table:table-cell table:style-name="ce6" table:formula="of:=ACOT([.A887])" office:value-type="float" office:value="0.0000618008774937451" calcext:value-type="float">
            <text:p>0.000061800877493745</text:p>
          </table:table-cell>
          <table:table-cell table:number-columns-repeated="1022"/>
        </table:table-row>
        <table:table-row table:style-name="ro2">
          <table:table-cell table:style-name="ce4" office:value-type="float" office:value="101" calcext:value-type="float">
            <text:p>101.00000 </text:p>
          </table:table-cell>
          <table:table-cell table:style-name="ce6" table:formula="of:=ACOT([.A888])" office:value-type="float" office:value="0.0099006665879886" calcext:value-type="float">
            <text:p>0.009900666587988600</text:p>
          </table:table-cell>
          <table:table-cell table:number-columns-repeated="1022"/>
        </table:table-row>
        <table:table-row table:style-name="ro2">
          <table:table-cell table:style-name="ce4" office:value-type="float" office:value="15527" calcext:value-type="float">
            <text:p>15527.00000 </text:p>
          </table:table-cell>
          <table:table-cell table:style-name="ce6" table:formula="of:=ACOT([.A889])" office:value-type="float" office:value="0.0000644039414321451" calcext:value-type="float">
            <text:p>0.000064403941432145</text:p>
          </table:table-cell>
          <table:table-cell table:number-columns-repeated="1022"/>
        </table:table-row>
        <table:table-row table:style-name="ro2">
          <table:table-cell table:style-name="ce4" office:value-type="float" office:value="3868" calcext:value-type="float">
            <text:p>3868.00000 </text:p>
          </table:table-cell>
          <table:table-cell table:style-name="ce6" table:formula="of:=ACOT([.A890])" office:value-type="float" office:value="0.000258531535088036" calcext:value-type="float">
            <text:p>0.000258531535088036</text:p>
          </table:table-cell>
          <table:table-cell table:number-columns-repeated="1022"/>
        </table:table-row>
        <table:table-row table:style-name="ro2">
          <table:table-cell table:style-name="ce4" office:value-type="float" office:value="11774" calcext:value-type="float">
            <text:p>11774.00000 </text:p>
          </table:table-cell>
          <table:table-cell table:style-name="ce6" table:formula="of:=ACOT([.A891])" office:value-type="float" office:value="0.0000849329028023149" calcext:value-type="float">
            <text:p>0.000084932902802315</text:p>
          </table:table-cell>
          <table:table-cell table:number-columns-repeated="1022"/>
        </table:table-row>
        <table:table-row table:style-name="ro2">
          <table:table-cell table:style-name="ce4" office:value-type="float" office:value="19141" calcext:value-type="float">
            <text:p>19141.00000 </text:p>
          </table:table-cell>
          <table:table-cell table:style-name="ce6" table:formula="of:=ACOT([.A892])" office:value-type="float" office:value="0.0000522438743582043" calcext:value-type="float">
            <text:p>0.000052243874358204</text:p>
          </table:table-cell>
          <table:table-cell table:number-columns-repeated="1022"/>
        </table:table-row>
        <table:table-row table:style-name="ro2">
          <table:table-cell table:style-name="ce4" office:value-type="float" office:value="5020" calcext:value-type="float">
            <text:p>5020.00000 </text:p>
          </table:table-cell>
          <table:table-cell table:style-name="ce6" table:formula="of:=ACOT([.A893])" office:value-type="float" office:value="0.000199203184616081" calcext:value-type="float">
            <text:p>0.000199203184616081</text:p>
          </table:table-cell>
          <table:table-cell table:number-columns-repeated="1022"/>
        </table:table-row>
        <table:table-row table:style-name="ro2">
          <table:table-cell table:style-name="ce4" office:value-type="float" office:value="31042" calcext:value-type="float">
            <text:p>31042.00000 </text:p>
          </table:table-cell>
          <table:table-cell table:style-name="ce6" table:formula="of:=ACOT([.A894])" office:value-type="float" office:value="0.0000322144191629015" calcext:value-type="float">
            <text:p>0.000032214419162902</text:p>
          </table:table-cell>
          <table:table-cell table:number-columns-repeated="1022"/>
        </table:table-row>
        <table:table-row table:style-name="ro2">
          <table:table-cell table:style-name="ce4" office:value-type="float" office:value="28346" calcext:value-type="float">
            <text:p>28346.00000 </text:p>
          </table:table-cell>
          <table:table-cell table:style-name="ce6" table:formula="of:=ACOT([.A895])" office:value-type="float" office:value="0.0000352783461363693" calcext:value-type="float">
            <text:p>0.000035278346136369</text:p>
          </table:table-cell>
          <table:table-cell table:number-columns-repeated="1022"/>
        </table:table-row>
        <table:table-row table:style-name="ro2">
          <table:table-cell table:style-name="ce4" office:value-type="float" office:value="9798" calcext:value-type="float">
            <text:p>9798.00000 </text:p>
          </table:table-cell>
          <table:table-cell table:style-name="ce6" table:formula="of:=ACOT([.A896])" office:value-type="float" office:value="0.000102061644879248" calcext:value-type="float">
            <text:p>0.000102061644879248</text:p>
          </table:table-cell>
          <table:table-cell table:number-columns-repeated="1022"/>
        </table:table-row>
        <table:table-row table:style-name="ro2">
          <table:table-cell table:style-name="ce4" office:value-type="float" office:value="22068" calcext:value-type="float">
            <text:p>22068.00000 </text:p>
          </table:table-cell>
          <table:table-cell table:style-name="ce6" table:formula="of:=ACOT([.A897])" office:value-type="float" office:value="0.0000453144824774654" calcext:value-type="float">
            <text:p>0.000045314482477465</text:p>
          </table:table-cell>
          <table:table-cell table:number-columns-repeated="1022"/>
        </table:table-row>
        <table:table-row table:style-name="ro2">
          <table:table-cell table:style-name="ce4" office:value-type="float" office:value="10086" calcext:value-type="float">
            <text:p>10086.00000 </text:p>
          </table:table-cell>
          <table:table-cell table:style-name="ce6" table:formula="of:=ACOT([.A898])" office:value-type="float" office:value="0.0000991473326117376" calcext:value-type="float">
            <text:p>0.000099147332611738</text:p>
          </table:table-cell>
          <table:table-cell table:number-columns-repeated="1022"/>
        </table:table-row>
        <table:table-row table:style-name="ro2">
          <table:table-cell table:style-name="ce4" office:value-type="float" office:value="8911" calcext:value-type="float">
            <text:p>8911.00000 </text:p>
          </table:table-cell>
          <table:table-cell table:style-name="ce6" table:formula="of:=ACOT([.A899])" office:value-type="float" office:value="0.000112220850162936" calcext:value-type="float">
            <text:p>0.000112220850162936</text:p>
          </table:table-cell>
          <table:table-cell table:number-columns-repeated="1022"/>
        </table:table-row>
        <table:table-row table:style-name="ro2">
          <table:table-cell table:style-name="ce4" office:value-type="float" office:value="28108" calcext:value-type="float">
            <text:p>28108.00000 </text:p>
          </table:table-cell>
          <table:table-cell table:style-name="ce6" table:formula="of:=ACOT([.A900])" office:value-type="float" office:value="0.0000355770598967631" calcext:value-type="float">
            <text:p>0.000035577059896763</text:p>
          </table:table-cell>
          <table:table-cell table:number-columns-repeated="1022"/>
        </table:table-row>
        <table:table-row table:style-name="ro2">
          <table:table-cell table:style-name="ce4" office:value-type="float" office:value="30359" calcext:value-type="float">
            <text:p>30359.00000 </text:p>
          </table:table-cell>
          <table:table-cell table:style-name="ce6" table:formula="of:=ACOT([.A901])" office:value-type="float" office:value="0.0000329391613569374" calcext:value-type="float">
            <text:p>0.000032939161356937</text:p>
          </table:table-cell>
          <table:table-cell table:number-columns-repeated="1022"/>
        </table:table-row>
        <table:table-row table:style-name="ro2">
          <table:table-cell table:style-name="ce4" office:value-type="float" office:value="31389" calcext:value-type="float">
            <text:p>31389.00000 </text:p>
          </table:table-cell>
          <table:table-cell table:style-name="ce6" table:formula="of:=ACOT([.A902])" office:value-type="float" office:value="0.0000318582942961942" calcext:value-type="float">
            <text:p>0.000031858294296194</text:p>
          </table:table-cell>
          <table:table-cell table:number-columns-repeated="1022"/>
        </table:table-row>
        <table:table-row table:style-name="ro2">
          <table:table-cell table:style-name="ce4" office:value-type="float" office:value="16457" calcext:value-type="float">
            <text:p>16457.00000 </text:p>
          </table:table-cell>
          <table:table-cell table:style-name="ce6" table:formula="of:=ACOT([.A903])" office:value-type="float" office:value="0.000060764416282888" calcext:value-type="float">
            <text:p>0.000060764416282888</text:p>
          </table:table-cell>
          <table:table-cell table:number-columns-repeated="1022"/>
        </table:table-row>
        <table:table-row table:style-name="ro2">
          <table:table-cell table:style-name="ce4" office:value-type="float" office:value="13118" calcext:value-type="float">
            <text:p>13118.00000 </text:p>
          </table:table-cell>
          <table:table-cell table:style-name="ce6" table:formula="of:=ACOT([.A904])" office:value-type="float" office:value="0.0000762311326469867" calcext:value-type="float">
            <text:p>0.000076231132646987</text:p>
          </table:table-cell>
          <table:table-cell table:number-columns-repeated="1022"/>
        </table:table-row>
        <table:table-row table:style-name="ro2">
          <table:table-cell table:style-name="ce4" office:value-type="float" office:value="8929" calcext:value-type="float">
            <text:p>8929.00000 </text:p>
          </table:table-cell>
          <table:table-cell table:style-name="ce6" table:formula="of:=ACOT([.A905])" office:value-type="float" office:value="0.000111994623789746" calcext:value-type="float">
            <text:p>0.000111994623789746</text:p>
          </table:table-cell>
          <table:table-cell table:number-columns-repeated="1022"/>
        </table:table-row>
        <table:table-row table:style-name="ro2">
          <table:table-cell table:style-name="ce4" office:value-type="float" office:value="32036" calcext:value-type="float">
            <text:p>32036.00000 </text:p>
          </table:table-cell>
          <table:table-cell table:style-name="ce6" table:formula="of:=ACOT([.A906])" office:value-type="float" office:value="0.0000312148832462" calcext:value-type="float">
            <text:p>0.000031214883246200</text:p>
          </table:table-cell>
          <table:table-cell table:number-columns-repeated="1022"/>
        </table:table-row>
        <table:table-row table:style-name="ro2">
          <table:table-cell table:style-name="ce4" office:value-type="float" office:value="10949" calcext:value-type="float">
            <text:p>10949.00000 </text:p>
          </table:table-cell>
          <table:table-cell table:style-name="ce6" table:formula="of:=ACOT([.A907])" office:value-type="float" office:value="0.0000913325415305977" calcext:value-type="float">
            <text:p>0.000091332541530598</text:p>
          </table:table-cell>
          <table:table-cell table:number-columns-repeated="1022"/>
        </table:table-row>
        <table:table-row table:style-name="ro2">
          <table:table-cell table:style-name="ce4" office:value-type="float" office:value="1241" calcext:value-type="float">
            <text:p>1241.00000 </text:p>
          </table:table-cell>
          <table:table-cell table:style-name="ce6" table:formula="of:=ACOT([.A908])" office:value-type="float" office:value="0.000805801598357192" calcext:value-type="float">
            <text:p>0.000805801598357192</text:p>
          </table:table-cell>
          <table:table-cell table:number-columns-repeated="1022"/>
        </table:table-row>
        <table:table-row table:style-name="ro2">
          <table:table-cell table:style-name="ce4" office:value-type="float" office:value="17701" calcext:value-type="float">
            <text:p>17701.00000 </text:p>
          </table:table-cell>
          <table:table-cell table:style-name="ce6" table:formula="of:=ACOT([.A909])" office:value-type="float" office:value="0.0000564939833305189" calcext:value-type="float">
            <text:p>0.000056493983330519</text:p>
          </table:table-cell>
          <table:table-cell table:number-columns-repeated="1022"/>
        </table:table-row>
        <table:table-row table:style-name="ro2">
          <table:table-cell table:style-name="ce4" office:value-type="float" office:value="29266" calcext:value-type="float">
            <text:p>29266.00000 </text:p>
          </table:table-cell>
          <table:table-cell table:style-name="ce6" table:formula="of:=ACOT([.A910])" office:value-type="float" office:value="0.0000341693432519552" calcext:value-type="float">
            <text:p>0.000034169343251955</text:p>
          </table:table-cell>
          <table:table-cell table:number-columns-repeated="1022"/>
        </table:table-row>
        <table:table-row table:style-name="ro2">
          <table:table-cell table:style-name="ce4" office:value-type="float" office:value="21389" calcext:value-type="float">
            <text:p>21389.00000 </text:p>
          </table:table-cell>
          <table:table-cell table:style-name="ce6" table:formula="of:=ACOT([.A911])" office:value-type="float" office:value="0.0000467530038463782" calcext:value-type="float">
            <text:p>0.000046753003846378</text:p>
          </table:table-cell>
          <table:table-cell table:number-columns-repeated="1022"/>
        </table:table-row>
        <table:table-row table:style-name="ro2">
          <table:table-cell table:style-name="ce4" office:value-type="float" office:value="7371" calcext:value-type="float">
            <text:p>7371.00000 </text:p>
          </table:table-cell>
          <table:table-cell table:style-name="ce6" table:formula="of:=ACOT([.A912])" office:value-type="float" office:value="0.000135666801501122" calcext:value-type="float">
            <text:p>0.000135666801501122</text:p>
          </table:table-cell>
          <table:table-cell table:number-columns-repeated="1022"/>
        </table:table-row>
        <table:table-row table:style-name="ro2">
          <table:table-cell table:style-name="ce4" office:value-type="float" office:value="17586" calcext:value-type="float">
            <text:p>17586.00000 </text:p>
          </table:table-cell>
          <table:table-cell table:style-name="ce6" table:formula="of:=ACOT([.A913])" office:value-type="float" office:value="0.0000568634140181157" calcext:value-type="float">
            <text:p>0.000056863414018116</text:p>
          </table:table-cell>
          <table:table-cell table:number-columns-repeated="1022"/>
        </table:table-row>
        <table:table-row table:style-name="ro2">
          <table:table-cell table:style-name="ce4" office:value-type="float" office:value="8907" calcext:value-type="float">
            <text:p>8907.00000 </text:p>
          </table:table-cell>
          <table:table-cell table:style-name="ce6" table:formula="of:=ACOT([.A914])" office:value-type="float" office:value="0.00011227124686175" calcext:value-type="float">
            <text:p>0.000112271246861750</text:p>
          </table:table-cell>
          <table:table-cell table:number-columns-repeated="1022"/>
        </table:table-row>
        <table:table-row table:style-name="ro2">
          <table:table-cell table:style-name="ce4" office:value-type="float" office:value="9476" calcext:value-type="float">
            <text:p>9476.00000 </text:p>
          </table:table-cell>
          <table:table-cell table:style-name="ce6" table:formula="of:=ACOT([.A915])" office:value-type="float" office:value="0.000105529759000245" calcext:value-type="float">
            <text:p>0.000105529759000245</text:p>
          </table:table-cell>
          <table:table-cell table:number-columns-repeated="1022"/>
        </table:table-row>
        <table:table-row table:style-name="ro2">
          <table:table-cell table:style-name="ce4" office:value-type="float" office:value="12029" calcext:value-type="float">
            <text:p>12029.00000 </text:p>
          </table:table-cell>
          <table:table-cell table:style-name="ce6" table:formula="of:=ACOT([.A916])" office:value-type="float" office:value="0.000083132429769428" calcext:value-type="float">
            <text:p>0.000083132429769428</text:p>
          </table:table-cell>
          <table:table-cell table:number-columns-repeated="1022"/>
        </table:table-row>
        <table:table-row table:style-name="ro2">
          <table:table-cell table:style-name="ce4" office:value-type="float" office:value="27797" calcext:value-type="float">
            <text:p>27797.00000 </text:p>
          </table:table-cell>
          <table:table-cell table:style-name="ce6" table:formula="of:=ACOT([.A917])" office:value-type="float" office:value="0.0000359751052116941" calcext:value-type="float">
            <text:p>0.000035975105211694</text:p>
          </table:table-cell>
          <table:table-cell table:number-columns-repeated="1022"/>
        </table:table-row>
        <table:table-row table:style-name="ro2">
          <table:table-cell table:style-name="ce4" office:value-type="float" office:value="14583" calcext:value-type="float">
            <text:p>14583.00000 </text:p>
          </table:table-cell>
          <table:table-cell table:style-name="ce6" table:formula="of:=ACOT([.A918])" office:value-type="float" office:value="0.0000685729958467274" calcext:value-type="float">
            <text:p>0.000068572995846727</text:p>
          </table:table-cell>
          <table:table-cell table:number-columns-repeated="1022"/>
        </table:table-row>
        <table:table-row table:style-name="ro2">
          <table:table-cell table:style-name="ce4" office:value-type="float" office:value="15685" calcext:value-type="float">
            <text:p>15685.00000 </text:p>
          </table:table-cell>
          <table:table-cell table:style-name="ce6" table:formula="of:=ACOT([.A919])" office:value-type="float" office:value="0.000063755180021996" calcext:value-type="float">
            <text:p>0.000063755180021996</text:p>
          </table:table-cell>
          <table:table-cell table:number-columns-repeated="1022"/>
        </table:table-row>
        <table:table-row table:style-name="ro2">
          <table:table-cell table:style-name="ce4" office:value-type="float" office:value="18736" calcext:value-type="float">
            <text:p>18736.00000 </text:p>
          </table:table-cell>
          <table:table-cell table:style-name="ce6" table:formula="of:=ACOT([.A920])" office:value-type="float" office:value="0.0000533731852609964" calcext:value-type="float">
            <text:p>0.000053373185260996</text:p>
          </table:table-cell>
          <table:table-cell table:number-columns-repeated="1022"/>
        </table:table-row>
        <table:table-row table:style-name="ro2">
          <table:table-cell table:style-name="ce4" office:value-type="float" office:value="7007" calcext:value-type="float">
            <text:p>7007.00000 </text:p>
          </table:table-cell>
          <table:table-cell table:style-name="ce6" table:formula="of:=ACOT([.A921])" office:value-type="float" office:value="0.000142714427459723" calcext:value-type="float">
            <text:p>0.000142714427459723</text:p>
          </table:table-cell>
          <table:table-cell table:number-columns-repeated="1022"/>
        </table:table-row>
        <table:table-row table:style-name="ro2">
          <table:table-cell table:style-name="ce4" office:value-type="float" office:value="16818" calcext:value-type="float">
            <text:p>16818.00000 </text:p>
          </table:table-cell>
          <table:table-cell table:style-name="ce6" table:formula="of:=ACOT([.A922])" office:value-type="float" office:value="0.0000594601022012586" calcext:value-type="float">
            <text:p>0.000059460102201259</text:p>
          </table:table-cell>
          <table:table-cell table:number-columns-repeated="1022"/>
        </table:table-row>
        <table:table-row table:style-name="ro2">
          <table:table-cell table:style-name="ce4" office:value-type="float" office:value="15367" calcext:value-type="float">
            <text:p>15367.00000 </text:p>
          </table:table-cell>
          <table:table-cell table:style-name="ce6" table:formula="of:=ACOT([.A923])" office:value-type="float" office:value="0.0000650745102224182" calcext:value-type="float">
            <text:p>0.000065074510222418</text:p>
          </table:table-cell>
          <table:table-cell table:number-columns-repeated="1022"/>
        </table:table-row>
        <table:table-row table:style-name="ro2">
          <table:table-cell table:style-name="ce4" office:value-type="float" office:value="31051" calcext:value-type="float">
            <text:p>31051.00000 </text:p>
          </table:table-cell>
          <table:table-cell table:style-name="ce6" table:formula="of:=ACOT([.A924])" office:value-type="float" office:value="0.0000322050819507869" calcext:value-type="float">
            <text:p>0.000032205081950787</text:p>
          </table:table-cell>
          <table:table-cell table:number-columns-repeated="1022"/>
        </table:table-row>
        <table:table-row table:style-name="ro2">
          <table:table-cell table:style-name="ce4" office:value-type="float" office:value="8232" calcext:value-type="float">
            <text:p>8232.00000 </text:p>
          </table:table-cell>
          <table:table-cell table:style-name="ce6" table:formula="of:=ACOT([.A925])" office:value-type="float" office:value="0.000121477161695971" calcext:value-type="float">
            <text:p>0.000121477161695971</text:p>
          </table:table-cell>
          <table:table-cell table:number-columns-repeated="1022"/>
        </table:table-row>
        <table:table-row table:style-name="ro2">
          <table:table-cell table:style-name="ce4" office:value-type="float" office:value="9541" calcext:value-type="float">
            <text:p>9541.00000 </text:p>
          </table:table-cell>
          <table:table-cell table:style-name="ce6" table:formula="of:=ACOT([.A926])" office:value-type="float" office:value="0.000104810816092371" calcext:value-type="float">
            <text:p>0.000104810816092371</text:p>
          </table:table-cell>
          <table:table-cell table:number-columns-repeated="1022"/>
        </table:table-row>
        <table:table-row table:style-name="ro2">
          <table:table-cell table:style-name="ce4" office:value-type="float" office:value="10180" calcext:value-type="float">
            <text:p>10180.00000 </text:p>
          </table:table-cell>
          <table:table-cell table:style-name="ce6" table:formula="of:=ACOT([.A927])" office:value-type="float" office:value="0.0000982318267959137" calcext:value-type="float">
            <text:p>0.000098231826795914</text:p>
          </table:table-cell>
          <table:table-cell table:number-columns-repeated="1022"/>
        </table:table-row>
        <table:table-row table:style-name="ro2">
          <table:table-cell table:style-name="ce4" office:value-type="float" office:value="11763" calcext:value-type="float">
            <text:p>11763.00000 </text:p>
          </table:table-cell>
          <table:table-cell table:style-name="ce6" table:formula="of:=ACOT([.A928])" office:value-type="float" office:value="0.0000850123265825342" calcext:value-type="float">
            <text:p>0.000085012326582534</text:p>
          </table:table-cell>
          <table:table-cell table:number-columns-repeated="1022"/>
        </table:table-row>
        <table:table-row table:style-name="ro2">
          <table:table-cell table:style-name="ce4" office:value-type="float" office:value="26835" calcext:value-type="float">
            <text:p>26835.00000 </text:p>
          </table:table-cell>
          <table:table-cell table:style-name="ce6" table:formula="of:=ACOT([.A929])" office:value-type="float" office:value="0.0000372647661461833" calcext:value-type="float">
            <text:p>0.000037264766146183</text:p>
          </table:table-cell>
          <table:table-cell table:number-columns-repeated="1022"/>
        </table:table-row>
        <table:table-row table:style-name="ro2">
          <table:table-cell table:style-name="ce4" office:value-type="float" office:value="11413" calcext:value-type="float">
            <text:p>11413.00000 </text:p>
          </table:table-cell>
          <table:table-cell table:style-name="ce6" table:formula="of:=ACOT([.A930])" office:value-type="float" office:value="0.0000876193811829573" calcext:value-type="float">
            <text:p>0.000087619381182957</text:p>
          </table:table-cell>
          <table:table-cell table:number-columns-repeated="1022"/>
        </table:table-row>
        <table:table-row table:style-name="ro2">
          <table:table-cell table:style-name="ce4" office:value-type="float" office:value="11802" calcext:value-type="float">
            <text:p>11802.00000 </text:p>
          </table:table-cell>
          <table:table-cell table:style-name="ce6" table:formula="of:=ACOT([.A931])" office:value-type="float" office:value="0.0000847314012546452" calcext:value-type="float">
            <text:p>0.000084731401254645</text:p>
          </table:table-cell>
          <table:table-cell table:number-columns-repeated="1022"/>
        </table:table-row>
        <table:table-row table:style-name="ro2">
          <table:table-cell table:style-name="ce4" office:value-type="float" office:value="1373" calcext:value-type="float">
            <text:p>1373.00000 </text:p>
          </table:table-cell>
          <table:table-cell table:style-name="ce6" table:formula="of:=ACOT([.A932])" office:value-type="float" office:value="0.000728331990660802" calcext:value-type="float">
            <text:p>0.000728331990660802</text:p>
          </table:table-cell>
          <table:table-cell table:number-columns-repeated="1022"/>
        </table:table-row>
        <table:table-row table:style-name="ro2">
          <table:table-cell table:style-name="ce4" office:value-type="float" office:value="26004" calcext:value-type="float">
            <text:p>26004.00000 </text:p>
          </table:table-cell>
          <table:table-cell table:style-name="ce6" table:formula="of:=ACOT([.A933])" office:value-type="float" office:value="0.0000384556221928456" calcext:value-type="float">
            <text:p>0.000038455622192846</text:p>
          </table:table-cell>
          <table:table-cell table:number-columns-repeated="1022"/>
        </table:table-row>
        <table:table-row table:style-name="ro2">
          <table:table-cell table:style-name="ce4" office:value-type="float" office:value="26267" calcext:value-type="float">
            <text:p>26267.00000 </text:p>
          </table:table-cell>
          <table:table-cell table:style-name="ce6" table:formula="of:=ACOT([.A934])" office:value-type="float" office:value="0.0000380705828422201" calcext:value-type="float">
            <text:p>0.000038070582842220</text:p>
          </table:table-cell>
          <table:table-cell table:number-columns-repeated="1022"/>
        </table:table-row>
        <table:table-row table:style-name="ro2">
          <table:table-cell table:style-name="ce4" office:value-type="float" office:value="17265" calcext:value-type="float">
            <text:p>17265.00000 </text:p>
          </table:table-cell>
          <table:table-cell table:style-name="ce6" table:formula="of:=ACOT([.A935])" office:value-type="float" office:value="0.0000579206486464034" calcext:value-type="float">
            <text:p>0.000057920648646403</text:p>
          </table:table-cell>
          <table:table-cell table:number-columns-repeated="1022"/>
        </table:table-row>
        <table:table-row table:style-name="ro2">
          <table:table-cell table:style-name="ce4" office:value-type="float" office:value="32352" calcext:value-type="float">
            <text:p>32352.00000 </text:p>
          </table:table-cell>
          <table:table-cell table:style-name="ce6" table:formula="of:=ACOT([.A936])" office:value-type="float" office:value="0.0000309099900988041" calcext:value-type="float">
            <text:p>0.000030909990098804</text:p>
          </table:table-cell>
          <table:table-cell table:number-columns-repeated="1022"/>
        </table:table-row>
        <table:table-row table:style-name="ro2">
          <table:table-cell table:style-name="ce4" office:value-type="float" office:value="17840" calcext:value-type="float">
            <text:p>17840.00000 </text:p>
          </table:table-cell>
          <table:table-cell table:style-name="ce6" table:formula="of:=ACOT([.A937])" office:value-type="float" office:value="0.0000560538116003428" calcext:value-type="float">
            <text:p>0.000056053811600343</text:p>
          </table:table-cell>
          <table:table-cell table:number-columns-repeated="1022"/>
        </table:table-row>
        <table:table-row table:style-name="ro2">
          <table:table-cell table:style-name="ce4" office:value-type="float" office:value="532" calcext:value-type="float">
            <text:p>532.00000 </text:p>
          </table:table-cell>
          <table:table-cell table:style-name="ce6" table:formula="of:=ACOT([.A938])" office:value-type="float" office:value="0.00187969703429713" calcext:value-type="float">
            <text:p>0.001879697034297130</text:p>
          </table:table-cell>
          <table:table-cell table:number-columns-repeated="1022"/>
        </table:table-row>
        <table:table-row table:style-name="ro2">
          <table:table-cell table:style-name="ce4" office:value-type="float" office:value="26078" calcext:value-type="float">
            <text:p>26078.00000 </text:p>
          </table:table-cell>
          <table:table-cell table:style-name="ce6" table:formula="of:=ACOT([.A939])" office:value-type="float" office:value="0.0000383464989457405" calcext:value-type="float">
            <text:p>0.000038346498945741</text:p>
          </table:table-cell>
          <table:table-cell table:number-columns-repeated="1022"/>
        </table:table-row>
        <table:table-row table:style-name="ro2">
          <table:table-cell table:style-name="ce4" office:value-type="float" office:value="16335" calcext:value-type="float">
            <text:p>16335.00000 </text:p>
          </table:table-cell>
          <table:table-cell table:style-name="ce6" table:formula="of:=ACOT([.A940])" office:value-type="float" office:value="0.0000612182429597929" calcext:value-type="float">
            <text:p>0.000061218242959793</text:p>
          </table:table-cell>
          <table:table-cell table:number-columns-repeated="1022"/>
        </table:table-row>
        <table:table-row table:style-name="ro2">
          <table:table-cell table:style-name="ce4" office:value-type="float" office:value="29060" calcext:value-type="float">
            <text:p>29060.00000 </text:p>
          </table:table-cell>
          <table:table-cell table:style-name="ce6" table:formula="of:=ACOT([.A941])" office:value-type="float" office:value="0.0000344115622712415" calcext:value-type="float">
            <text:p>0.000034411562271242</text:p>
          </table:table-cell>
          <table:table-cell table:number-columns-repeated="1022"/>
        </table:table-row>
        <table:table-row table:style-name="ro2">
          <table:table-cell table:style-name="ce4" office:value-type="float" office:value="28538" calcext:value-type="float">
            <text:p>28538.00000 </text:p>
          </table:table-cell>
          <table:table-cell table:style-name="ce6" table:formula="of:=ACOT([.A942])" office:value-type="float" office:value="0.0000350409979532618" calcext:value-type="float">
            <text:p>0.000035040997953262</text:p>
          </table:table-cell>
          <table:table-cell table:number-columns-repeated="1022"/>
        </table:table-row>
        <table:table-row table:style-name="ro2">
          <table:table-cell table:style-name="ce4" office:value-type="float" office:value="1863" calcext:value-type="float">
            <text:p>1863.00000 </text:p>
          </table:table-cell>
          <table:table-cell table:style-name="ce6" table:formula="of:=ACOT([.A943])" office:value-type="float" office:value="0.000536768601159254" calcext:value-type="float">
            <text:p>0.000536768601159254</text:p>
          </table:table-cell>
          <table:table-cell table:number-columns-repeated="1022"/>
        </table:table-row>
        <table:table-row table:style-name="ro2">
          <table:table-cell table:style-name="ce4" office:value-type="float" office:value="27141" calcext:value-type="float">
            <text:p>27141.00000 </text:p>
          </table:table-cell>
          <table:table-cell table:style-name="ce6" table:formula="of:=ACOT([.A944])" office:value-type="float" office:value="0.0000368446261944655" calcext:value-type="float">
            <text:p>0.000036844626194466</text:p>
          </table:table-cell>
          <table:table-cell table:number-columns-repeated="1022"/>
        </table:table-row>
        <table:table-row table:style-name="ro2">
          <table:table-cell table:style-name="ce4" office:value-type="float" office:value="26057" calcext:value-type="float">
            <text:p>26057.00000 </text:p>
          </table:table-cell>
          <table:table-cell table:style-name="ce6" table:formula="of:=ACOT([.A945])" office:value-type="float" office:value="0.0000383774033658746" calcext:value-type="float">
            <text:p>0.000038377403365875</text:p>
          </table:table-cell>
          <table:table-cell table:number-columns-repeated="1022"/>
        </table:table-row>
        <table:table-row table:style-name="ro2">
          <table:table-cell table:style-name="ce4" office:value-type="float" office:value="24370" calcext:value-type="float">
            <text:p>24370.00000 </text:p>
          </table:table-cell>
          <table:table-cell table:style-name="ce6" table:formula="of:=ACOT([.A946])" office:value-type="float" office:value="0.0000410340582452928" calcext:value-type="float">
            <text:p>0.000041034058245293</text:p>
          </table:table-cell>
          <table:table-cell table:number-columns-repeated="1022"/>
        </table:table-row>
        <table:table-row table:style-name="ro2">
          <table:table-cell table:style-name="ce4" office:value-type="float" office:value="25288" calcext:value-type="float">
            <text:p>25288.00000 </text:p>
          </table:table-cell>
          <table:table-cell table:style-name="ce6" table:formula="of:=ACOT([.A947])" office:value-type="float" office:value="0.0000395444479388551" calcext:value-type="float">
            <text:p>0.000039544447938855</text:p>
          </table:table-cell>
          <table:table-cell table:number-columns-repeated="1022"/>
        </table:table-row>
        <table:table-row table:style-name="ro2">
          <table:table-cell table:style-name="ce4" office:value-type="float" office:value="9921" calcext:value-type="float">
            <text:p>9921.00000 </text:p>
          </table:table-cell>
          <table:table-cell table:style-name="ce6" table:formula="of:=ACOT([.A948])" office:value-type="float" office:value="0.000100796290354976" calcext:value-type="float">
            <text:p>0.000100796290354976</text:p>
          </table:table-cell>
          <table:table-cell table:number-columns-repeated="1022"/>
        </table:table-row>
        <table:table-row table:style-name="ro2">
          <table:table-cell table:style-name="ce4" office:value-type="float" office:value="21526" calcext:value-type="float">
            <text:p>21526.00000 </text:p>
          </table:table-cell>
          <table:table-cell table:style-name="ce6" table:formula="of:=ACOT([.A949])" office:value-type="float" office:value="0.0000464554491907965" calcext:value-type="float">
            <text:p>0.000046455449190797</text:p>
          </table:table-cell>
          <table:table-cell table:number-columns-repeated="1022"/>
        </table:table-row>
        <table:table-row table:style-name="ro2">
          <table:table-cell table:style-name="ce4" office:value-type="float" office:value="28679" calcext:value-type="float">
            <text:p>28679.00000 </text:p>
          </table:table-cell>
          <table:table-cell table:style-name="ce6" table:formula="of:=ACOT([.A950])" office:value-type="float" office:value="0.0000348687192577302" calcext:value-type="float">
            <text:p>0.000034868719257730</text:p>
          </table:table-cell>
          <table:table-cell table:number-columns-repeated="1022"/>
        </table:table-row>
        <table:table-row table:style-name="ro2">
          <table:table-cell table:style-name="ce4" office:value-type="float" office:value="16726" calcext:value-type="float">
            <text:p>16726.00000 </text:p>
          </table:table-cell>
          <table:table-cell table:style-name="ce6" table:formula="of:=ACOT([.A951])" office:value-type="float" office:value="0.0000597871576473175" calcext:value-type="float">
            <text:p>0.000059787157647318</text:p>
          </table:table-cell>
          <table:table-cell table:number-columns-repeated="1022"/>
        </table:table-row>
        <table:table-row table:style-name="ro2">
          <table:table-cell table:style-name="ce4" office:value-type="float" office:value="27445" calcext:value-type="float">
            <text:p>27445.00000 </text:p>
          </table:table-cell>
          <table:table-cell table:style-name="ce6" table:formula="of:=ACOT([.A952])" office:value-type="float" office:value="0.0000364365093661334" calcext:value-type="float">
            <text:p>0.000036436509366133</text:p>
          </table:table-cell>
          <table:table-cell table:number-columns-repeated="1022"/>
        </table:table-row>
        <table:table-row table:style-name="ro2">
          <table:table-cell table:style-name="ce4" office:value-type="float" office:value="11430" calcext:value-type="float">
            <text:p>11430.00000 </text:p>
          </table:table-cell>
          <table:table-cell table:style-name="ce6" table:formula="of:=ACOT([.A953])" office:value-type="float" office:value="0.0000874890636437531" calcext:value-type="float">
            <text:p>0.000087489063643753</text:p>
          </table:table-cell>
          <table:table-cell table:number-columns-repeated="1022"/>
        </table:table-row>
        <table:table-row table:style-name="ro2">
          <table:table-cell table:style-name="ce4" office:value-type="float" office:value="8663" calcext:value-type="float">
            <text:p>8663.00000 </text:p>
          </table:table-cell>
          <table:table-cell table:style-name="ce6" table:formula="of:=ACOT([.A954])" office:value-type="float" office:value="0.000115433452101854" calcext:value-type="float">
            <text:p>0.000115433452101854</text:p>
          </table:table-cell>
          <table:table-cell table:number-columns-repeated="1022"/>
        </table:table-row>
        <table:table-row table:style-name="ro2">
          <table:table-cell table:style-name="ce4" office:value-type="float" office:value="29090" calcext:value-type="float">
            <text:p>29090.00000 </text:p>
          </table:table-cell>
          <table:table-cell table:style-name="ce6" table:formula="of:=ACOT([.A955])" office:value-type="float" office:value="0.0000343760742387289" calcext:value-type="float">
            <text:p>0.000034376074238729</text:p>
          </table:table-cell>
          <table:table-cell table:number-columns-repeated="1022"/>
        </table:table-row>
        <table:table-row table:style-name="ro2">
          <table:table-cell table:style-name="ce4" office:value-type="float" office:value="8281" calcext:value-type="float">
            <text:p>8281.00000 </text:p>
          </table:table-cell>
          <table:table-cell table:style-name="ce6" table:formula="of:=ACOT([.A956])" office:value-type="float" office:value="0.000120758361929596" calcext:value-type="float">
            <text:p>0.000120758361929596</text:p>
          </table:table-cell>
          <table:table-cell table:number-columns-repeated="1022"/>
        </table:table-row>
        <table:table-row table:style-name="ro2">
          <table:table-cell table:style-name="ce4" office:value-type="float" office:value="30044" calcext:value-type="float">
            <text:p>30044.00000 </text:p>
          </table:table-cell>
          <table:table-cell table:style-name="ce6" table:formula="of:=ACOT([.A957])" office:value-type="float" office:value="0.0000332845160306849" calcext:value-type="float">
            <text:p>0.000033284516030685</text:p>
          </table:table-cell>
          <table:table-cell table:number-columns-repeated="1022"/>
        </table:table-row>
        <table:table-row table:style-name="ro2">
          <table:table-cell table:style-name="ce4" office:value-type="float" office:value="24716" calcext:value-type="float">
            <text:p>24716.00000 </text:p>
          </table:table-cell>
          <table:table-cell table:style-name="ce6" table:formula="of:=ACOT([.A958])" office:value-type="float" office:value="0.0000404596212757458" calcext:value-type="float">
            <text:p>0.000040459621275746</text:p>
          </table:table-cell>
          <table:table-cell table:number-columns-repeated="1022"/>
        </table:table-row>
        <table:table-row table:style-name="ro2">
          <table:table-cell table:style-name="ce4" office:value-type="float" office:value="30528" calcext:value-type="float">
            <text:p>30528.00000 </text:p>
          </table:table-cell>
          <table:table-cell table:style-name="ce6" table:formula="of:=ACOT([.A959])" office:value-type="float" office:value="0.0000327568134053102" calcext:value-type="float">
            <text:p>0.000032756813405310</text:p>
          </table:table-cell>
          <table:table-cell table:number-columns-repeated="1022"/>
        </table:table-row>
        <table:table-row table:style-name="ro2">
          <table:table-cell table:style-name="ce4" office:value-type="float" office:value="9605" calcext:value-type="float">
            <text:p>9605.00000 </text:p>
          </table:table-cell>
          <table:table-cell table:style-name="ce6" table:formula="of:=ACOT([.A960])" office:value-type="float" office:value="0.000104112441060567" calcext:value-type="float">
            <text:p>0.000104112441060567</text:p>
          </table:table-cell>
          <table:table-cell table:number-columns-repeated="1022"/>
        </table:table-row>
        <table:table-row table:style-name="ro2">
          <table:table-cell table:style-name="ce4" office:value-type="float" office:value="4612" calcext:value-type="float">
            <text:p>4612.00000 </text:p>
          </table:table-cell>
          <table:table-cell table:style-name="ce6" table:formula="of:=ACOT([.A961])" office:value-type="float" office:value="0.000216825668761578" calcext:value-type="float">
            <text:p>0.000216825668761578</text:p>
          </table:table-cell>
          <table:table-cell table:number-columns-repeated="1022"/>
        </table:table-row>
        <table:table-row table:style-name="ro2">
          <table:table-cell table:style-name="ce4" office:value-type="float" office:value="15182" calcext:value-type="float">
            <text:p>15182.00000 </text:p>
          </table:table-cell>
          <table:table-cell table:style-name="ce6" table:formula="of:=ACOT([.A962])" office:value-type="float" office:value="0.0000658674745457333" calcext:value-type="float">
            <text:p>0.000065867474545733</text:p>
          </table:table-cell>
          <table:table-cell table:number-columns-repeated="1022"/>
        </table:table-row>
        <table:table-row table:style-name="ro2">
          <table:table-cell table:style-name="ce4" office:value-type="float" office:value="13577" calcext:value-type="float">
            <text:p>13577.00000 </text:p>
          </table:table-cell>
          <table:table-cell table:style-name="ce6" table:formula="of:=ACOT([.A963])" office:value-type="float" office:value="0.0000736539734986774" calcext:value-type="float">
            <text:p>0.000073653973498677</text:p>
          </table:table-cell>
          <table:table-cell table:number-columns-repeated="1022"/>
        </table:table-row>
        <table:table-row table:style-name="ro2">
          <table:table-cell table:style-name="ce4" office:value-type="float" office:value="24895" calcext:value-type="float">
            <text:p>24895.00000 </text:p>
          </table:table-cell>
          <table:table-cell table:style-name="ce6" table:formula="of:=ACOT([.A964])" office:value-type="float" office:value="0.0000401687085542779" calcext:value-type="float">
            <text:p>0.000040168708554278</text:p>
          </table:table-cell>
          <table:table-cell table:number-columns-repeated="1022"/>
        </table:table-row>
        <table:table-row table:style-name="ro2">
          <table:table-cell table:style-name="ce4" office:value-type="float" office:value="25052" calcext:value-type="float">
            <text:p>25052.00000 </text:p>
          </table:table-cell>
          <table:table-cell table:style-name="ce6" table:formula="of:=ACOT([.A965])" office:value-type="float" office:value="0.0000399169726754689" calcext:value-type="float">
            <text:p>0.000039916972675469</text:p>
          </table:table-cell>
          <table:table-cell table:number-columns-repeated="1022"/>
        </table:table-row>
        <table:table-row table:style-name="ro2">
          <table:table-cell table:style-name="ce4" office:value-type="float" office:value="7160" calcext:value-type="float">
            <text:p>7160.00000 </text:p>
          </table:table-cell>
          <table:table-cell table:style-name="ce6" table:formula="of:=ACOT([.A966])" office:value-type="float" office:value="0.000139664803561201" calcext:value-type="float">
            <text:p>0.000139664803561201</text:p>
          </table:table-cell>
          <table:table-cell table:number-columns-repeated="1022"/>
        </table:table-row>
        <table:table-row table:style-name="ro2">
          <table:table-cell table:style-name="ce4" office:value-type="float" office:value="5822" calcext:value-type="float">
            <text:p>5822.00000 </text:p>
          </table:table-cell>
          <table:table-cell table:style-name="ce6" table:formula="of:=ACOT([.A967])" office:value-type="float" office:value="0.000171762279313814" calcext:value-type="float">
            <text:p>0.000171762279313814</text:p>
          </table:table-cell>
          <table:table-cell table:number-columns-repeated="1022"/>
        </table:table-row>
        <table:table-row table:style-name="ro2">
          <table:table-cell table:style-name="ce4" office:value-type="float" office:value="21586" calcext:value-type="float">
            <text:p>21586.00000 </text:p>
          </table:table-cell>
          <table:table-cell table:style-name="ce6" table:formula="of:=ACOT([.A968])" office:value-type="float" office:value="0.0000463263225833899" calcext:value-type="float">
            <text:p>0.000046326322583390</text:p>
          </table:table-cell>
          <table:table-cell table:number-columns-repeated="1022"/>
        </table:table-row>
        <table:table-row table:style-name="ro2">
          <table:table-cell table:style-name="ce4" office:value-type="float" office:value="22099" calcext:value-type="float">
            <text:p>22099.00000 </text:p>
          </table:table-cell>
          <table:table-cell table:style-name="ce6" table:formula="of:=ACOT([.A969])" office:value-type="float" office:value="0.0000452509163000325" calcext:value-type="float">
            <text:p>0.000045250916300033</text:p>
          </table:table-cell>
          <table:table-cell table:number-columns-repeated="1022"/>
        </table:table-row>
        <table:table-row table:style-name="ro2">
          <table:table-cell table:style-name="ce4" office:value-type="float" office:value="4808" calcext:value-type="float">
            <text:p>4808.00000 </text:p>
          </table:table-cell>
          <table:table-cell table:style-name="ce6" table:formula="of:=ACOT([.A970])" office:value-type="float" office:value="0.000207986685852868" calcext:value-type="float">
            <text:p>0.000207986685852868</text:p>
          </table:table-cell>
          <table:table-cell table:number-columns-repeated="1022"/>
        </table:table-row>
        <table:table-row table:style-name="ro2">
          <table:table-cell table:style-name="ce4" office:value-type="float" office:value="32238" calcext:value-type="float">
            <text:p>32238.00000 </text:p>
          </table:table-cell>
          <table:table-cell table:style-name="ce6" table:formula="of:=ACOT([.A971])" office:value-type="float" office:value="0.0000310192939909637" calcext:value-type="float">
            <text:p>0.000031019293990964</text:p>
          </table:table-cell>
          <table:table-cell table:number-columns-repeated="1022"/>
        </table:table-row>
        <table:table-row table:style-name="ro2">
          <table:table-cell table:style-name="ce4" office:value-type="float" office:value="25376" calcext:value-type="float">
            <text:p>25376.00000 </text:p>
          </table:table-cell>
          <table:table-cell table:style-name="ce6" table:formula="of:=ACOT([.A972])" office:value-type="float" office:value="0.0000394073139771134" calcext:value-type="float">
            <text:p>0.000039407313977113</text:p>
          </table:table-cell>
          <table:table-cell table:number-columns-repeated="1022"/>
        </table:table-row>
        <table:table-row table:style-name="ro2">
          <table:table-cell table:style-name="ce4" office:value-type="float" office:value="26384" calcext:value-type="float">
            <text:p>26384.00000 </text:p>
          </table:table-cell>
          <table:table-cell table:style-name="ce6" table:formula="of:=ACOT([.A973])" office:value-type="float" office:value="0.0000379017586233932" calcext:value-type="float">
            <text:p>0.000037901758623393</text:p>
          </table:table-cell>
          <table:table-cell table:number-columns-repeated="1022"/>
        </table:table-row>
        <table:table-row table:style-name="ro2">
          <table:table-cell table:style-name="ce4" office:value-type="float" office:value="2650" calcext:value-type="float">
            <text:p>2650.00000 </text:p>
          </table:table-cell>
          <table:table-cell table:style-name="ce6" table:formula="of:=ACOT([.A974])" office:value-type="float" office:value="0.000377358472654077" calcext:value-type="float">
            <text:p>0.000377358472654077</text:p>
          </table:table-cell>
          <table:table-cell table:number-columns-repeated="1022"/>
        </table:table-row>
        <table:table-row table:style-name="ro2">
          <table:table-cell table:style-name="ce4" office:value-type="float" office:value="30233" calcext:value-type="float">
            <text:p>30233.00000 </text:p>
          </table:table-cell>
          <table:table-cell table:style-name="ce6" table:formula="of:=ACOT([.A975])" office:value-type="float" office:value="0.0000330764396399008" calcext:value-type="float">
            <text:p>0.000033076439639901</text:p>
          </table:table-cell>
          <table:table-cell table:number-columns-repeated="1022"/>
        </table:table-row>
        <table:table-row table:style-name="ro2">
          <table:table-cell table:style-name="ce4" office:value-type="float" office:value="18744" calcext:value-type="float">
            <text:p>18744.00000 </text:p>
          </table:table-cell>
          <table:table-cell table:style-name="ce6" table:formula="of:=ACOT([.A976])" office:value-type="float" office:value="0.0000533504054123224" calcext:value-type="float">
            <text:p>0.000053350405412322</text:p>
          </table:table-cell>
          <table:table-cell table:number-columns-repeated="1022"/>
        </table:table-row>
        <table:table-row table:style-name="ro2">
          <table:table-cell table:style-name="ce4" office:value-type="float" office:value="1846" calcext:value-type="float">
            <text:p>1846.00000 </text:p>
          </table:table-cell>
          <table:table-cell table:style-name="ce6" table:formula="of:=ACOT([.A977])" office:value-type="float" office:value="0.000541711756328667" calcext:value-type="float">
            <text:p>0.000541711756328667</text:p>
          </table:table-cell>
          <table:table-cell table:number-columns-repeated="1022"/>
        </table:table-row>
        <table:table-row table:style-name="ro2">
          <table:table-cell table:style-name="ce4" office:value-type="float" office:value="30679" calcext:value-type="float">
            <text:p>30679.00000 </text:p>
          </table:table-cell>
          <table:table-cell table:style-name="ce6" table:formula="of:=ACOT([.A978])" office:value-type="float" office:value="0.0000325955865458916" calcext:value-type="float">
            <text:p>0.000032595586545892</text:p>
          </table:table-cell>
          <table:table-cell table:number-columns-repeated="1022"/>
        </table:table-row>
        <table:table-row table:style-name="ro2">
          <table:table-cell table:style-name="ce4" office:value-type="float" office:value="29717" calcext:value-type="float">
            <text:p>29717.00000 </text:p>
          </table:table-cell>
          <table:table-cell table:style-name="ce6" table:formula="of:=ACOT([.A979])" office:value-type="float" office:value="0.0000336507722724644" calcext:value-type="float">
            <text:p>0.000033650772272464</text:p>
          </table:table-cell>
          <table:table-cell table:number-columns-repeated="1022"/>
        </table:table-row>
        <table:table-row table:style-name="ro2">
          <table:table-cell table:style-name="ce4" office:value-type="float" office:value="27435" calcext:value-type="float">
            <text:p>27435.00000 </text:p>
          </table:table-cell>
          <table:table-cell table:style-name="ce6" table:formula="of:=ACOT([.A980])" office:value-type="float" office:value="0.0000364497903975192" calcext:value-type="float">
            <text:p>0.000036449790397519</text:p>
          </table:table-cell>
          <table:table-cell table:number-columns-repeated="1022"/>
        </table:table-row>
        <table:table-row table:style-name="ro2">
          <table:table-cell table:style-name="ce4" office:value-type="float" office:value="32743" calcext:value-type="float">
            <text:p>32743.00000 </text:p>
          </table:table-cell>
          <table:table-cell table:style-name="ce6" table:formula="of:=ACOT([.A981])" office:value-type="float" office:value="0.0000305408789569306" calcext:value-type="float">
            <text:p>0.000030540878956931</text:p>
          </table:table-cell>
          <table:table-cell table:number-columns-repeated="1022"/>
        </table:table-row>
        <table:table-row table:style-name="ro2">
          <table:table-cell table:style-name="ce4" office:value-type="float" office:value="23402" calcext:value-type="float">
            <text:p>23402.00000 </text:p>
          </table:table-cell>
          <table:table-cell table:style-name="ce6" table:formula="of:=ACOT([.A982])" office:value-type="float" office:value="0.0000427313904534099" calcext:value-type="float">
            <text:p>0.000042731390453410</text:p>
          </table:table-cell>
          <table:table-cell table:number-columns-repeated="1022"/>
        </table:table-row>
        <table:table-row table:style-name="ro2">
          <table:table-cell table:style-name="ce4" office:value-type="float" office:value="9393" calcext:value-type="float">
            <text:p>9393.00000 </text:p>
          </table:table-cell>
          <table:table-cell table:style-name="ce6" table:formula="of:=ACOT([.A983])" office:value-type="float" office:value="0.000106462258726792" calcext:value-type="float">
            <text:p>0.000106462258726792</text:p>
          </table:table-cell>
          <table:table-cell table:number-columns-repeated="1022"/>
        </table:table-row>
        <table:table-row table:style-name="ro2">
          <table:table-cell table:style-name="ce4" office:value-type="float" office:value="31388" calcext:value-type="float">
            <text:p>31388.00000 </text:p>
          </table:table-cell>
          <table:table-cell table:style-name="ce6" table:formula="of:=ACOT([.A984])" office:value-type="float" office:value="0.0000318593092794028" calcext:value-type="float">
            <text:p>0.000031859309279403</text:p>
          </table:table-cell>
          <table:table-cell table:number-columns-repeated="1022"/>
        </table:table-row>
        <table:table-row table:style-name="ro2">
          <table:table-cell table:style-name="ce4" office:value-type="float" office:value="21511" calcext:value-type="float">
            <text:p>21511.00000 </text:p>
          </table:table-cell>
          <table:table-cell table:style-name="ce6" table:formula="of:=ACOT([.A985])" office:value-type="float" office:value="0.0000464878433954485" calcext:value-type="float">
            <text:p>0.000046487843395449</text:p>
          </table:table-cell>
          <table:table-cell table:number-columns-repeated="1022"/>
        </table:table-row>
        <table:table-row table:style-name="ro2">
          <table:table-cell table:style-name="ce4" office:value-type="float" office:value="9459" calcext:value-type="float">
            <text:p>9459.00000 </text:p>
          </table:table-cell>
          <table:table-cell table:style-name="ce6" table:formula="of:=ACOT([.A986])" office:value-type="float" office:value="0.000105719420263606" calcext:value-type="float">
            <text:p>0.000105719420263606</text:p>
          </table:table-cell>
          <table:table-cell table:number-columns-repeated="1022"/>
        </table:table-row>
        <table:table-row table:style-name="ro2">
          <table:table-cell table:style-name="ce4" office:value-type="float" office:value="3737" calcext:value-type="float">
            <text:p>3737.00000 </text:p>
          </table:table-cell>
          <table:table-cell table:style-name="ce6" table:formula="of:=ACOT([.A987])" office:value-type="float" office:value="0.000267594320612963" calcext:value-type="float">
            <text:p>0.000267594320612963</text:p>
          </table:table-cell>
          <table:table-cell table:number-columns-repeated="1022"/>
        </table:table-row>
        <table:table-row table:style-name="ro2">
          <table:table-cell table:style-name="ce4" office:value-type="float" office:value="8343" calcext:value-type="float">
            <text:p>8343.00000 </text:p>
          </table:table-cell>
          <table:table-cell table:style-name="ce6" table:formula="of:=ACOT([.A988])" office:value-type="float" office:value="0.000119860960710927" calcext:value-type="float">
            <text:p>0.000119860960710927</text:p>
          </table:table-cell>
          <table:table-cell table:number-columns-repeated="1022"/>
        </table:table-row>
        <table:table-row table:style-name="ro2">
          <table:table-cell table:style-name="ce4" office:value-type="float" office:value="4418" calcext:value-type="float">
            <text:p>4418.00000 </text:p>
          </table:table-cell>
          <table:table-cell table:style-name="ce6" table:formula="of:=ACOT([.A989])" office:value-type="float" office:value="0.000226346759375717" calcext:value-type="float">
            <text:p>0.000226346759375717</text:p>
          </table:table-cell>
          <table:table-cell table:number-columns-repeated="1022"/>
        </table:table-row>
        <table:table-row table:style-name="ro2">
          <table:table-cell table:style-name="ce4" office:value-type="float" office:value="20736" calcext:value-type="float">
            <text:p>20736.00000 </text:p>
          </table:table-cell>
          <table:table-cell table:style-name="ce6" table:formula="of:=ACOT([.A990])" office:value-type="float" office:value="0.0000482253086044882" calcext:value-type="float">
            <text:p>0.000048225308604488</text:p>
          </table:table-cell>
          <table:table-cell table:number-columns-repeated="1022"/>
        </table:table-row>
        <table:table-row table:style-name="ro2">
          <table:table-cell table:style-name="ce4" office:value-type="float" office:value="2937" calcext:value-type="float">
            <text:p>2937.00000 </text:p>
          </table:table-cell>
          <table:table-cell table:style-name="ce6" table:formula="of:=ACOT([.A991])" office:value-type="float" office:value="0.000340483473393549" calcext:value-type="float">
            <text:p>0.000340483473393549</text:p>
          </table:table-cell>
          <table:table-cell table:number-columns-repeated="1022"/>
        </table:table-row>
        <table:table-row table:style-name="ro2">
          <table:table-cell table:style-name="ce4" office:value-type="float" office:value="8740" calcext:value-type="float">
            <text:p>8740.00000 </text:p>
          </table:table-cell>
          <table:table-cell table:style-name="ce6" table:formula="of:=ACOT([.A992])" office:value-type="float" office:value="0.000114416475473167" calcext:value-type="float">
            <text:p>0.000114416475473167</text:p>
          </table:table-cell>
          <table:table-cell table:number-columns-repeated="1022"/>
        </table:table-row>
        <table:table-row table:style-name="ro2">
          <table:table-cell table:style-name="ce4" office:value-type="float" office:value="12880" calcext:value-type="float">
            <text:p>12880.00000 </text:p>
          </table:table-cell>
          <table:table-cell table:style-name="ce6" table:formula="of:=ACOT([.A993])" office:value-type="float" office:value="0.0000776397513966298" calcext:value-type="float">
            <text:p>0.000077639751396630</text:p>
          </table:table-cell>
          <table:table-cell table:number-columns-repeated="1022"/>
        </table:table-row>
        <table:table-row table:style-name="ro2">
          <table:table-cell table:style-name="ce4" office:value-type="float" office:value="20985" calcext:value-type="float">
            <text:p>20985.00000 </text:p>
          </table:table-cell>
          <table:table-cell table:style-name="ce6" table:formula="of:=ACOT([.A994])" office:value-type="float" office:value="0.0000476530855011426" calcext:value-type="float">
            <text:p>0.000047653085501143</text:p>
          </table:table-cell>
          <table:table-cell table:number-columns-repeated="1022"/>
        </table:table-row>
        <table:table-row table:style-name="ro2">
          <table:table-cell table:style-name="ce4" office:value-type="float" office:value="23653" calcext:value-type="float">
            <text:p>23653.00000 </text:p>
          </table:table-cell>
          <table:table-cell table:style-name="ce6" table:formula="of:=ACOT([.A995])" office:value-type="float" office:value="0.0000422779351203495" calcext:value-type="float">
            <text:p>0.000042277935120350</text:p>
          </table:table-cell>
          <table:table-cell table:number-columns-repeated="1022"/>
        </table:table-row>
        <table:table-row table:style-name="ro2">
          <table:table-cell table:style-name="ce4" office:value-type="float" office:value="13083" calcext:value-type="float">
            <text:p>13083.00000 </text:p>
          </table:table-cell>
          <table:table-cell table:style-name="ce6" table:formula="of:=ACOT([.A996])" office:value-type="float" office:value="0.0000764350682604942" calcext:value-type="float">
            <text:p>0.000076435068260494</text:p>
          </table:table-cell>
          <table:table-cell table:number-columns-repeated="1022"/>
        </table:table-row>
        <table:table-row table:style-name="ro2">
          <table:table-cell table:style-name="ce4" office:value-type="float" office:value="30327" calcext:value-type="float">
            <text:p>30327.00000 </text:p>
          </table:table-cell>
          <table:table-cell table:style-name="ce6" table:formula="of:=ACOT([.A997])" office:value-type="float" office:value="0.0000329739176192501" calcext:value-type="float">
            <text:p>0.000032973917619250</text:p>
          </table:table-cell>
          <table:table-cell table:number-columns-repeated="1022"/>
        </table:table-row>
        <table:table-row table:style-name="ro2">
          <table:table-cell table:style-name="ce4" office:value-type="float" office:value="6554" calcext:value-type="float">
            <text:p>6554.00000 </text:p>
          </table:table-cell>
          <table:table-cell table:style-name="ce6" table:formula="of:=ACOT([.A998])" office:value-type="float" office:value="0.000152578576783524" calcext:value-type="float">
            <text:p>0.000152578576783524</text:p>
          </table:table-cell>
          <table:table-cell table:number-columns-repeated="1022"/>
        </table:table-row>
        <table:table-row table:style-name="ro2">
          <table:table-cell table:style-name="ce4" office:value-type="float" office:value="23929" calcext:value-type="float">
            <text:p>23929.00000 </text:p>
          </table:table-cell>
          <table:table-cell table:style-name="ce6" table:formula="of:=ACOT([.A999])" office:value-type="float" office:value="0.0000417902962688288" calcext:value-type="float">
            <text:p>0.000041790296268829</text:p>
          </table:table-cell>
          <table:table-cell table:number-columns-repeated="1022"/>
        </table:table-row>
        <table:table-row table:style-name="ro2">
          <table:table-cell table:style-name="ce4" office:value-type="float" office:value="27449" calcext:value-type="float">
            <text:p>27449.00000 </text:p>
          </table:table-cell>
          <table:table-cell table:style-name="ce6" table:formula="of:=ACOT([.A1000])" office:value-type="float" office:value="0.0000364311996632338" calcext:value-type="float">
            <text:p>0.000036431199663234</text:p>
          </table:table-cell>
          <table:table-cell table:number-columns-repeated="1022"/>
        </table:table-row>
        <table:table-row table:style-name="ro2">
          <table:table-cell table:style-name="ce4" office:value-type="float" office:value="21074" calcext:value-type="float">
            <text:p>21074.00000 </text:p>
          </table:table-cell>
          <table:table-cell table:style-name="ce6" table:formula="of:=ACOT([.A1001])" office:value-type="float" office:value="0.000047451836350465" calcext:value-type="float">
            <text:p>0.000047451836350465</text:p>
          </table:table-cell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／00／00</text:date>, <text:time style:data-style-name="N2" text:time-value="0000-00-00T00:00:01.404272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0-30T11:09:07.050000000</dc:date>
    <meta:editing-duration>P0D</meta:editing-duration>
    <meta:editing-cycles>5</meta:editing-cycles>
    <meta:document-statistic meta:table-count="1" meta:cell-count="2002" meta:object-count="0"/>
  </office:meta>
</office:document-meta>
</file>